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7" style:family="table-column">
      <style:table-column-properties fo:break-before="auto" style:column-width="22.67mm"/>
    </style:style>
    <style:style style:name="co18" style:family="table-column">
      <style:table-column-properties fo:break-before="auto" style:column-width="22.58mm"/>
    </style:style>
    <style:style style:name="co24" style:family="table-column">
      <style:table-column-properties fo:break-before="auto" style:column-width="44.79mm"/>
    </style:style>
    <style:style style:name="co4" style:family="table-column">
      <style:table-column-properties fo:break-before="auto" style:column-width="54.1mm"/>
    </style:style>
    <style:style style:name="co5" style:family="table-column">
      <style:table-column-properties fo:break-before="auto" style:column-width="36.95mm"/>
    </style:style>
    <style:style style:name="co6" style:family="table-column">
      <style:table-column-properties fo:break-before="auto" style:column-width="26.69mm"/>
    </style:style>
    <style:style style:name="co7" style:family="table-column">
      <style:table-column-properties fo:break-before="auto" style:column-width="33.9mm"/>
    </style:style>
    <style:style style:name="co8" style:family="table-column">
      <style:table-column-properties fo:break-before="auto" style:column-width="28.06mm"/>
    </style:style>
    <style:style style:name="co9" style:family="table-column">
      <style:table-column-properties fo:break-before="auto" style:column-width="38.89mm"/>
    </style:style>
    <style:style style:name="co10" style:family="table-column">
      <style:table-column-properties fo:break-before="auto" style:column-width="36.67mm"/>
    </style:style>
    <style:style style:name="co11" style:family="table-column">
      <style:table-column-properties fo:break-before="auto" style:column-width="31.68mm"/>
    </style:style>
    <style:style style:name="co12" style:family="table-column">
      <style:table-column-properties fo:break-before="auto" style:column-width="35.28mm"/>
    </style:style>
    <style:style style:name="co13" style:family="table-column">
      <style:table-column-properties fo:break-before="auto" style:column-width="37.5mm"/>
    </style:style>
    <style:style style:name="co14" style:family="table-column">
      <style:table-column-properties fo:break-before="auto" style:column-width="36.12mm"/>
    </style:style>
    <style:style style:name="co15" style:family="table-column">
      <style:table-column-properties fo:break-before="auto" style:column-width="39.72mm"/>
    </style:style>
    <style:style style:name="co16" style:family="table-column">
      <style:table-column-properties fo:break-before="auto" style:column-width="43.6mm"/>
    </style:style>
    <style:style style:name="co19" style:family="table-column">
      <style:table-column-properties fo:break-before="auto" style:column-width="28.35mm"/>
    </style:style>
    <style:style style:name="co20" style:family="table-column">
      <style:table-column-properties fo:break-before="auto" style:column-width="33.62mm"/>
    </style:style>
    <style:style style:name="co21" style:family="table-column">
      <style:table-column-properties fo:break-before="auto" style:column-width="40.83mm"/>
    </style:style>
    <style:style style:name="co22" style:family="table-column">
      <style:table-column-properties fo:break-before="auto" style:column-width="39.67mm"/>
    </style:style>
    <style:style style:name="co23" style:family="table-column">
      <style:table-column-properties fo:break-before="auto" style:column-width="72.69mm"/>
    </style:style>
    <style:style style:name="co25" style:family="table-column">
      <style:table-column-properties fo:break-before="auto" style:column-width="24.18mm"/>
    </style:style>
    <style:style style:name="co26" style:family="table-column">
      <style:table-column-properties fo:break-before="auto" style:column-width="23.9mm"/>
    </style:style>
    <style:style style:name="co27" style:family="table-column">
      <style:table-column-properties fo:break-before="auto" style:column-width="29.74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74mm" fo:break-before="auto" style:use-optimal-row-height="true"/>
    </style:style>
    <style:style style:name="ta3" style:family="table" style:master-page-name="PageStyle_5f_Arkusz3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style:style style:name="ta5" style:family="table" style:master-page-name="PageStyle_5f_Arkusz1">
      <style:table-properties table:display="true" style:writing-mode="lr-tb"/>
    </style:style>
    <style:style style:name="ta6" style:family="table" style:master-page-name="PageStyle_5f_Arkusz2">
      <style:table-properties table:display="true" style:writing-mode="lr-tb"/>
    </style:style>
    <style:style style:name="ce1" style:family="table-cell" style:parent-style-name="Default"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in-list([$Stałe.$B$2:.$B$29])" table:allow-empty-cell="true" table:display-list="unsorted" table:base-cell-address="Reguły.D2">
          <table:error-message table:message-type="stop" table:display="true"/>
        </table:content-validation>
        <table:content-validation table:name="val2" table:condition="of:cell-content-is-in-list([$'Statusy artykułów'.$B$2:.$B$73])" table:allow-empty-cell="true" table:display-list="unsorted" table:base-cell-address="Reguły.E2">
          <table:error-message table:message-type="stop" table:display="true"/>
        </table:content-validation>
        <table:content-validation table:name="val3" table:condition="of:cell-content-is-in-list([$konfiguracje.$B$2:.$B$4])" table:allow-empty-cell="true" table:display-list="unsorted" table:base-cell-address="Reguły.P66">
          <table:error-message table:message-type="stop" table:display="true"/>
        </table:content-validation>
      </table:content-validations>
      <table:table table:name="Reguły" table:style-name="ta5" table:print="false">
        <office:forms form:automatic-focus="false" form:apply-design-mode="false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7" table:number-columns-repeated="6" table:default-cell-style-name="Default"/>
        <table:table-row table:style-name="ro1">
          <table:table-cell office:value-type="string" calcext:value-type="string">
            <text:p>P_RULE_CODE</text:p>
          </table:table-cell>
          <table:table-cell office:value-type="string" calcext:value-type="string">
            <text:p>P_NAME</text:p>
          </table:table-cell>
          <table:table-cell office:value-type="string" calcext:value-type="string">
            <text:p>P_DESCRIPTION</text:p>
          </table:table-cell>
          <table:table-cell office:value-type="string" calcext:value-type="string">
            <text:p>P_FOR_ROLE</text:p>
          </table:table-cell>
          <table:table-cell office:value-type="string" calcext:value-type="string">
            <text:p>P_FROM_STATUS</text:p>
          </table:table-cell>
          <table:table-cell office:value-type="string" calcext:value-type="string">
            <text:p>P_TO_STATUS</text:p>
          </table:table-cell>
          <table:table-cell office:value-type="string" calcext:value-type="string">
            <text:p>P_READY_TO_PRINT</text:p>
          </table:table-cell>
          <table:table-cell office:value-type="string" calcext:value-type="string">
            <text:p>P_FOR_ACCEPTOR</text:p>
          </table:table-cell>
          <table:table-cell office:value-type="string" calcext:value-type="string">
            <text:p>P_FOR_AUTHOR</text:p>
          </table:table-cell>
          <table:table-cell office:value-type="string" calcext:value-type="string">
            <text:p>P_FOR_MANAGER</text:p>
          </table:table-cell>
          <table:table-cell office:value-type="string" calcext:value-type="string">
            <text:p>P_PICK_ACCEPTOR</text:p>
          </table:table-cell>
          <table:table-cell office:value-type="string" calcext:value-type="string">
            <text:p>P_PICK_MANAGER</text:p>
          </table:table-cell>
          <table:table-cell office:value-type="string" calcext:value-type="string">
            <text:p>P_CLEAR_MANAGER</text:p>
          </table:table-cell>
          <table:table-cell office:value-type="string" calcext:value-type="string">
            <text:p>P_CLEAR_ACC</text:p>
          </table:table-cell>
          <table:table-cell office:value-type="string" calcext:value-type="string">
            <text:p>P_ACC_STATE</text:p>
          </table:table-cell>
          <table:table-cell office:value-type="string" calcext:value-type="string">
            <text:p>P_ACC_STATE_CODE</text:p>
          </table:table-cell>
          <table:table-cell office:value-type="string" calcext:value-type="string">
            <text:p>P_FROM_ACC_STATE</text:p>
          </table:table-cell>
          <table:table-cell office:value-type="string" calcext:value-type="string">
            <text:p>P_APPLY_ACC</text:p>
          </table:table-cell>
          <table:table-cell table:number-columns-repeated="4"/>
          <table:table-cell office:value-type="string" calcext:value-type="string">
            <text:p>DDL</text:p>
          </table:table-cell>
        </table:table-row>
        <table:table-row table:style-name="ro2">
          <table:table-cell office:value-type="string" calcext:value-type="string">
            <text:p>CPL_NEW</text:p>
          </table:table-cell>
          <table:table-cell table:number-columns-repeated="2" office:value-type="string" calcext:value-type="string">
            <text:p>Kompletuj</text:p>
          </table:table-cell>
          <table:table-cell table:content-validation-name="val1" office:value-type="string" calcext:value-type="string">
            <text:p>AUTHOR</text:p>
          </table:table-cell>
          <table:table-cell table:content-validation-name="val2" office:value-type="string" calcext:value-type="string">
            <text:p>NEW</text:p>
          </table:table-cell>
          <table:table-cell table:content-validation-name="val2" office:value-type="string" calcext:value-type="string">
            <text:p>CPL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table:content-validation-name="val3"/>
          <table:table-cell table:number-columns-repeated="6"/>
          <table:table-cell table:formula="of:=IF([.B2]&lt;&gt;&quot;&quot;;&quot;exec ROUTING_UTIL.insert_rule(&quot;&amp;[.$A$1]&amp;&quot;=&gt;'&quot;&amp;[.A2]&amp;&quot;',&quot;&amp;[.$B$1]&amp;&quot;=&gt;'&quot;&amp;[.B2]&amp;&quot;',&quot;&amp;[.$C$1]&amp;&quot;=&gt;'&quot;&amp;[.C2]&amp;&quot;',&quot;&amp;[.$D$1]&amp;&quot;=&gt;'&quot;&amp;[.D2]&amp;&quot;',&quot;&amp;[.$E$1]&amp;&quot;=&gt;'&quot;&amp;[.E2]&amp;&quot;',&quot;&amp;[.$F$1]&amp;&quot;=&gt;'&quot;&amp;[.F2]&amp;&quot;',&quot;&amp;[.$G$1]&amp;&quot;=&gt;'&quot;&amp;[.G2]&amp;&quot;',&quot;&amp;[.$H$1]&amp;&quot;=&gt;'&quot;&amp;[.H2]&amp;&quot;',&quot;&amp;[.$I$1]&amp;&quot;=&gt;'&quot;&amp;[.I2]&amp;&quot;',&quot;&amp;[.$J$1]&amp;&quot;=&gt;'&quot;&amp;[.J2]&amp;&quot;',&quot;&amp;[.$K$1]&amp;&quot;=&gt;'&quot;&amp;[.K2]&amp;&quot;',&quot;&amp;[.$L$1]&amp;&quot;=&gt;'&quot;&amp;[.L2]&amp;&quot;',&quot;&amp;[.$M$1]&amp;&quot;=&gt;'&quot;&amp;[.M2]&amp;&quot;',&quot;&amp;[.$N$1]&amp;&quot;=&gt;'&quot;&amp;[.N2]&amp;&quot;',&quot;&amp;[.$O$1]&amp;&quot;=&gt;'&quot;&amp;[.O2]&amp;&quot;',&quot;&amp;[.$P$1]&amp;&quot;=&gt;'&quot;&amp;[.P2]&amp;&quot;',&quot;&amp;[.$Q$1]&amp;&quot;=&gt;'&quot;&amp;[.Q2]&amp;&quot;',&quot;&amp;[.$R$1]&amp;&quot;=&gt;'&quot;&amp;[.R2]&amp;&quot;');&quot;;&quot;&quot;)" office:value-type="string" office:string-value="exec ROUTING_UTIL.insert_rule(P_RULE_CODE=&gt;'CPL_NEW',P_NAME=&gt;'Kompletuj',P_DESCRIPTION=&gt;'Kompletuj',P_FOR_ROLE=&gt;'AUTHOR',P_FROM_STATUS=&gt;'NEW',P_TO_STATUS=&gt;'CPL',P_READY_TO_PRINT=&gt;'',P_FOR_ACCEPTOR=&gt;'',P_FOR_AUTHOR=&gt;'x',P_FOR_MANAGER=&gt;'',P_PICK_ACCEPTOR=&gt;'',P_PICK_MANAGER=&gt;'x',P_CLEAR_MANAGER=&gt;'',P_CLEAR_ACC=&gt;'',P_ACC_STATE=&gt;'',P_ACC_STATE_CODE=&gt;'',P_FROM_ACC_STATE=&gt;'',P_APPLY_ACC=&gt;'');" calcext:value-type="string">
            <text:p>exec ROUTING_UTIL.insert_rule(P_RULE_CODE=&gt;'CPL_NEW',P_NAME=&gt;'Kompletuj',P_DESCRIPTION=&gt;'Kompletuj',P_FOR_ROLE=&gt;'AUTHOR',P_FROM_STATUS=&gt;'NEW',P_TO_STATUS=&gt;'CPL',P_READY_TO_PRINT=&gt;'',P_FOR_ACCEPTOR=&gt;'',P_FOR_AUTHOR=&gt;'x',P_FOR_MANAGER=&gt;'',P_PICK_ACCEPTOR=&gt;'',P_PICK_MANAGER=&gt;'x',P_CLEAR_MANAGER=&gt;'',P_CLEAR_ACC=&gt;'',P_ACC_STATE=&gt;'',P_ACC_STATE_CODE=&gt;'',P_FROM_ACC_STATE=&gt;'',P_APPLY_ACC=&gt;'');</text:p>
          </table:table-cell>
        </table:table-row>
        <table:table-row table:style-name="ro2">
          <table:table-cell office:value-type="string" calcext:value-type="string">
            <text:p>RET_CPL</text:p>
          </table:table-cell>
          <table:table-cell table:number-columns-repeated="2" office:value-type="string" calcext:value-type="string">
            <text:p>Cofnij</text:p>
          </table:table-cell>
          <table:table-cell table:content-validation-name="val1" office:value-type="string" calcext:value-type="string">
            <text:p>AUTHOR</text:p>
          </table:table-cell>
          <table:table-cell table:content-validation-name="val2" office:value-type="string" calcext:value-type="string">
            <text:p>CPL</text:p>
          </table:table-cell>
          <table:table-cell table:content-validation-name="val2" office:value-type="string" calcext:value-type="string">
            <text:p>RET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  <table:table-cell table:content-validation-name="val3"/>
          <table:table-cell table:number-columns-repeated="6"/>
          <table:table-cell table:formula="of:=IF([.B3]&lt;&gt;&quot;&quot;;&quot;exec ROUTING_UTIL.insert_rule(&quot;&amp;[.$A$1]&amp;&quot;=&gt;'&quot;&amp;[.A3]&amp;&quot;',&quot;&amp;[.$B$1]&amp;&quot;=&gt;'&quot;&amp;[.B3]&amp;&quot;',&quot;&amp;[.$C$1]&amp;&quot;=&gt;'&quot;&amp;[.C3]&amp;&quot;',&quot;&amp;[.$D$1]&amp;&quot;=&gt;'&quot;&amp;[.D3]&amp;&quot;',&quot;&amp;[.$E$1]&amp;&quot;=&gt;'&quot;&amp;[.E3]&amp;&quot;',&quot;&amp;[.$F$1]&amp;&quot;=&gt;'&quot;&amp;[.F3]&amp;&quot;',&quot;&amp;[.$G$1]&amp;&quot;=&gt;'&quot;&amp;[.G3]&amp;&quot;',&quot;&amp;[.$H$1]&amp;&quot;=&gt;'&quot;&amp;[.H3]&amp;&quot;',&quot;&amp;[.$I$1]&amp;&quot;=&gt;'&quot;&amp;[.I3]&amp;&quot;',&quot;&amp;[.$J$1]&amp;&quot;=&gt;'&quot;&amp;[.J3]&amp;&quot;',&quot;&amp;[.$K$1]&amp;&quot;=&gt;'&quot;&amp;[.K3]&amp;&quot;',&quot;&amp;[.$L$1]&amp;&quot;=&gt;'&quot;&amp;[.L3]&amp;&quot;',&quot;&amp;[.$M$1]&amp;&quot;=&gt;'&quot;&amp;[.M3]&amp;&quot;',&quot;&amp;[.$N$1]&amp;&quot;=&gt;'&quot;&amp;[.N3]&amp;&quot;',&quot;&amp;[.$O$1]&amp;&quot;=&gt;'&quot;&amp;[.O3]&amp;&quot;',&quot;&amp;[.$P$1]&amp;&quot;=&gt;'&quot;&amp;[.P3]&amp;&quot;',&quot;&amp;[.$Q$1]&amp;&quot;=&gt;'&quot;&amp;[.Q3]&amp;&quot;',&quot;&amp;[.$R$1]&amp;&quot;=&gt;'&quot;&amp;[.R3]&amp;&quot;');&quot;;&quot;&quot;)" office:value-type="string" office:string-value="exec ROUTING_UTIL.insert_rule(P_RULE_CODE=&gt;'RET_CPL',P_NAME=&gt;'Cofnij',P_DESCRIPTION=&gt;'Cofnij',P_FOR_ROLE=&gt;'AUTHOR',P_FROM_STATUS=&gt;'CPL',P_TO_STATUS=&gt;'RET',P_READY_TO_PRINT=&gt;'',P_FOR_ACCEPTOR=&gt;'',P_FOR_AUTHOR=&gt;'x',P_FOR_MANAGER=&gt;'',P_PICK_ACCEPTOR=&gt;'',P_PICK_MANAGER=&gt;'',P_CLEAR_MANAGER=&gt;'x',P_CLEAR_ACC=&gt;'',P_ACC_STATE=&gt;'',P_ACC_STATE_CODE=&gt;'',P_FROM_ACC_STATE=&gt;'',P_APPLY_ACC=&gt;'');" calcext:value-type="string">
            <text:p>exec ROUTING_UTIL.insert_rule(P_RULE_CODE=&gt;'RET_CPL',P_NAME=&gt;'Cofnij',P_DESCRIPTION=&gt;'Cofnij',P_FOR_ROLE=&gt;'AUTHOR',P_FROM_STATUS=&gt;'CPL',P_TO_STATUS=&gt;'RET',P_READY_TO_PRINT=&gt;'',P_FOR_ACCEPTOR=&gt;'',P_FOR_AUTHOR=&gt;'x',P_FOR_MANAGER=&gt;'',P_PICK_ACCEPTOR=&gt;'',P_PICK_MANAGER=&gt;'',P_CLEAR_MANAGER=&gt;'x',P_CLEAR_ACC=&gt;'',P_ACC_STATE=&gt;'',P_ACC_STATE_CODE=&gt;'',P_FROM_ACC_STATE=&gt;'',P_APPLY_ACC=&gt;'');</text:p>
          </table:table-cell>
        </table:table-row>
        <table:table-row table:style-name="ro2">
          <table:table-cell office:value-type="string" calcext:value-type="string">
            <text:p>REJ_0001</text:p>
          </table:table-cell>
          <table:table-cell table:number-columns-repeated="2" office:value-type="string" calcext:value-type="string">
            <text:p>Odrzuć</text:p>
          </table:table-cell>
          <table:table-cell table:content-validation-name="val1" office:value-type="string" calcext:value-type="string">
            <text:p>AUTHOR</text:p>
          </table:table-cell>
          <table:table-cell table:content-validation-name="val2" office:value-type="string" calcext:value-type="string">
            <text:p>RET</text:p>
          </table:table-cell>
          <table:table-cell table:content-validation-name="val2" office:value-type="string" calcext:value-type="string">
            <text:p>REJ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6"/>
          <table:table-cell table:content-validation-name="val3"/>
          <table:table-cell table:number-columns-repeated="6"/>
          <table:table-cell table:formula="of:=IF([.B4]&lt;&gt;&quot;&quot;;&quot;exec ROUTING_UTIL.insert_rule(&quot;&amp;[.$A$1]&amp;&quot;=&gt;'&quot;&amp;[.A4]&amp;&quot;',&quot;&amp;[.$B$1]&amp;&quot;=&gt;'&quot;&amp;[.B4]&amp;&quot;',&quot;&amp;[.$C$1]&amp;&quot;=&gt;'&quot;&amp;[.C4]&amp;&quot;',&quot;&amp;[.$D$1]&amp;&quot;=&gt;'&quot;&amp;[.D4]&amp;&quot;',&quot;&amp;[.$E$1]&amp;&quot;=&gt;'&quot;&amp;[.E4]&amp;&quot;',&quot;&amp;[.$F$1]&amp;&quot;=&gt;'&quot;&amp;[.F4]&amp;&quot;',&quot;&amp;[.$G$1]&amp;&quot;=&gt;'&quot;&amp;[.G4]&amp;&quot;',&quot;&amp;[.$H$1]&amp;&quot;=&gt;'&quot;&amp;[.H4]&amp;&quot;',&quot;&amp;[.$I$1]&amp;&quot;=&gt;'&quot;&amp;[.I4]&amp;&quot;',&quot;&amp;[.$J$1]&amp;&quot;=&gt;'&quot;&amp;[.J4]&amp;&quot;',&quot;&amp;[.$K$1]&amp;&quot;=&gt;'&quot;&amp;[.K4]&amp;&quot;',&quot;&amp;[.$L$1]&amp;&quot;=&gt;'&quot;&amp;[.L4]&amp;&quot;',&quot;&amp;[.$M$1]&amp;&quot;=&gt;'&quot;&amp;[.M4]&amp;&quot;',&quot;&amp;[.$N$1]&amp;&quot;=&gt;'&quot;&amp;[.N4]&amp;&quot;',&quot;&amp;[.$O$1]&amp;&quot;=&gt;'&quot;&amp;[.O4]&amp;&quot;',&quot;&amp;[.$P$1]&amp;&quot;=&gt;'&quot;&amp;[.P4]&amp;&quot;',&quot;&amp;[.$Q$1]&amp;&quot;=&gt;'&quot;&amp;[.Q4]&amp;&quot;',&quot;&amp;[.$R$1]&amp;&quot;=&gt;'&quot;&amp;[.R4]&amp;&quot;');&quot;;&quot;&quot;)" office:value-type="string" office:string-value="exec ROUTING_UTIL.insert_rule(P_RULE_CODE=&gt;'REJ_0001',P_NAME=&gt;'Odrzuć',P_DESCRIPTION=&gt;'Odrzuć',P_FOR_ROLE=&gt;'AUTHOR',P_FROM_STATUS=&gt;'RET',P_TO_STATUS=&gt;'REJ',P_READY_TO_PRINT=&gt;'',P_FOR_ACCEPTOR=&gt;'',P_FOR_AUTHOR=&gt;'x',P_FOR_MANAGER=&gt;'',P_PICK_ACCEPTOR=&gt;'',P_PICK_MANAGER=&gt;'',P_CLEAR_MANAGER=&gt;'',P_CLEAR_ACC=&gt;'',P_ACC_STATE=&gt;'',P_ACC_STATE_CODE=&gt;'',P_FROM_ACC_STATE=&gt;'',P_APPLY_ACC=&gt;'');" calcext:value-type="string">
            <text:p>exec ROUTING_UTIL.insert_rule(P_RULE_CODE=&gt;'REJ_0001',P_NAME=&gt;'Odrzuć',P_DESCRIPTION=&gt;'Odrzuć',P_FOR_ROLE=&gt;'AUTHOR',P_FROM_STATUS=&gt;'RET',P_TO_STATUS=&gt;'REJ',P_READY_TO_PRINT=&gt;'',P_FOR_ACCEPTOR=&gt;'',P_FOR_AUTHOR=&gt;'x',P_FOR_MANAGER=&gt;'',P_PICK_ACCEPTOR=&gt;'',P_PICK_MANAGER=&gt;'',P_CLEAR_MANAGER=&gt;'',P_CLEAR_ACC=&gt;'',P_ACC_STATE=&gt;'',P_ACC_STATE_CODE=&gt;'',P_FROM_ACC_STATE=&gt;'',P_APPLY_ACC=&gt;'');</text:p>
          </table:table-cell>
        </table:table-row>
        <table:table-row table:style-name="ro2">
          <table:table-cell office:value-type="string" calcext:value-type="string">
            <text:p>CPL_RET</text:p>
          </table:table-cell>
          <table:table-cell table:number-columns-repeated="2" office:value-type="string" calcext:value-type="string">
            <text:p>Kompletuj</text:p>
          </table:table-cell>
          <table:table-cell table:content-validation-name="val1" office:value-type="string" calcext:value-type="string">
            <text:p>AUTHOR</text:p>
          </table:table-cell>
          <table:table-cell table:content-validation-name="val2" office:value-type="string" calcext:value-type="string">
            <text:p>RET</text:p>
          </table:table-cell>
          <table:table-cell table:content-validation-name="val2" office:value-type="string" calcext:value-type="string">
            <text:p>CPL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table:content-validation-name="val3"/>
          <table:table-cell table:number-columns-repeated="6"/>
          <table:table-cell table:formula="of:=IF([.B5]&lt;&gt;&quot;&quot;;&quot;exec ROUTING_UTIL.insert_rule(&quot;&amp;[.$A$1]&amp;&quot;=&gt;'&quot;&amp;[.A5]&amp;&quot;',&quot;&amp;[.$B$1]&amp;&quot;=&gt;'&quot;&amp;[.B5]&amp;&quot;',&quot;&amp;[.$C$1]&amp;&quot;=&gt;'&quot;&amp;[.C5]&amp;&quot;',&quot;&amp;[.$D$1]&amp;&quot;=&gt;'&quot;&amp;[.D5]&amp;&quot;',&quot;&amp;[.$E$1]&amp;&quot;=&gt;'&quot;&amp;[.E5]&amp;&quot;',&quot;&amp;[.$F$1]&amp;&quot;=&gt;'&quot;&amp;[.F5]&amp;&quot;',&quot;&amp;[.$G$1]&amp;&quot;=&gt;'&quot;&amp;[.G5]&amp;&quot;',&quot;&amp;[.$H$1]&amp;&quot;=&gt;'&quot;&amp;[.H5]&amp;&quot;',&quot;&amp;[.$I$1]&amp;&quot;=&gt;'&quot;&amp;[.I5]&amp;&quot;',&quot;&amp;[.$J$1]&amp;&quot;=&gt;'&quot;&amp;[.J5]&amp;&quot;',&quot;&amp;[.$K$1]&amp;&quot;=&gt;'&quot;&amp;[.K5]&amp;&quot;',&quot;&amp;[.$L$1]&amp;&quot;=&gt;'&quot;&amp;[.L5]&amp;&quot;',&quot;&amp;[.$M$1]&amp;&quot;=&gt;'&quot;&amp;[.M5]&amp;&quot;',&quot;&amp;[.$N$1]&amp;&quot;=&gt;'&quot;&amp;[.N5]&amp;&quot;',&quot;&amp;[.$O$1]&amp;&quot;=&gt;'&quot;&amp;[.O5]&amp;&quot;',&quot;&amp;[.$P$1]&amp;&quot;=&gt;'&quot;&amp;[.P5]&amp;&quot;',&quot;&amp;[.$Q$1]&amp;&quot;=&gt;'&quot;&amp;[.Q5]&amp;&quot;',&quot;&amp;[.$R$1]&amp;&quot;=&gt;'&quot;&amp;[.R5]&amp;&quot;');&quot;;&quot;&quot;)" office:value-type="string" office:string-value="exec ROUTING_UTIL.insert_rule(P_RULE_CODE=&gt;'CPL_RET',P_NAME=&gt;'Kompletuj',P_DESCRIPTION=&gt;'Kompletuj',P_FOR_ROLE=&gt;'AUTHOR',P_FROM_STATUS=&gt;'RET',P_TO_STATUS=&gt;'CPL',P_READY_TO_PRINT=&gt;'',P_FOR_ACCEPTOR=&gt;'',P_FOR_AUTHOR=&gt;'x',P_FOR_MANAGER=&gt;'',P_PICK_ACCEPTOR=&gt;'',P_PICK_MANAGER=&gt;'x',P_CLEAR_MANAGER=&gt;'',P_CLEAR_ACC=&gt;'',P_ACC_STATE=&gt;'',P_ACC_STATE_CODE=&gt;'',P_FROM_ACC_STATE=&gt;'',P_APPLY_ACC=&gt;'');" calcext:value-type="string">
            <text:p>exec ROUTING_UTIL.insert_rule(P_RULE_CODE=&gt;'CPL_RET',P_NAME=&gt;'Kompletuj',P_DESCRIPTION=&gt;'Kompletuj',P_FOR_ROLE=&gt;'AUTHOR',P_FROM_STATUS=&gt;'RET',P_TO_STATUS=&gt;'CPL',P_READY_TO_PRINT=&gt;'',P_FOR_ACCEPTOR=&gt;'',P_FOR_AUTHOR=&gt;'x',P_FOR_MANAGER=&gt;'',P_PICK_ACCEPTOR=&gt;'',P_PICK_MANAGER=&gt;'x',P_CLEAR_MANAGER=&gt;'',P_CLEAR_ACC=&gt;'',P_ACC_STATE=&gt;'',P_ACC_STATE_CODE=&gt;'',P_FROM_ACC_STATE=&gt;'',P_APPLY_ACC=&gt;'');</text:p>
          </table:table-cell>
        </table:table-row>
        <table:table-row table:style-name="ro2">
          <table:table-cell office:value-type="string" calcext:value-type="string">
            <text:p>PMNG</text:p>
          </table:table-cell>
          <table:table-cell table:number-columns-repeated="2" office:value-type="string" calcext:value-type="string">
            <text:p>Przekaż do edytora</text:p>
          </table:table-cell>
          <table:table-cell table:content-validation-name="val1" office:value-type="string" calcext:value-type="string">
            <text:p>AUTHOR</text:p>
          </table:table-cell>
          <table:table-cell table:content-validation-name="val2" office:value-type="string" calcext:value-type="string">
            <text:p>CPL</text:p>
          </table:table-cell>
          <table:table-cell table:content-validation-name="val2" office:value-type="string" calcext:value-type="string">
            <text:p>PMNG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6"/>
          <table:table-cell table:content-validation-name="val3"/>
          <table:table-cell table:number-columns-repeated="6"/>
          <table:table-cell table:formula="of:=IF([.B6]&lt;&gt;&quot;&quot;;&quot;exec ROUTING_UTIL.insert_rule(&quot;&amp;[.$A$1]&amp;&quot;=&gt;'&quot;&amp;[.A6]&amp;&quot;',&quot;&amp;[.$B$1]&amp;&quot;=&gt;'&quot;&amp;[.B6]&amp;&quot;',&quot;&amp;[.$C$1]&amp;&quot;=&gt;'&quot;&amp;[.C6]&amp;&quot;',&quot;&amp;[.$D$1]&amp;&quot;=&gt;'&quot;&amp;[.D6]&amp;&quot;',&quot;&amp;[.$E$1]&amp;&quot;=&gt;'&quot;&amp;[.E6]&amp;&quot;',&quot;&amp;[.$F$1]&amp;&quot;=&gt;'&quot;&amp;[.F6]&amp;&quot;',&quot;&amp;[.$G$1]&amp;&quot;=&gt;'&quot;&amp;[.G6]&amp;&quot;',&quot;&amp;[.$H$1]&amp;&quot;=&gt;'&quot;&amp;[.H6]&amp;&quot;',&quot;&amp;[.$I$1]&amp;&quot;=&gt;'&quot;&amp;[.I6]&amp;&quot;',&quot;&amp;[.$J$1]&amp;&quot;=&gt;'&quot;&amp;[.J6]&amp;&quot;',&quot;&amp;[.$K$1]&amp;&quot;=&gt;'&quot;&amp;[.K6]&amp;&quot;',&quot;&amp;[.$L$1]&amp;&quot;=&gt;'&quot;&amp;[.L6]&amp;&quot;',&quot;&amp;[.$M$1]&amp;&quot;=&gt;'&quot;&amp;[.M6]&amp;&quot;',&quot;&amp;[.$N$1]&amp;&quot;=&gt;'&quot;&amp;[.N6]&amp;&quot;',&quot;&amp;[.$O$1]&amp;&quot;=&gt;'&quot;&amp;[.O6]&amp;&quot;',&quot;&amp;[.$P$1]&amp;&quot;=&gt;'&quot;&amp;[.P6]&amp;&quot;',&quot;&amp;[.$Q$1]&amp;&quot;=&gt;'&quot;&amp;[.Q6]&amp;&quot;',&quot;&amp;[.$R$1]&amp;&quot;=&gt;'&quot;&amp;[.R6]&amp;&quot;');&quot;;&quot;&quot;)" office:value-type="string" office:string-value="exec ROUTING_UTIL.insert_rule(P_RULE_CODE=&gt;'PMNG',P_NAME=&gt;'Przekaż do edytora',P_DESCRIPTION=&gt;'Przekaż do edytora',P_FOR_ROLE=&gt;'AUTHOR',P_FROM_STATUS=&gt;'CPL',P_TO_STATUS=&gt;'PMNG',P_READY_TO_PRINT=&gt;'',P_FOR_ACCEPTOR=&gt;'',P_FOR_AUTHOR=&gt;'x',P_FOR_MANAGER=&gt;'',P_PICK_ACCEPTOR=&gt;'',P_PICK_MANAGER=&gt;'',P_CLEAR_MANAGER=&gt;'',P_CLEAR_ACC=&gt;'',P_ACC_STATE=&gt;'',P_ACC_STATE_CODE=&gt;'',P_FROM_ACC_STATE=&gt;'',P_APPLY_ACC=&gt;'');" calcext:value-type="string">
            <text:p>exec ROUTING_UTIL.insert_rule(P_RULE_CODE=&gt;'PMNG',P_NAME=&gt;'Przekaż do edytora',P_DESCRIPTION=&gt;'Przekaż do edytora',P_FOR_ROLE=&gt;'AUTHOR',P_FROM_STATUS=&gt;'CPL',P_TO_STATUS=&gt;'PMNG',P_READY_TO_PRINT=&gt;'',P_FOR_ACCEPTOR=&gt;'',P_FOR_AUTHOR=&gt;'x',P_FOR_MANAGER=&gt;'',P_PICK_ACCEPTOR=&gt;'',P_PICK_MANAGER=&gt;'',P_CLEAR_MANAGER=&gt;'',P_CLEAR_ACC=&gt;'',P_ACC_STATE=&gt;'',P_ACC_STATE_CODE=&gt;'',P_FROM_ACC_STATE=&gt;'',P_APPLY_ACC=&gt;'');</text:p>
          </table:table-cell>
        </table:table-row>
        <table:table-row table:style-name="ro2">
          <table:table-cell office:value-type="string" calcext:value-type="string">
            <text:p>CHANGE_MNG</text:p>
          </table:table-cell>
          <table:table-cell table:number-columns-repeated="2" office:value-type="string" calcext:value-type="string">
            <text:p>Zmień edytora</text:p>
          </table:table-cell>
          <table:table-cell table:content-validation-name="val1" office:value-type="string" calcext:value-type="string">
            <text:p>ARTICLE_MANAGER</text:p>
          </table:table-cell>
          <table:table-cell table:number-columns-repeated="2" table:content-validation-name="val2" office:value-type="string" calcext:value-type="string">
            <text:p>PMNG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content-validation-name="val3"/>
          <table:table-cell table:number-columns-repeated="6"/>
          <table:table-cell table:formula="of:=IF([.B7]&lt;&gt;&quot;&quot;;&quot;exec ROUTING_UTIL.insert_rule(&quot;&amp;[.$A$1]&amp;&quot;=&gt;'&quot;&amp;[.A7]&amp;&quot;',&quot;&amp;[.$B$1]&amp;&quot;=&gt;'&quot;&amp;[.B7]&amp;&quot;',&quot;&amp;[.$C$1]&amp;&quot;=&gt;'&quot;&amp;[.C7]&amp;&quot;',&quot;&amp;[.$D$1]&amp;&quot;=&gt;'&quot;&amp;[.D7]&amp;&quot;',&quot;&amp;[.$E$1]&amp;&quot;=&gt;'&quot;&amp;[.E7]&amp;&quot;',&quot;&amp;[.$F$1]&amp;&quot;=&gt;'&quot;&amp;[.F7]&amp;&quot;',&quot;&amp;[.$G$1]&amp;&quot;=&gt;'&quot;&amp;[.G7]&amp;&quot;',&quot;&amp;[.$H$1]&amp;&quot;=&gt;'&quot;&amp;[.H7]&amp;&quot;',&quot;&amp;[.$I$1]&amp;&quot;=&gt;'&quot;&amp;[.I7]&amp;&quot;',&quot;&amp;[.$J$1]&amp;&quot;=&gt;'&quot;&amp;[.J7]&amp;&quot;',&quot;&amp;[.$K$1]&amp;&quot;=&gt;'&quot;&amp;[.K7]&amp;&quot;',&quot;&amp;[.$L$1]&amp;&quot;=&gt;'&quot;&amp;[.L7]&amp;&quot;',&quot;&amp;[.$M$1]&amp;&quot;=&gt;'&quot;&amp;[.M7]&amp;&quot;',&quot;&amp;[.$N$1]&amp;&quot;=&gt;'&quot;&amp;[.N7]&amp;&quot;',&quot;&amp;[.$O$1]&amp;&quot;=&gt;'&quot;&amp;[.O7]&amp;&quot;',&quot;&amp;[.$P$1]&amp;&quot;=&gt;'&quot;&amp;[.P7]&amp;&quot;',&quot;&amp;[.$Q$1]&amp;&quot;=&gt;'&quot;&amp;[.Q7]&amp;&quot;',&quot;&amp;[.$R$1]&amp;&quot;=&gt;'&quot;&amp;[.R7]&amp;&quot;');&quot;;&quot;&quot;)" office:value-type="string" office:string-value="exec ROUTING_UTIL.insert_rule(P_RULE_CODE=&gt;'CHANGE_MNG',P_NAME=&gt;'Zmień edytora',P_DESCRIPTION=&gt;'Zmień edytora',P_FOR_ROLE=&gt;'ARTICLE_MANAGER',P_FROM_STATUS=&gt;'PMNG',P_TO_STATUS=&gt;'PMNG',P_READY_TO_PRINT=&gt;'',P_FOR_ACCEPTOR=&gt;'',P_FOR_AUTHOR=&gt;'',P_FOR_MANAGER=&gt;'x',P_PICK_ACCEPTOR=&gt;'',P_PICK_MANAGER=&gt;'x',P_CLEAR_MANAGER=&gt;'',P_CLEAR_ACC=&gt;'',P_ACC_STATE=&gt;'',P_ACC_STATE_CODE=&gt;'',P_FROM_ACC_STATE=&gt;'',P_APPLY_ACC=&gt;'');" calcext:value-type="string">
            <text:p>exec ROUTING_UTIL.insert_rule(P_RULE_CODE=&gt;'CHANGE_MNG',P_NAME=&gt;'Zmień edytora',P_DESCRIPTION=&gt;'Zmień edytora',P_FOR_ROLE=&gt;'ARTICLE_MANAGER',P_FROM_STATUS=&gt;'PMNG',P_TO_STATUS=&gt;'PMNG',P_READY_TO_PRINT=&gt;'',P_FOR_ACCEPTOR=&gt;'',P_FOR_AUTHOR=&gt;'',P_FOR_MANAGER=&gt;'x',P_PICK_ACCEPTOR=&gt;'',P_PICK_MANAGER=&gt;'x',P_CLEAR_MANAGER=&gt;'',P_CLEAR_ACC=&gt;'',P_ACC_STATE=&gt;'',P_ACC_STATE_CODE=&gt;'',P_FROM_ACC_STATE=&gt;'',P_APPLY_ACC=&gt;'');</text:p>
          </table:table-cell>
        </table:table-row>
        <table:table-row table:style-name="ro2">
          <table:table-cell office:value-type="string" calcext:value-type="string">
            <text:p>PACC</text:p>
          </table:table-cell>
          <table:table-cell table:number-columns-repeated="2" office:value-type="string" calcext:value-type="string">
            <text:p>Przekaż do recenzji</text:p>
          </table:table-cell>
          <table:table-cell table:content-validation-name="val1" office:value-type="string" calcext:value-type="string">
            <text:p>ARTICLE_MANAGER</text:p>
          </table:table-cell>
          <table:table-cell table:content-validation-name="val2" office:value-type="string" calcext:value-type="string">
            <text:p>PMNG</text:p>
          </table:table-cell>
          <table:table-cell table:content-validation-name="val2" office:value-type="string" calcext:value-type="string">
            <text:p>PACC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11"/>
          <table:table-cell table:formula="of:=IF([.B8]&lt;&gt;&quot;&quot;;&quot;exec ROUTING_UTIL.insert_rule(&quot;&amp;[.$A$1]&amp;&quot;=&gt;'&quot;&amp;[.A8]&amp;&quot;',&quot;&amp;[.$B$1]&amp;&quot;=&gt;'&quot;&amp;[.B8]&amp;&quot;',&quot;&amp;[.$C$1]&amp;&quot;=&gt;'&quot;&amp;[.C8]&amp;&quot;',&quot;&amp;[.$D$1]&amp;&quot;=&gt;'&quot;&amp;[.D8]&amp;&quot;',&quot;&amp;[.$E$1]&amp;&quot;=&gt;'&quot;&amp;[.E8]&amp;&quot;',&quot;&amp;[.$F$1]&amp;&quot;=&gt;'&quot;&amp;[.F8]&amp;&quot;',&quot;&amp;[.$G$1]&amp;&quot;=&gt;'&quot;&amp;[.G8]&amp;&quot;',&quot;&amp;[.$H$1]&amp;&quot;=&gt;'&quot;&amp;[.H8]&amp;&quot;',&quot;&amp;[.$I$1]&amp;&quot;=&gt;'&quot;&amp;[.I8]&amp;&quot;',&quot;&amp;[.$J$1]&amp;&quot;=&gt;'&quot;&amp;[.J8]&amp;&quot;',&quot;&amp;[.$K$1]&amp;&quot;=&gt;'&quot;&amp;[.K8]&amp;&quot;',&quot;&amp;[.$L$1]&amp;&quot;=&gt;'&quot;&amp;[.L8]&amp;&quot;',&quot;&amp;[.$M$1]&amp;&quot;=&gt;'&quot;&amp;[.M8]&amp;&quot;',&quot;&amp;[.$N$1]&amp;&quot;=&gt;'&quot;&amp;[.N8]&amp;&quot;',&quot;&amp;[.$O$1]&amp;&quot;=&gt;'&quot;&amp;[.O8]&amp;&quot;',&quot;&amp;[.$P$1]&amp;&quot;=&gt;'&quot;&amp;[.P8]&amp;&quot;',&quot;&amp;[.$Q$1]&amp;&quot;=&gt;'&quot;&amp;[.Q8]&amp;&quot;',&quot;&amp;[.$R$1]&amp;&quot;=&gt;'&quot;&amp;[.R8]&amp;&quot;');&quot;;&quot;&quot;)" office:value-type="string" office:string-value="exec ROUTING_UTIL.insert_rule(P_RULE_CODE=&gt;'PACC',P_NAME=&gt;'Przekaż do recenzji',P_DESCRIPTION=&gt;'Przekaż do recenzji',P_FOR_ROLE=&gt;'ARTICLE_MANAGER',P_FROM_STATUS=&gt;'PMNG',P_TO_STATUS=&gt;'PACC',P_READY_TO_PRINT=&gt;'',P_FOR_ACCEPTOR=&gt;'',P_FOR_AUTHOR=&gt;'',P_FOR_MANAGER=&gt;'x',P_PICK_ACCEPTOR=&gt;'x',P_PICK_MANAGER=&gt;'',P_CLEAR_MANAGER=&gt;'',P_CLEAR_ACC=&gt;'',P_ACC_STATE=&gt;'',P_ACC_STATE_CODE=&gt;'',P_FROM_ACC_STATE=&gt;'',P_APPLY_ACC=&gt;'');" calcext:value-type="string">
            <text:p>exec ROUTING_UTIL.insert_rule(P_RULE_CODE=&gt;'PACC',P_NAME=&gt;'Przekaż do recenzji',P_DESCRIPTION=&gt;'Przekaż do recenzji',P_FOR_ROLE=&gt;'ARTICLE_MANAGER',P_FROM_STATUS=&gt;'PMNG',P_TO_STATUS=&gt;'PACC',P_READY_TO_PRINT=&gt;'',P_FOR_ACCEPTOR=&gt;'',P_FOR_AUTHOR=&gt;'',P_FOR_MANAGER=&gt;'x',P_PICK_ACCEPTOR=&gt;'x',P_PICK_MANAGER=&gt;'',P_CLEAR_MANAGER=&gt;'',P_CLEAR_ACC=&gt;'',P_ACC_STATE=&gt;'',P_ACC_STATE_CODE=&gt;'',P_FROM_ACC_STATE=&gt;'',P_APPLY_ACC=&gt;'');</text:p>
          </table:table-cell>
        </table:table-row>
        <table:table-row table:style-name="ro2">
          <table:table-cell office:value-type="string" calcext:value-type="string">
            <text:p>PACC_ACCCEPT1</text:p>
          </table:table-cell>
          <table:table-cell table:number-columns-repeated="2" office:value-type="string" calcext:value-type="string">
            <text:p>Akceptuj</text:p>
          </table:table-cell>
          <table:table-cell table:content-validation-name="val1" office:value-type="string" calcext:value-type="string">
            <text:p>ACCEPTOR</text:p>
          </table:table-cell>
          <table:table-cell table:number-columns-repeated="2" table:content-validation-name="val2" office:value-type="string" calcext:value-type="string">
            <text:p>PACC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content-validation-name="val3" office:value-type="string" calcext:value-type="string">
            <text:p>ACC</text:p>
          </table:table-cell>
          <table:table-cell table:number-columns-repeated="6"/>
          <table:table-cell table:formula="of:=IF([.B9]&lt;&gt;&quot;&quot;;&quot;exec ROUTING_UTIL.insert_rule(&quot;&amp;[.$A$1]&amp;&quot;=&gt;'&quot;&amp;[.A9]&amp;&quot;',&quot;&amp;[.$B$1]&amp;&quot;=&gt;'&quot;&amp;[.B9]&amp;&quot;',&quot;&amp;[.$C$1]&amp;&quot;=&gt;'&quot;&amp;[.C9]&amp;&quot;',&quot;&amp;[.$D$1]&amp;&quot;=&gt;'&quot;&amp;[.D9]&amp;&quot;',&quot;&amp;[.$E$1]&amp;&quot;=&gt;'&quot;&amp;[.E9]&amp;&quot;',&quot;&amp;[.$F$1]&amp;&quot;=&gt;'&quot;&amp;[.F9]&amp;&quot;',&quot;&amp;[.$G$1]&amp;&quot;=&gt;'&quot;&amp;[.G9]&amp;&quot;',&quot;&amp;[.$H$1]&amp;&quot;=&gt;'&quot;&amp;[.H9]&amp;&quot;',&quot;&amp;[.$I$1]&amp;&quot;=&gt;'&quot;&amp;[.I9]&amp;&quot;',&quot;&amp;[.$J$1]&amp;&quot;=&gt;'&quot;&amp;[.J9]&amp;&quot;',&quot;&amp;[.$K$1]&amp;&quot;=&gt;'&quot;&amp;[.K9]&amp;&quot;',&quot;&amp;[.$L$1]&amp;&quot;=&gt;'&quot;&amp;[.L9]&amp;&quot;',&quot;&amp;[.$M$1]&amp;&quot;=&gt;'&quot;&amp;[.M9]&amp;&quot;',&quot;&amp;[.$N$1]&amp;&quot;=&gt;'&quot;&amp;[.N9]&amp;&quot;',&quot;&amp;[.$O$1]&amp;&quot;=&gt;'&quot;&amp;[.O9]&amp;&quot;',&quot;&amp;[.$P$1]&amp;&quot;=&gt;'&quot;&amp;[.P9]&amp;&quot;',&quot;&amp;[.$Q$1]&amp;&quot;=&gt;'&quot;&amp;[.Q9]&amp;&quot;',&quot;&amp;[.$R$1]&amp;&quot;=&gt;'&quot;&amp;[.R9]&amp;&quot;');&quot;;&quot;&quot;)" office:value-type="string" office:string-value="exec ROUTING_UTIL.insert_rule(P_RULE_CODE=&gt;'PACC_ACCCEPT1',P_NAME=&gt;'Akceptuj',P_DESCRIPTION=&gt;'Akceptuj',P_FOR_ROLE=&gt;'ACCEPTOR',P_FROM_STATUS=&gt;'PACC',P_TO_STATUS=&gt;'PACC',P_READY_TO_PRINT=&gt;'',P_FOR_ACCEPTOR=&gt;'x',P_FOR_AUTHOR=&gt;'',P_FOR_MANAGER=&gt;'',P_PICK_ACCEPTOR=&gt;'',P_PICK_MANAGER=&gt;'',P_CLEAR_MANAGER=&gt;'',P_CLEAR_ACC=&gt;'',P_ACC_STATE=&gt;'x',P_ACC_STATE_CODE=&gt;'ACC',P_FROM_ACC_STATE=&gt;'',P_APPLY_ACC=&gt;'');" calcext:value-type="string">
            <text:p>exec ROUTING_UTIL.insert_rule(P_RULE_CODE=&gt;'PACC_ACCCEPT1',P_NAME=&gt;'Akceptuj',P_DESCRIPTION=&gt;'Akceptuj',P_FOR_ROLE=&gt;'ACCEPTOR',P_FROM_STATUS=&gt;'PACC',P_TO_STATUS=&gt;'PACC',P_READY_TO_PRINT=&gt;'',P_FOR_ACCEPTOR=&gt;'x',P_FOR_AUTHOR=&gt;'',P_FOR_MANAGER=&gt;'',P_PICK_ACCEPTOR=&gt;'',P_PICK_MANAGER=&gt;'',P_CLEAR_MANAGER=&gt;'',P_CLEAR_ACC=&gt;'',P_ACC_STATE=&gt;'x',P_ACC_STATE_CODE=&gt;'ACC',P_FROM_ACC_STATE=&gt;'',P_APPLY_ACC=&gt;'');</text:p>
          </table:table-cell>
        </table:table-row>
        <table:table-row table:style-name="ro2">
          <table:table-cell office:value-type="string" calcext:value-type="string">
            <text:p>PACC_REJECT</text:p>
          </table:table-cell>
          <table:table-cell table:number-columns-repeated="2" office:value-type="string" calcext:value-type="string">
            <text:p>Odrzuć</text:p>
          </table:table-cell>
          <table:table-cell table:content-validation-name="val1" office:value-type="string" calcext:value-type="string">
            <text:p>ACCEPTOR</text:p>
          </table:table-cell>
          <table:table-cell table:number-columns-repeated="2" table:content-validation-name="val2" office:value-type="string" calcext:value-type="string">
            <text:p>PACC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content-validation-name="val3" office:value-type="string" calcext:value-type="string">
            <text:p>ERR</text:p>
          </table:table-cell>
          <table:table-cell table:number-columns-repeated="6"/>
          <table:table-cell table:formula="of:=IF([.B10]&lt;&gt;&quot;&quot;;&quot;exec ROUTING_UTIL.insert_rule(&quot;&amp;[.$A$1]&amp;&quot;=&gt;'&quot;&amp;[.A10]&amp;&quot;',&quot;&amp;[.$B$1]&amp;&quot;=&gt;'&quot;&amp;[.B10]&amp;&quot;',&quot;&amp;[.$C$1]&amp;&quot;=&gt;'&quot;&amp;[.C10]&amp;&quot;',&quot;&amp;[.$D$1]&amp;&quot;=&gt;'&quot;&amp;[.D10]&amp;&quot;',&quot;&amp;[.$E$1]&amp;&quot;=&gt;'&quot;&amp;[.E10]&amp;&quot;',&quot;&amp;[.$F$1]&amp;&quot;=&gt;'&quot;&amp;[.F10]&amp;&quot;',&quot;&amp;[.$G$1]&amp;&quot;=&gt;'&quot;&amp;[.G10]&amp;&quot;',&quot;&amp;[.$H$1]&amp;&quot;=&gt;'&quot;&amp;[.H10]&amp;&quot;',&quot;&amp;[.$I$1]&amp;&quot;=&gt;'&quot;&amp;[.I10]&amp;&quot;',&quot;&amp;[.$J$1]&amp;&quot;=&gt;'&quot;&amp;[.J10]&amp;&quot;',&quot;&amp;[.$K$1]&amp;&quot;=&gt;'&quot;&amp;[.K10]&amp;&quot;',&quot;&amp;[.$L$1]&amp;&quot;=&gt;'&quot;&amp;[.L10]&amp;&quot;',&quot;&amp;[.$M$1]&amp;&quot;=&gt;'&quot;&amp;[.M10]&amp;&quot;',&quot;&amp;[.$N$1]&amp;&quot;=&gt;'&quot;&amp;[.N10]&amp;&quot;',&quot;&amp;[.$O$1]&amp;&quot;=&gt;'&quot;&amp;[.O10]&amp;&quot;',&quot;&amp;[.$P$1]&amp;&quot;=&gt;'&quot;&amp;[.P10]&amp;&quot;',&quot;&amp;[.$Q$1]&amp;&quot;=&gt;'&quot;&amp;[.Q10]&amp;&quot;',&quot;&amp;[.$R$1]&amp;&quot;=&gt;'&quot;&amp;[.R10]&amp;&quot;');&quot;;&quot;&quot;)" office:value-type="string" office:string-value="exec ROUTING_UTIL.insert_rule(P_RULE_CODE=&gt;'PACC_REJECT',P_NAME=&gt;'Odrzuć',P_DESCRIPTION=&gt;'Odrzuć',P_FOR_ROLE=&gt;'ACCEPTOR',P_FROM_STATUS=&gt;'PACC',P_TO_STATUS=&gt;'PACC',P_READY_TO_PRINT=&gt;'',P_FOR_ACCEPTOR=&gt;'x',P_FOR_AUTHOR=&gt;'',P_FOR_MANAGER=&gt;'',P_PICK_ACCEPTOR=&gt;'',P_PICK_MANAGER=&gt;'',P_CLEAR_MANAGER=&gt;'',P_CLEAR_ACC=&gt;'',P_ACC_STATE=&gt;'x',P_ACC_STATE_CODE=&gt;'ERR',P_FROM_ACC_STATE=&gt;'',P_APPLY_ACC=&gt;'');" calcext:value-type="string">
            <text:p>exec ROUTING_UTIL.insert_rule(P_RULE_CODE=&gt;'PACC_REJECT',P_NAME=&gt;'Odrzuć',P_DESCRIPTION=&gt;'Odrzuć',P_FOR_ROLE=&gt;'ACCEPTOR',P_FROM_STATUS=&gt;'PACC',P_TO_STATUS=&gt;'PACC',P_READY_TO_PRINT=&gt;'',P_FOR_ACCEPTOR=&gt;'x',P_FOR_AUTHOR=&gt;'',P_FOR_MANAGER=&gt;'',P_PICK_ACCEPTOR=&gt;'',P_PICK_MANAGER=&gt;'',P_CLEAR_MANAGER=&gt;'',P_CLEAR_ACC=&gt;'',P_ACC_STATE=&gt;'x',P_ACC_STATE_CODE=&gt;'ERR',P_FROM_ACC_STATE=&gt;'',P_APPLY_ACC=&gt;'');</text:p>
          </table:table-cell>
        </table:table-row>
        <table:table-row table:style-name="ro2">
          <table:table-cell office:value-type="string" calcext:value-type="string">
            <text:p>PACC_TO_IMPR</text:p>
          </table:table-cell>
          <table:table-cell table:number-columns-repeated="2" office:value-type="string" calcext:value-type="string">
            <text:p>Do poprawy</text:p>
          </table:table-cell>
          <table:table-cell table:content-validation-name="val1" office:value-type="string" calcext:value-type="string">
            <text:p>ACCEPTOR</text:p>
          </table:table-cell>
          <table:table-cell table:number-columns-repeated="2" table:content-validation-name="val2" office:value-type="string" calcext:value-type="string">
            <text:p>PACC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content-validation-name="val3" office:value-type="string" calcext:value-type="string">
            <text:p>WARN_ACC</text:p>
          </table:table-cell>
          <table:table-cell table:number-columns-repeated="6"/>
          <table:table-cell table:formula="of:=IF([.B11]&lt;&gt;&quot;&quot;;&quot;exec ROUTING_UTIL.insert_rule(&quot;&amp;[.$A$1]&amp;&quot;=&gt;'&quot;&amp;[.A11]&amp;&quot;',&quot;&amp;[.$B$1]&amp;&quot;=&gt;'&quot;&amp;[.B11]&amp;&quot;',&quot;&amp;[.$C$1]&amp;&quot;=&gt;'&quot;&amp;[.C11]&amp;&quot;',&quot;&amp;[.$D$1]&amp;&quot;=&gt;'&quot;&amp;[.D11]&amp;&quot;',&quot;&amp;[.$E$1]&amp;&quot;=&gt;'&quot;&amp;[.E11]&amp;&quot;',&quot;&amp;[.$F$1]&amp;&quot;=&gt;'&quot;&amp;[.F11]&amp;&quot;',&quot;&amp;[.$G$1]&amp;&quot;=&gt;'&quot;&amp;[.G11]&amp;&quot;',&quot;&amp;[.$H$1]&amp;&quot;=&gt;'&quot;&amp;[.H11]&amp;&quot;',&quot;&amp;[.$I$1]&amp;&quot;=&gt;'&quot;&amp;[.I11]&amp;&quot;',&quot;&amp;[.$J$1]&amp;&quot;=&gt;'&quot;&amp;[.J11]&amp;&quot;',&quot;&amp;[.$K$1]&amp;&quot;=&gt;'&quot;&amp;[.K11]&amp;&quot;',&quot;&amp;[.$L$1]&amp;&quot;=&gt;'&quot;&amp;[.L11]&amp;&quot;',&quot;&amp;[.$M$1]&amp;&quot;=&gt;'&quot;&amp;[.M11]&amp;&quot;',&quot;&amp;[.$N$1]&amp;&quot;=&gt;'&quot;&amp;[.N11]&amp;&quot;',&quot;&amp;[.$O$1]&amp;&quot;=&gt;'&quot;&amp;[.O11]&amp;&quot;',&quot;&amp;[.$P$1]&amp;&quot;=&gt;'&quot;&amp;[.P11]&amp;&quot;',&quot;&amp;[.$Q$1]&amp;&quot;=&gt;'&quot;&amp;[.Q11]&amp;&quot;',&quot;&amp;[.$R$1]&amp;&quot;=&gt;'&quot;&amp;[.R11]&amp;&quot;');&quot;;&quot;&quot;)" office:value-type="string" office:string-value="exec ROUTING_UTIL.insert_rule(P_RULE_CODE=&gt;'PACC_TO_IMPR',P_NAME=&gt;'Do poprawy',P_DESCRIPTION=&gt;'Do poprawy',P_FOR_ROLE=&gt;'ACCEPTOR',P_FROM_STATUS=&gt;'PACC',P_TO_STATUS=&gt;'PACC',P_READY_TO_PRINT=&gt;'',P_FOR_ACCEPTOR=&gt;'x',P_FOR_AUTHOR=&gt;'',P_FOR_MANAGER=&gt;'',P_PICK_ACCEPTOR=&gt;'',P_PICK_MANAGER=&gt;'',P_CLEAR_MANAGER=&gt;'',P_CLEAR_ACC=&gt;'',P_ACC_STATE=&gt;'x',P_ACC_STATE_CODE=&gt;'WARN_ACC',P_FROM_ACC_STATE=&gt;'',P_APPLY_ACC=&gt;'');" calcext:value-type="string">
            <text:p>exec ROUTING_UTIL.insert_rule(P_RULE_CODE=&gt;'PACC_TO_IMPR',P_NAME=&gt;'Do poprawy',P_DESCRIPTION=&gt;'Do poprawy',P_FOR_ROLE=&gt;'ACCEPTOR',P_FROM_STATUS=&gt;'PACC',P_TO_STATUS=&gt;'PACC',P_READY_TO_PRINT=&gt;'',P_FOR_ACCEPTOR=&gt;'x',P_FOR_AUTHOR=&gt;'',P_FOR_MANAGER=&gt;'',P_PICK_ACCEPTOR=&gt;'',P_PICK_MANAGER=&gt;'',P_CLEAR_MANAGER=&gt;'',P_CLEAR_ACC=&gt;'',P_ACC_STATE=&gt;'x',P_ACC_STATE_CODE=&gt;'WARN_ACC',P_FROM_ACC_STATE=&gt;'',P_APPLY_ACC=&gt;'');</text:p>
          </table:table-cell>
        </table:table-row>
        <table:table-row table:style-name="ro2">
          <table:table-cell office:value-type="string" calcext:value-type="string">
            <text:p>MNG_REJ</text:p>
          </table:table-cell>
          <table:table-cell table:number-columns-repeated="2" office:value-type="string" calcext:value-type="string">
            <text:p>Odrzucony</text:p>
          </table:table-cell>
          <table:table-cell table:content-validation-name="val1" office:value-type="string" calcext:value-type="string">
            <text:p>ARTICLE_MANAGER</text:p>
          </table:table-cell>
          <table:table-cell table:content-validation-name="val2" office:value-type="string" calcext:value-type="string">
            <text:p>PACC</text:p>
          </table:table-cell>
          <table:table-cell table:content-validation-name="val2" office:value-type="string" calcext:value-type="string">
            <text:p>REJ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5"/>
          <table:table-cell table:content-validation-name="val3"/>
          <table:table-cell table:number-columns-repeated="2" office:value-type="string" calcext:value-type="string">
            <text:p>x</text:p>
          </table:table-cell>
          <table:table-cell table:number-columns-repeated="4"/>
          <table:table-cell table:formula="of:=IF([.B12]&lt;&gt;&quot;&quot;;&quot;exec ROUTING_UTIL.insert_rule(&quot;&amp;[.$A$1]&amp;&quot;=&gt;'&quot;&amp;[.A12]&amp;&quot;',&quot;&amp;[.$B$1]&amp;&quot;=&gt;'&quot;&amp;[.B12]&amp;&quot;',&quot;&amp;[.$C$1]&amp;&quot;=&gt;'&quot;&amp;[.C12]&amp;&quot;',&quot;&amp;[.$D$1]&amp;&quot;=&gt;'&quot;&amp;[.D12]&amp;&quot;',&quot;&amp;[.$E$1]&amp;&quot;=&gt;'&quot;&amp;[.E12]&amp;&quot;',&quot;&amp;[.$F$1]&amp;&quot;=&gt;'&quot;&amp;[.F12]&amp;&quot;',&quot;&amp;[.$G$1]&amp;&quot;=&gt;'&quot;&amp;[.G12]&amp;&quot;',&quot;&amp;[.$H$1]&amp;&quot;=&gt;'&quot;&amp;[.H12]&amp;&quot;',&quot;&amp;[.$I$1]&amp;&quot;=&gt;'&quot;&amp;[.I12]&amp;&quot;',&quot;&amp;[.$J$1]&amp;&quot;=&gt;'&quot;&amp;[.J12]&amp;&quot;',&quot;&amp;[.$K$1]&amp;&quot;=&gt;'&quot;&amp;[.K12]&amp;&quot;',&quot;&amp;[.$L$1]&amp;&quot;=&gt;'&quot;&amp;[.L12]&amp;&quot;',&quot;&amp;[.$M$1]&amp;&quot;=&gt;'&quot;&amp;[.M12]&amp;&quot;',&quot;&amp;[.$N$1]&amp;&quot;=&gt;'&quot;&amp;[.N12]&amp;&quot;',&quot;&amp;[.$O$1]&amp;&quot;=&gt;'&quot;&amp;[.O12]&amp;&quot;',&quot;&amp;[.$P$1]&amp;&quot;=&gt;'&quot;&amp;[.P12]&amp;&quot;',&quot;&amp;[.$Q$1]&amp;&quot;=&gt;'&quot;&amp;[.Q12]&amp;&quot;',&quot;&amp;[.$R$1]&amp;&quot;=&gt;'&quot;&amp;[.R12]&amp;&quot;');&quot;;&quot;&quot;)" office:value-type="string" office:string-value="exec ROUTING_UTIL.insert_rule(P_RULE_CODE=&gt;'MNG_REJ',P_NAME=&gt;'Odrzucony',P_DESCRIPTION=&gt;'Odrzucony',P_FOR_ROLE=&gt;'ARTICLE_MANAGER',P_FROM_STATUS=&gt;'PACC',P_TO_STATUS=&gt;'REJ',P_READY_TO_PRINT=&gt;'',P_FOR_ACCEPTOR=&gt;'',P_FOR_AUTHOR=&gt;'',P_FOR_MANAGER=&gt;'x',P_PICK_ACCEPTOR=&gt;'',P_PICK_MANAGER=&gt;'',P_CLEAR_MANAGER=&gt;'',P_CLEAR_ACC=&gt;'',P_ACC_STATE=&gt;'',P_ACC_STATE_CODE=&gt;'',P_FROM_ACC_STATE=&gt;'x',P_APPLY_ACC=&gt;'x');" calcext:value-type="string">
            <text:p>exec ROUTING_UTIL.insert_rule(P_RULE_CODE=&gt;'MNG_REJ',P_NAME=&gt;'Odrzucony',P_DESCRIPTION=&gt;'Odrzucony',P_FOR_ROLE=&gt;'ARTICLE_MANAGER',P_FROM_STATUS=&gt;'PACC',P_TO_STATUS=&gt;'REJ',P_READY_TO_PRINT=&gt;'',P_FOR_ACCEPTOR=&gt;'',P_FOR_AUTHOR=&gt;'',P_FOR_MANAGER=&gt;'x',P_PICK_ACCEPTOR=&gt;'',P_PICK_MANAGER=&gt;'',P_CLEAR_MANAGER=&gt;'',P_CLEAR_ACC=&gt;'',P_ACC_STATE=&gt;'',P_ACC_STATE_CODE=&gt;'',P_FROM_ACC_STATE=&gt;'x',P_APPLY_ACC=&gt;'x');</text:p>
          </table:table-cell>
        </table:table-row>
        <table:table-row table:style-name="ro2">
          <table:table-cell office:value-type="string" calcext:value-type="string">
            <text:p>MNG_RET_TO_IMPR</text:p>
          </table:table-cell>
          <table:table-cell table:number-columns-repeated="2" office:value-type="string" calcext:value-type="string">
            <text:p>Do poprawy</text:p>
          </table:table-cell>
          <table:table-cell table:content-validation-name="val1" office:value-type="string" calcext:value-type="string">
            <text:p>ARTICLE_MANAGER</text:p>
          </table:table-cell>
          <table:table-cell table:content-validation-name="val2" office:value-type="string" calcext:value-type="string">
            <text:p>PACC</text:p>
          </table:table-cell>
          <table:table-cell table:content-validation-name="val2" office:value-type="string" calcext:value-type="string">
            <text:p>RET_IMPR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5"/>
          <table:table-cell table:content-validation-name="val3"/>
          <table:table-cell table:number-columns-repeated="2" office:value-type="string" calcext:value-type="string">
            <text:p>x</text:p>
          </table:table-cell>
          <table:table-cell table:number-columns-repeated="4"/>
          <table:table-cell table:formula="of:=IF([.B13]&lt;&gt;&quot;&quot;;&quot;exec ROUTING_UTIL.insert_rule(&quot;&amp;[.$A$1]&amp;&quot;=&gt;'&quot;&amp;[.A13]&amp;&quot;',&quot;&amp;[.$B$1]&amp;&quot;=&gt;'&quot;&amp;[.B13]&amp;&quot;',&quot;&amp;[.$C$1]&amp;&quot;=&gt;'&quot;&amp;[.C13]&amp;&quot;',&quot;&amp;[.$D$1]&amp;&quot;=&gt;'&quot;&amp;[.D13]&amp;&quot;',&quot;&amp;[.$E$1]&amp;&quot;=&gt;'&quot;&amp;[.E13]&amp;&quot;',&quot;&amp;[.$F$1]&amp;&quot;=&gt;'&quot;&amp;[.F13]&amp;&quot;',&quot;&amp;[.$G$1]&amp;&quot;=&gt;'&quot;&amp;[.G13]&amp;&quot;',&quot;&amp;[.$H$1]&amp;&quot;=&gt;'&quot;&amp;[.H13]&amp;&quot;',&quot;&amp;[.$I$1]&amp;&quot;=&gt;'&quot;&amp;[.I13]&amp;&quot;',&quot;&amp;[.$J$1]&amp;&quot;=&gt;'&quot;&amp;[.J13]&amp;&quot;',&quot;&amp;[.$K$1]&amp;&quot;=&gt;'&quot;&amp;[.K13]&amp;&quot;',&quot;&amp;[.$L$1]&amp;&quot;=&gt;'&quot;&amp;[.L13]&amp;&quot;',&quot;&amp;[.$M$1]&amp;&quot;=&gt;'&quot;&amp;[.M13]&amp;&quot;',&quot;&amp;[.$N$1]&amp;&quot;=&gt;'&quot;&amp;[.N13]&amp;&quot;',&quot;&amp;[.$O$1]&amp;&quot;=&gt;'&quot;&amp;[.O13]&amp;&quot;',&quot;&amp;[.$P$1]&amp;&quot;=&gt;'&quot;&amp;[.P13]&amp;&quot;',&quot;&amp;[.$Q$1]&amp;&quot;=&gt;'&quot;&amp;[.Q13]&amp;&quot;',&quot;&amp;[.$R$1]&amp;&quot;=&gt;'&quot;&amp;[.R13]&amp;&quot;');&quot;;&quot;&quot;)" office:value-type="string" office:string-value="exec ROUTING_UTIL.insert_rule(P_RULE_CODE=&gt;'MNG_RET_TO_IMPR',P_NAME=&gt;'Do poprawy',P_DESCRIPTION=&gt;'Do poprawy',P_FOR_ROLE=&gt;'ARTICLE_MANAGER',P_FROM_STATUS=&gt;'PACC',P_TO_STATUS=&gt;'RET_IMPR',P_READY_TO_PRINT=&gt;'',P_FOR_ACCEPTOR=&gt;'',P_FOR_AUTHOR=&gt;'',P_FOR_MANAGER=&gt;'x',P_PICK_ACCEPTOR=&gt;'',P_PICK_MANAGER=&gt;'',P_CLEAR_MANAGER=&gt;'',P_CLEAR_ACC=&gt;'',P_ACC_STATE=&gt;'',P_ACC_STATE_CODE=&gt;'',P_FROM_ACC_STATE=&gt;'x',P_APPLY_ACC=&gt;'x');" calcext:value-type="string">
            <text:p>exec ROUTING_UTIL.insert_rule(P_RULE_CODE=&gt;'MNG_RET_TO_IMPR',P_NAME=&gt;'Do poprawy',P_DESCRIPTION=&gt;'Do poprawy',P_FOR_ROLE=&gt;'ARTICLE_MANAGER',P_FROM_STATUS=&gt;'PACC',P_TO_STATUS=&gt;'RET_IMPR',P_READY_TO_PRINT=&gt;'',P_FOR_ACCEPTOR=&gt;'',P_FOR_AUTHOR=&gt;'',P_FOR_MANAGER=&gt;'x',P_PICK_ACCEPTOR=&gt;'',P_PICK_MANAGER=&gt;'',P_CLEAR_MANAGER=&gt;'',P_CLEAR_ACC=&gt;'',P_ACC_STATE=&gt;'',P_ACC_STATE_CODE=&gt;'',P_FROM_ACC_STATE=&gt;'x',P_APPLY_ACC=&gt;'x');</text:p>
          </table:table-cell>
        </table:table-row>
        <table:table-row table:style-name="ro2">
          <table:table-cell office:value-type="string" calcext:value-type="string">
            <text:p>MNG_ACC</text:p>
          </table:table-cell>
          <table:table-cell table:number-columns-repeated="2" office:value-type="string" calcext:value-type="string">
            <text:p>Zaakceptowany</text:p>
          </table:table-cell>
          <table:table-cell table:content-validation-name="val1" office:value-type="string" calcext:value-type="string">
            <text:p>ARTICLE_MANAGER</text:p>
          </table:table-cell>
          <table:table-cell table:content-validation-name="val2" office:value-type="string" calcext:value-type="string">
            <text:p>PACC</text:p>
          </table:table-cell>
          <table:table-cell table:content-validation-name="val2" office:value-type="string" calcext:value-type="string">
            <text:p>TO_PRINT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5"/>
          <table:table-cell table:content-validation-name="val3"/>
          <table:table-cell table:number-columns-repeated="2" office:value-type="string" calcext:value-type="string">
            <text:p>x</text:p>
          </table:table-cell>
          <table:table-cell table:number-columns-repeated="4"/>
          <table:table-cell table:formula="of:=IF([.B14]&lt;&gt;&quot;&quot;;&quot;exec ROUTING_UTIL.insert_rule(&quot;&amp;[.$A$1]&amp;&quot;=&gt;'&quot;&amp;[.A14]&amp;&quot;',&quot;&amp;[.$B$1]&amp;&quot;=&gt;'&quot;&amp;[.B14]&amp;&quot;',&quot;&amp;[.$C$1]&amp;&quot;=&gt;'&quot;&amp;[.C14]&amp;&quot;',&quot;&amp;[.$D$1]&amp;&quot;=&gt;'&quot;&amp;[.D14]&amp;&quot;',&quot;&amp;[.$E$1]&amp;&quot;=&gt;'&quot;&amp;[.E14]&amp;&quot;',&quot;&amp;[.$F$1]&amp;&quot;=&gt;'&quot;&amp;[.F14]&amp;&quot;',&quot;&amp;[.$G$1]&amp;&quot;=&gt;'&quot;&amp;[.G14]&amp;&quot;',&quot;&amp;[.$H$1]&amp;&quot;=&gt;'&quot;&amp;[.H14]&amp;&quot;',&quot;&amp;[.$I$1]&amp;&quot;=&gt;'&quot;&amp;[.I14]&amp;&quot;',&quot;&amp;[.$J$1]&amp;&quot;=&gt;'&quot;&amp;[.J14]&amp;&quot;',&quot;&amp;[.$K$1]&amp;&quot;=&gt;'&quot;&amp;[.K14]&amp;&quot;',&quot;&amp;[.$L$1]&amp;&quot;=&gt;'&quot;&amp;[.L14]&amp;&quot;',&quot;&amp;[.$M$1]&amp;&quot;=&gt;'&quot;&amp;[.M14]&amp;&quot;',&quot;&amp;[.$N$1]&amp;&quot;=&gt;'&quot;&amp;[.N14]&amp;&quot;',&quot;&amp;[.$O$1]&amp;&quot;=&gt;'&quot;&amp;[.O14]&amp;&quot;',&quot;&amp;[.$P$1]&amp;&quot;=&gt;'&quot;&amp;[.P14]&amp;&quot;',&quot;&amp;[.$Q$1]&amp;&quot;=&gt;'&quot;&amp;[.Q14]&amp;&quot;',&quot;&amp;[.$R$1]&amp;&quot;=&gt;'&quot;&amp;[.R14]&amp;&quot;');&quot;;&quot;&quot;)" office:value-type="string" office:string-value="exec ROUTING_UTIL.insert_rule(P_RULE_CODE=&gt;'MNG_ACC',P_NAME=&gt;'Zaakceptowany',P_DESCRIPTION=&gt;'Zaakceptowany',P_FOR_ROLE=&gt;'ARTICLE_MANAGER',P_FROM_STATUS=&gt;'PACC',P_TO_STATUS=&gt;'TO_PRINT',P_READY_TO_PRINT=&gt;'x',P_FOR_ACCEPTOR=&gt;'',P_FOR_AUTHOR=&gt;'',P_FOR_MANAGER=&gt;'x',P_PICK_ACCEPTOR=&gt;'',P_PICK_MANAGER=&gt;'',P_CLEAR_MANAGER=&gt;'',P_CLEAR_ACC=&gt;'',P_ACC_STATE=&gt;'',P_ACC_STATE_CODE=&gt;'',P_FROM_ACC_STATE=&gt;'x',P_APPLY_ACC=&gt;'x');" calcext:value-type="string">
            <text:p>exec ROUTING_UTIL.insert_rule(P_RULE_CODE=&gt;'MNG_ACC',P_NAME=&gt;'Zaakceptowany',P_DESCRIPTION=&gt;'Zaakceptowany',P_FOR_ROLE=&gt;'ARTICLE_MANAGER',P_FROM_STATUS=&gt;'PACC',P_TO_STATUS=&gt;'TO_PRINT',P_READY_TO_PRINT=&gt;'x',P_FOR_ACCEPTOR=&gt;'',P_FOR_AUTHOR=&gt;'',P_FOR_MANAGER=&gt;'x',P_PICK_ACCEPTOR=&gt;'',P_PICK_MANAGER=&gt;'',P_CLEAR_MANAGER=&gt;'',P_CLEAR_ACC=&gt;'',P_ACC_STATE=&gt;'',P_ACC_STATE_CODE=&gt;'',P_FROM_ACC_STATE=&gt;'x',P_APPLY_ACC=&gt;'x');</text:p>
          </table:table-cell>
        </table:table-row>
        <table:table-row table:style-name="ro2">
          <table:table-cell office:value-type="string" calcext:value-type="string">
            <text:p>PRINT</text:p>
          </table:table-cell>
          <table:table-cell table:number-columns-repeated="2" office:value-type="string" calcext:value-type="string">
            <text:p>Drukuj</text:p>
          </table:table-cell>
          <table:table-cell table:content-validation-name="val1" office:value-type="string" calcext:value-type="string">
            <text:p>PRINTER</text:p>
          </table:table-cell>
          <table:table-cell table:content-validation-name="val2" office:value-type="string" calcext:value-type="string">
            <text:p>TO_PRINT</text:p>
          </table:table-cell>
          <table:table-cell table:content-validation-name="val2" office:value-type="string" calcext:value-type="string">
            <text:p>PRINTED</text:p>
          </table:table-cell>
          <table:table-cell office:value-type="string" calcext:value-type="string">
            <text:p>x</text:p>
          </table:table-cell>
          <table:table-cell table:number-columns-repeated="8"/>
          <table:table-cell table:content-validation-name="val3"/>
          <table:table-cell table:number-columns-repeated="6"/>
          <table:table-cell table:formula="of:=IF([.B15]&lt;&gt;&quot;&quot;;&quot;exec ROUTING_UTIL.insert_rule(&quot;&amp;[.$A$1]&amp;&quot;=&gt;'&quot;&amp;[.A15]&amp;&quot;',&quot;&amp;[.$B$1]&amp;&quot;=&gt;'&quot;&amp;[.B15]&amp;&quot;',&quot;&amp;[.$C$1]&amp;&quot;=&gt;'&quot;&amp;[.C15]&amp;&quot;',&quot;&amp;[.$D$1]&amp;&quot;=&gt;'&quot;&amp;[.D15]&amp;&quot;',&quot;&amp;[.$E$1]&amp;&quot;=&gt;'&quot;&amp;[.E15]&amp;&quot;',&quot;&amp;[.$F$1]&amp;&quot;=&gt;'&quot;&amp;[.F15]&amp;&quot;',&quot;&amp;[.$G$1]&amp;&quot;=&gt;'&quot;&amp;[.G15]&amp;&quot;',&quot;&amp;[.$H$1]&amp;&quot;=&gt;'&quot;&amp;[.H15]&amp;&quot;',&quot;&amp;[.$I$1]&amp;&quot;=&gt;'&quot;&amp;[.I15]&amp;&quot;',&quot;&amp;[.$J$1]&amp;&quot;=&gt;'&quot;&amp;[.J15]&amp;&quot;',&quot;&amp;[.$K$1]&amp;&quot;=&gt;'&quot;&amp;[.K15]&amp;&quot;',&quot;&amp;[.$L$1]&amp;&quot;=&gt;'&quot;&amp;[.L15]&amp;&quot;',&quot;&amp;[.$M$1]&amp;&quot;=&gt;'&quot;&amp;[.M15]&amp;&quot;',&quot;&amp;[.$N$1]&amp;&quot;=&gt;'&quot;&amp;[.N15]&amp;&quot;',&quot;&amp;[.$O$1]&amp;&quot;=&gt;'&quot;&amp;[.O15]&amp;&quot;',&quot;&amp;[.$P$1]&amp;&quot;=&gt;'&quot;&amp;[.P15]&amp;&quot;',&quot;&amp;[.$Q$1]&amp;&quot;=&gt;'&quot;&amp;[.Q15]&amp;&quot;',&quot;&amp;[.$R$1]&amp;&quot;=&gt;'&quot;&amp;[.R15]&amp;&quot;');&quot;;&quot;&quot;)" office:value-type="string" office:string-value="exec ROUTING_UTIL.insert_rule(P_RULE_CODE=&gt;'PRINT',P_NAME=&gt;'Drukuj',P_DESCRIPTION=&gt;'Drukuj',P_FOR_ROLE=&gt;'PRINTER',P_FROM_STATUS=&gt;'TO_PRINT',P_TO_STATUS=&gt;'PRINTED',P_READY_TO_PRINT=&gt;'x',P_FOR_ACCEPTOR=&gt;'',P_FOR_AUTHOR=&gt;'',P_FOR_MANAGER=&gt;'',P_PICK_ACCEPTOR=&gt;'',P_PICK_MANAGER=&gt;'',P_CLEAR_MANAGER=&gt;'',P_CLEAR_ACC=&gt;'',P_ACC_STATE=&gt;'',P_ACC_STATE_CODE=&gt;'',P_FROM_ACC_STATE=&gt;'',P_APPLY_ACC=&gt;'');" calcext:value-type="string">
            <text:p>exec ROUTING_UTIL.insert_rule(P_RULE_CODE=&gt;'PRINT',P_NAME=&gt;'Drukuj',P_DESCRIPTION=&gt;'Drukuj',P_FOR_ROLE=&gt;'PRINTER',P_FROM_STATUS=&gt;'TO_PRINT',P_TO_STATUS=&gt;'PRINTED',P_READY_TO_PRINT=&gt;'x',P_FOR_ACCEPTOR=&gt;'',P_FOR_AUTHOR=&gt;'',P_FOR_MANAGER=&gt;'',P_PICK_ACCEPTOR=&gt;'',P_PICK_MANAGER=&gt;'',P_CLEAR_MANAGER=&gt;'',P_CLEAR_ACC=&gt;'',P_ACC_STATE=&gt;'',P_ACC_STATE_CODE=&gt;'',P_FROM_ACC_STATE=&gt;'',P_APPLY_ACC=&gt;'');</text:p>
          </table:table-cell>
        </table:table-row>
        <table:table-row table:style-name="ro2">
          <table:table-cell office:value-type="string" calcext:value-type="string">
            <text:p>PMNG_IMPR</text:p>
          </table:table-cell>
          <table:table-cell table:number-columns-repeated="2" office:value-type="string" calcext:value-type="string">
            <text:p>Przekaż po poprawkach</text:p>
          </table:table-cell>
          <table:table-cell table:content-validation-name="val1" office:value-type="string" calcext:value-type="string">
            <text:p>AUTHOR</text:p>
          </table:table-cell>
          <table:table-cell table:content-validation-name="val2" office:value-type="string" calcext:value-type="string">
            <text:p>RET_IMPR</text:p>
          </table:table-cell>
          <table:table-cell table:content-validation-name="val2" office:value-type="string" calcext:value-type="string">
            <text:p>PMNG_IMPR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6"/>
          <table:table-cell table:content-validation-name="val3"/>
          <table:table-cell table:number-columns-repeated="6"/>
          <table:table-cell table:formula="of:=IF([.B16]&lt;&gt;&quot;&quot;;&quot;exec ROUTING_UTIL.insert_rule(&quot;&amp;[.$A$1]&amp;&quot;=&gt;'&quot;&amp;[.A16]&amp;&quot;',&quot;&amp;[.$B$1]&amp;&quot;=&gt;'&quot;&amp;[.B16]&amp;&quot;',&quot;&amp;[.$C$1]&amp;&quot;=&gt;'&quot;&amp;[.C16]&amp;&quot;',&quot;&amp;[.$D$1]&amp;&quot;=&gt;'&quot;&amp;[.D16]&amp;&quot;',&quot;&amp;[.$E$1]&amp;&quot;=&gt;'&quot;&amp;[.E16]&amp;&quot;',&quot;&amp;[.$F$1]&amp;&quot;=&gt;'&quot;&amp;[.F16]&amp;&quot;',&quot;&amp;[.$G$1]&amp;&quot;=&gt;'&quot;&amp;[.G16]&amp;&quot;',&quot;&amp;[.$H$1]&amp;&quot;=&gt;'&quot;&amp;[.H16]&amp;&quot;',&quot;&amp;[.$I$1]&amp;&quot;=&gt;'&quot;&amp;[.I16]&amp;&quot;',&quot;&amp;[.$J$1]&amp;&quot;=&gt;'&quot;&amp;[.J16]&amp;&quot;',&quot;&amp;[.$K$1]&amp;&quot;=&gt;'&quot;&amp;[.K16]&amp;&quot;',&quot;&amp;[.$L$1]&amp;&quot;=&gt;'&quot;&amp;[.L16]&amp;&quot;',&quot;&amp;[.$M$1]&amp;&quot;=&gt;'&quot;&amp;[.M16]&amp;&quot;',&quot;&amp;[.$N$1]&amp;&quot;=&gt;'&quot;&amp;[.N16]&amp;&quot;',&quot;&amp;[.$O$1]&amp;&quot;=&gt;'&quot;&amp;[.O16]&amp;&quot;',&quot;&amp;[.$P$1]&amp;&quot;=&gt;'&quot;&amp;[.P16]&amp;&quot;',&quot;&amp;[.$Q$1]&amp;&quot;=&gt;'&quot;&amp;[.Q16]&amp;&quot;',&quot;&amp;[.$R$1]&amp;&quot;=&gt;'&quot;&amp;[.R16]&amp;&quot;');&quot;;&quot;&quot;)" office:value-type="string" office:string-value="exec ROUTING_UTIL.insert_rule(P_RULE_CODE=&gt;'PMNG_IMPR',P_NAME=&gt;'Przekaż po poprawkach',P_DESCRIPTION=&gt;'Przekaż po poprawkach',P_FOR_ROLE=&gt;'AUTHOR',P_FROM_STATUS=&gt;'RET_IMPR',P_TO_STATUS=&gt;'PMNG_IMPR',P_READY_TO_PRINT=&gt;'',P_FOR_ACCEPTOR=&gt;'',P_FOR_AUTHOR=&gt;'x',P_FOR_MANAGER=&gt;'',P_PICK_ACCEPTOR=&gt;'',P_PICK_MANAGER=&gt;'',P_CLEAR_MANAGER=&gt;'',P_CLEAR_ACC=&gt;'',P_ACC_STATE=&gt;'',P_ACC_STATE_CODE=&gt;'',P_FROM_ACC_STATE=&gt;'',P_APPLY_ACC=&gt;'');" calcext:value-type="string">
            <text:p>exec ROUTING_UTIL.insert_rule(P_RULE_CODE=&gt;'PMNG_IMPR',P_NAME=&gt;'Przekaż po poprawkach',P_DESCRIPTION=&gt;'Przekaż po poprawkach',P_FOR_ROLE=&gt;'AUTHOR',P_FROM_STATUS=&gt;'RET_IMPR',P_TO_STATUS=&gt;'PMNG_IMPR',P_READY_TO_PRINT=&gt;'',P_FOR_ACCEPTOR=&gt;'',P_FOR_AUTHOR=&gt;'x',P_FOR_MANAGER=&gt;'',P_PICK_ACCEPTOR=&gt;'',P_PICK_MANAGER=&gt;'',P_CLEAR_MANAGER=&gt;'',P_CLEAR_ACC=&gt;'',P_ACC_STATE=&gt;'',P_ACC_STATE_CODE=&gt;'',P_FROM_ACC_STATE=&gt;'',P_APPLY_ACC=&gt;'');</text:p>
          </table:table-cell>
        </table:table-row>
        <table:table-row table:style-name="ro2">
          <table:table-cell office:value-type="string" calcext:value-type="string">
            <text:p>PACC_IMPR</text:p>
          </table:table-cell>
          <table:table-cell table:number-columns-repeated="2" office:value-type="string" calcext:value-type="string">
            <text:p>Przekaż do recenzji</text:p>
          </table:table-cell>
          <table:table-cell table:content-validation-name="val1" office:value-type="string" calcext:value-type="string">
            <text:p>ARTICLE_MANAGER</text:p>
          </table:table-cell>
          <table:table-cell table:content-validation-name="val2" office:value-type="string" calcext:value-type="string">
            <text:p>PMNG_IMPR</text:p>
          </table:table-cell>
          <table:table-cell table:content-validation-name="val2" office:value-type="string" calcext:value-type="string">
            <text:p>PACC_IMPR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4"/>
          <table:table-cell table:content-validation-name="val3"/>
          <table:table-cell table:number-columns-repeated="6"/>
          <table:table-cell table:formula="of:=IF([.B17]&lt;&gt;&quot;&quot;;&quot;exec ROUTING_UTIL.insert_rule(&quot;&amp;[.$A$1]&amp;&quot;=&gt;'&quot;&amp;[.A17]&amp;&quot;',&quot;&amp;[.$B$1]&amp;&quot;=&gt;'&quot;&amp;[.B17]&amp;&quot;',&quot;&amp;[.$C$1]&amp;&quot;=&gt;'&quot;&amp;[.C17]&amp;&quot;',&quot;&amp;[.$D$1]&amp;&quot;=&gt;'&quot;&amp;[.D17]&amp;&quot;',&quot;&amp;[.$E$1]&amp;&quot;=&gt;'&quot;&amp;[.E17]&amp;&quot;',&quot;&amp;[.$F$1]&amp;&quot;=&gt;'&quot;&amp;[.F17]&amp;&quot;',&quot;&amp;[.$G$1]&amp;&quot;=&gt;'&quot;&amp;[.G17]&amp;&quot;',&quot;&amp;[.$H$1]&amp;&quot;=&gt;'&quot;&amp;[.H17]&amp;&quot;',&quot;&amp;[.$I$1]&amp;&quot;=&gt;'&quot;&amp;[.I17]&amp;&quot;',&quot;&amp;[.$J$1]&amp;&quot;=&gt;'&quot;&amp;[.J17]&amp;&quot;',&quot;&amp;[.$K$1]&amp;&quot;=&gt;'&quot;&amp;[.K17]&amp;&quot;',&quot;&amp;[.$L$1]&amp;&quot;=&gt;'&quot;&amp;[.L17]&amp;&quot;',&quot;&amp;[.$M$1]&amp;&quot;=&gt;'&quot;&amp;[.M17]&amp;&quot;',&quot;&amp;[.$N$1]&amp;&quot;=&gt;'&quot;&amp;[.N17]&amp;&quot;',&quot;&amp;[.$O$1]&amp;&quot;=&gt;'&quot;&amp;[.O17]&amp;&quot;',&quot;&amp;[.$P$1]&amp;&quot;=&gt;'&quot;&amp;[.P17]&amp;&quot;',&quot;&amp;[.$Q$1]&amp;&quot;=&gt;'&quot;&amp;[.Q17]&amp;&quot;',&quot;&amp;[.$R$1]&amp;&quot;=&gt;'&quot;&amp;[.R17]&amp;&quot;');&quot;;&quot;&quot;)" office:value-type="string" office:string-value="exec ROUTING_UTIL.insert_rule(P_RULE_CODE=&gt;'PACC_IMPR',P_NAME=&gt;'Przekaż do recenzji',P_DESCRIPTION=&gt;'Przekaż do recenzji',P_FOR_ROLE=&gt;'ARTICLE_MANAGER',P_FROM_STATUS=&gt;'PMNG_IMPR',P_TO_STATUS=&gt;'PACC_IMPR',P_READY_TO_PRINT=&gt;'',P_FOR_ACCEPTOR=&gt;'',P_FOR_AUTHOR=&gt;'',P_FOR_MANAGER=&gt;'x',P_PICK_ACCEPTOR=&gt;'x',P_PICK_MANAGER=&gt;'',P_CLEAR_MANAGER=&gt;'',P_CLEAR_ACC=&gt;'',P_ACC_STATE=&gt;'',P_ACC_STATE_CODE=&gt;'',P_FROM_ACC_STATE=&gt;'',P_APPLY_ACC=&gt;'');" calcext:value-type="string">
            <text:p>exec ROUTING_UTIL.insert_rule(P_RULE_CODE=&gt;'PACC_IMPR',P_NAME=&gt;'Przekaż do recenzji',P_DESCRIPTION=&gt;'Przekaż do recenzji',P_FOR_ROLE=&gt;'ARTICLE_MANAGER',P_FROM_STATUS=&gt;'PMNG_IMPR',P_TO_STATUS=&gt;'PACC_IMPR',P_READY_TO_PRINT=&gt;'',P_FOR_ACCEPTOR=&gt;'',P_FOR_AUTHOR=&gt;'',P_FOR_MANAGER=&gt;'x',P_PICK_ACCEPTOR=&gt;'x',P_PICK_MANAGER=&gt;'',P_CLEAR_MANAGER=&gt;'',P_CLEAR_ACC=&gt;'',P_ACC_STATE=&gt;'',P_ACC_STATE_CODE=&gt;'',P_FROM_ACC_STATE=&gt;'',P_APPLY_ACC=&gt;'');</text:p>
          </table:table-cell>
        </table:table-row>
        <table:table-row table:style-name="ro2">
          <table:table-cell office:value-type="string" calcext:value-type="string">
            <text:p>PACC_ACCCEPT_IMPR</text:p>
          </table:table-cell>
          <table:table-cell table:number-columns-repeated="2" office:value-type="string" calcext:value-type="string">
            <text:p>Akceptuj</text:p>
          </table:table-cell>
          <table:table-cell table:content-validation-name="val1" office:value-type="string" calcext:value-type="string">
            <text:p>ACCEPTOR</text:p>
          </table:table-cell>
          <table:table-cell table:number-columns-repeated="2" table:content-validation-name="val2" office:value-type="string" calcext:value-type="string">
            <text:p>PACC_IMPR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content-validation-name="val3" office:value-type="string" calcext:value-type="string">
            <text:p>ACC</text:p>
          </table:table-cell>
          <table:table-cell table:number-columns-repeated="6"/>
          <table:table-cell table:formula="of:=IF([.B18]&lt;&gt;&quot;&quot;;&quot;exec ROUTING_UTIL.insert_rule(&quot;&amp;[.$A$1]&amp;&quot;=&gt;'&quot;&amp;[.A18]&amp;&quot;',&quot;&amp;[.$B$1]&amp;&quot;=&gt;'&quot;&amp;[.B18]&amp;&quot;',&quot;&amp;[.$C$1]&amp;&quot;=&gt;'&quot;&amp;[.C18]&amp;&quot;',&quot;&amp;[.$D$1]&amp;&quot;=&gt;'&quot;&amp;[.D18]&amp;&quot;',&quot;&amp;[.$E$1]&amp;&quot;=&gt;'&quot;&amp;[.E18]&amp;&quot;',&quot;&amp;[.$F$1]&amp;&quot;=&gt;'&quot;&amp;[.F18]&amp;&quot;',&quot;&amp;[.$G$1]&amp;&quot;=&gt;'&quot;&amp;[.G18]&amp;&quot;',&quot;&amp;[.$H$1]&amp;&quot;=&gt;'&quot;&amp;[.H18]&amp;&quot;',&quot;&amp;[.$I$1]&amp;&quot;=&gt;'&quot;&amp;[.I18]&amp;&quot;',&quot;&amp;[.$J$1]&amp;&quot;=&gt;'&quot;&amp;[.J18]&amp;&quot;',&quot;&amp;[.$K$1]&amp;&quot;=&gt;'&quot;&amp;[.K18]&amp;&quot;',&quot;&amp;[.$L$1]&amp;&quot;=&gt;'&quot;&amp;[.L18]&amp;&quot;',&quot;&amp;[.$M$1]&amp;&quot;=&gt;'&quot;&amp;[.M18]&amp;&quot;',&quot;&amp;[.$N$1]&amp;&quot;=&gt;'&quot;&amp;[.N18]&amp;&quot;',&quot;&amp;[.$O$1]&amp;&quot;=&gt;'&quot;&amp;[.O18]&amp;&quot;',&quot;&amp;[.$P$1]&amp;&quot;=&gt;'&quot;&amp;[.P18]&amp;&quot;',&quot;&amp;[.$Q$1]&amp;&quot;=&gt;'&quot;&amp;[.Q18]&amp;&quot;',&quot;&amp;[.$R$1]&amp;&quot;=&gt;'&quot;&amp;[.R18]&amp;&quot;');&quot;;&quot;&quot;)" office:value-type="string" office:string-value="exec ROUTING_UTIL.insert_rule(P_RULE_CODE=&gt;'PACC_ACCCEPT_IMPR',P_NAME=&gt;'Akceptuj',P_DESCRIPTION=&gt;'Akceptuj',P_FOR_ROLE=&gt;'ACCEPTOR',P_FROM_STATUS=&gt;'PACC_IMPR',P_TO_STATUS=&gt;'PACC_IMPR',P_READY_TO_PRINT=&gt;'',P_FOR_ACCEPTOR=&gt;'x',P_FOR_AUTHOR=&gt;'',P_FOR_MANAGER=&gt;'',P_PICK_ACCEPTOR=&gt;'',P_PICK_MANAGER=&gt;'',P_CLEAR_MANAGER=&gt;'',P_CLEAR_ACC=&gt;'',P_ACC_STATE=&gt;'x',P_ACC_STATE_CODE=&gt;'ACC',P_FROM_ACC_STATE=&gt;'',P_APPLY_ACC=&gt;'');" calcext:value-type="string">
            <text:p>exec ROUTING_UTIL.insert_rule(P_RULE_CODE=&gt;'PACC_ACCCEPT_IMPR',P_NAME=&gt;'Akceptuj',P_DESCRIPTION=&gt;'Akceptuj',P_FOR_ROLE=&gt;'ACCEPTOR',P_FROM_STATUS=&gt;'PACC_IMPR',P_TO_STATUS=&gt;'PACC_IMPR',P_READY_TO_PRINT=&gt;'',P_FOR_ACCEPTOR=&gt;'x',P_FOR_AUTHOR=&gt;'',P_FOR_MANAGER=&gt;'',P_PICK_ACCEPTOR=&gt;'',P_PICK_MANAGER=&gt;'',P_CLEAR_MANAGER=&gt;'',P_CLEAR_ACC=&gt;'',P_ACC_STATE=&gt;'x',P_ACC_STATE_CODE=&gt;'ACC',P_FROM_ACC_STATE=&gt;'',P_APPLY_ACC=&gt;'');</text:p>
          </table:table-cell>
        </table:table-row>
        <table:table-row table:style-name="ro2">
          <table:table-cell office:value-type="string" calcext:value-type="string">
            <text:p>PACC_REJECT_IMPR</text:p>
          </table:table-cell>
          <table:table-cell table:number-columns-repeated="2" office:value-type="string" calcext:value-type="string">
            <text:p>Odrzuć</text:p>
          </table:table-cell>
          <table:table-cell table:content-validation-name="val1" office:value-type="string" calcext:value-type="string">
            <text:p>ACCEPTOR</text:p>
          </table:table-cell>
          <table:table-cell table:number-columns-repeated="2" table:content-validation-name="val2" office:value-type="string" calcext:value-type="string">
            <text:p>PACC_IMPR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content-validation-name="val3" office:value-type="string" calcext:value-type="string">
            <text:p>ERR</text:p>
          </table:table-cell>
          <table:table-cell table:number-columns-repeated="6"/>
          <table:table-cell table:formula="of:=IF([.B19]&lt;&gt;&quot;&quot;;&quot;exec ROUTING_UTIL.insert_rule(&quot;&amp;[.$A$1]&amp;&quot;=&gt;'&quot;&amp;[.A19]&amp;&quot;',&quot;&amp;[.$B$1]&amp;&quot;=&gt;'&quot;&amp;[.B19]&amp;&quot;',&quot;&amp;[.$C$1]&amp;&quot;=&gt;'&quot;&amp;[.C19]&amp;&quot;',&quot;&amp;[.$D$1]&amp;&quot;=&gt;'&quot;&amp;[.D19]&amp;&quot;',&quot;&amp;[.$E$1]&amp;&quot;=&gt;'&quot;&amp;[.E19]&amp;&quot;',&quot;&amp;[.$F$1]&amp;&quot;=&gt;'&quot;&amp;[.F19]&amp;&quot;',&quot;&amp;[.$G$1]&amp;&quot;=&gt;'&quot;&amp;[.G19]&amp;&quot;',&quot;&amp;[.$H$1]&amp;&quot;=&gt;'&quot;&amp;[.H19]&amp;&quot;',&quot;&amp;[.$I$1]&amp;&quot;=&gt;'&quot;&amp;[.I19]&amp;&quot;',&quot;&amp;[.$J$1]&amp;&quot;=&gt;'&quot;&amp;[.J19]&amp;&quot;',&quot;&amp;[.$K$1]&amp;&quot;=&gt;'&quot;&amp;[.K19]&amp;&quot;',&quot;&amp;[.$L$1]&amp;&quot;=&gt;'&quot;&amp;[.L19]&amp;&quot;',&quot;&amp;[.$M$1]&amp;&quot;=&gt;'&quot;&amp;[.M19]&amp;&quot;',&quot;&amp;[.$N$1]&amp;&quot;=&gt;'&quot;&amp;[.N19]&amp;&quot;',&quot;&amp;[.$O$1]&amp;&quot;=&gt;'&quot;&amp;[.O19]&amp;&quot;',&quot;&amp;[.$P$1]&amp;&quot;=&gt;'&quot;&amp;[.P19]&amp;&quot;',&quot;&amp;[.$Q$1]&amp;&quot;=&gt;'&quot;&amp;[.Q19]&amp;&quot;',&quot;&amp;[.$R$1]&amp;&quot;=&gt;'&quot;&amp;[.R19]&amp;&quot;');&quot;;&quot;&quot;)" office:value-type="string" office:string-value="exec ROUTING_UTIL.insert_rule(P_RULE_CODE=&gt;'PACC_REJECT_IMPR',P_NAME=&gt;'Odrzuć',P_DESCRIPTION=&gt;'Odrzuć',P_FOR_ROLE=&gt;'ACCEPTOR',P_FROM_STATUS=&gt;'PACC_IMPR',P_TO_STATUS=&gt;'PACC_IMPR',P_READY_TO_PRINT=&gt;'',P_FOR_ACCEPTOR=&gt;'x',P_FOR_AUTHOR=&gt;'',P_FOR_MANAGER=&gt;'',P_PICK_ACCEPTOR=&gt;'',P_PICK_MANAGER=&gt;'',P_CLEAR_MANAGER=&gt;'',P_CLEAR_ACC=&gt;'',P_ACC_STATE=&gt;'x',P_ACC_STATE_CODE=&gt;'ERR',P_FROM_ACC_STATE=&gt;'',P_APPLY_ACC=&gt;'');" calcext:value-type="string">
            <text:p>exec ROUTING_UTIL.insert_rule(P_RULE_CODE=&gt;'PACC_REJECT_IMPR',P_NAME=&gt;'Odrzuć',P_DESCRIPTION=&gt;'Odrzuć',P_FOR_ROLE=&gt;'ACCEPTOR',P_FROM_STATUS=&gt;'PACC_IMPR',P_TO_STATUS=&gt;'PACC_IMPR',P_READY_TO_PRINT=&gt;'',P_FOR_ACCEPTOR=&gt;'x',P_FOR_AUTHOR=&gt;'',P_FOR_MANAGER=&gt;'',P_PICK_ACCEPTOR=&gt;'',P_PICK_MANAGER=&gt;'',P_CLEAR_MANAGER=&gt;'',P_CLEAR_ACC=&gt;'',P_ACC_STATE=&gt;'x',P_ACC_STATE_CODE=&gt;'ERR',P_FROM_ACC_STATE=&gt;'',P_APPLY_ACC=&gt;'');</text:p>
          </table:table-cell>
        </table:table-row>
        <table:table-row table:style-name="ro2">
          <table:table-cell office:value-type="string" calcext:value-type="string">
            <text:p>PACC_TO_IMPR_IMPR</text:p>
          </table:table-cell>
          <table:table-cell table:number-columns-repeated="2" office:value-type="string" calcext:value-type="string">
            <text:p>Do poprawy</text:p>
          </table:table-cell>
          <table:table-cell table:content-validation-name="val1" office:value-type="string" calcext:value-type="string">
            <text:p>ACCEPTOR</text:p>
          </table:table-cell>
          <table:table-cell table:number-columns-repeated="2" table:content-validation-name="val2" office:value-type="string" calcext:value-type="string">
            <text:p>PACC_IMPR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content-validation-name="val3" office:value-type="string" calcext:value-type="string">
            <text:p>WARN_ACC</text:p>
          </table:table-cell>
          <table:table-cell table:number-columns-repeated="6"/>
          <table:table-cell table:formula="of:=IF([.B20]&lt;&gt;&quot;&quot;;&quot;exec ROUTING_UTIL.insert_rule(&quot;&amp;[.$A$1]&amp;&quot;=&gt;'&quot;&amp;[.A20]&amp;&quot;',&quot;&amp;[.$B$1]&amp;&quot;=&gt;'&quot;&amp;[.B20]&amp;&quot;',&quot;&amp;[.$C$1]&amp;&quot;=&gt;'&quot;&amp;[.C20]&amp;&quot;',&quot;&amp;[.$D$1]&amp;&quot;=&gt;'&quot;&amp;[.D20]&amp;&quot;',&quot;&amp;[.$E$1]&amp;&quot;=&gt;'&quot;&amp;[.E20]&amp;&quot;',&quot;&amp;[.$F$1]&amp;&quot;=&gt;'&quot;&amp;[.F20]&amp;&quot;',&quot;&amp;[.$G$1]&amp;&quot;=&gt;'&quot;&amp;[.G20]&amp;&quot;',&quot;&amp;[.$H$1]&amp;&quot;=&gt;'&quot;&amp;[.H20]&amp;&quot;',&quot;&amp;[.$I$1]&amp;&quot;=&gt;'&quot;&amp;[.I20]&amp;&quot;',&quot;&amp;[.$J$1]&amp;&quot;=&gt;'&quot;&amp;[.J20]&amp;&quot;',&quot;&amp;[.$K$1]&amp;&quot;=&gt;'&quot;&amp;[.K20]&amp;&quot;',&quot;&amp;[.$L$1]&amp;&quot;=&gt;'&quot;&amp;[.L20]&amp;&quot;',&quot;&amp;[.$M$1]&amp;&quot;=&gt;'&quot;&amp;[.M20]&amp;&quot;',&quot;&amp;[.$N$1]&amp;&quot;=&gt;'&quot;&amp;[.N20]&amp;&quot;',&quot;&amp;[.$O$1]&amp;&quot;=&gt;'&quot;&amp;[.O20]&amp;&quot;',&quot;&amp;[.$P$1]&amp;&quot;=&gt;'&quot;&amp;[.P20]&amp;&quot;',&quot;&amp;[.$Q$1]&amp;&quot;=&gt;'&quot;&amp;[.Q20]&amp;&quot;',&quot;&amp;[.$R$1]&amp;&quot;=&gt;'&quot;&amp;[.R20]&amp;&quot;');&quot;;&quot;&quot;)" office:value-type="string" office:string-value="exec ROUTING_UTIL.insert_rule(P_RULE_CODE=&gt;'PACC_TO_IMPR_IMPR',P_NAME=&gt;'Do poprawy',P_DESCRIPTION=&gt;'Do poprawy',P_FOR_ROLE=&gt;'ACCEPTOR',P_FROM_STATUS=&gt;'PACC_IMPR',P_TO_STATUS=&gt;'PACC_IMPR',P_READY_TO_PRINT=&gt;'',P_FOR_ACCEPTOR=&gt;'x',P_FOR_AUTHOR=&gt;'',P_FOR_MANAGER=&gt;'',P_PICK_ACCEPTOR=&gt;'',P_PICK_MANAGER=&gt;'',P_CLEAR_MANAGER=&gt;'',P_CLEAR_ACC=&gt;'',P_ACC_STATE=&gt;'x',P_ACC_STATE_CODE=&gt;'WARN_ACC',P_FROM_ACC_STATE=&gt;'',P_APPLY_ACC=&gt;'');" calcext:value-type="string">
            <text:p>exec ROUTING_UTIL.insert_rule(P_RULE_CODE=&gt;'PACC_TO_IMPR_IMPR',P_NAME=&gt;'Do poprawy',P_DESCRIPTION=&gt;'Do poprawy',P_FOR_ROLE=&gt;'ACCEPTOR',P_FROM_STATUS=&gt;'PACC_IMPR',P_TO_STATUS=&gt;'PACC_IMPR',P_READY_TO_PRINT=&gt;'',P_FOR_ACCEPTOR=&gt;'x',P_FOR_AUTHOR=&gt;'',P_FOR_MANAGER=&gt;'',P_PICK_ACCEPTOR=&gt;'',P_PICK_MANAGER=&gt;'',P_CLEAR_MANAGER=&gt;'',P_CLEAR_ACC=&gt;'',P_ACC_STATE=&gt;'x',P_ACC_STATE_CODE=&gt;'WARN_ACC',P_FROM_ACC_STATE=&gt;'',P_APPLY_ACC=&gt;'');</text:p>
          </table:table-cell>
        </table:table-row>
        <table:table-row table:style-name="ro2">
          <table:table-cell office:value-type="string" calcext:value-type="string">
            <text:p>MNG_REJ_IMPR</text:p>
          </table:table-cell>
          <table:table-cell table:number-columns-repeated="2" office:value-type="string" calcext:value-type="string">
            <text:p>Odrzucony</text:p>
          </table:table-cell>
          <table:table-cell table:content-validation-name="val1" office:value-type="string" calcext:value-type="string">
            <text:p>ARTICLE_MANAGER</text:p>
          </table:table-cell>
          <table:table-cell table:content-validation-name="val2" office:value-type="string" calcext:value-type="string">
            <text:p>PACC_IMPR</text:p>
          </table:table-cell>
          <table:table-cell table:content-validation-name="val2" office:value-type="string" calcext:value-type="string">
            <text:p>REJ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5"/>
          <table:table-cell table:content-validation-name="val3"/>
          <table:table-cell table:number-columns-repeated="2" office:value-type="string" calcext:value-type="string">
            <text:p>x</text:p>
          </table:table-cell>
          <table:table-cell table:number-columns-repeated="4"/>
          <table:table-cell table:formula="of:=IF([.B21]&lt;&gt;&quot;&quot;;&quot;exec ROUTING_UTIL.insert_rule(&quot;&amp;[.$A$1]&amp;&quot;=&gt;'&quot;&amp;[.A21]&amp;&quot;',&quot;&amp;[.$B$1]&amp;&quot;=&gt;'&quot;&amp;[.B21]&amp;&quot;',&quot;&amp;[.$C$1]&amp;&quot;=&gt;'&quot;&amp;[.C21]&amp;&quot;',&quot;&amp;[.$D$1]&amp;&quot;=&gt;'&quot;&amp;[.D21]&amp;&quot;',&quot;&amp;[.$E$1]&amp;&quot;=&gt;'&quot;&amp;[.E21]&amp;&quot;',&quot;&amp;[.$F$1]&amp;&quot;=&gt;'&quot;&amp;[.F21]&amp;&quot;',&quot;&amp;[.$G$1]&amp;&quot;=&gt;'&quot;&amp;[.G21]&amp;&quot;',&quot;&amp;[.$H$1]&amp;&quot;=&gt;'&quot;&amp;[.H21]&amp;&quot;',&quot;&amp;[.$I$1]&amp;&quot;=&gt;'&quot;&amp;[.I21]&amp;&quot;',&quot;&amp;[.$J$1]&amp;&quot;=&gt;'&quot;&amp;[.J21]&amp;&quot;',&quot;&amp;[.$K$1]&amp;&quot;=&gt;'&quot;&amp;[.K21]&amp;&quot;',&quot;&amp;[.$L$1]&amp;&quot;=&gt;'&quot;&amp;[.L21]&amp;&quot;',&quot;&amp;[.$M$1]&amp;&quot;=&gt;'&quot;&amp;[.M21]&amp;&quot;',&quot;&amp;[.$N$1]&amp;&quot;=&gt;'&quot;&amp;[.N21]&amp;&quot;',&quot;&amp;[.$O$1]&amp;&quot;=&gt;'&quot;&amp;[.O21]&amp;&quot;',&quot;&amp;[.$P$1]&amp;&quot;=&gt;'&quot;&amp;[.P21]&amp;&quot;',&quot;&amp;[.$Q$1]&amp;&quot;=&gt;'&quot;&amp;[.Q21]&amp;&quot;',&quot;&amp;[.$R$1]&amp;&quot;=&gt;'&quot;&amp;[.R21]&amp;&quot;');&quot;;&quot;&quot;)" office:value-type="string" office:string-value="exec ROUTING_UTIL.insert_rule(P_RULE_CODE=&gt;'MNG_REJ_IMPR',P_NAME=&gt;'Odrzucony',P_DESCRIPTION=&gt;'Odrzucony',P_FOR_ROLE=&gt;'ARTICLE_MANAGER',P_FROM_STATUS=&gt;'PACC_IMPR',P_TO_STATUS=&gt;'REJ',P_READY_TO_PRINT=&gt;'',P_FOR_ACCEPTOR=&gt;'',P_FOR_AUTHOR=&gt;'',P_FOR_MANAGER=&gt;'x',P_PICK_ACCEPTOR=&gt;'',P_PICK_MANAGER=&gt;'',P_CLEAR_MANAGER=&gt;'',P_CLEAR_ACC=&gt;'',P_ACC_STATE=&gt;'',P_ACC_STATE_CODE=&gt;'',P_FROM_ACC_STATE=&gt;'x',P_APPLY_ACC=&gt;'x');" calcext:value-type="string">
            <text:p>exec ROUTING_UTIL.insert_rule(P_RULE_CODE=&gt;'MNG_REJ_IMPR',P_NAME=&gt;'Odrzucony',P_DESCRIPTION=&gt;'Odrzucony',P_FOR_ROLE=&gt;'ARTICLE_MANAGER',P_FROM_STATUS=&gt;'PACC_IMPR',P_TO_STATUS=&gt;'REJ',P_READY_TO_PRINT=&gt;'',P_FOR_ACCEPTOR=&gt;'',P_FOR_AUTHOR=&gt;'',P_FOR_MANAGER=&gt;'x',P_PICK_ACCEPTOR=&gt;'',P_PICK_MANAGER=&gt;'',P_CLEAR_MANAGER=&gt;'',P_CLEAR_ACC=&gt;'',P_ACC_STATE=&gt;'',P_ACC_STATE_CODE=&gt;'',P_FROM_ACC_STATE=&gt;'x',P_APPLY_ACC=&gt;'x');</text:p>
          </table:table-cell>
        </table:table-row>
        <table:table-row table:style-name="ro2">
          <table:table-cell office:value-type="string" calcext:value-type="string">
            <text:p>MNG_RET_TO_IMPR2</text:p>
          </table:table-cell>
          <table:table-cell table:number-columns-repeated="2" office:value-type="string" calcext:value-type="string">
            <text:p>Do poprawy</text:p>
          </table:table-cell>
          <table:table-cell table:content-validation-name="val1" office:value-type="string" calcext:value-type="string">
            <text:p>ARTICLE_MANAGER</text:p>
          </table:table-cell>
          <table:table-cell table:content-validation-name="val2" office:value-type="string" calcext:value-type="string">
            <text:p>PACC_IMPR</text:p>
          </table:table-cell>
          <table:table-cell table:content-validation-name="val2" office:value-type="string" calcext:value-type="string">
            <text:p>RET_IMPR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5"/>
          <table:table-cell table:content-validation-name="val3"/>
          <table:table-cell table:number-columns-repeated="2" office:value-type="string" calcext:value-type="string">
            <text:p>x</text:p>
          </table:table-cell>
          <table:table-cell table:number-columns-repeated="4"/>
          <table:table-cell table:formula="of:=IF([.B22]&lt;&gt;&quot;&quot;;&quot;exec ROUTING_UTIL.insert_rule(&quot;&amp;[.$A$1]&amp;&quot;=&gt;'&quot;&amp;[.A22]&amp;&quot;',&quot;&amp;[.$B$1]&amp;&quot;=&gt;'&quot;&amp;[.B22]&amp;&quot;',&quot;&amp;[.$C$1]&amp;&quot;=&gt;'&quot;&amp;[.C22]&amp;&quot;',&quot;&amp;[.$D$1]&amp;&quot;=&gt;'&quot;&amp;[.D22]&amp;&quot;',&quot;&amp;[.$E$1]&amp;&quot;=&gt;'&quot;&amp;[.E22]&amp;&quot;',&quot;&amp;[.$F$1]&amp;&quot;=&gt;'&quot;&amp;[.F22]&amp;&quot;',&quot;&amp;[.$G$1]&amp;&quot;=&gt;'&quot;&amp;[.G22]&amp;&quot;',&quot;&amp;[.$H$1]&amp;&quot;=&gt;'&quot;&amp;[.H22]&amp;&quot;',&quot;&amp;[.$I$1]&amp;&quot;=&gt;'&quot;&amp;[.I22]&amp;&quot;',&quot;&amp;[.$J$1]&amp;&quot;=&gt;'&quot;&amp;[.J22]&amp;&quot;',&quot;&amp;[.$K$1]&amp;&quot;=&gt;'&quot;&amp;[.K22]&amp;&quot;',&quot;&amp;[.$L$1]&amp;&quot;=&gt;'&quot;&amp;[.L22]&amp;&quot;',&quot;&amp;[.$M$1]&amp;&quot;=&gt;'&quot;&amp;[.M22]&amp;&quot;',&quot;&amp;[.$N$1]&amp;&quot;=&gt;'&quot;&amp;[.N22]&amp;&quot;',&quot;&amp;[.$O$1]&amp;&quot;=&gt;'&quot;&amp;[.O22]&amp;&quot;',&quot;&amp;[.$P$1]&amp;&quot;=&gt;'&quot;&amp;[.P22]&amp;&quot;',&quot;&amp;[.$Q$1]&amp;&quot;=&gt;'&quot;&amp;[.Q22]&amp;&quot;',&quot;&amp;[.$R$1]&amp;&quot;=&gt;'&quot;&amp;[.R22]&amp;&quot;');&quot;;&quot;&quot;)" office:value-type="string" office:string-value="exec ROUTING_UTIL.insert_rule(P_RULE_CODE=&gt;'MNG_RET_TO_IMPR2',P_NAME=&gt;'Do poprawy',P_DESCRIPTION=&gt;'Do poprawy',P_FOR_ROLE=&gt;'ARTICLE_MANAGER',P_FROM_STATUS=&gt;'PACC_IMPR',P_TO_STATUS=&gt;'RET_IMPR',P_READY_TO_PRINT=&gt;'',P_FOR_ACCEPTOR=&gt;'',P_FOR_AUTHOR=&gt;'',P_FOR_MANAGER=&gt;'x',P_PICK_ACCEPTOR=&gt;'',P_PICK_MANAGER=&gt;'',P_CLEAR_MANAGER=&gt;'',P_CLEAR_ACC=&gt;'',P_ACC_STATE=&gt;'',P_ACC_STATE_CODE=&gt;'',P_FROM_ACC_STATE=&gt;'x',P_APPLY_ACC=&gt;'x');" calcext:value-type="string">
            <text:p>exec ROUTING_UTIL.insert_rule(P_RULE_CODE=&gt;'MNG_RET_TO_IMPR2',P_NAME=&gt;'Do poprawy',P_DESCRIPTION=&gt;'Do poprawy',P_FOR_ROLE=&gt;'ARTICLE_MANAGER',P_FROM_STATUS=&gt;'PACC_IMPR',P_TO_STATUS=&gt;'RET_IMPR',P_READY_TO_PRINT=&gt;'',P_FOR_ACCEPTOR=&gt;'',P_FOR_AUTHOR=&gt;'',P_FOR_MANAGER=&gt;'x',P_PICK_ACCEPTOR=&gt;'',P_PICK_MANAGER=&gt;'',P_CLEAR_MANAGER=&gt;'',P_CLEAR_ACC=&gt;'',P_ACC_STATE=&gt;'',P_ACC_STATE_CODE=&gt;'',P_FROM_ACC_STATE=&gt;'x',P_APPLY_ACC=&gt;'x');</text:p>
          </table:table-cell>
        </table:table-row>
        <table:table-row table:style-name="ro2">
          <table:table-cell office:value-type="string" calcext:value-type="string">
            <text:p>MNG_ACC_IMPR</text:p>
          </table:table-cell>
          <table:table-cell table:number-columns-repeated="2" office:value-type="string" calcext:value-type="string">
            <text:p>Zaakceptowany po poprawkach</text:p>
          </table:table-cell>
          <table:table-cell table:content-validation-name="val1" office:value-type="string" calcext:value-type="string">
            <text:p>ARTICLE_MANAGER</text:p>
          </table:table-cell>
          <table:table-cell table:content-validation-name="val2" office:value-type="string" calcext:value-type="string">
            <text:p>PACC_IMPR</text:p>
          </table:table-cell>
          <table:table-cell table:content-validation-name="val2" office:value-type="string" calcext:value-type="string">
            <text:p>TO_PRINT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5"/>
          <table:table-cell table:content-validation-name="val3"/>
          <table:table-cell table:number-columns-repeated="2" office:value-type="string" calcext:value-type="string">
            <text:p>x</text:p>
          </table:table-cell>
          <table:table-cell table:number-columns-repeated="4"/>
          <table:table-cell table:formula="of:=IF([.B23]&lt;&gt;&quot;&quot;;&quot;exec ROUTING_UTIL.insert_rule(&quot;&amp;[.$A$1]&amp;&quot;=&gt;'&quot;&amp;[.A23]&amp;&quot;',&quot;&amp;[.$B$1]&amp;&quot;=&gt;'&quot;&amp;[.B23]&amp;&quot;',&quot;&amp;[.$C$1]&amp;&quot;=&gt;'&quot;&amp;[.C23]&amp;&quot;',&quot;&amp;[.$D$1]&amp;&quot;=&gt;'&quot;&amp;[.D23]&amp;&quot;',&quot;&amp;[.$E$1]&amp;&quot;=&gt;'&quot;&amp;[.E23]&amp;&quot;',&quot;&amp;[.$F$1]&amp;&quot;=&gt;'&quot;&amp;[.F23]&amp;&quot;',&quot;&amp;[.$G$1]&amp;&quot;=&gt;'&quot;&amp;[.G23]&amp;&quot;',&quot;&amp;[.$H$1]&amp;&quot;=&gt;'&quot;&amp;[.H23]&amp;&quot;',&quot;&amp;[.$I$1]&amp;&quot;=&gt;'&quot;&amp;[.I23]&amp;&quot;',&quot;&amp;[.$J$1]&amp;&quot;=&gt;'&quot;&amp;[.J23]&amp;&quot;',&quot;&amp;[.$K$1]&amp;&quot;=&gt;'&quot;&amp;[.K23]&amp;&quot;',&quot;&amp;[.$L$1]&amp;&quot;=&gt;'&quot;&amp;[.L23]&amp;&quot;',&quot;&amp;[.$M$1]&amp;&quot;=&gt;'&quot;&amp;[.M23]&amp;&quot;',&quot;&amp;[.$N$1]&amp;&quot;=&gt;'&quot;&amp;[.N23]&amp;&quot;',&quot;&amp;[.$O$1]&amp;&quot;=&gt;'&quot;&amp;[.O23]&amp;&quot;',&quot;&amp;[.$P$1]&amp;&quot;=&gt;'&quot;&amp;[.P23]&amp;&quot;',&quot;&amp;[.$Q$1]&amp;&quot;=&gt;'&quot;&amp;[.Q23]&amp;&quot;',&quot;&amp;[.$R$1]&amp;&quot;=&gt;'&quot;&amp;[.R23]&amp;&quot;');&quot;;&quot;&quot;)" office:value-type="string" office:string-value="exec ROUTING_UTIL.insert_rule(P_RULE_CODE=&gt;'MNG_ACC_IMPR',P_NAME=&gt;'Zaakceptowany po poprawkach',P_DESCRIPTION=&gt;'Zaakceptowany po poprawkach',P_FOR_ROLE=&gt;'ARTICLE_MANAGER',P_FROM_STATUS=&gt;'PACC_IMPR',P_TO_STATUS=&gt;'TO_PRINT',P_READY_TO_PRINT=&gt;'x',P_FOR_ACCEPTOR=&gt;'',P_FOR_AUTHOR=&gt;'',P_FOR_MANAGER=&gt;'x',P_PICK_ACCEPTOR=&gt;'',P_PICK_MANAGER=&gt;'',P_CLEAR_MANAGER=&gt;'',P_CLEAR_ACC=&gt;'',P_ACC_STATE=&gt;'',P_ACC_STATE_CODE=&gt;'',P_FROM_ACC_STATE=&gt;'x',P_APPLY_ACC=&gt;'x');" calcext:value-type="string">
            <text:p>exec ROUTING_UTIL.insert_rule(P_RULE_CODE=&gt;'MNG_ACC_IMPR',P_NAME=&gt;'Zaakceptowany po poprawkach',P_DESCRIPTION=&gt;'Zaakceptowany po poprawkach',P_FOR_ROLE=&gt;'ARTICLE_MANAGER',P_FROM_STATUS=&gt;'PACC_IMPR',P_TO_STATUS=&gt;'TO_PRINT',P_READY_TO_PRINT=&gt;'x',P_FOR_ACCEPTOR=&gt;'',P_FOR_AUTHOR=&gt;'',P_FOR_MANAGER=&gt;'x',P_PICK_ACCEPTOR=&gt;'',P_PICK_MANAGER=&gt;'',P_CLEAR_MANAGER=&gt;'',P_CLEAR_ACC=&gt;'',P_ACC_STATE=&gt;'',P_ACC_STATE_CODE=&gt;'',P_FROM_ACC_STATE=&gt;'x',P_APPLY_ACC=&gt;'x');</text:p>
          </table:table-cell>
        </table:table-row>
        <table:table-row table:style-name="ro2">
          <table:table-cell table:number-columns-repeated="3"/>
          <table:table-cell table:content-validation-name="val1"/>
          <table:table-cell table:content-validation-name="val2" table:number-columns-repeated="2"/>
          <table:table-cell table:number-columns-repeated="9"/>
          <table:table-cell table:content-validation-name="val3"/>
          <table:table-cell table:number-columns-repeated="7"/>
        </table:table-row>
        <table:table-row table:style-name="ro2">
          <table:table-cell table:number-columns-repeated="3"/>
          <table:table-cell table:content-validation-name="val1"/>
          <table:table-cell table:content-validation-name="val2" table:number-columns-repeated="2"/>
          <table:table-cell table:number-columns-repeated="9"/>
          <table:table-cell table:content-validation-name="val3"/>
          <table:table-cell table:number-columns-repeated="6"/>
          <table:table-cell table:formula="of:=IF([.B25]&lt;&gt;&quot;&quot;;&quot;exec ROUTING_UTIL.insert_rule(&quot;&amp;[.$A$1]&amp;&quot;=&gt;'&quot;&amp;[.A25]&amp;&quot;',&quot;&amp;[.$B$1]&amp;&quot;=&gt;'&quot;&amp;[.B25]&amp;&quot;',&quot;&amp;[.$C$1]&amp;&quot;=&gt;'&quot;&amp;[.C25]&amp;&quot;',&quot;&amp;[.$D$1]&amp;&quot;=&gt;'&quot;&amp;[.D25]&amp;&quot;',&quot;&amp;[.$E$1]&amp;&quot;=&gt;'&quot;&amp;[.E25]&amp;&quot;',&quot;&amp;[.$F$1]&amp;&quot;=&gt;'&quot;&amp;[.F25]&amp;&quot;',&quot;&amp;[.$G$1]&amp;&quot;=&gt;'&quot;&amp;[.G25]&amp;&quot;',&quot;&amp;[.$H$1]&amp;&quot;=&gt;'&quot;&amp;[.H25]&amp;&quot;',&quot;&amp;[.$I$1]&amp;&quot;=&gt;'&quot;&amp;[.I25]&amp;&quot;',&quot;&amp;[.$J$1]&amp;&quot;=&gt;'&quot;&amp;[.J25]&amp;&quot;',&quot;&amp;[.$K$1]&amp;&quot;=&gt;'&quot;&amp;[.K25]&amp;&quot;',&quot;&amp;[.$L$1]&amp;&quot;=&gt;'&quot;&amp;[.L25]&amp;&quot;',&quot;&amp;[.$M$1]&amp;&quot;=&gt;'&quot;&amp;[.M25]&amp;&quot;',&quot;&amp;[.$N$1]&amp;&quot;=&gt;'&quot;&amp;[.N25]&amp;&quot;',&quot;&amp;[.$O$1]&amp;&quot;=&gt;'&quot;&amp;[.O25]&amp;&quot;',&quot;&amp;[.$P$1]&amp;&quot;=&gt;'&quot;&amp;[.P25]&amp;&quot;',&quot;&amp;[.$Q$1]&amp;&quot;=&gt;'&quot;&amp;[.Q25]&amp;&quot;',&quot;&amp;[.$R$1]&amp;&quot;=&gt;'&quot;&amp;[.R25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content-validation-name="val2" table:number-columns-repeated="2"/>
          <table:table-cell table:number-columns-repeated="9"/>
          <table:table-cell table:content-validation-name="val3"/>
          <table:table-cell table:number-columns-repeated="6"/>
          <table:table-cell table:formula="of:=IF([.B26]&lt;&gt;&quot;&quot;;&quot;exec ROUTING_UTIL.insert_rule(&quot;&amp;[.$A$1]&amp;&quot;=&gt;'&quot;&amp;[.A26]&amp;&quot;',&quot;&amp;[.$B$1]&amp;&quot;=&gt;'&quot;&amp;[.B26]&amp;&quot;',&quot;&amp;[.$C$1]&amp;&quot;=&gt;'&quot;&amp;[.C26]&amp;&quot;',&quot;&amp;[.$D$1]&amp;&quot;=&gt;'&quot;&amp;[.D26]&amp;&quot;',&quot;&amp;[.$E$1]&amp;&quot;=&gt;'&quot;&amp;[.E26]&amp;&quot;',&quot;&amp;[.$F$1]&amp;&quot;=&gt;'&quot;&amp;[.F26]&amp;&quot;',&quot;&amp;[.$G$1]&amp;&quot;=&gt;'&quot;&amp;[.G26]&amp;&quot;',&quot;&amp;[.$H$1]&amp;&quot;=&gt;'&quot;&amp;[.H26]&amp;&quot;',&quot;&amp;[.$I$1]&amp;&quot;=&gt;'&quot;&amp;[.I26]&amp;&quot;',&quot;&amp;[.$J$1]&amp;&quot;=&gt;'&quot;&amp;[.J26]&amp;&quot;',&quot;&amp;[.$K$1]&amp;&quot;=&gt;'&quot;&amp;[.K26]&amp;&quot;',&quot;&amp;[.$L$1]&amp;&quot;=&gt;'&quot;&amp;[.L26]&amp;&quot;',&quot;&amp;[.$M$1]&amp;&quot;=&gt;'&quot;&amp;[.M26]&amp;&quot;',&quot;&amp;[.$N$1]&amp;&quot;=&gt;'&quot;&amp;[.N26]&amp;&quot;',&quot;&amp;[.$O$1]&amp;&quot;=&gt;'&quot;&amp;[.O26]&amp;&quot;',&quot;&amp;[.$P$1]&amp;&quot;=&gt;'&quot;&amp;[.P26]&amp;&quot;',&quot;&amp;[.$Q$1]&amp;&quot;=&gt;'&quot;&amp;[.Q26]&amp;&quot;',&quot;&amp;[.$R$1]&amp;&quot;=&gt;'&quot;&amp;[.R26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content-validation-name="val2" table:number-columns-repeated="2"/>
          <table:table-cell table:number-columns-repeated="9"/>
          <table:table-cell table:content-validation-name="val3"/>
          <table:table-cell table:number-columns-repeated="6"/>
          <table:table-cell table:formula="of:=IF([.B27]&lt;&gt;&quot;&quot;;&quot;exec ROUTING_UTIL.insert_rule(&quot;&amp;[.$A$1]&amp;&quot;=&gt;'&quot;&amp;[.A27]&amp;&quot;',&quot;&amp;[.$B$1]&amp;&quot;=&gt;'&quot;&amp;[.B27]&amp;&quot;',&quot;&amp;[.$C$1]&amp;&quot;=&gt;'&quot;&amp;[.C27]&amp;&quot;',&quot;&amp;[.$D$1]&amp;&quot;=&gt;'&quot;&amp;[.D27]&amp;&quot;',&quot;&amp;[.$E$1]&amp;&quot;=&gt;'&quot;&amp;[.E27]&amp;&quot;',&quot;&amp;[.$F$1]&amp;&quot;=&gt;'&quot;&amp;[.F27]&amp;&quot;',&quot;&amp;[.$G$1]&amp;&quot;=&gt;'&quot;&amp;[.G27]&amp;&quot;',&quot;&amp;[.$H$1]&amp;&quot;=&gt;'&quot;&amp;[.H27]&amp;&quot;',&quot;&amp;[.$I$1]&amp;&quot;=&gt;'&quot;&amp;[.I27]&amp;&quot;',&quot;&amp;[.$J$1]&amp;&quot;=&gt;'&quot;&amp;[.J27]&amp;&quot;',&quot;&amp;[.$K$1]&amp;&quot;=&gt;'&quot;&amp;[.K27]&amp;&quot;',&quot;&amp;[.$L$1]&amp;&quot;=&gt;'&quot;&amp;[.L27]&amp;&quot;',&quot;&amp;[.$M$1]&amp;&quot;=&gt;'&quot;&amp;[.M27]&amp;&quot;',&quot;&amp;[.$N$1]&amp;&quot;=&gt;'&quot;&amp;[.N27]&amp;&quot;',&quot;&amp;[.$O$1]&amp;&quot;=&gt;'&quot;&amp;[.O27]&amp;&quot;',&quot;&amp;[.$P$1]&amp;&quot;=&gt;'&quot;&amp;[.P27]&amp;&quot;',&quot;&amp;[.$Q$1]&amp;&quot;=&gt;'&quot;&amp;[.Q27]&amp;&quot;',&quot;&amp;[.$R$1]&amp;&quot;=&gt;'&quot;&amp;[.R27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content-validation-name="val2" table:number-columns-repeated="2"/>
          <table:table-cell table:number-columns-repeated="9"/>
          <table:table-cell table:content-validation-name="val3"/>
          <table:table-cell table:number-columns-repeated="6"/>
          <table:table-cell table:formula="of:=IF([.B28]&lt;&gt;&quot;&quot;;&quot;exec ROUTING_UTIL.insert_rule(&quot;&amp;[.$A$1]&amp;&quot;=&gt;'&quot;&amp;[.A28]&amp;&quot;',&quot;&amp;[.$B$1]&amp;&quot;=&gt;'&quot;&amp;[.B28]&amp;&quot;',&quot;&amp;[.$C$1]&amp;&quot;=&gt;'&quot;&amp;[.C28]&amp;&quot;',&quot;&amp;[.$D$1]&amp;&quot;=&gt;'&quot;&amp;[.D28]&amp;&quot;',&quot;&amp;[.$E$1]&amp;&quot;=&gt;'&quot;&amp;[.E28]&amp;&quot;',&quot;&amp;[.$F$1]&amp;&quot;=&gt;'&quot;&amp;[.F28]&amp;&quot;',&quot;&amp;[.$G$1]&amp;&quot;=&gt;'&quot;&amp;[.G28]&amp;&quot;',&quot;&amp;[.$H$1]&amp;&quot;=&gt;'&quot;&amp;[.H28]&amp;&quot;',&quot;&amp;[.$I$1]&amp;&quot;=&gt;'&quot;&amp;[.I28]&amp;&quot;',&quot;&amp;[.$J$1]&amp;&quot;=&gt;'&quot;&amp;[.J28]&amp;&quot;',&quot;&amp;[.$K$1]&amp;&quot;=&gt;'&quot;&amp;[.K28]&amp;&quot;',&quot;&amp;[.$L$1]&amp;&quot;=&gt;'&quot;&amp;[.L28]&amp;&quot;',&quot;&amp;[.$M$1]&amp;&quot;=&gt;'&quot;&amp;[.M28]&amp;&quot;',&quot;&amp;[.$N$1]&amp;&quot;=&gt;'&quot;&amp;[.N28]&amp;&quot;',&quot;&amp;[.$O$1]&amp;&quot;=&gt;'&quot;&amp;[.O28]&amp;&quot;',&quot;&amp;[.$P$1]&amp;&quot;=&gt;'&quot;&amp;[.P28]&amp;&quot;',&quot;&amp;[.$Q$1]&amp;&quot;=&gt;'&quot;&amp;[.Q28]&amp;&quot;',&quot;&amp;[.$R$1]&amp;&quot;=&gt;'&quot;&amp;[.R28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content-validation-name="val2" table:number-columns-repeated="2"/>
          <table:table-cell table:number-columns-repeated="9"/>
          <table:table-cell table:content-validation-name="val3"/>
          <table:table-cell table:number-columns-repeated="6"/>
          <table:table-cell table:formula="of:=IF([.B29]&lt;&gt;&quot;&quot;;&quot;exec ROUTING_UTIL.insert_rule(&quot;&amp;[.$A$1]&amp;&quot;=&gt;'&quot;&amp;[.A29]&amp;&quot;',&quot;&amp;[.$B$1]&amp;&quot;=&gt;'&quot;&amp;[.B29]&amp;&quot;',&quot;&amp;[.$C$1]&amp;&quot;=&gt;'&quot;&amp;[.C29]&amp;&quot;',&quot;&amp;[.$D$1]&amp;&quot;=&gt;'&quot;&amp;[.D29]&amp;&quot;',&quot;&amp;[.$E$1]&amp;&quot;=&gt;'&quot;&amp;[.E29]&amp;&quot;',&quot;&amp;[.$F$1]&amp;&quot;=&gt;'&quot;&amp;[.F29]&amp;&quot;',&quot;&amp;[.$G$1]&amp;&quot;=&gt;'&quot;&amp;[.G29]&amp;&quot;',&quot;&amp;[.$H$1]&amp;&quot;=&gt;'&quot;&amp;[.H29]&amp;&quot;',&quot;&amp;[.$I$1]&amp;&quot;=&gt;'&quot;&amp;[.I29]&amp;&quot;',&quot;&amp;[.$J$1]&amp;&quot;=&gt;'&quot;&amp;[.J29]&amp;&quot;',&quot;&amp;[.$K$1]&amp;&quot;=&gt;'&quot;&amp;[.K29]&amp;&quot;',&quot;&amp;[.$L$1]&amp;&quot;=&gt;'&quot;&amp;[.L29]&amp;&quot;',&quot;&amp;[.$M$1]&amp;&quot;=&gt;'&quot;&amp;[.M29]&amp;&quot;',&quot;&amp;[.$N$1]&amp;&quot;=&gt;'&quot;&amp;[.N29]&amp;&quot;',&quot;&amp;[.$O$1]&amp;&quot;=&gt;'&quot;&amp;[.O29]&amp;&quot;',&quot;&amp;[.$P$1]&amp;&quot;=&gt;'&quot;&amp;[.P29]&amp;&quot;',&quot;&amp;[.$Q$1]&amp;&quot;=&gt;'&quot;&amp;[.Q29]&amp;&quot;',&quot;&amp;[.$R$1]&amp;&quot;=&gt;'&quot;&amp;[.R29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content-validation-name="val2" table:number-columns-repeated="2"/>
          <table:table-cell table:number-columns-repeated="9"/>
          <table:table-cell table:content-validation-name="val3"/>
          <table:table-cell table:number-columns-repeated="6"/>
          <table:table-cell table:formula="of:=IF([.B30]&lt;&gt;&quot;&quot;;&quot;exec ROUTING_UTIL.insert_rule(&quot;&amp;[.$A$1]&amp;&quot;=&gt;'&quot;&amp;[.A30]&amp;&quot;',&quot;&amp;[.$B$1]&amp;&quot;=&gt;'&quot;&amp;[.B30]&amp;&quot;',&quot;&amp;[.$C$1]&amp;&quot;=&gt;'&quot;&amp;[.C30]&amp;&quot;',&quot;&amp;[.$D$1]&amp;&quot;=&gt;'&quot;&amp;[.D30]&amp;&quot;',&quot;&amp;[.$E$1]&amp;&quot;=&gt;'&quot;&amp;[.E30]&amp;&quot;',&quot;&amp;[.$F$1]&amp;&quot;=&gt;'&quot;&amp;[.F30]&amp;&quot;',&quot;&amp;[.$G$1]&amp;&quot;=&gt;'&quot;&amp;[.G30]&amp;&quot;',&quot;&amp;[.$H$1]&amp;&quot;=&gt;'&quot;&amp;[.H30]&amp;&quot;',&quot;&amp;[.$I$1]&amp;&quot;=&gt;'&quot;&amp;[.I30]&amp;&quot;',&quot;&amp;[.$J$1]&amp;&quot;=&gt;'&quot;&amp;[.J30]&amp;&quot;',&quot;&amp;[.$K$1]&amp;&quot;=&gt;'&quot;&amp;[.K30]&amp;&quot;',&quot;&amp;[.$L$1]&amp;&quot;=&gt;'&quot;&amp;[.L30]&amp;&quot;',&quot;&amp;[.$M$1]&amp;&quot;=&gt;'&quot;&amp;[.M30]&amp;&quot;',&quot;&amp;[.$N$1]&amp;&quot;=&gt;'&quot;&amp;[.N30]&amp;&quot;',&quot;&amp;[.$O$1]&amp;&quot;=&gt;'&quot;&amp;[.O30]&amp;&quot;',&quot;&amp;[.$P$1]&amp;&quot;=&gt;'&quot;&amp;[.P30]&amp;&quot;',&quot;&amp;[.$Q$1]&amp;&quot;=&gt;'&quot;&amp;[.Q30]&amp;&quot;',&quot;&amp;[.$R$1]&amp;&quot;=&gt;'&quot;&amp;[.R30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content-validation-name="val2" table:number-columns-repeated="2"/>
          <table:table-cell table:number-columns-repeated="9"/>
          <table:table-cell table:content-validation-name="val3"/>
          <table:table-cell table:number-columns-repeated="6"/>
          <table:table-cell table:formula="of:=IF([.B31]&lt;&gt;&quot;&quot;;&quot;exec ROUTING_UTIL.insert_rule(&quot;&amp;[.$A$1]&amp;&quot;=&gt;'&quot;&amp;[.A31]&amp;&quot;',&quot;&amp;[.$B$1]&amp;&quot;=&gt;'&quot;&amp;[.B31]&amp;&quot;',&quot;&amp;[.$C$1]&amp;&quot;=&gt;'&quot;&amp;[.C31]&amp;&quot;',&quot;&amp;[.$D$1]&amp;&quot;=&gt;'&quot;&amp;[.D31]&amp;&quot;',&quot;&amp;[.$E$1]&amp;&quot;=&gt;'&quot;&amp;[.E31]&amp;&quot;',&quot;&amp;[.$F$1]&amp;&quot;=&gt;'&quot;&amp;[.F31]&amp;&quot;',&quot;&amp;[.$G$1]&amp;&quot;=&gt;'&quot;&amp;[.G31]&amp;&quot;',&quot;&amp;[.$H$1]&amp;&quot;=&gt;'&quot;&amp;[.H31]&amp;&quot;',&quot;&amp;[.$I$1]&amp;&quot;=&gt;'&quot;&amp;[.I31]&amp;&quot;',&quot;&amp;[.$J$1]&amp;&quot;=&gt;'&quot;&amp;[.J31]&amp;&quot;',&quot;&amp;[.$K$1]&amp;&quot;=&gt;'&quot;&amp;[.K31]&amp;&quot;',&quot;&amp;[.$L$1]&amp;&quot;=&gt;'&quot;&amp;[.L31]&amp;&quot;',&quot;&amp;[.$M$1]&amp;&quot;=&gt;'&quot;&amp;[.M31]&amp;&quot;',&quot;&amp;[.$N$1]&amp;&quot;=&gt;'&quot;&amp;[.N31]&amp;&quot;',&quot;&amp;[.$O$1]&amp;&quot;=&gt;'&quot;&amp;[.O31]&amp;&quot;',&quot;&amp;[.$P$1]&amp;&quot;=&gt;'&quot;&amp;[.P31]&amp;&quot;',&quot;&amp;[.$Q$1]&amp;&quot;=&gt;'&quot;&amp;[.Q31]&amp;&quot;',&quot;&amp;[.$R$1]&amp;&quot;=&gt;'&quot;&amp;[.R31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content-validation-name="val2" table:number-columns-repeated="2"/>
          <table:table-cell table:number-columns-repeated="9"/>
          <table:table-cell table:content-validation-name="val3"/>
          <table:table-cell table:number-columns-repeated="6"/>
          <table:table-cell table:formula="of:=IF([.B32]&lt;&gt;&quot;&quot;;&quot;exec ROUTING_UTIL.insert_rule(&quot;&amp;[.$A$1]&amp;&quot;=&gt;'&quot;&amp;[.A32]&amp;&quot;',&quot;&amp;[.$B$1]&amp;&quot;=&gt;'&quot;&amp;[.B32]&amp;&quot;',&quot;&amp;[.$C$1]&amp;&quot;=&gt;'&quot;&amp;[.C32]&amp;&quot;',&quot;&amp;[.$D$1]&amp;&quot;=&gt;'&quot;&amp;[.D32]&amp;&quot;',&quot;&amp;[.$E$1]&amp;&quot;=&gt;'&quot;&amp;[.E32]&amp;&quot;',&quot;&amp;[.$F$1]&amp;&quot;=&gt;'&quot;&amp;[.F32]&amp;&quot;',&quot;&amp;[.$G$1]&amp;&quot;=&gt;'&quot;&amp;[.G32]&amp;&quot;',&quot;&amp;[.$H$1]&amp;&quot;=&gt;'&quot;&amp;[.H32]&amp;&quot;',&quot;&amp;[.$I$1]&amp;&quot;=&gt;'&quot;&amp;[.I32]&amp;&quot;',&quot;&amp;[.$J$1]&amp;&quot;=&gt;'&quot;&amp;[.J32]&amp;&quot;',&quot;&amp;[.$K$1]&amp;&quot;=&gt;'&quot;&amp;[.K32]&amp;&quot;',&quot;&amp;[.$L$1]&amp;&quot;=&gt;'&quot;&amp;[.L32]&amp;&quot;',&quot;&amp;[.$M$1]&amp;&quot;=&gt;'&quot;&amp;[.M32]&amp;&quot;',&quot;&amp;[.$N$1]&amp;&quot;=&gt;'&quot;&amp;[.N32]&amp;&quot;',&quot;&amp;[.$O$1]&amp;&quot;=&gt;'&quot;&amp;[.O32]&amp;&quot;',&quot;&amp;[.$P$1]&amp;&quot;=&gt;'&quot;&amp;[.P32]&amp;&quot;',&quot;&amp;[.$Q$1]&amp;&quot;=&gt;'&quot;&amp;[.Q32]&amp;&quot;',&quot;&amp;[.$R$1]&amp;&quot;=&gt;'&quot;&amp;[.R32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content-validation-name="val2" table:number-columns-repeated="2"/>
          <table:table-cell table:number-columns-repeated="9"/>
          <table:table-cell table:content-validation-name="val3"/>
          <table:table-cell table:number-columns-repeated="6"/>
          <table:table-cell table:formula="of:=IF([.B33]&lt;&gt;&quot;&quot;;&quot;exec ROUTING_UTIL.insert_rule(&quot;&amp;[.$A$1]&amp;&quot;=&gt;'&quot;&amp;[.A33]&amp;&quot;',&quot;&amp;[.$B$1]&amp;&quot;=&gt;'&quot;&amp;[.B33]&amp;&quot;',&quot;&amp;[.$C$1]&amp;&quot;=&gt;'&quot;&amp;[.C33]&amp;&quot;',&quot;&amp;[.$D$1]&amp;&quot;=&gt;'&quot;&amp;[.D33]&amp;&quot;',&quot;&amp;[.$E$1]&amp;&quot;=&gt;'&quot;&amp;[.E33]&amp;&quot;',&quot;&amp;[.$F$1]&amp;&quot;=&gt;'&quot;&amp;[.F33]&amp;&quot;',&quot;&amp;[.$G$1]&amp;&quot;=&gt;'&quot;&amp;[.G33]&amp;&quot;',&quot;&amp;[.$H$1]&amp;&quot;=&gt;'&quot;&amp;[.H33]&amp;&quot;',&quot;&amp;[.$I$1]&amp;&quot;=&gt;'&quot;&amp;[.I33]&amp;&quot;',&quot;&amp;[.$J$1]&amp;&quot;=&gt;'&quot;&amp;[.J33]&amp;&quot;',&quot;&amp;[.$K$1]&amp;&quot;=&gt;'&quot;&amp;[.K33]&amp;&quot;',&quot;&amp;[.$L$1]&amp;&quot;=&gt;'&quot;&amp;[.L33]&amp;&quot;',&quot;&amp;[.$M$1]&amp;&quot;=&gt;'&quot;&amp;[.M33]&amp;&quot;',&quot;&amp;[.$N$1]&amp;&quot;=&gt;'&quot;&amp;[.N33]&amp;&quot;',&quot;&amp;[.$O$1]&amp;&quot;=&gt;'&quot;&amp;[.O33]&amp;&quot;',&quot;&amp;[.$P$1]&amp;&quot;=&gt;'&quot;&amp;[.P33]&amp;&quot;',&quot;&amp;[.$Q$1]&amp;&quot;=&gt;'&quot;&amp;[.Q33]&amp;&quot;',&quot;&amp;[.$R$1]&amp;&quot;=&gt;'&quot;&amp;[.R33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content-validation-name="val2" table:number-columns-repeated="2"/>
          <table:table-cell table:number-columns-repeated="9"/>
          <table:table-cell table:content-validation-name="val3"/>
          <table:table-cell table:number-columns-repeated="6"/>
          <table:table-cell table:formula="of:=IF([.B34]&lt;&gt;&quot;&quot;;&quot;exec ROUTING_UTIL.insert_rule(&quot;&amp;[.$A$1]&amp;&quot;=&gt;'&quot;&amp;[.A34]&amp;&quot;',&quot;&amp;[.$B$1]&amp;&quot;=&gt;'&quot;&amp;[.B34]&amp;&quot;',&quot;&amp;[.$C$1]&amp;&quot;=&gt;'&quot;&amp;[.C34]&amp;&quot;',&quot;&amp;[.$D$1]&amp;&quot;=&gt;'&quot;&amp;[.D34]&amp;&quot;',&quot;&amp;[.$E$1]&amp;&quot;=&gt;'&quot;&amp;[.E34]&amp;&quot;',&quot;&amp;[.$F$1]&amp;&quot;=&gt;'&quot;&amp;[.F34]&amp;&quot;',&quot;&amp;[.$G$1]&amp;&quot;=&gt;'&quot;&amp;[.G34]&amp;&quot;',&quot;&amp;[.$H$1]&amp;&quot;=&gt;'&quot;&amp;[.H34]&amp;&quot;',&quot;&amp;[.$I$1]&amp;&quot;=&gt;'&quot;&amp;[.I34]&amp;&quot;',&quot;&amp;[.$J$1]&amp;&quot;=&gt;'&quot;&amp;[.J34]&amp;&quot;',&quot;&amp;[.$K$1]&amp;&quot;=&gt;'&quot;&amp;[.K34]&amp;&quot;',&quot;&amp;[.$L$1]&amp;&quot;=&gt;'&quot;&amp;[.L34]&amp;&quot;',&quot;&amp;[.$M$1]&amp;&quot;=&gt;'&quot;&amp;[.M34]&amp;&quot;',&quot;&amp;[.$N$1]&amp;&quot;=&gt;'&quot;&amp;[.N34]&amp;&quot;',&quot;&amp;[.$O$1]&amp;&quot;=&gt;'&quot;&amp;[.O34]&amp;&quot;',&quot;&amp;[.$P$1]&amp;&quot;=&gt;'&quot;&amp;[.P34]&amp;&quot;',&quot;&amp;[.$Q$1]&amp;&quot;=&gt;'&quot;&amp;[.Q34]&amp;&quot;',&quot;&amp;[.$R$1]&amp;&quot;=&gt;'&quot;&amp;[.R34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content-validation-name="val2" table:number-columns-repeated="2"/>
          <table:table-cell table:number-columns-repeated="9"/>
          <table:table-cell table:content-validation-name="val3"/>
          <table:table-cell table:number-columns-repeated="6"/>
          <table:table-cell table:formula="of:=IF([.B35]&lt;&gt;&quot;&quot;;&quot;exec ROUTING_UTIL.insert_rule(&quot;&amp;[.$A$1]&amp;&quot;=&gt;'&quot;&amp;[.A35]&amp;&quot;',&quot;&amp;[.$B$1]&amp;&quot;=&gt;'&quot;&amp;[.B35]&amp;&quot;',&quot;&amp;[.$C$1]&amp;&quot;=&gt;'&quot;&amp;[.C35]&amp;&quot;',&quot;&amp;[.$D$1]&amp;&quot;=&gt;'&quot;&amp;[.D35]&amp;&quot;',&quot;&amp;[.$E$1]&amp;&quot;=&gt;'&quot;&amp;[.E35]&amp;&quot;',&quot;&amp;[.$F$1]&amp;&quot;=&gt;'&quot;&amp;[.F35]&amp;&quot;',&quot;&amp;[.$G$1]&amp;&quot;=&gt;'&quot;&amp;[.G35]&amp;&quot;',&quot;&amp;[.$H$1]&amp;&quot;=&gt;'&quot;&amp;[.H35]&amp;&quot;',&quot;&amp;[.$I$1]&amp;&quot;=&gt;'&quot;&amp;[.I35]&amp;&quot;',&quot;&amp;[.$J$1]&amp;&quot;=&gt;'&quot;&amp;[.J35]&amp;&quot;',&quot;&amp;[.$K$1]&amp;&quot;=&gt;'&quot;&amp;[.K35]&amp;&quot;',&quot;&amp;[.$L$1]&amp;&quot;=&gt;'&quot;&amp;[.L35]&amp;&quot;',&quot;&amp;[.$M$1]&amp;&quot;=&gt;'&quot;&amp;[.M35]&amp;&quot;',&quot;&amp;[.$N$1]&amp;&quot;=&gt;'&quot;&amp;[.N35]&amp;&quot;',&quot;&amp;[.$O$1]&amp;&quot;=&gt;'&quot;&amp;[.O35]&amp;&quot;',&quot;&amp;[.$P$1]&amp;&quot;=&gt;'&quot;&amp;[.P35]&amp;&quot;',&quot;&amp;[.$Q$1]&amp;&quot;=&gt;'&quot;&amp;[.Q35]&amp;&quot;',&quot;&amp;[.$R$1]&amp;&quot;=&gt;'&quot;&amp;[.R35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content-validation-name="val2" table:number-columns-repeated="2"/>
          <table:table-cell table:number-columns-repeated="9"/>
          <table:table-cell table:content-validation-name="val3"/>
          <table:table-cell table:number-columns-repeated="6"/>
          <table:table-cell table:formula="of:=IF([.B36]&lt;&gt;&quot;&quot;;&quot;exec ROUTING_UTIL.insert_rule(&quot;&amp;[.$A$1]&amp;&quot;=&gt;'&quot;&amp;[.A36]&amp;&quot;',&quot;&amp;[.$B$1]&amp;&quot;=&gt;'&quot;&amp;[.B36]&amp;&quot;',&quot;&amp;[.$C$1]&amp;&quot;=&gt;'&quot;&amp;[.C36]&amp;&quot;',&quot;&amp;[.$D$1]&amp;&quot;=&gt;'&quot;&amp;[.D36]&amp;&quot;',&quot;&amp;[.$E$1]&amp;&quot;=&gt;'&quot;&amp;[.E36]&amp;&quot;',&quot;&amp;[.$F$1]&amp;&quot;=&gt;'&quot;&amp;[.F36]&amp;&quot;',&quot;&amp;[.$G$1]&amp;&quot;=&gt;'&quot;&amp;[.G36]&amp;&quot;',&quot;&amp;[.$H$1]&amp;&quot;=&gt;'&quot;&amp;[.H36]&amp;&quot;',&quot;&amp;[.$I$1]&amp;&quot;=&gt;'&quot;&amp;[.I36]&amp;&quot;',&quot;&amp;[.$J$1]&amp;&quot;=&gt;'&quot;&amp;[.J36]&amp;&quot;',&quot;&amp;[.$K$1]&amp;&quot;=&gt;'&quot;&amp;[.K36]&amp;&quot;',&quot;&amp;[.$L$1]&amp;&quot;=&gt;'&quot;&amp;[.L36]&amp;&quot;',&quot;&amp;[.$M$1]&amp;&quot;=&gt;'&quot;&amp;[.M36]&amp;&quot;',&quot;&amp;[.$N$1]&amp;&quot;=&gt;'&quot;&amp;[.N36]&amp;&quot;',&quot;&amp;[.$O$1]&amp;&quot;=&gt;'&quot;&amp;[.O36]&amp;&quot;',&quot;&amp;[.$P$1]&amp;&quot;=&gt;'&quot;&amp;[.P36]&amp;&quot;',&quot;&amp;[.$Q$1]&amp;&quot;=&gt;'&quot;&amp;[.Q36]&amp;&quot;',&quot;&amp;[.$R$1]&amp;&quot;=&gt;'&quot;&amp;[.R36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content-validation-name="val2" table:number-columns-repeated="2"/>
          <table:table-cell table:number-columns-repeated="9"/>
          <table:table-cell table:content-validation-name="val3"/>
          <table:table-cell table:number-columns-repeated="6"/>
          <table:table-cell table:formula="of:=IF([.B37]&lt;&gt;&quot;&quot;;&quot;exec ROUTING_UTIL.insert_rule(&quot;&amp;[.$A$1]&amp;&quot;=&gt;'&quot;&amp;[.A37]&amp;&quot;',&quot;&amp;[.$B$1]&amp;&quot;=&gt;'&quot;&amp;[.B37]&amp;&quot;',&quot;&amp;[.$C$1]&amp;&quot;=&gt;'&quot;&amp;[.C37]&amp;&quot;',&quot;&amp;[.$D$1]&amp;&quot;=&gt;'&quot;&amp;[.D37]&amp;&quot;',&quot;&amp;[.$E$1]&amp;&quot;=&gt;'&quot;&amp;[.E37]&amp;&quot;',&quot;&amp;[.$F$1]&amp;&quot;=&gt;'&quot;&amp;[.F37]&amp;&quot;',&quot;&amp;[.$G$1]&amp;&quot;=&gt;'&quot;&amp;[.G37]&amp;&quot;',&quot;&amp;[.$H$1]&amp;&quot;=&gt;'&quot;&amp;[.H37]&amp;&quot;',&quot;&amp;[.$I$1]&amp;&quot;=&gt;'&quot;&amp;[.I37]&amp;&quot;',&quot;&amp;[.$J$1]&amp;&quot;=&gt;'&quot;&amp;[.J37]&amp;&quot;',&quot;&amp;[.$K$1]&amp;&quot;=&gt;'&quot;&amp;[.K37]&amp;&quot;',&quot;&amp;[.$L$1]&amp;&quot;=&gt;'&quot;&amp;[.L37]&amp;&quot;',&quot;&amp;[.$M$1]&amp;&quot;=&gt;'&quot;&amp;[.M37]&amp;&quot;',&quot;&amp;[.$N$1]&amp;&quot;=&gt;'&quot;&amp;[.N37]&amp;&quot;',&quot;&amp;[.$O$1]&amp;&quot;=&gt;'&quot;&amp;[.O37]&amp;&quot;',&quot;&amp;[.$P$1]&amp;&quot;=&gt;'&quot;&amp;[.P37]&amp;&quot;',&quot;&amp;[.$Q$1]&amp;&quot;=&gt;'&quot;&amp;[.Q37]&amp;&quot;',&quot;&amp;[.$R$1]&amp;&quot;=&gt;'&quot;&amp;[.R37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content-validation-name="val2" table:number-columns-repeated="2"/>
          <table:table-cell table:number-columns-repeated="9"/>
          <table:table-cell table:content-validation-name="val3"/>
          <table:table-cell table:number-columns-repeated="6"/>
          <table:table-cell table:formula="of:=IF([.B38]&lt;&gt;&quot;&quot;;&quot;exec ROUTING_UTIL.insert_rule(&quot;&amp;[.$A$1]&amp;&quot;=&gt;'&quot;&amp;[.A38]&amp;&quot;',&quot;&amp;[.$B$1]&amp;&quot;=&gt;'&quot;&amp;[.B38]&amp;&quot;',&quot;&amp;[.$C$1]&amp;&quot;=&gt;'&quot;&amp;[.C38]&amp;&quot;',&quot;&amp;[.$D$1]&amp;&quot;=&gt;'&quot;&amp;[.D38]&amp;&quot;',&quot;&amp;[.$E$1]&amp;&quot;=&gt;'&quot;&amp;[.E38]&amp;&quot;',&quot;&amp;[.$F$1]&amp;&quot;=&gt;'&quot;&amp;[.F38]&amp;&quot;',&quot;&amp;[.$G$1]&amp;&quot;=&gt;'&quot;&amp;[.G38]&amp;&quot;',&quot;&amp;[.$H$1]&amp;&quot;=&gt;'&quot;&amp;[.H38]&amp;&quot;',&quot;&amp;[.$I$1]&amp;&quot;=&gt;'&quot;&amp;[.I38]&amp;&quot;',&quot;&amp;[.$J$1]&amp;&quot;=&gt;'&quot;&amp;[.J38]&amp;&quot;',&quot;&amp;[.$K$1]&amp;&quot;=&gt;'&quot;&amp;[.K38]&amp;&quot;',&quot;&amp;[.$L$1]&amp;&quot;=&gt;'&quot;&amp;[.L38]&amp;&quot;',&quot;&amp;[.$M$1]&amp;&quot;=&gt;'&quot;&amp;[.M38]&amp;&quot;',&quot;&amp;[.$N$1]&amp;&quot;=&gt;'&quot;&amp;[.N38]&amp;&quot;',&quot;&amp;[.$O$1]&amp;&quot;=&gt;'&quot;&amp;[.O38]&amp;&quot;',&quot;&amp;[.$P$1]&amp;&quot;=&gt;'&quot;&amp;[.P38]&amp;&quot;',&quot;&amp;[.$Q$1]&amp;&quot;=&gt;'&quot;&amp;[.Q38]&amp;&quot;',&quot;&amp;[.$R$1]&amp;&quot;=&gt;'&quot;&amp;[.R38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content-validation-name="val2" table:number-columns-repeated="2"/>
          <table:table-cell table:number-columns-repeated="9"/>
          <table:table-cell table:content-validation-name="val3"/>
          <table:table-cell table:number-columns-repeated="6"/>
          <table:table-cell table:formula="of:=IF([.B39]&lt;&gt;&quot;&quot;;&quot;exec ROUTING_UTIL.insert_rule(&quot;&amp;[.$A$1]&amp;&quot;=&gt;'&quot;&amp;[.A39]&amp;&quot;',&quot;&amp;[.$B$1]&amp;&quot;=&gt;'&quot;&amp;[.B39]&amp;&quot;',&quot;&amp;[.$C$1]&amp;&quot;=&gt;'&quot;&amp;[.C39]&amp;&quot;',&quot;&amp;[.$D$1]&amp;&quot;=&gt;'&quot;&amp;[.D39]&amp;&quot;',&quot;&amp;[.$E$1]&amp;&quot;=&gt;'&quot;&amp;[.E39]&amp;&quot;',&quot;&amp;[.$F$1]&amp;&quot;=&gt;'&quot;&amp;[.F39]&amp;&quot;',&quot;&amp;[.$G$1]&amp;&quot;=&gt;'&quot;&amp;[.G39]&amp;&quot;',&quot;&amp;[.$H$1]&amp;&quot;=&gt;'&quot;&amp;[.H39]&amp;&quot;',&quot;&amp;[.$I$1]&amp;&quot;=&gt;'&quot;&amp;[.I39]&amp;&quot;',&quot;&amp;[.$J$1]&amp;&quot;=&gt;'&quot;&amp;[.J39]&amp;&quot;',&quot;&amp;[.$K$1]&amp;&quot;=&gt;'&quot;&amp;[.K39]&amp;&quot;',&quot;&amp;[.$L$1]&amp;&quot;=&gt;'&quot;&amp;[.L39]&amp;&quot;',&quot;&amp;[.$M$1]&amp;&quot;=&gt;'&quot;&amp;[.M39]&amp;&quot;',&quot;&amp;[.$N$1]&amp;&quot;=&gt;'&quot;&amp;[.N39]&amp;&quot;',&quot;&amp;[.$O$1]&amp;&quot;=&gt;'&quot;&amp;[.O39]&amp;&quot;',&quot;&amp;[.$P$1]&amp;&quot;=&gt;'&quot;&amp;[.P39]&amp;&quot;',&quot;&amp;[.$Q$1]&amp;&quot;=&gt;'&quot;&amp;[.Q39]&amp;&quot;',&quot;&amp;[.$R$1]&amp;&quot;=&gt;'&quot;&amp;[.R39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content-validation-name="val2" table:number-columns-repeated="2"/>
          <table:table-cell table:number-columns-repeated="9"/>
          <table:table-cell table:content-validation-name="val3"/>
          <table:table-cell table:number-columns-repeated="6"/>
          <table:table-cell table:formula="of:=IF([.B40]&lt;&gt;&quot;&quot;;&quot;exec ROUTING_UTIL.insert_rule(&quot;&amp;[.$A$1]&amp;&quot;=&gt;'&quot;&amp;[.A40]&amp;&quot;',&quot;&amp;[.$B$1]&amp;&quot;=&gt;'&quot;&amp;[.B40]&amp;&quot;',&quot;&amp;[.$C$1]&amp;&quot;=&gt;'&quot;&amp;[.C40]&amp;&quot;',&quot;&amp;[.$D$1]&amp;&quot;=&gt;'&quot;&amp;[.D40]&amp;&quot;',&quot;&amp;[.$E$1]&amp;&quot;=&gt;'&quot;&amp;[.E40]&amp;&quot;',&quot;&amp;[.$F$1]&amp;&quot;=&gt;'&quot;&amp;[.F40]&amp;&quot;',&quot;&amp;[.$G$1]&amp;&quot;=&gt;'&quot;&amp;[.G40]&amp;&quot;',&quot;&amp;[.$H$1]&amp;&quot;=&gt;'&quot;&amp;[.H40]&amp;&quot;',&quot;&amp;[.$I$1]&amp;&quot;=&gt;'&quot;&amp;[.I40]&amp;&quot;',&quot;&amp;[.$J$1]&amp;&quot;=&gt;'&quot;&amp;[.J40]&amp;&quot;',&quot;&amp;[.$K$1]&amp;&quot;=&gt;'&quot;&amp;[.K40]&amp;&quot;',&quot;&amp;[.$L$1]&amp;&quot;=&gt;'&quot;&amp;[.L40]&amp;&quot;',&quot;&amp;[.$M$1]&amp;&quot;=&gt;'&quot;&amp;[.M40]&amp;&quot;',&quot;&amp;[.$N$1]&amp;&quot;=&gt;'&quot;&amp;[.N40]&amp;&quot;',&quot;&amp;[.$O$1]&amp;&quot;=&gt;'&quot;&amp;[.O40]&amp;&quot;',&quot;&amp;[.$P$1]&amp;&quot;=&gt;'&quot;&amp;[.P40]&amp;&quot;',&quot;&amp;[.$Q$1]&amp;&quot;=&gt;'&quot;&amp;[.Q40]&amp;&quot;',&quot;&amp;[.$R$1]&amp;&quot;=&gt;'&quot;&amp;[.R40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content-validation-name="val2" table:number-columns-repeated="2"/>
          <table:table-cell table:number-columns-repeated="9"/>
          <table:table-cell table:content-validation-name="val3"/>
          <table:table-cell table:number-columns-repeated="6"/>
          <table:table-cell table:formula="of:=IF([.B41]&lt;&gt;&quot;&quot;;&quot;exec ROUTING_UTIL.insert_rule(&quot;&amp;[.$A$1]&amp;&quot;=&gt;'&quot;&amp;[.A41]&amp;&quot;',&quot;&amp;[.$B$1]&amp;&quot;=&gt;'&quot;&amp;[.B41]&amp;&quot;',&quot;&amp;[.$C$1]&amp;&quot;=&gt;'&quot;&amp;[.C41]&amp;&quot;',&quot;&amp;[.$D$1]&amp;&quot;=&gt;'&quot;&amp;[.D41]&amp;&quot;',&quot;&amp;[.$E$1]&amp;&quot;=&gt;'&quot;&amp;[.E41]&amp;&quot;',&quot;&amp;[.$F$1]&amp;&quot;=&gt;'&quot;&amp;[.F41]&amp;&quot;',&quot;&amp;[.$G$1]&amp;&quot;=&gt;'&quot;&amp;[.G41]&amp;&quot;',&quot;&amp;[.$H$1]&amp;&quot;=&gt;'&quot;&amp;[.H41]&amp;&quot;',&quot;&amp;[.$I$1]&amp;&quot;=&gt;'&quot;&amp;[.I41]&amp;&quot;',&quot;&amp;[.$J$1]&amp;&quot;=&gt;'&quot;&amp;[.J41]&amp;&quot;',&quot;&amp;[.$K$1]&amp;&quot;=&gt;'&quot;&amp;[.K41]&amp;&quot;',&quot;&amp;[.$L$1]&amp;&quot;=&gt;'&quot;&amp;[.L41]&amp;&quot;',&quot;&amp;[.$M$1]&amp;&quot;=&gt;'&quot;&amp;[.M41]&amp;&quot;',&quot;&amp;[.$N$1]&amp;&quot;=&gt;'&quot;&amp;[.N41]&amp;&quot;',&quot;&amp;[.$O$1]&amp;&quot;=&gt;'&quot;&amp;[.O41]&amp;&quot;',&quot;&amp;[.$P$1]&amp;&quot;=&gt;'&quot;&amp;[.P41]&amp;&quot;',&quot;&amp;[.$Q$1]&amp;&quot;=&gt;'&quot;&amp;[.Q41]&amp;&quot;',&quot;&amp;[.$R$1]&amp;&quot;=&gt;'&quot;&amp;[.R41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content-validation-name="val2" table:number-columns-repeated="2"/>
          <table:table-cell table:number-columns-repeated="9"/>
          <table:table-cell table:content-validation-name="val3"/>
          <table:table-cell table:number-columns-repeated="6"/>
          <table:table-cell table:formula="of:=IF([.B42]&lt;&gt;&quot;&quot;;&quot;exec ROUTING_UTIL.insert_rule(&quot;&amp;[.$A$1]&amp;&quot;=&gt;'&quot;&amp;[.A42]&amp;&quot;',&quot;&amp;[.$B$1]&amp;&quot;=&gt;'&quot;&amp;[.B42]&amp;&quot;',&quot;&amp;[.$C$1]&amp;&quot;=&gt;'&quot;&amp;[.C42]&amp;&quot;',&quot;&amp;[.$D$1]&amp;&quot;=&gt;'&quot;&amp;[.D42]&amp;&quot;',&quot;&amp;[.$E$1]&amp;&quot;=&gt;'&quot;&amp;[.E42]&amp;&quot;',&quot;&amp;[.$F$1]&amp;&quot;=&gt;'&quot;&amp;[.F42]&amp;&quot;',&quot;&amp;[.$G$1]&amp;&quot;=&gt;'&quot;&amp;[.G42]&amp;&quot;',&quot;&amp;[.$H$1]&amp;&quot;=&gt;'&quot;&amp;[.H42]&amp;&quot;',&quot;&amp;[.$I$1]&amp;&quot;=&gt;'&quot;&amp;[.I42]&amp;&quot;',&quot;&amp;[.$J$1]&amp;&quot;=&gt;'&quot;&amp;[.J42]&amp;&quot;',&quot;&amp;[.$K$1]&amp;&quot;=&gt;'&quot;&amp;[.K42]&amp;&quot;',&quot;&amp;[.$L$1]&amp;&quot;=&gt;'&quot;&amp;[.L42]&amp;&quot;',&quot;&amp;[.$M$1]&amp;&quot;=&gt;'&quot;&amp;[.M42]&amp;&quot;',&quot;&amp;[.$N$1]&amp;&quot;=&gt;'&quot;&amp;[.N42]&amp;&quot;',&quot;&amp;[.$O$1]&amp;&quot;=&gt;'&quot;&amp;[.O42]&amp;&quot;',&quot;&amp;[.$P$1]&amp;&quot;=&gt;'&quot;&amp;[.P42]&amp;&quot;',&quot;&amp;[.$Q$1]&amp;&quot;=&gt;'&quot;&amp;[.Q42]&amp;&quot;',&quot;&amp;[.$R$1]&amp;&quot;=&gt;'&quot;&amp;[.R42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content-validation-name="val2" table:number-columns-repeated="2"/>
          <table:table-cell table:number-columns-repeated="9"/>
          <table:table-cell table:content-validation-name="val3"/>
          <table:table-cell table:number-columns-repeated="6"/>
          <table:table-cell table:formula="of:=IF([.B43]&lt;&gt;&quot;&quot;;&quot;exec ROUTING_UTIL.insert_rule(&quot;&amp;[.$A$1]&amp;&quot;=&gt;'&quot;&amp;[.A43]&amp;&quot;',&quot;&amp;[.$B$1]&amp;&quot;=&gt;'&quot;&amp;[.B43]&amp;&quot;',&quot;&amp;[.$C$1]&amp;&quot;=&gt;'&quot;&amp;[.C43]&amp;&quot;',&quot;&amp;[.$D$1]&amp;&quot;=&gt;'&quot;&amp;[.D43]&amp;&quot;',&quot;&amp;[.$E$1]&amp;&quot;=&gt;'&quot;&amp;[.E43]&amp;&quot;',&quot;&amp;[.$F$1]&amp;&quot;=&gt;'&quot;&amp;[.F43]&amp;&quot;',&quot;&amp;[.$G$1]&amp;&quot;=&gt;'&quot;&amp;[.G43]&amp;&quot;',&quot;&amp;[.$H$1]&amp;&quot;=&gt;'&quot;&amp;[.H43]&amp;&quot;',&quot;&amp;[.$I$1]&amp;&quot;=&gt;'&quot;&amp;[.I43]&amp;&quot;',&quot;&amp;[.$J$1]&amp;&quot;=&gt;'&quot;&amp;[.J43]&amp;&quot;',&quot;&amp;[.$K$1]&amp;&quot;=&gt;'&quot;&amp;[.K43]&amp;&quot;',&quot;&amp;[.$L$1]&amp;&quot;=&gt;'&quot;&amp;[.L43]&amp;&quot;',&quot;&amp;[.$M$1]&amp;&quot;=&gt;'&quot;&amp;[.M43]&amp;&quot;',&quot;&amp;[.$N$1]&amp;&quot;=&gt;'&quot;&amp;[.N43]&amp;&quot;',&quot;&amp;[.$O$1]&amp;&quot;=&gt;'&quot;&amp;[.O43]&amp;&quot;',&quot;&amp;[.$P$1]&amp;&quot;=&gt;'&quot;&amp;[.P43]&amp;&quot;',&quot;&amp;[.$Q$1]&amp;&quot;=&gt;'&quot;&amp;[.Q43]&amp;&quot;',&quot;&amp;[.$R$1]&amp;&quot;=&gt;'&quot;&amp;[.R43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content-validation-name="val2" table:number-columns-repeated="2"/>
          <table:table-cell table:number-columns-repeated="9"/>
          <table:table-cell table:content-validation-name="val3"/>
          <table:table-cell table:number-columns-repeated="6"/>
          <table:table-cell table:formula="of:=IF([.B44]&lt;&gt;&quot;&quot;;&quot;exec ROUTING_UTIL.insert_rule(&quot;&amp;[.$A$1]&amp;&quot;=&gt;'&quot;&amp;[.A44]&amp;&quot;',&quot;&amp;[.$B$1]&amp;&quot;=&gt;'&quot;&amp;[.B44]&amp;&quot;',&quot;&amp;[.$C$1]&amp;&quot;=&gt;'&quot;&amp;[.C44]&amp;&quot;',&quot;&amp;[.$D$1]&amp;&quot;=&gt;'&quot;&amp;[.D44]&amp;&quot;',&quot;&amp;[.$E$1]&amp;&quot;=&gt;'&quot;&amp;[.E44]&amp;&quot;',&quot;&amp;[.$F$1]&amp;&quot;=&gt;'&quot;&amp;[.F44]&amp;&quot;',&quot;&amp;[.$G$1]&amp;&quot;=&gt;'&quot;&amp;[.G44]&amp;&quot;',&quot;&amp;[.$H$1]&amp;&quot;=&gt;'&quot;&amp;[.H44]&amp;&quot;',&quot;&amp;[.$I$1]&amp;&quot;=&gt;'&quot;&amp;[.I44]&amp;&quot;',&quot;&amp;[.$J$1]&amp;&quot;=&gt;'&quot;&amp;[.J44]&amp;&quot;',&quot;&amp;[.$K$1]&amp;&quot;=&gt;'&quot;&amp;[.K44]&amp;&quot;',&quot;&amp;[.$L$1]&amp;&quot;=&gt;'&quot;&amp;[.L44]&amp;&quot;',&quot;&amp;[.$M$1]&amp;&quot;=&gt;'&quot;&amp;[.M44]&amp;&quot;',&quot;&amp;[.$N$1]&amp;&quot;=&gt;'&quot;&amp;[.N44]&amp;&quot;',&quot;&amp;[.$O$1]&amp;&quot;=&gt;'&quot;&amp;[.O44]&amp;&quot;',&quot;&amp;[.$P$1]&amp;&quot;=&gt;'&quot;&amp;[.P44]&amp;&quot;',&quot;&amp;[.$Q$1]&amp;&quot;=&gt;'&quot;&amp;[.Q44]&amp;&quot;',&quot;&amp;[.$R$1]&amp;&quot;=&gt;'&quot;&amp;[.R44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content-validation-name="val2" table:number-columns-repeated="2"/>
          <table:table-cell table:number-columns-repeated="9"/>
          <table:table-cell table:content-validation-name="val3"/>
          <table:table-cell table:number-columns-repeated="6"/>
          <table:table-cell table:formula="of:=IF([.B45]&lt;&gt;&quot;&quot;;&quot;exec ROUTING_UTIL.insert_rule(&quot;&amp;[.$A$1]&amp;&quot;=&gt;'&quot;&amp;[.A45]&amp;&quot;',&quot;&amp;[.$B$1]&amp;&quot;=&gt;'&quot;&amp;[.B45]&amp;&quot;',&quot;&amp;[.$C$1]&amp;&quot;=&gt;'&quot;&amp;[.C45]&amp;&quot;',&quot;&amp;[.$D$1]&amp;&quot;=&gt;'&quot;&amp;[.D45]&amp;&quot;',&quot;&amp;[.$E$1]&amp;&quot;=&gt;'&quot;&amp;[.E45]&amp;&quot;',&quot;&amp;[.$F$1]&amp;&quot;=&gt;'&quot;&amp;[.F45]&amp;&quot;',&quot;&amp;[.$G$1]&amp;&quot;=&gt;'&quot;&amp;[.G45]&amp;&quot;',&quot;&amp;[.$H$1]&amp;&quot;=&gt;'&quot;&amp;[.H45]&amp;&quot;',&quot;&amp;[.$I$1]&amp;&quot;=&gt;'&quot;&amp;[.I45]&amp;&quot;',&quot;&amp;[.$J$1]&amp;&quot;=&gt;'&quot;&amp;[.J45]&amp;&quot;',&quot;&amp;[.$K$1]&amp;&quot;=&gt;'&quot;&amp;[.K45]&amp;&quot;',&quot;&amp;[.$L$1]&amp;&quot;=&gt;'&quot;&amp;[.L45]&amp;&quot;',&quot;&amp;[.$M$1]&amp;&quot;=&gt;'&quot;&amp;[.M45]&amp;&quot;',&quot;&amp;[.$N$1]&amp;&quot;=&gt;'&quot;&amp;[.N45]&amp;&quot;',&quot;&amp;[.$O$1]&amp;&quot;=&gt;'&quot;&amp;[.O45]&amp;&quot;',&quot;&amp;[.$P$1]&amp;&quot;=&gt;'&quot;&amp;[.P45]&amp;&quot;',&quot;&amp;[.$Q$1]&amp;&quot;=&gt;'&quot;&amp;[.Q45]&amp;&quot;',&quot;&amp;[.$R$1]&amp;&quot;=&gt;'&quot;&amp;[.R45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content-validation-name="val2" table:number-columns-repeated="2"/>
          <table:table-cell table:number-columns-repeated="9"/>
          <table:table-cell table:content-validation-name="val3"/>
          <table:table-cell table:number-columns-repeated="6"/>
          <table:table-cell table:formula="of:=IF([.B46]&lt;&gt;&quot;&quot;;&quot;exec ROUTING_UTIL.insert_rule(&quot;&amp;[.$A$1]&amp;&quot;=&gt;'&quot;&amp;[.A46]&amp;&quot;',&quot;&amp;[.$B$1]&amp;&quot;=&gt;'&quot;&amp;[.B46]&amp;&quot;',&quot;&amp;[.$C$1]&amp;&quot;=&gt;'&quot;&amp;[.C46]&amp;&quot;',&quot;&amp;[.$D$1]&amp;&quot;=&gt;'&quot;&amp;[.D46]&amp;&quot;',&quot;&amp;[.$E$1]&amp;&quot;=&gt;'&quot;&amp;[.E46]&amp;&quot;',&quot;&amp;[.$F$1]&amp;&quot;=&gt;'&quot;&amp;[.F46]&amp;&quot;',&quot;&amp;[.$G$1]&amp;&quot;=&gt;'&quot;&amp;[.G46]&amp;&quot;',&quot;&amp;[.$H$1]&amp;&quot;=&gt;'&quot;&amp;[.H46]&amp;&quot;',&quot;&amp;[.$I$1]&amp;&quot;=&gt;'&quot;&amp;[.I46]&amp;&quot;',&quot;&amp;[.$J$1]&amp;&quot;=&gt;'&quot;&amp;[.J46]&amp;&quot;',&quot;&amp;[.$K$1]&amp;&quot;=&gt;'&quot;&amp;[.K46]&amp;&quot;',&quot;&amp;[.$L$1]&amp;&quot;=&gt;'&quot;&amp;[.L46]&amp;&quot;',&quot;&amp;[.$M$1]&amp;&quot;=&gt;'&quot;&amp;[.M46]&amp;&quot;',&quot;&amp;[.$N$1]&amp;&quot;=&gt;'&quot;&amp;[.N46]&amp;&quot;',&quot;&amp;[.$O$1]&amp;&quot;=&gt;'&quot;&amp;[.O46]&amp;&quot;',&quot;&amp;[.$P$1]&amp;&quot;=&gt;'&quot;&amp;[.P46]&amp;&quot;',&quot;&amp;[.$Q$1]&amp;&quot;=&gt;'&quot;&amp;[.Q46]&amp;&quot;',&quot;&amp;[.$R$1]&amp;&quot;=&gt;'&quot;&amp;[.R46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content-validation-name="val2" table:number-columns-repeated="2"/>
          <table:table-cell table:number-columns-repeated="9"/>
          <table:table-cell table:content-validation-name="val3"/>
          <table:table-cell table:number-columns-repeated="6"/>
          <table:table-cell table:formula="of:=IF([.B47]&lt;&gt;&quot;&quot;;&quot;exec ROUTING_UTIL.insert_rule(&quot;&amp;[.$A$1]&amp;&quot;=&gt;'&quot;&amp;[.A47]&amp;&quot;',&quot;&amp;[.$B$1]&amp;&quot;=&gt;'&quot;&amp;[.B47]&amp;&quot;',&quot;&amp;[.$C$1]&amp;&quot;=&gt;'&quot;&amp;[.C47]&amp;&quot;',&quot;&amp;[.$D$1]&amp;&quot;=&gt;'&quot;&amp;[.D47]&amp;&quot;',&quot;&amp;[.$E$1]&amp;&quot;=&gt;'&quot;&amp;[.E47]&amp;&quot;',&quot;&amp;[.$F$1]&amp;&quot;=&gt;'&quot;&amp;[.F47]&amp;&quot;',&quot;&amp;[.$G$1]&amp;&quot;=&gt;'&quot;&amp;[.G47]&amp;&quot;',&quot;&amp;[.$H$1]&amp;&quot;=&gt;'&quot;&amp;[.H47]&amp;&quot;',&quot;&amp;[.$I$1]&amp;&quot;=&gt;'&quot;&amp;[.I47]&amp;&quot;',&quot;&amp;[.$J$1]&amp;&quot;=&gt;'&quot;&amp;[.J47]&amp;&quot;',&quot;&amp;[.$K$1]&amp;&quot;=&gt;'&quot;&amp;[.K47]&amp;&quot;',&quot;&amp;[.$L$1]&amp;&quot;=&gt;'&quot;&amp;[.L47]&amp;&quot;',&quot;&amp;[.$M$1]&amp;&quot;=&gt;'&quot;&amp;[.M47]&amp;&quot;',&quot;&amp;[.$N$1]&amp;&quot;=&gt;'&quot;&amp;[.N47]&amp;&quot;',&quot;&amp;[.$O$1]&amp;&quot;=&gt;'&quot;&amp;[.O47]&amp;&quot;',&quot;&amp;[.$P$1]&amp;&quot;=&gt;'&quot;&amp;[.P47]&amp;&quot;',&quot;&amp;[.$Q$1]&amp;&quot;=&gt;'&quot;&amp;[.Q47]&amp;&quot;',&quot;&amp;[.$R$1]&amp;&quot;=&gt;'&quot;&amp;[.R47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content-validation-name="val2" table:number-columns-repeated="2"/>
          <table:table-cell table:number-columns-repeated="9"/>
          <table:table-cell table:content-validation-name="val3"/>
          <table:table-cell table:number-columns-repeated="6"/>
          <table:table-cell table:formula="of:=IF([.B48]&lt;&gt;&quot;&quot;;&quot;exec ROUTING_UTIL.insert_rule(&quot;&amp;[.$A$1]&amp;&quot;=&gt;'&quot;&amp;[.A48]&amp;&quot;',&quot;&amp;[.$B$1]&amp;&quot;=&gt;'&quot;&amp;[.B48]&amp;&quot;',&quot;&amp;[.$C$1]&amp;&quot;=&gt;'&quot;&amp;[.C48]&amp;&quot;',&quot;&amp;[.$D$1]&amp;&quot;=&gt;'&quot;&amp;[.D48]&amp;&quot;',&quot;&amp;[.$E$1]&amp;&quot;=&gt;'&quot;&amp;[.E48]&amp;&quot;',&quot;&amp;[.$F$1]&amp;&quot;=&gt;'&quot;&amp;[.F48]&amp;&quot;',&quot;&amp;[.$G$1]&amp;&quot;=&gt;'&quot;&amp;[.G48]&amp;&quot;',&quot;&amp;[.$H$1]&amp;&quot;=&gt;'&quot;&amp;[.H48]&amp;&quot;',&quot;&amp;[.$I$1]&amp;&quot;=&gt;'&quot;&amp;[.I48]&amp;&quot;',&quot;&amp;[.$J$1]&amp;&quot;=&gt;'&quot;&amp;[.J48]&amp;&quot;',&quot;&amp;[.$K$1]&amp;&quot;=&gt;'&quot;&amp;[.K48]&amp;&quot;',&quot;&amp;[.$L$1]&amp;&quot;=&gt;'&quot;&amp;[.L48]&amp;&quot;',&quot;&amp;[.$M$1]&amp;&quot;=&gt;'&quot;&amp;[.M48]&amp;&quot;',&quot;&amp;[.$N$1]&amp;&quot;=&gt;'&quot;&amp;[.N48]&amp;&quot;',&quot;&amp;[.$O$1]&amp;&quot;=&gt;'&quot;&amp;[.O48]&amp;&quot;',&quot;&amp;[.$P$1]&amp;&quot;=&gt;'&quot;&amp;[.P48]&amp;&quot;',&quot;&amp;[.$Q$1]&amp;&quot;=&gt;'&quot;&amp;[.Q48]&amp;&quot;',&quot;&amp;[.$R$1]&amp;&quot;=&gt;'&quot;&amp;[.R48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content-validation-name="val2" table:number-columns-repeated="2"/>
          <table:table-cell table:number-columns-repeated="9"/>
          <table:table-cell table:content-validation-name="val3"/>
          <table:table-cell table:number-columns-repeated="6"/>
          <table:table-cell table:formula="of:=IF([.B49]&lt;&gt;&quot;&quot;;&quot;exec ROUTING_UTIL.insert_rule(&quot;&amp;[.$A$1]&amp;&quot;=&gt;'&quot;&amp;[.A49]&amp;&quot;',&quot;&amp;[.$B$1]&amp;&quot;=&gt;'&quot;&amp;[.B49]&amp;&quot;',&quot;&amp;[.$C$1]&amp;&quot;=&gt;'&quot;&amp;[.C49]&amp;&quot;',&quot;&amp;[.$D$1]&amp;&quot;=&gt;'&quot;&amp;[.D49]&amp;&quot;',&quot;&amp;[.$E$1]&amp;&quot;=&gt;'&quot;&amp;[.E49]&amp;&quot;',&quot;&amp;[.$F$1]&amp;&quot;=&gt;'&quot;&amp;[.F49]&amp;&quot;',&quot;&amp;[.$G$1]&amp;&quot;=&gt;'&quot;&amp;[.G49]&amp;&quot;',&quot;&amp;[.$H$1]&amp;&quot;=&gt;'&quot;&amp;[.H49]&amp;&quot;',&quot;&amp;[.$I$1]&amp;&quot;=&gt;'&quot;&amp;[.I49]&amp;&quot;',&quot;&amp;[.$J$1]&amp;&quot;=&gt;'&quot;&amp;[.J49]&amp;&quot;',&quot;&amp;[.$K$1]&amp;&quot;=&gt;'&quot;&amp;[.K49]&amp;&quot;',&quot;&amp;[.$L$1]&amp;&quot;=&gt;'&quot;&amp;[.L49]&amp;&quot;',&quot;&amp;[.$M$1]&amp;&quot;=&gt;'&quot;&amp;[.M49]&amp;&quot;',&quot;&amp;[.$N$1]&amp;&quot;=&gt;'&quot;&amp;[.N49]&amp;&quot;',&quot;&amp;[.$O$1]&amp;&quot;=&gt;'&quot;&amp;[.O49]&amp;&quot;',&quot;&amp;[.$P$1]&amp;&quot;=&gt;'&quot;&amp;[.P49]&amp;&quot;',&quot;&amp;[.$Q$1]&amp;&quot;=&gt;'&quot;&amp;[.Q49]&amp;&quot;',&quot;&amp;[.$R$1]&amp;&quot;=&gt;'&quot;&amp;[.R49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content-validation-name="val2" table:number-columns-repeated="2"/>
          <table:table-cell table:number-columns-repeated="9"/>
          <table:table-cell table:content-validation-name="val3"/>
          <table:table-cell table:number-columns-repeated="6"/>
          <table:table-cell table:formula="of:=IF([.B50]&lt;&gt;&quot;&quot;;&quot;exec ROUTING_UTIL.insert_rule(&quot;&amp;[.$A$1]&amp;&quot;=&gt;'&quot;&amp;[.A50]&amp;&quot;',&quot;&amp;[.$B$1]&amp;&quot;=&gt;'&quot;&amp;[.B50]&amp;&quot;',&quot;&amp;[.$C$1]&amp;&quot;=&gt;'&quot;&amp;[.C50]&amp;&quot;',&quot;&amp;[.$D$1]&amp;&quot;=&gt;'&quot;&amp;[.D50]&amp;&quot;',&quot;&amp;[.$E$1]&amp;&quot;=&gt;'&quot;&amp;[.E50]&amp;&quot;',&quot;&amp;[.$F$1]&amp;&quot;=&gt;'&quot;&amp;[.F50]&amp;&quot;',&quot;&amp;[.$G$1]&amp;&quot;=&gt;'&quot;&amp;[.G50]&amp;&quot;',&quot;&amp;[.$H$1]&amp;&quot;=&gt;'&quot;&amp;[.H50]&amp;&quot;',&quot;&amp;[.$I$1]&amp;&quot;=&gt;'&quot;&amp;[.I50]&amp;&quot;',&quot;&amp;[.$J$1]&amp;&quot;=&gt;'&quot;&amp;[.J50]&amp;&quot;',&quot;&amp;[.$K$1]&amp;&quot;=&gt;'&quot;&amp;[.K50]&amp;&quot;',&quot;&amp;[.$L$1]&amp;&quot;=&gt;'&quot;&amp;[.L50]&amp;&quot;',&quot;&amp;[.$M$1]&amp;&quot;=&gt;'&quot;&amp;[.M50]&amp;&quot;',&quot;&amp;[.$N$1]&amp;&quot;=&gt;'&quot;&amp;[.N50]&amp;&quot;',&quot;&amp;[.$O$1]&amp;&quot;=&gt;'&quot;&amp;[.O50]&amp;&quot;',&quot;&amp;[.$P$1]&amp;&quot;=&gt;'&quot;&amp;[.P50]&amp;&quot;',&quot;&amp;[.$Q$1]&amp;&quot;=&gt;'&quot;&amp;[.Q50]&amp;&quot;',&quot;&amp;[.$R$1]&amp;&quot;=&gt;'&quot;&amp;[.R50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content-validation-name="val2" table:number-columns-repeated="2"/>
          <table:table-cell table:number-columns-repeated="9"/>
          <table:table-cell table:content-validation-name="val3"/>
          <table:table-cell table:number-columns-repeated="6"/>
          <table:table-cell table:formula="of:=IF([.B51]&lt;&gt;&quot;&quot;;&quot;exec ROUTING_UTIL.insert_rule(&quot;&amp;[.$A$1]&amp;&quot;=&gt;'&quot;&amp;[.A51]&amp;&quot;',&quot;&amp;[.$B$1]&amp;&quot;=&gt;'&quot;&amp;[.B51]&amp;&quot;',&quot;&amp;[.$C$1]&amp;&quot;=&gt;'&quot;&amp;[.C51]&amp;&quot;',&quot;&amp;[.$D$1]&amp;&quot;=&gt;'&quot;&amp;[.D51]&amp;&quot;',&quot;&amp;[.$E$1]&amp;&quot;=&gt;'&quot;&amp;[.E51]&amp;&quot;',&quot;&amp;[.$F$1]&amp;&quot;=&gt;'&quot;&amp;[.F51]&amp;&quot;',&quot;&amp;[.$G$1]&amp;&quot;=&gt;'&quot;&amp;[.G51]&amp;&quot;',&quot;&amp;[.$H$1]&amp;&quot;=&gt;'&quot;&amp;[.H51]&amp;&quot;',&quot;&amp;[.$I$1]&amp;&quot;=&gt;'&quot;&amp;[.I51]&amp;&quot;',&quot;&amp;[.$J$1]&amp;&quot;=&gt;'&quot;&amp;[.J51]&amp;&quot;',&quot;&amp;[.$K$1]&amp;&quot;=&gt;'&quot;&amp;[.K51]&amp;&quot;',&quot;&amp;[.$L$1]&amp;&quot;=&gt;'&quot;&amp;[.L51]&amp;&quot;',&quot;&amp;[.$M$1]&amp;&quot;=&gt;'&quot;&amp;[.M51]&amp;&quot;',&quot;&amp;[.$N$1]&amp;&quot;=&gt;'&quot;&amp;[.N51]&amp;&quot;',&quot;&amp;[.$O$1]&amp;&quot;=&gt;'&quot;&amp;[.O51]&amp;&quot;',&quot;&amp;[.$P$1]&amp;&quot;=&gt;'&quot;&amp;[.P51]&amp;&quot;',&quot;&amp;[.$Q$1]&amp;&quot;=&gt;'&quot;&amp;[.Q51]&amp;&quot;',&quot;&amp;[.$R$1]&amp;&quot;=&gt;'&quot;&amp;[.R51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content-validation-name="val2" table:number-columns-repeated="2"/>
          <table:table-cell table:number-columns-repeated="9"/>
          <table:table-cell table:content-validation-name="val3"/>
          <table:table-cell table:number-columns-repeated="6"/>
          <table:table-cell table:formula="of:=IF([.B52]&lt;&gt;&quot;&quot;;&quot;exec ROUTING_UTIL.insert_rule(&quot;&amp;[.$A$1]&amp;&quot;=&gt;'&quot;&amp;[.A52]&amp;&quot;',&quot;&amp;[.$B$1]&amp;&quot;=&gt;'&quot;&amp;[.B52]&amp;&quot;',&quot;&amp;[.$C$1]&amp;&quot;=&gt;'&quot;&amp;[.C52]&amp;&quot;',&quot;&amp;[.$D$1]&amp;&quot;=&gt;'&quot;&amp;[.D52]&amp;&quot;',&quot;&amp;[.$E$1]&amp;&quot;=&gt;'&quot;&amp;[.E52]&amp;&quot;',&quot;&amp;[.$F$1]&amp;&quot;=&gt;'&quot;&amp;[.F52]&amp;&quot;',&quot;&amp;[.$G$1]&amp;&quot;=&gt;'&quot;&amp;[.G52]&amp;&quot;',&quot;&amp;[.$H$1]&amp;&quot;=&gt;'&quot;&amp;[.H52]&amp;&quot;',&quot;&amp;[.$I$1]&amp;&quot;=&gt;'&quot;&amp;[.I52]&amp;&quot;',&quot;&amp;[.$J$1]&amp;&quot;=&gt;'&quot;&amp;[.J52]&amp;&quot;',&quot;&amp;[.$K$1]&amp;&quot;=&gt;'&quot;&amp;[.K52]&amp;&quot;',&quot;&amp;[.$L$1]&amp;&quot;=&gt;'&quot;&amp;[.L52]&amp;&quot;',&quot;&amp;[.$M$1]&amp;&quot;=&gt;'&quot;&amp;[.M52]&amp;&quot;',&quot;&amp;[.$N$1]&amp;&quot;=&gt;'&quot;&amp;[.N52]&amp;&quot;',&quot;&amp;[.$O$1]&amp;&quot;=&gt;'&quot;&amp;[.O52]&amp;&quot;',&quot;&amp;[.$P$1]&amp;&quot;=&gt;'&quot;&amp;[.P52]&amp;&quot;',&quot;&amp;[.$Q$1]&amp;&quot;=&gt;'&quot;&amp;[.Q52]&amp;&quot;',&quot;&amp;[.$R$1]&amp;&quot;=&gt;'&quot;&amp;[.R52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content-validation-name="val2" table:number-columns-repeated="2"/>
          <table:table-cell table:number-columns-repeated="9"/>
          <table:table-cell table:content-validation-name="val3"/>
          <table:table-cell table:number-columns-repeated="6"/>
          <table:table-cell table:formula="of:=IF([.B53]&lt;&gt;&quot;&quot;;&quot;exec ROUTING_UTIL.insert_rule(&quot;&amp;[.$A$1]&amp;&quot;=&gt;'&quot;&amp;[.A53]&amp;&quot;',&quot;&amp;[.$B$1]&amp;&quot;=&gt;'&quot;&amp;[.B53]&amp;&quot;',&quot;&amp;[.$C$1]&amp;&quot;=&gt;'&quot;&amp;[.C53]&amp;&quot;',&quot;&amp;[.$D$1]&amp;&quot;=&gt;'&quot;&amp;[.D53]&amp;&quot;',&quot;&amp;[.$E$1]&amp;&quot;=&gt;'&quot;&amp;[.E53]&amp;&quot;',&quot;&amp;[.$F$1]&amp;&quot;=&gt;'&quot;&amp;[.F53]&amp;&quot;',&quot;&amp;[.$G$1]&amp;&quot;=&gt;'&quot;&amp;[.G53]&amp;&quot;',&quot;&amp;[.$H$1]&amp;&quot;=&gt;'&quot;&amp;[.H53]&amp;&quot;',&quot;&amp;[.$I$1]&amp;&quot;=&gt;'&quot;&amp;[.I53]&amp;&quot;',&quot;&amp;[.$J$1]&amp;&quot;=&gt;'&quot;&amp;[.J53]&amp;&quot;',&quot;&amp;[.$K$1]&amp;&quot;=&gt;'&quot;&amp;[.K53]&amp;&quot;',&quot;&amp;[.$L$1]&amp;&quot;=&gt;'&quot;&amp;[.L53]&amp;&quot;',&quot;&amp;[.$M$1]&amp;&quot;=&gt;'&quot;&amp;[.M53]&amp;&quot;',&quot;&amp;[.$N$1]&amp;&quot;=&gt;'&quot;&amp;[.N53]&amp;&quot;',&quot;&amp;[.$O$1]&amp;&quot;=&gt;'&quot;&amp;[.O53]&amp;&quot;',&quot;&amp;[.$P$1]&amp;&quot;=&gt;'&quot;&amp;[.P53]&amp;&quot;',&quot;&amp;[.$Q$1]&amp;&quot;=&gt;'&quot;&amp;[.Q53]&amp;&quot;',&quot;&amp;[.$R$1]&amp;&quot;=&gt;'&quot;&amp;[.R53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content-validation-name="val2" table:number-columns-repeated="2"/>
          <table:table-cell table:number-columns-repeated="9"/>
          <table:table-cell table:content-validation-name="val3"/>
          <table:table-cell table:number-columns-repeated="6"/>
          <table:table-cell table:formula="of:=IF([.B54]&lt;&gt;&quot;&quot;;&quot;exec ROUTING_UTIL.insert_rule(&quot;&amp;[.$A$1]&amp;&quot;=&gt;'&quot;&amp;[.A54]&amp;&quot;',&quot;&amp;[.$B$1]&amp;&quot;=&gt;'&quot;&amp;[.B54]&amp;&quot;',&quot;&amp;[.$C$1]&amp;&quot;=&gt;'&quot;&amp;[.C54]&amp;&quot;',&quot;&amp;[.$D$1]&amp;&quot;=&gt;'&quot;&amp;[.D54]&amp;&quot;',&quot;&amp;[.$E$1]&amp;&quot;=&gt;'&quot;&amp;[.E54]&amp;&quot;',&quot;&amp;[.$F$1]&amp;&quot;=&gt;'&quot;&amp;[.F54]&amp;&quot;',&quot;&amp;[.$G$1]&amp;&quot;=&gt;'&quot;&amp;[.G54]&amp;&quot;',&quot;&amp;[.$H$1]&amp;&quot;=&gt;'&quot;&amp;[.H54]&amp;&quot;',&quot;&amp;[.$I$1]&amp;&quot;=&gt;'&quot;&amp;[.I54]&amp;&quot;',&quot;&amp;[.$J$1]&amp;&quot;=&gt;'&quot;&amp;[.J54]&amp;&quot;',&quot;&amp;[.$K$1]&amp;&quot;=&gt;'&quot;&amp;[.K54]&amp;&quot;',&quot;&amp;[.$L$1]&amp;&quot;=&gt;'&quot;&amp;[.L54]&amp;&quot;',&quot;&amp;[.$M$1]&amp;&quot;=&gt;'&quot;&amp;[.M54]&amp;&quot;',&quot;&amp;[.$N$1]&amp;&quot;=&gt;'&quot;&amp;[.N54]&amp;&quot;',&quot;&amp;[.$O$1]&amp;&quot;=&gt;'&quot;&amp;[.O54]&amp;&quot;',&quot;&amp;[.$P$1]&amp;&quot;=&gt;'&quot;&amp;[.P54]&amp;&quot;',&quot;&amp;[.$Q$1]&amp;&quot;=&gt;'&quot;&amp;[.Q54]&amp;&quot;',&quot;&amp;[.$R$1]&amp;&quot;=&gt;'&quot;&amp;[.R54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content-validation-name="val2" table:number-columns-repeated="2"/>
          <table:table-cell table:number-columns-repeated="9"/>
          <table:table-cell table:content-validation-name="val3"/>
          <table:table-cell table:number-columns-repeated="6"/>
          <table:table-cell table:formula="of:=IF([.B55]&lt;&gt;&quot;&quot;;&quot;exec ROUTING_UTIL.insert_rule(&quot;&amp;[.$A$1]&amp;&quot;=&gt;'&quot;&amp;[.A55]&amp;&quot;',&quot;&amp;[.$B$1]&amp;&quot;=&gt;'&quot;&amp;[.B55]&amp;&quot;',&quot;&amp;[.$C$1]&amp;&quot;=&gt;'&quot;&amp;[.C55]&amp;&quot;',&quot;&amp;[.$D$1]&amp;&quot;=&gt;'&quot;&amp;[.D55]&amp;&quot;',&quot;&amp;[.$E$1]&amp;&quot;=&gt;'&quot;&amp;[.E55]&amp;&quot;',&quot;&amp;[.$F$1]&amp;&quot;=&gt;'&quot;&amp;[.F55]&amp;&quot;',&quot;&amp;[.$G$1]&amp;&quot;=&gt;'&quot;&amp;[.G55]&amp;&quot;',&quot;&amp;[.$H$1]&amp;&quot;=&gt;'&quot;&amp;[.H55]&amp;&quot;',&quot;&amp;[.$I$1]&amp;&quot;=&gt;'&quot;&amp;[.I55]&amp;&quot;',&quot;&amp;[.$J$1]&amp;&quot;=&gt;'&quot;&amp;[.J55]&amp;&quot;',&quot;&amp;[.$K$1]&amp;&quot;=&gt;'&quot;&amp;[.K55]&amp;&quot;',&quot;&amp;[.$L$1]&amp;&quot;=&gt;'&quot;&amp;[.L55]&amp;&quot;',&quot;&amp;[.$M$1]&amp;&quot;=&gt;'&quot;&amp;[.M55]&amp;&quot;',&quot;&amp;[.$N$1]&amp;&quot;=&gt;'&quot;&amp;[.N55]&amp;&quot;',&quot;&amp;[.$O$1]&amp;&quot;=&gt;'&quot;&amp;[.O55]&amp;&quot;',&quot;&amp;[.$P$1]&amp;&quot;=&gt;'&quot;&amp;[.P55]&amp;&quot;',&quot;&amp;[.$Q$1]&amp;&quot;=&gt;'&quot;&amp;[.Q55]&amp;&quot;',&quot;&amp;[.$R$1]&amp;&quot;=&gt;'&quot;&amp;[.R55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content-validation-name="val2" table:number-columns-repeated="2"/>
          <table:table-cell table:number-columns-repeated="9"/>
          <table:table-cell table:content-validation-name="val3"/>
          <table:table-cell table:number-columns-repeated="6"/>
          <table:table-cell table:formula="of:=IF([.B56]&lt;&gt;&quot;&quot;;&quot;exec ROUTING_UTIL.insert_rule(&quot;&amp;[.$A$1]&amp;&quot;=&gt;'&quot;&amp;[.A56]&amp;&quot;',&quot;&amp;[.$B$1]&amp;&quot;=&gt;'&quot;&amp;[.B56]&amp;&quot;',&quot;&amp;[.$C$1]&amp;&quot;=&gt;'&quot;&amp;[.C56]&amp;&quot;',&quot;&amp;[.$D$1]&amp;&quot;=&gt;'&quot;&amp;[.D56]&amp;&quot;',&quot;&amp;[.$E$1]&amp;&quot;=&gt;'&quot;&amp;[.E56]&amp;&quot;',&quot;&amp;[.$F$1]&amp;&quot;=&gt;'&quot;&amp;[.F56]&amp;&quot;',&quot;&amp;[.$G$1]&amp;&quot;=&gt;'&quot;&amp;[.G56]&amp;&quot;',&quot;&amp;[.$H$1]&amp;&quot;=&gt;'&quot;&amp;[.H56]&amp;&quot;',&quot;&amp;[.$I$1]&amp;&quot;=&gt;'&quot;&amp;[.I56]&amp;&quot;',&quot;&amp;[.$J$1]&amp;&quot;=&gt;'&quot;&amp;[.J56]&amp;&quot;',&quot;&amp;[.$K$1]&amp;&quot;=&gt;'&quot;&amp;[.K56]&amp;&quot;',&quot;&amp;[.$L$1]&amp;&quot;=&gt;'&quot;&amp;[.L56]&amp;&quot;',&quot;&amp;[.$M$1]&amp;&quot;=&gt;'&quot;&amp;[.M56]&amp;&quot;',&quot;&amp;[.$N$1]&amp;&quot;=&gt;'&quot;&amp;[.N56]&amp;&quot;',&quot;&amp;[.$O$1]&amp;&quot;=&gt;'&quot;&amp;[.O56]&amp;&quot;',&quot;&amp;[.$P$1]&amp;&quot;=&gt;'&quot;&amp;[.P56]&amp;&quot;',&quot;&amp;[.$Q$1]&amp;&quot;=&gt;'&quot;&amp;[.Q56]&amp;&quot;',&quot;&amp;[.$R$1]&amp;&quot;=&gt;'&quot;&amp;[.R56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content-validation-name="val2" table:number-columns-repeated="2"/>
          <table:table-cell table:number-columns-repeated="9"/>
          <table:table-cell table:content-validation-name="val3"/>
          <table:table-cell table:number-columns-repeated="6"/>
          <table:table-cell table:formula="of:=IF([.B57]&lt;&gt;&quot;&quot;;&quot;exec ROUTING_UTIL.insert_rule(&quot;&amp;[.$A$1]&amp;&quot;=&gt;'&quot;&amp;[.A57]&amp;&quot;',&quot;&amp;[.$B$1]&amp;&quot;=&gt;'&quot;&amp;[.B57]&amp;&quot;',&quot;&amp;[.$C$1]&amp;&quot;=&gt;'&quot;&amp;[.C57]&amp;&quot;',&quot;&amp;[.$D$1]&amp;&quot;=&gt;'&quot;&amp;[.D57]&amp;&quot;',&quot;&amp;[.$E$1]&amp;&quot;=&gt;'&quot;&amp;[.E57]&amp;&quot;',&quot;&amp;[.$F$1]&amp;&quot;=&gt;'&quot;&amp;[.F57]&amp;&quot;',&quot;&amp;[.$G$1]&amp;&quot;=&gt;'&quot;&amp;[.G57]&amp;&quot;',&quot;&amp;[.$H$1]&amp;&quot;=&gt;'&quot;&amp;[.H57]&amp;&quot;',&quot;&amp;[.$I$1]&amp;&quot;=&gt;'&quot;&amp;[.I57]&amp;&quot;',&quot;&amp;[.$J$1]&amp;&quot;=&gt;'&quot;&amp;[.J57]&amp;&quot;',&quot;&amp;[.$K$1]&amp;&quot;=&gt;'&quot;&amp;[.K57]&amp;&quot;',&quot;&amp;[.$L$1]&amp;&quot;=&gt;'&quot;&amp;[.L57]&amp;&quot;',&quot;&amp;[.$M$1]&amp;&quot;=&gt;'&quot;&amp;[.M57]&amp;&quot;',&quot;&amp;[.$N$1]&amp;&quot;=&gt;'&quot;&amp;[.N57]&amp;&quot;',&quot;&amp;[.$O$1]&amp;&quot;=&gt;'&quot;&amp;[.O57]&amp;&quot;',&quot;&amp;[.$P$1]&amp;&quot;=&gt;'&quot;&amp;[.P57]&amp;&quot;',&quot;&amp;[.$Q$1]&amp;&quot;=&gt;'&quot;&amp;[.Q57]&amp;&quot;',&quot;&amp;[.$R$1]&amp;&quot;=&gt;'&quot;&amp;[.R57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content-validation-name="val2" table:number-columns-repeated="2"/>
          <table:table-cell table:number-columns-repeated="9"/>
          <table:table-cell table:content-validation-name="val3"/>
          <table:table-cell table:number-columns-repeated="6"/>
          <table:table-cell table:formula="of:=IF([.B58]&lt;&gt;&quot;&quot;;&quot;exec ROUTING_UTIL.insert_rule(&quot;&amp;[.$A$1]&amp;&quot;=&gt;'&quot;&amp;[.A58]&amp;&quot;',&quot;&amp;[.$B$1]&amp;&quot;=&gt;'&quot;&amp;[.B58]&amp;&quot;',&quot;&amp;[.$C$1]&amp;&quot;=&gt;'&quot;&amp;[.C58]&amp;&quot;',&quot;&amp;[.$D$1]&amp;&quot;=&gt;'&quot;&amp;[.D58]&amp;&quot;',&quot;&amp;[.$E$1]&amp;&quot;=&gt;'&quot;&amp;[.E58]&amp;&quot;',&quot;&amp;[.$F$1]&amp;&quot;=&gt;'&quot;&amp;[.F58]&amp;&quot;',&quot;&amp;[.$G$1]&amp;&quot;=&gt;'&quot;&amp;[.G58]&amp;&quot;',&quot;&amp;[.$H$1]&amp;&quot;=&gt;'&quot;&amp;[.H58]&amp;&quot;',&quot;&amp;[.$I$1]&amp;&quot;=&gt;'&quot;&amp;[.I58]&amp;&quot;',&quot;&amp;[.$J$1]&amp;&quot;=&gt;'&quot;&amp;[.J58]&amp;&quot;',&quot;&amp;[.$K$1]&amp;&quot;=&gt;'&quot;&amp;[.K58]&amp;&quot;',&quot;&amp;[.$L$1]&amp;&quot;=&gt;'&quot;&amp;[.L58]&amp;&quot;',&quot;&amp;[.$M$1]&amp;&quot;=&gt;'&quot;&amp;[.M58]&amp;&quot;',&quot;&amp;[.$N$1]&amp;&quot;=&gt;'&quot;&amp;[.N58]&amp;&quot;',&quot;&amp;[.$O$1]&amp;&quot;=&gt;'&quot;&amp;[.O58]&amp;&quot;',&quot;&amp;[.$P$1]&amp;&quot;=&gt;'&quot;&amp;[.P58]&amp;&quot;',&quot;&amp;[.$Q$1]&amp;&quot;=&gt;'&quot;&amp;[.Q58]&amp;&quot;',&quot;&amp;[.$R$1]&amp;&quot;=&gt;'&quot;&amp;[.R58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content-validation-name="val2" table:number-columns-repeated="2"/>
          <table:table-cell table:number-columns-repeated="9"/>
          <table:table-cell table:content-validation-name="val3"/>
          <table:table-cell table:number-columns-repeated="6"/>
          <table:table-cell table:formula="of:=IF([.B59]&lt;&gt;&quot;&quot;;&quot;exec ROUTING_UTIL.insert_rule(&quot;&amp;[.$A$1]&amp;&quot;=&gt;'&quot;&amp;[.A59]&amp;&quot;',&quot;&amp;[.$B$1]&amp;&quot;=&gt;'&quot;&amp;[.B59]&amp;&quot;',&quot;&amp;[.$C$1]&amp;&quot;=&gt;'&quot;&amp;[.C59]&amp;&quot;',&quot;&amp;[.$D$1]&amp;&quot;=&gt;'&quot;&amp;[.D59]&amp;&quot;',&quot;&amp;[.$E$1]&amp;&quot;=&gt;'&quot;&amp;[.E59]&amp;&quot;',&quot;&amp;[.$F$1]&amp;&quot;=&gt;'&quot;&amp;[.F59]&amp;&quot;',&quot;&amp;[.$G$1]&amp;&quot;=&gt;'&quot;&amp;[.G59]&amp;&quot;',&quot;&amp;[.$H$1]&amp;&quot;=&gt;'&quot;&amp;[.H59]&amp;&quot;',&quot;&amp;[.$I$1]&amp;&quot;=&gt;'&quot;&amp;[.I59]&amp;&quot;',&quot;&amp;[.$J$1]&amp;&quot;=&gt;'&quot;&amp;[.J59]&amp;&quot;',&quot;&amp;[.$K$1]&amp;&quot;=&gt;'&quot;&amp;[.K59]&amp;&quot;',&quot;&amp;[.$L$1]&amp;&quot;=&gt;'&quot;&amp;[.L59]&amp;&quot;',&quot;&amp;[.$M$1]&amp;&quot;=&gt;'&quot;&amp;[.M59]&amp;&quot;',&quot;&amp;[.$N$1]&amp;&quot;=&gt;'&quot;&amp;[.N59]&amp;&quot;',&quot;&amp;[.$O$1]&amp;&quot;=&gt;'&quot;&amp;[.O59]&amp;&quot;',&quot;&amp;[.$P$1]&amp;&quot;=&gt;'&quot;&amp;[.P59]&amp;&quot;',&quot;&amp;[.$Q$1]&amp;&quot;=&gt;'&quot;&amp;[.Q59]&amp;&quot;',&quot;&amp;[.$R$1]&amp;&quot;=&gt;'&quot;&amp;[.R59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content-validation-name="val2" table:number-columns-repeated="2"/>
          <table:table-cell table:number-columns-repeated="9"/>
          <table:table-cell table:content-validation-name="val3"/>
          <table:table-cell table:number-columns-repeated="6"/>
          <table:table-cell table:formula="of:=IF([.B60]&lt;&gt;&quot;&quot;;&quot;exec ROUTING_UTIL.insert_rule(&quot;&amp;[.$A$1]&amp;&quot;=&gt;'&quot;&amp;[.A60]&amp;&quot;',&quot;&amp;[.$B$1]&amp;&quot;=&gt;'&quot;&amp;[.B60]&amp;&quot;',&quot;&amp;[.$C$1]&amp;&quot;=&gt;'&quot;&amp;[.C60]&amp;&quot;',&quot;&amp;[.$D$1]&amp;&quot;=&gt;'&quot;&amp;[.D60]&amp;&quot;',&quot;&amp;[.$E$1]&amp;&quot;=&gt;'&quot;&amp;[.E60]&amp;&quot;',&quot;&amp;[.$F$1]&amp;&quot;=&gt;'&quot;&amp;[.F60]&amp;&quot;',&quot;&amp;[.$G$1]&amp;&quot;=&gt;'&quot;&amp;[.G60]&amp;&quot;',&quot;&amp;[.$H$1]&amp;&quot;=&gt;'&quot;&amp;[.H60]&amp;&quot;',&quot;&amp;[.$I$1]&amp;&quot;=&gt;'&quot;&amp;[.I60]&amp;&quot;',&quot;&amp;[.$J$1]&amp;&quot;=&gt;'&quot;&amp;[.J60]&amp;&quot;',&quot;&amp;[.$K$1]&amp;&quot;=&gt;'&quot;&amp;[.K60]&amp;&quot;',&quot;&amp;[.$L$1]&amp;&quot;=&gt;'&quot;&amp;[.L60]&amp;&quot;',&quot;&amp;[.$M$1]&amp;&quot;=&gt;'&quot;&amp;[.M60]&amp;&quot;',&quot;&amp;[.$N$1]&amp;&quot;=&gt;'&quot;&amp;[.N60]&amp;&quot;',&quot;&amp;[.$O$1]&amp;&quot;=&gt;'&quot;&amp;[.O60]&amp;&quot;',&quot;&amp;[.$P$1]&amp;&quot;=&gt;'&quot;&amp;[.P60]&amp;&quot;',&quot;&amp;[.$Q$1]&amp;&quot;=&gt;'&quot;&amp;[.Q60]&amp;&quot;',&quot;&amp;[.$R$1]&amp;&quot;=&gt;'&quot;&amp;[.R60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content-validation-name="val2" table:number-columns-repeated="2"/>
          <table:table-cell table:number-columns-repeated="9"/>
          <table:table-cell table:content-validation-name="val3"/>
          <table:table-cell table:number-columns-repeated="6"/>
          <table:table-cell table:formula="of:=IF([.B61]&lt;&gt;&quot;&quot;;&quot;exec ROUTING_UTIL.insert_rule(&quot;&amp;[.$A$1]&amp;&quot;=&gt;'&quot;&amp;[.A61]&amp;&quot;',&quot;&amp;[.$B$1]&amp;&quot;=&gt;'&quot;&amp;[.B61]&amp;&quot;',&quot;&amp;[.$C$1]&amp;&quot;=&gt;'&quot;&amp;[.C61]&amp;&quot;',&quot;&amp;[.$D$1]&amp;&quot;=&gt;'&quot;&amp;[.D61]&amp;&quot;',&quot;&amp;[.$E$1]&amp;&quot;=&gt;'&quot;&amp;[.E61]&amp;&quot;',&quot;&amp;[.$F$1]&amp;&quot;=&gt;'&quot;&amp;[.F61]&amp;&quot;',&quot;&amp;[.$G$1]&amp;&quot;=&gt;'&quot;&amp;[.G61]&amp;&quot;',&quot;&amp;[.$H$1]&amp;&quot;=&gt;'&quot;&amp;[.H61]&amp;&quot;',&quot;&amp;[.$I$1]&amp;&quot;=&gt;'&quot;&amp;[.I61]&amp;&quot;',&quot;&amp;[.$J$1]&amp;&quot;=&gt;'&quot;&amp;[.J61]&amp;&quot;',&quot;&amp;[.$K$1]&amp;&quot;=&gt;'&quot;&amp;[.K61]&amp;&quot;',&quot;&amp;[.$L$1]&amp;&quot;=&gt;'&quot;&amp;[.L61]&amp;&quot;',&quot;&amp;[.$M$1]&amp;&quot;=&gt;'&quot;&amp;[.M61]&amp;&quot;',&quot;&amp;[.$N$1]&amp;&quot;=&gt;'&quot;&amp;[.N61]&amp;&quot;',&quot;&amp;[.$O$1]&amp;&quot;=&gt;'&quot;&amp;[.O61]&amp;&quot;',&quot;&amp;[.$P$1]&amp;&quot;=&gt;'&quot;&amp;[.P61]&amp;&quot;',&quot;&amp;[.$Q$1]&amp;&quot;=&gt;'&quot;&amp;[.Q61]&amp;&quot;',&quot;&amp;[.$R$1]&amp;&quot;=&gt;'&quot;&amp;[.R61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content-validation-name="val2" table:number-columns-repeated="2"/>
          <table:table-cell table:number-columns-repeated="9"/>
          <table:table-cell table:content-validation-name="val3"/>
          <table:table-cell table:number-columns-repeated="6"/>
          <table:table-cell table:formula="of:=IF([.B62]&lt;&gt;&quot;&quot;;&quot;exec ROUTING_UTIL.insert_rule(&quot;&amp;[.$A$1]&amp;&quot;=&gt;'&quot;&amp;[.A62]&amp;&quot;',&quot;&amp;[.$B$1]&amp;&quot;=&gt;'&quot;&amp;[.B62]&amp;&quot;',&quot;&amp;[.$C$1]&amp;&quot;=&gt;'&quot;&amp;[.C62]&amp;&quot;',&quot;&amp;[.$D$1]&amp;&quot;=&gt;'&quot;&amp;[.D62]&amp;&quot;',&quot;&amp;[.$E$1]&amp;&quot;=&gt;'&quot;&amp;[.E62]&amp;&quot;',&quot;&amp;[.$F$1]&amp;&quot;=&gt;'&quot;&amp;[.F62]&amp;&quot;',&quot;&amp;[.$G$1]&amp;&quot;=&gt;'&quot;&amp;[.G62]&amp;&quot;',&quot;&amp;[.$H$1]&amp;&quot;=&gt;'&quot;&amp;[.H62]&amp;&quot;',&quot;&amp;[.$I$1]&amp;&quot;=&gt;'&quot;&amp;[.I62]&amp;&quot;',&quot;&amp;[.$J$1]&amp;&quot;=&gt;'&quot;&amp;[.J62]&amp;&quot;',&quot;&amp;[.$K$1]&amp;&quot;=&gt;'&quot;&amp;[.K62]&amp;&quot;',&quot;&amp;[.$L$1]&amp;&quot;=&gt;'&quot;&amp;[.L62]&amp;&quot;',&quot;&amp;[.$M$1]&amp;&quot;=&gt;'&quot;&amp;[.M62]&amp;&quot;',&quot;&amp;[.$N$1]&amp;&quot;=&gt;'&quot;&amp;[.N62]&amp;&quot;',&quot;&amp;[.$O$1]&amp;&quot;=&gt;'&quot;&amp;[.O62]&amp;&quot;',&quot;&amp;[.$P$1]&amp;&quot;=&gt;'&quot;&amp;[.P62]&amp;&quot;',&quot;&amp;[.$Q$1]&amp;&quot;=&gt;'&quot;&amp;[.Q62]&amp;&quot;',&quot;&amp;[.$R$1]&amp;&quot;=&gt;'&quot;&amp;[.R62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content-validation-name="val2" table:number-columns-repeated="2"/>
          <table:table-cell table:number-columns-repeated="9"/>
          <table:table-cell table:content-validation-name="val3"/>
          <table:table-cell table:number-columns-repeated="6"/>
          <table:table-cell table:formula="of:=IF([.B63]&lt;&gt;&quot;&quot;;&quot;exec ROUTING_UTIL.insert_rule(&quot;&amp;[.$A$1]&amp;&quot;=&gt;'&quot;&amp;[.A63]&amp;&quot;',&quot;&amp;[.$B$1]&amp;&quot;=&gt;'&quot;&amp;[.B63]&amp;&quot;',&quot;&amp;[.$C$1]&amp;&quot;=&gt;'&quot;&amp;[.C63]&amp;&quot;',&quot;&amp;[.$D$1]&amp;&quot;=&gt;'&quot;&amp;[.D63]&amp;&quot;',&quot;&amp;[.$E$1]&amp;&quot;=&gt;'&quot;&amp;[.E63]&amp;&quot;',&quot;&amp;[.$F$1]&amp;&quot;=&gt;'&quot;&amp;[.F63]&amp;&quot;',&quot;&amp;[.$G$1]&amp;&quot;=&gt;'&quot;&amp;[.G63]&amp;&quot;',&quot;&amp;[.$H$1]&amp;&quot;=&gt;'&quot;&amp;[.H63]&amp;&quot;',&quot;&amp;[.$I$1]&amp;&quot;=&gt;'&quot;&amp;[.I63]&amp;&quot;',&quot;&amp;[.$J$1]&amp;&quot;=&gt;'&quot;&amp;[.J63]&amp;&quot;',&quot;&amp;[.$K$1]&amp;&quot;=&gt;'&quot;&amp;[.K63]&amp;&quot;',&quot;&amp;[.$L$1]&amp;&quot;=&gt;'&quot;&amp;[.L63]&amp;&quot;',&quot;&amp;[.$M$1]&amp;&quot;=&gt;'&quot;&amp;[.M63]&amp;&quot;',&quot;&amp;[.$N$1]&amp;&quot;=&gt;'&quot;&amp;[.N63]&amp;&quot;',&quot;&amp;[.$O$1]&amp;&quot;=&gt;'&quot;&amp;[.O63]&amp;&quot;',&quot;&amp;[.$P$1]&amp;&quot;=&gt;'&quot;&amp;[.P63]&amp;&quot;',&quot;&amp;[.$Q$1]&amp;&quot;=&gt;'&quot;&amp;[.Q63]&amp;&quot;',&quot;&amp;[.$R$1]&amp;&quot;=&gt;'&quot;&amp;[.R63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content-validation-name="val2" table:number-columns-repeated="2"/>
          <table:table-cell table:number-columns-repeated="9"/>
          <table:table-cell table:content-validation-name="val3"/>
          <table:table-cell table:number-columns-repeated="6"/>
          <table:table-cell table:formula="of:=IF([.B64]&lt;&gt;&quot;&quot;;&quot;exec ROUTING_UTIL.insert_rule(&quot;&amp;[.$A$1]&amp;&quot;=&gt;'&quot;&amp;[.A64]&amp;&quot;',&quot;&amp;[.$B$1]&amp;&quot;=&gt;'&quot;&amp;[.B64]&amp;&quot;',&quot;&amp;[.$C$1]&amp;&quot;=&gt;'&quot;&amp;[.C64]&amp;&quot;',&quot;&amp;[.$D$1]&amp;&quot;=&gt;'&quot;&amp;[.D64]&amp;&quot;',&quot;&amp;[.$E$1]&amp;&quot;=&gt;'&quot;&amp;[.E64]&amp;&quot;',&quot;&amp;[.$F$1]&amp;&quot;=&gt;'&quot;&amp;[.F64]&amp;&quot;',&quot;&amp;[.$G$1]&amp;&quot;=&gt;'&quot;&amp;[.G64]&amp;&quot;',&quot;&amp;[.$H$1]&amp;&quot;=&gt;'&quot;&amp;[.H64]&amp;&quot;',&quot;&amp;[.$I$1]&amp;&quot;=&gt;'&quot;&amp;[.I64]&amp;&quot;',&quot;&amp;[.$J$1]&amp;&quot;=&gt;'&quot;&amp;[.J64]&amp;&quot;',&quot;&amp;[.$K$1]&amp;&quot;=&gt;'&quot;&amp;[.K64]&amp;&quot;',&quot;&amp;[.$L$1]&amp;&quot;=&gt;'&quot;&amp;[.L64]&amp;&quot;',&quot;&amp;[.$M$1]&amp;&quot;=&gt;'&quot;&amp;[.M64]&amp;&quot;',&quot;&amp;[.$N$1]&amp;&quot;=&gt;'&quot;&amp;[.N64]&amp;&quot;',&quot;&amp;[.$O$1]&amp;&quot;=&gt;'&quot;&amp;[.O64]&amp;&quot;',&quot;&amp;[.$P$1]&amp;&quot;=&gt;'&quot;&amp;[.P64]&amp;&quot;',&quot;&amp;[.$Q$1]&amp;&quot;=&gt;'&quot;&amp;[.Q64]&amp;&quot;',&quot;&amp;[.$R$1]&amp;&quot;=&gt;'&quot;&amp;[.R64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content-validation-name="val2" table:number-columns-repeated="2"/>
          <table:table-cell table:number-columns-repeated="9"/>
          <table:table-cell table:content-validation-name="val3"/>
          <table:table-cell table:number-columns-repeated="6"/>
          <table:table-cell table:formula="of:=IF([.B65]&lt;&gt;&quot;&quot;;&quot;exec ROUTING_UTIL.insert_rule(&quot;&amp;[.$A$1]&amp;&quot;=&gt;'&quot;&amp;[.A65]&amp;&quot;',&quot;&amp;[.$B$1]&amp;&quot;=&gt;'&quot;&amp;[.B65]&amp;&quot;',&quot;&amp;[.$C$1]&amp;&quot;=&gt;'&quot;&amp;[.C65]&amp;&quot;',&quot;&amp;[.$D$1]&amp;&quot;=&gt;'&quot;&amp;[.D65]&amp;&quot;',&quot;&amp;[.$E$1]&amp;&quot;=&gt;'&quot;&amp;[.E65]&amp;&quot;',&quot;&amp;[.$F$1]&amp;&quot;=&gt;'&quot;&amp;[.F65]&amp;&quot;',&quot;&amp;[.$G$1]&amp;&quot;=&gt;'&quot;&amp;[.G65]&amp;&quot;',&quot;&amp;[.$H$1]&amp;&quot;=&gt;'&quot;&amp;[.H65]&amp;&quot;',&quot;&amp;[.$I$1]&amp;&quot;=&gt;'&quot;&amp;[.I65]&amp;&quot;',&quot;&amp;[.$J$1]&amp;&quot;=&gt;'&quot;&amp;[.J65]&amp;&quot;',&quot;&amp;[.$K$1]&amp;&quot;=&gt;'&quot;&amp;[.K65]&amp;&quot;',&quot;&amp;[.$L$1]&amp;&quot;=&gt;'&quot;&amp;[.L65]&amp;&quot;',&quot;&amp;[.$M$1]&amp;&quot;=&gt;'&quot;&amp;[.M65]&amp;&quot;',&quot;&amp;[.$N$1]&amp;&quot;=&gt;'&quot;&amp;[.N65]&amp;&quot;',&quot;&amp;[.$O$1]&amp;&quot;=&gt;'&quot;&amp;[.O65]&amp;&quot;',&quot;&amp;[.$P$1]&amp;&quot;=&gt;'&quot;&amp;[.P65]&amp;&quot;',&quot;&amp;[.$Q$1]&amp;&quot;=&gt;'&quot;&amp;[.Q65]&amp;&quot;',&quot;&amp;[.$R$1]&amp;&quot;=&gt;'&quot;&amp;[.R65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content-validation-name="val2" table:number-columns-repeated="2"/>
          <table:table-cell table:number-columns-repeated="9"/>
          <table:table-cell table:content-validation-name="val3"/>
          <table:table-cell table:number-columns-repeated="6"/>
          <table:table-cell table:formula="of:=IF([.B66]&lt;&gt;&quot;&quot;;&quot;exec ROUTING_UTIL.insert_rule(&quot;&amp;[.$A$1]&amp;&quot;=&gt;'&quot;&amp;[.A66]&amp;&quot;',&quot;&amp;[.$B$1]&amp;&quot;=&gt;'&quot;&amp;[.B66]&amp;&quot;',&quot;&amp;[.$C$1]&amp;&quot;=&gt;'&quot;&amp;[.C66]&amp;&quot;',&quot;&amp;[.$D$1]&amp;&quot;=&gt;'&quot;&amp;[.D66]&amp;&quot;',&quot;&amp;[.$E$1]&amp;&quot;=&gt;'&quot;&amp;[.E66]&amp;&quot;',&quot;&amp;[.$F$1]&amp;&quot;=&gt;'&quot;&amp;[.F66]&amp;&quot;',&quot;&amp;[.$G$1]&amp;&quot;=&gt;'&quot;&amp;[.G66]&amp;&quot;',&quot;&amp;[.$H$1]&amp;&quot;=&gt;'&quot;&amp;[.H66]&amp;&quot;',&quot;&amp;[.$I$1]&amp;&quot;=&gt;'&quot;&amp;[.I66]&amp;&quot;',&quot;&amp;[.$J$1]&amp;&quot;=&gt;'&quot;&amp;[.J66]&amp;&quot;',&quot;&amp;[.$K$1]&amp;&quot;=&gt;'&quot;&amp;[.K66]&amp;&quot;',&quot;&amp;[.$L$1]&amp;&quot;=&gt;'&quot;&amp;[.L66]&amp;&quot;',&quot;&amp;[.$M$1]&amp;&quot;=&gt;'&quot;&amp;[.M66]&amp;&quot;',&quot;&amp;[.$N$1]&amp;&quot;=&gt;'&quot;&amp;[.N66]&amp;&quot;',&quot;&amp;[.$O$1]&amp;&quot;=&gt;'&quot;&amp;[.O66]&amp;&quot;',&quot;&amp;[.$P$1]&amp;&quot;=&gt;'&quot;&amp;[.P66]&amp;&quot;',&quot;&amp;[.$Q$1]&amp;&quot;=&gt;'&quot;&amp;[.Q66]&amp;&quot;',&quot;&amp;[.$R$1]&amp;&quot;=&gt;'&quot;&amp;[.R66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content-validation-name="val2" table:number-columns-repeated="2"/>
          <table:table-cell table:number-columns-repeated="16"/>
          <table:table-cell table:formula="of:=IF([.B67]&lt;&gt;&quot;&quot;;&quot;exec ROUTING_UTIL.insert_rule(&quot;&amp;[.$A$1]&amp;&quot;=&gt;'&quot;&amp;[.A67]&amp;&quot;',&quot;&amp;[.$B$1]&amp;&quot;=&gt;'&quot;&amp;[.B67]&amp;&quot;',&quot;&amp;[.$C$1]&amp;&quot;=&gt;'&quot;&amp;[.C67]&amp;&quot;',&quot;&amp;[.$D$1]&amp;&quot;=&gt;'&quot;&amp;[.D67]&amp;&quot;',&quot;&amp;[.$E$1]&amp;&quot;=&gt;'&quot;&amp;[.E67]&amp;&quot;',&quot;&amp;[.$F$1]&amp;&quot;=&gt;'&quot;&amp;[.F67]&amp;&quot;',&quot;&amp;[.$G$1]&amp;&quot;=&gt;'&quot;&amp;[.G67]&amp;&quot;',&quot;&amp;[.$H$1]&amp;&quot;=&gt;'&quot;&amp;[.H67]&amp;&quot;',&quot;&amp;[.$I$1]&amp;&quot;=&gt;'&quot;&amp;[.I67]&amp;&quot;',&quot;&amp;[.$J$1]&amp;&quot;=&gt;'&quot;&amp;[.J67]&amp;&quot;',&quot;&amp;[.$K$1]&amp;&quot;=&gt;'&quot;&amp;[.K67]&amp;&quot;',&quot;&amp;[.$L$1]&amp;&quot;=&gt;'&quot;&amp;[.L67]&amp;&quot;',&quot;&amp;[.$M$1]&amp;&quot;=&gt;'&quot;&amp;[.M67]&amp;&quot;',&quot;&amp;[.$N$1]&amp;&quot;=&gt;'&quot;&amp;[.N67]&amp;&quot;',&quot;&amp;[.$O$1]&amp;&quot;=&gt;'&quot;&amp;[.O67]&amp;&quot;',&quot;&amp;[.$P$1]&amp;&quot;=&gt;'&quot;&amp;[.P67]&amp;&quot;',&quot;&amp;[.$Q$1]&amp;&quot;=&gt;'&quot;&amp;[.Q67]&amp;&quot;',&quot;&amp;[.$R$1]&amp;&quot;=&gt;'&quot;&amp;[.R67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content-validation-name="val2" table:number-columns-repeated="2"/>
          <table:table-cell table:number-columns-repeated="16"/>
          <table:table-cell table:formula="of:=IF([.B68]&lt;&gt;&quot;&quot;;&quot;exec ROUTING_UTIL.insert_rule(&quot;&amp;[.$A$1]&amp;&quot;=&gt;'&quot;&amp;[.A68]&amp;&quot;',&quot;&amp;[.$B$1]&amp;&quot;=&gt;'&quot;&amp;[.B68]&amp;&quot;',&quot;&amp;[.$C$1]&amp;&quot;=&gt;'&quot;&amp;[.C68]&amp;&quot;',&quot;&amp;[.$D$1]&amp;&quot;=&gt;'&quot;&amp;[.D68]&amp;&quot;',&quot;&amp;[.$E$1]&amp;&quot;=&gt;'&quot;&amp;[.E68]&amp;&quot;',&quot;&amp;[.$F$1]&amp;&quot;=&gt;'&quot;&amp;[.F68]&amp;&quot;',&quot;&amp;[.$G$1]&amp;&quot;=&gt;'&quot;&amp;[.G68]&amp;&quot;',&quot;&amp;[.$H$1]&amp;&quot;=&gt;'&quot;&amp;[.H68]&amp;&quot;',&quot;&amp;[.$I$1]&amp;&quot;=&gt;'&quot;&amp;[.I68]&amp;&quot;',&quot;&amp;[.$J$1]&amp;&quot;=&gt;'&quot;&amp;[.J68]&amp;&quot;',&quot;&amp;[.$K$1]&amp;&quot;=&gt;'&quot;&amp;[.K68]&amp;&quot;',&quot;&amp;[.$L$1]&amp;&quot;=&gt;'&quot;&amp;[.L68]&amp;&quot;',&quot;&amp;[.$M$1]&amp;&quot;=&gt;'&quot;&amp;[.M68]&amp;&quot;',&quot;&amp;[.$N$1]&amp;&quot;=&gt;'&quot;&amp;[.N68]&amp;&quot;',&quot;&amp;[.$O$1]&amp;&quot;=&gt;'&quot;&amp;[.O68]&amp;&quot;',&quot;&amp;[.$P$1]&amp;&quot;=&gt;'&quot;&amp;[.P68]&amp;&quot;',&quot;&amp;[.$Q$1]&amp;&quot;=&gt;'&quot;&amp;[.Q68]&amp;&quot;',&quot;&amp;[.$R$1]&amp;&quot;=&gt;'&quot;&amp;[.R68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content-validation-name="val2" table:number-columns-repeated="2"/>
          <table:table-cell table:number-columns-repeated="16"/>
          <table:table-cell table:formula="of:=IF([.B69]&lt;&gt;&quot;&quot;;&quot;exec ROUTING_UTIL.insert_rule(&quot;&amp;[.$A$1]&amp;&quot;=&gt;'&quot;&amp;[.A69]&amp;&quot;',&quot;&amp;[.$B$1]&amp;&quot;=&gt;'&quot;&amp;[.B69]&amp;&quot;',&quot;&amp;[.$C$1]&amp;&quot;=&gt;'&quot;&amp;[.C69]&amp;&quot;',&quot;&amp;[.$D$1]&amp;&quot;=&gt;'&quot;&amp;[.D69]&amp;&quot;',&quot;&amp;[.$E$1]&amp;&quot;=&gt;'&quot;&amp;[.E69]&amp;&quot;',&quot;&amp;[.$F$1]&amp;&quot;=&gt;'&quot;&amp;[.F69]&amp;&quot;',&quot;&amp;[.$G$1]&amp;&quot;=&gt;'&quot;&amp;[.G69]&amp;&quot;',&quot;&amp;[.$H$1]&amp;&quot;=&gt;'&quot;&amp;[.H69]&amp;&quot;',&quot;&amp;[.$I$1]&amp;&quot;=&gt;'&quot;&amp;[.I69]&amp;&quot;',&quot;&amp;[.$J$1]&amp;&quot;=&gt;'&quot;&amp;[.J69]&amp;&quot;',&quot;&amp;[.$K$1]&amp;&quot;=&gt;'&quot;&amp;[.K69]&amp;&quot;',&quot;&amp;[.$L$1]&amp;&quot;=&gt;'&quot;&amp;[.L69]&amp;&quot;',&quot;&amp;[.$M$1]&amp;&quot;=&gt;'&quot;&amp;[.M69]&amp;&quot;',&quot;&amp;[.$N$1]&amp;&quot;=&gt;'&quot;&amp;[.N69]&amp;&quot;',&quot;&amp;[.$O$1]&amp;&quot;=&gt;'&quot;&amp;[.O69]&amp;&quot;',&quot;&amp;[.$P$1]&amp;&quot;=&gt;'&quot;&amp;[.P69]&amp;&quot;',&quot;&amp;[.$Q$1]&amp;&quot;=&gt;'&quot;&amp;[.Q69]&amp;&quot;',&quot;&amp;[.$R$1]&amp;&quot;=&gt;'&quot;&amp;[.R69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content-validation-name="val2" table:number-columns-repeated="2"/>
          <table:table-cell table:number-columns-repeated="16"/>
          <table:table-cell table:formula="of:=IF([.B70]&lt;&gt;&quot;&quot;;&quot;exec ROUTING_UTIL.insert_rule(&quot;&amp;[.$A$1]&amp;&quot;=&gt;'&quot;&amp;[.A70]&amp;&quot;',&quot;&amp;[.$B$1]&amp;&quot;=&gt;'&quot;&amp;[.B70]&amp;&quot;',&quot;&amp;[.$C$1]&amp;&quot;=&gt;'&quot;&amp;[.C70]&amp;&quot;',&quot;&amp;[.$D$1]&amp;&quot;=&gt;'&quot;&amp;[.D70]&amp;&quot;',&quot;&amp;[.$E$1]&amp;&quot;=&gt;'&quot;&amp;[.E70]&amp;&quot;',&quot;&amp;[.$F$1]&amp;&quot;=&gt;'&quot;&amp;[.F70]&amp;&quot;',&quot;&amp;[.$G$1]&amp;&quot;=&gt;'&quot;&amp;[.G70]&amp;&quot;',&quot;&amp;[.$H$1]&amp;&quot;=&gt;'&quot;&amp;[.H70]&amp;&quot;',&quot;&amp;[.$I$1]&amp;&quot;=&gt;'&quot;&amp;[.I70]&amp;&quot;',&quot;&amp;[.$J$1]&amp;&quot;=&gt;'&quot;&amp;[.J70]&amp;&quot;',&quot;&amp;[.$K$1]&amp;&quot;=&gt;'&quot;&amp;[.K70]&amp;&quot;',&quot;&amp;[.$L$1]&amp;&quot;=&gt;'&quot;&amp;[.L70]&amp;&quot;',&quot;&amp;[.$M$1]&amp;&quot;=&gt;'&quot;&amp;[.M70]&amp;&quot;',&quot;&amp;[.$N$1]&amp;&quot;=&gt;'&quot;&amp;[.N70]&amp;&quot;',&quot;&amp;[.$O$1]&amp;&quot;=&gt;'&quot;&amp;[.O70]&amp;&quot;',&quot;&amp;[.$P$1]&amp;&quot;=&gt;'&quot;&amp;[.P70]&amp;&quot;',&quot;&amp;[.$Q$1]&amp;&quot;=&gt;'&quot;&amp;[.Q70]&amp;&quot;',&quot;&amp;[.$R$1]&amp;&quot;=&gt;'&quot;&amp;[.R70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content-validation-name="val2" table:number-columns-repeated="2"/>
          <table:table-cell table:number-columns-repeated="16"/>
          <table:table-cell table:formula="of:=IF([.B71]&lt;&gt;&quot;&quot;;&quot;exec ROUTING_UTIL.insert_rule(&quot;&amp;[.$A$1]&amp;&quot;=&gt;'&quot;&amp;[.A71]&amp;&quot;',&quot;&amp;[.$B$1]&amp;&quot;=&gt;'&quot;&amp;[.B71]&amp;&quot;',&quot;&amp;[.$C$1]&amp;&quot;=&gt;'&quot;&amp;[.C71]&amp;&quot;',&quot;&amp;[.$D$1]&amp;&quot;=&gt;'&quot;&amp;[.D71]&amp;&quot;',&quot;&amp;[.$E$1]&amp;&quot;=&gt;'&quot;&amp;[.E71]&amp;&quot;',&quot;&amp;[.$F$1]&amp;&quot;=&gt;'&quot;&amp;[.F71]&amp;&quot;',&quot;&amp;[.$G$1]&amp;&quot;=&gt;'&quot;&amp;[.G71]&amp;&quot;',&quot;&amp;[.$H$1]&amp;&quot;=&gt;'&quot;&amp;[.H71]&amp;&quot;',&quot;&amp;[.$I$1]&amp;&quot;=&gt;'&quot;&amp;[.I71]&amp;&quot;',&quot;&amp;[.$J$1]&amp;&quot;=&gt;'&quot;&amp;[.J71]&amp;&quot;',&quot;&amp;[.$K$1]&amp;&quot;=&gt;'&quot;&amp;[.K71]&amp;&quot;',&quot;&amp;[.$L$1]&amp;&quot;=&gt;'&quot;&amp;[.L71]&amp;&quot;',&quot;&amp;[.$M$1]&amp;&quot;=&gt;'&quot;&amp;[.M71]&amp;&quot;',&quot;&amp;[.$N$1]&amp;&quot;=&gt;'&quot;&amp;[.N71]&amp;&quot;',&quot;&amp;[.$O$1]&amp;&quot;=&gt;'&quot;&amp;[.O71]&amp;&quot;',&quot;&amp;[.$P$1]&amp;&quot;=&gt;'&quot;&amp;[.P71]&amp;&quot;',&quot;&amp;[.$Q$1]&amp;&quot;=&gt;'&quot;&amp;[.Q71]&amp;&quot;',&quot;&amp;[.$R$1]&amp;&quot;=&gt;'&quot;&amp;[.R71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content-validation-name="val2" table:number-columns-repeated="2"/>
          <table:table-cell table:number-columns-repeated="16"/>
          <table:table-cell table:formula="of:=IF([.B72]&lt;&gt;&quot;&quot;;&quot;exec ROUTING_UTIL.insert_rule(&quot;&amp;[.$A$1]&amp;&quot;=&gt;'&quot;&amp;[.A72]&amp;&quot;',&quot;&amp;[.$B$1]&amp;&quot;=&gt;'&quot;&amp;[.B72]&amp;&quot;',&quot;&amp;[.$C$1]&amp;&quot;=&gt;'&quot;&amp;[.C72]&amp;&quot;',&quot;&amp;[.$D$1]&amp;&quot;=&gt;'&quot;&amp;[.D72]&amp;&quot;',&quot;&amp;[.$E$1]&amp;&quot;=&gt;'&quot;&amp;[.E72]&amp;&quot;',&quot;&amp;[.$F$1]&amp;&quot;=&gt;'&quot;&amp;[.F72]&amp;&quot;',&quot;&amp;[.$G$1]&amp;&quot;=&gt;'&quot;&amp;[.G72]&amp;&quot;',&quot;&amp;[.$H$1]&amp;&quot;=&gt;'&quot;&amp;[.H72]&amp;&quot;',&quot;&amp;[.$I$1]&amp;&quot;=&gt;'&quot;&amp;[.I72]&amp;&quot;',&quot;&amp;[.$J$1]&amp;&quot;=&gt;'&quot;&amp;[.J72]&amp;&quot;',&quot;&amp;[.$K$1]&amp;&quot;=&gt;'&quot;&amp;[.K72]&amp;&quot;',&quot;&amp;[.$L$1]&amp;&quot;=&gt;'&quot;&amp;[.L72]&amp;&quot;',&quot;&amp;[.$M$1]&amp;&quot;=&gt;'&quot;&amp;[.M72]&amp;&quot;',&quot;&amp;[.$N$1]&amp;&quot;=&gt;'&quot;&amp;[.N72]&amp;&quot;',&quot;&amp;[.$O$1]&amp;&quot;=&gt;'&quot;&amp;[.O72]&amp;&quot;',&quot;&amp;[.$P$1]&amp;&quot;=&gt;'&quot;&amp;[.P72]&amp;&quot;',&quot;&amp;[.$Q$1]&amp;&quot;=&gt;'&quot;&amp;[.Q72]&amp;&quot;',&quot;&amp;[.$R$1]&amp;&quot;=&gt;'&quot;&amp;[.R72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content-validation-name="val2" table:number-columns-repeated="2"/>
          <table:table-cell table:number-columns-repeated="16"/>
          <table:table-cell table:formula="of:=IF([.B73]&lt;&gt;&quot;&quot;;&quot;exec ROUTING_UTIL.insert_rule(&quot;&amp;[.$A$1]&amp;&quot;=&gt;'&quot;&amp;[.A73]&amp;&quot;',&quot;&amp;[.$B$1]&amp;&quot;=&gt;'&quot;&amp;[.B73]&amp;&quot;',&quot;&amp;[.$C$1]&amp;&quot;=&gt;'&quot;&amp;[.C73]&amp;&quot;',&quot;&amp;[.$D$1]&amp;&quot;=&gt;'&quot;&amp;[.D73]&amp;&quot;',&quot;&amp;[.$E$1]&amp;&quot;=&gt;'&quot;&amp;[.E73]&amp;&quot;',&quot;&amp;[.$F$1]&amp;&quot;=&gt;'&quot;&amp;[.F73]&amp;&quot;',&quot;&amp;[.$G$1]&amp;&quot;=&gt;'&quot;&amp;[.G73]&amp;&quot;',&quot;&amp;[.$H$1]&amp;&quot;=&gt;'&quot;&amp;[.H73]&amp;&quot;',&quot;&amp;[.$I$1]&amp;&quot;=&gt;'&quot;&amp;[.I73]&amp;&quot;',&quot;&amp;[.$J$1]&amp;&quot;=&gt;'&quot;&amp;[.J73]&amp;&quot;',&quot;&amp;[.$K$1]&amp;&quot;=&gt;'&quot;&amp;[.K73]&amp;&quot;',&quot;&amp;[.$L$1]&amp;&quot;=&gt;'&quot;&amp;[.L73]&amp;&quot;',&quot;&amp;[.$M$1]&amp;&quot;=&gt;'&quot;&amp;[.M73]&amp;&quot;',&quot;&amp;[.$N$1]&amp;&quot;=&gt;'&quot;&amp;[.N73]&amp;&quot;',&quot;&amp;[.$O$1]&amp;&quot;=&gt;'&quot;&amp;[.O73]&amp;&quot;',&quot;&amp;[.$P$1]&amp;&quot;=&gt;'&quot;&amp;[.P73]&amp;&quot;',&quot;&amp;[.$Q$1]&amp;&quot;=&gt;'&quot;&amp;[.Q73]&amp;&quot;',&quot;&amp;[.$R$1]&amp;&quot;=&gt;'&quot;&amp;[.R73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content-validation-name="val2" table:number-columns-repeated="2"/>
          <table:table-cell table:number-columns-repeated="16"/>
          <table:table-cell table:formula="of:=IF([.B74]&lt;&gt;&quot;&quot;;&quot;exec ROUTING_UTIL.insert_rule(&quot;&amp;[.$A$1]&amp;&quot;=&gt;'&quot;&amp;[.A74]&amp;&quot;',&quot;&amp;[.$B$1]&amp;&quot;=&gt;'&quot;&amp;[.B74]&amp;&quot;',&quot;&amp;[.$C$1]&amp;&quot;=&gt;'&quot;&amp;[.C74]&amp;&quot;',&quot;&amp;[.$D$1]&amp;&quot;=&gt;'&quot;&amp;[.D74]&amp;&quot;',&quot;&amp;[.$E$1]&amp;&quot;=&gt;'&quot;&amp;[.E74]&amp;&quot;',&quot;&amp;[.$F$1]&amp;&quot;=&gt;'&quot;&amp;[.F74]&amp;&quot;',&quot;&amp;[.$G$1]&amp;&quot;=&gt;'&quot;&amp;[.G74]&amp;&quot;',&quot;&amp;[.$H$1]&amp;&quot;=&gt;'&quot;&amp;[.H74]&amp;&quot;',&quot;&amp;[.$I$1]&amp;&quot;=&gt;'&quot;&amp;[.I74]&amp;&quot;',&quot;&amp;[.$J$1]&amp;&quot;=&gt;'&quot;&amp;[.J74]&amp;&quot;',&quot;&amp;[.$K$1]&amp;&quot;=&gt;'&quot;&amp;[.K74]&amp;&quot;',&quot;&amp;[.$L$1]&amp;&quot;=&gt;'&quot;&amp;[.L74]&amp;&quot;',&quot;&amp;[.$M$1]&amp;&quot;=&gt;'&quot;&amp;[.M74]&amp;&quot;',&quot;&amp;[.$N$1]&amp;&quot;=&gt;'&quot;&amp;[.N74]&amp;&quot;',&quot;&amp;[.$O$1]&amp;&quot;=&gt;'&quot;&amp;[.O74]&amp;&quot;',&quot;&amp;[.$P$1]&amp;&quot;=&gt;'&quot;&amp;[.P74]&amp;&quot;',&quot;&amp;[.$Q$1]&amp;&quot;=&gt;'&quot;&amp;[.Q74]&amp;&quot;',&quot;&amp;[.$R$1]&amp;&quot;=&gt;'&quot;&amp;[.R74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content-validation-name="val2" table:number-columns-repeated="2"/>
          <table:table-cell table:number-columns-repeated="16"/>
          <table:table-cell table:formula="of:=IF([.B75]&lt;&gt;&quot;&quot;;&quot;exec ROUTING_UTIL.insert_rule(&quot;&amp;[.$A$1]&amp;&quot;=&gt;'&quot;&amp;[.A75]&amp;&quot;',&quot;&amp;[.$B$1]&amp;&quot;=&gt;'&quot;&amp;[.B75]&amp;&quot;',&quot;&amp;[.$C$1]&amp;&quot;=&gt;'&quot;&amp;[.C75]&amp;&quot;',&quot;&amp;[.$D$1]&amp;&quot;=&gt;'&quot;&amp;[.D75]&amp;&quot;',&quot;&amp;[.$E$1]&amp;&quot;=&gt;'&quot;&amp;[.E75]&amp;&quot;',&quot;&amp;[.$F$1]&amp;&quot;=&gt;'&quot;&amp;[.F75]&amp;&quot;',&quot;&amp;[.$G$1]&amp;&quot;=&gt;'&quot;&amp;[.G75]&amp;&quot;',&quot;&amp;[.$H$1]&amp;&quot;=&gt;'&quot;&amp;[.H75]&amp;&quot;',&quot;&amp;[.$I$1]&amp;&quot;=&gt;'&quot;&amp;[.I75]&amp;&quot;',&quot;&amp;[.$J$1]&amp;&quot;=&gt;'&quot;&amp;[.J75]&amp;&quot;',&quot;&amp;[.$K$1]&amp;&quot;=&gt;'&quot;&amp;[.K75]&amp;&quot;',&quot;&amp;[.$L$1]&amp;&quot;=&gt;'&quot;&amp;[.L75]&amp;&quot;',&quot;&amp;[.$M$1]&amp;&quot;=&gt;'&quot;&amp;[.M75]&amp;&quot;',&quot;&amp;[.$N$1]&amp;&quot;=&gt;'&quot;&amp;[.N75]&amp;&quot;',&quot;&amp;[.$O$1]&amp;&quot;=&gt;'&quot;&amp;[.O75]&amp;&quot;',&quot;&amp;[.$P$1]&amp;&quot;=&gt;'&quot;&amp;[.P75]&amp;&quot;',&quot;&amp;[.$Q$1]&amp;&quot;=&gt;'&quot;&amp;[.Q75]&amp;&quot;',&quot;&amp;[.$R$1]&amp;&quot;=&gt;'&quot;&amp;[.R75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content-validation-name="val2" table:number-columns-repeated="2"/>
          <table:table-cell table:number-columns-repeated="16"/>
          <table:table-cell table:formula="of:=IF([.B76]&lt;&gt;&quot;&quot;;&quot;exec ROUTING_UTIL.insert_rule(&quot;&amp;[.$A$1]&amp;&quot;=&gt;'&quot;&amp;[.A76]&amp;&quot;',&quot;&amp;[.$B$1]&amp;&quot;=&gt;'&quot;&amp;[.B76]&amp;&quot;',&quot;&amp;[.$C$1]&amp;&quot;=&gt;'&quot;&amp;[.C76]&amp;&quot;',&quot;&amp;[.$D$1]&amp;&quot;=&gt;'&quot;&amp;[.D76]&amp;&quot;',&quot;&amp;[.$E$1]&amp;&quot;=&gt;'&quot;&amp;[.E76]&amp;&quot;',&quot;&amp;[.$F$1]&amp;&quot;=&gt;'&quot;&amp;[.F76]&amp;&quot;',&quot;&amp;[.$G$1]&amp;&quot;=&gt;'&quot;&amp;[.G76]&amp;&quot;',&quot;&amp;[.$H$1]&amp;&quot;=&gt;'&quot;&amp;[.H76]&amp;&quot;',&quot;&amp;[.$I$1]&amp;&quot;=&gt;'&quot;&amp;[.I76]&amp;&quot;',&quot;&amp;[.$J$1]&amp;&quot;=&gt;'&quot;&amp;[.J76]&amp;&quot;',&quot;&amp;[.$K$1]&amp;&quot;=&gt;'&quot;&amp;[.K76]&amp;&quot;',&quot;&amp;[.$L$1]&amp;&quot;=&gt;'&quot;&amp;[.L76]&amp;&quot;',&quot;&amp;[.$M$1]&amp;&quot;=&gt;'&quot;&amp;[.M76]&amp;&quot;',&quot;&amp;[.$N$1]&amp;&quot;=&gt;'&quot;&amp;[.N76]&amp;&quot;',&quot;&amp;[.$O$1]&amp;&quot;=&gt;'&quot;&amp;[.O76]&amp;&quot;',&quot;&amp;[.$P$1]&amp;&quot;=&gt;'&quot;&amp;[.P76]&amp;&quot;',&quot;&amp;[.$Q$1]&amp;&quot;=&gt;'&quot;&amp;[.Q76]&amp;&quot;',&quot;&amp;[.$R$1]&amp;&quot;=&gt;'&quot;&amp;[.R76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content-validation-name="val2" table:number-columns-repeated="2"/>
          <table:table-cell table:number-columns-repeated="16"/>
          <table:table-cell table:formula="of:=IF([.B77]&lt;&gt;&quot;&quot;;&quot;exec ROUTING_UTIL.insert_rule(&quot;&amp;[.$A$1]&amp;&quot;=&gt;'&quot;&amp;[.A77]&amp;&quot;',&quot;&amp;[.$B$1]&amp;&quot;=&gt;'&quot;&amp;[.B77]&amp;&quot;',&quot;&amp;[.$C$1]&amp;&quot;=&gt;'&quot;&amp;[.C77]&amp;&quot;',&quot;&amp;[.$D$1]&amp;&quot;=&gt;'&quot;&amp;[.D77]&amp;&quot;',&quot;&amp;[.$E$1]&amp;&quot;=&gt;'&quot;&amp;[.E77]&amp;&quot;',&quot;&amp;[.$F$1]&amp;&quot;=&gt;'&quot;&amp;[.F77]&amp;&quot;',&quot;&amp;[.$G$1]&amp;&quot;=&gt;'&quot;&amp;[.G77]&amp;&quot;',&quot;&amp;[.$H$1]&amp;&quot;=&gt;'&quot;&amp;[.H77]&amp;&quot;',&quot;&amp;[.$I$1]&amp;&quot;=&gt;'&quot;&amp;[.I77]&amp;&quot;',&quot;&amp;[.$J$1]&amp;&quot;=&gt;'&quot;&amp;[.J77]&amp;&quot;',&quot;&amp;[.$K$1]&amp;&quot;=&gt;'&quot;&amp;[.K77]&amp;&quot;',&quot;&amp;[.$L$1]&amp;&quot;=&gt;'&quot;&amp;[.L77]&amp;&quot;',&quot;&amp;[.$M$1]&amp;&quot;=&gt;'&quot;&amp;[.M77]&amp;&quot;',&quot;&amp;[.$N$1]&amp;&quot;=&gt;'&quot;&amp;[.N77]&amp;&quot;',&quot;&amp;[.$O$1]&amp;&quot;=&gt;'&quot;&amp;[.O77]&amp;&quot;',&quot;&amp;[.$P$1]&amp;&quot;=&gt;'&quot;&amp;[.P77]&amp;&quot;',&quot;&amp;[.$Q$1]&amp;&quot;=&gt;'&quot;&amp;[.Q77]&amp;&quot;',&quot;&amp;[.$R$1]&amp;&quot;=&gt;'&quot;&amp;[.R77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content-validation-name="val2" table:number-columns-repeated="2"/>
          <table:table-cell table:number-columns-repeated="16"/>
          <table:table-cell table:formula="of:=IF([.B78]&lt;&gt;&quot;&quot;;&quot;exec ROUTING_UTIL.insert_rule(&quot;&amp;[.$A$1]&amp;&quot;=&gt;'&quot;&amp;[.A78]&amp;&quot;',&quot;&amp;[.$B$1]&amp;&quot;=&gt;'&quot;&amp;[.B78]&amp;&quot;',&quot;&amp;[.$C$1]&amp;&quot;=&gt;'&quot;&amp;[.C78]&amp;&quot;',&quot;&amp;[.$D$1]&amp;&quot;=&gt;'&quot;&amp;[.D78]&amp;&quot;',&quot;&amp;[.$E$1]&amp;&quot;=&gt;'&quot;&amp;[.E78]&amp;&quot;',&quot;&amp;[.$F$1]&amp;&quot;=&gt;'&quot;&amp;[.F78]&amp;&quot;',&quot;&amp;[.$G$1]&amp;&quot;=&gt;'&quot;&amp;[.G78]&amp;&quot;',&quot;&amp;[.$H$1]&amp;&quot;=&gt;'&quot;&amp;[.H78]&amp;&quot;',&quot;&amp;[.$I$1]&amp;&quot;=&gt;'&quot;&amp;[.I78]&amp;&quot;',&quot;&amp;[.$J$1]&amp;&quot;=&gt;'&quot;&amp;[.J78]&amp;&quot;',&quot;&amp;[.$K$1]&amp;&quot;=&gt;'&quot;&amp;[.K78]&amp;&quot;',&quot;&amp;[.$L$1]&amp;&quot;=&gt;'&quot;&amp;[.L78]&amp;&quot;',&quot;&amp;[.$M$1]&amp;&quot;=&gt;'&quot;&amp;[.M78]&amp;&quot;',&quot;&amp;[.$N$1]&amp;&quot;=&gt;'&quot;&amp;[.N78]&amp;&quot;',&quot;&amp;[.$O$1]&amp;&quot;=&gt;'&quot;&amp;[.O78]&amp;&quot;',&quot;&amp;[.$P$1]&amp;&quot;=&gt;'&quot;&amp;[.P78]&amp;&quot;',&quot;&amp;[.$Q$1]&amp;&quot;=&gt;'&quot;&amp;[.Q78]&amp;&quot;',&quot;&amp;[.$R$1]&amp;&quot;=&gt;'&quot;&amp;[.R78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content-validation-name="val2" table:number-columns-repeated="2"/>
          <table:table-cell table:number-columns-repeated="16"/>
          <table:table-cell table:formula="of:=IF([.B79]&lt;&gt;&quot;&quot;;&quot;exec ROUTING_UTIL.insert_rule(&quot;&amp;[.$A$1]&amp;&quot;=&gt;'&quot;&amp;[.A79]&amp;&quot;',&quot;&amp;[.$B$1]&amp;&quot;=&gt;'&quot;&amp;[.B79]&amp;&quot;',&quot;&amp;[.$C$1]&amp;&quot;=&gt;'&quot;&amp;[.C79]&amp;&quot;',&quot;&amp;[.$D$1]&amp;&quot;=&gt;'&quot;&amp;[.D79]&amp;&quot;',&quot;&amp;[.$E$1]&amp;&quot;=&gt;'&quot;&amp;[.E79]&amp;&quot;',&quot;&amp;[.$F$1]&amp;&quot;=&gt;'&quot;&amp;[.F79]&amp;&quot;',&quot;&amp;[.$G$1]&amp;&quot;=&gt;'&quot;&amp;[.G79]&amp;&quot;',&quot;&amp;[.$H$1]&amp;&quot;=&gt;'&quot;&amp;[.H79]&amp;&quot;',&quot;&amp;[.$I$1]&amp;&quot;=&gt;'&quot;&amp;[.I79]&amp;&quot;',&quot;&amp;[.$J$1]&amp;&quot;=&gt;'&quot;&amp;[.J79]&amp;&quot;',&quot;&amp;[.$K$1]&amp;&quot;=&gt;'&quot;&amp;[.K79]&amp;&quot;',&quot;&amp;[.$L$1]&amp;&quot;=&gt;'&quot;&amp;[.L79]&amp;&quot;',&quot;&amp;[.$M$1]&amp;&quot;=&gt;'&quot;&amp;[.M79]&amp;&quot;',&quot;&amp;[.$N$1]&amp;&quot;=&gt;'&quot;&amp;[.N79]&amp;&quot;',&quot;&amp;[.$O$1]&amp;&quot;=&gt;'&quot;&amp;[.O79]&amp;&quot;',&quot;&amp;[.$P$1]&amp;&quot;=&gt;'&quot;&amp;[.P79]&amp;&quot;',&quot;&amp;[.$Q$1]&amp;&quot;=&gt;'&quot;&amp;[.Q79]&amp;&quot;',&quot;&amp;[.$R$1]&amp;&quot;=&gt;'&quot;&amp;[.R79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content-validation-name="val2" table:number-columns-repeated="2"/>
          <table:table-cell table:number-columns-repeated="16"/>
          <table:table-cell table:formula="of:=IF([.B80]&lt;&gt;&quot;&quot;;&quot;exec ROUTING_UTIL.insert_rule(&quot;&amp;[.$A$1]&amp;&quot;=&gt;'&quot;&amp;[.A80]&amp;&quot;',&quot;&amp;[.$B$1]&amp;&quot;=&gt;'&quot;&amp;[.B80]&amp;&quot;',&quot;&amp;[.$C$1]&amp;&quot;=&gt;'&quot;&amp;[.C80]&amp;&quot;',&quot;&amp;[.$D$1]&amp;&quot;=&gt;'&quot;&amp;[.D80]&amp;&quot;',&quot;&amp;[.$E$1]&amp;&quot;=&gt;'&quot;&amp;[.E80]&amp;&quot;',&quot;&amp;[.$F$1]&amp;&quot;=&gt;'&quot;&amp;[.F80]&amp;&quot;',&quot;&amp;[.$G$1]&amp;&quot;=&gt;'&quot;&amp;[.G80]&amp;&quot;',&quot;&amp;[.$H$1]&amp;&quot;=&gt;'&quot;&amp;[.H80]&amp;&quot;',&quot;&amp;[.$I$1]&amp;&quot;=&gt;'&quot;&amp;[.I80]&amp;&quot;',&quot;&amp;[.$J$1]&amp;&quot;=&gt;'&quot;&amp;[.J80]&amp;&quot;',&quot;&amp;[.$K$1]&amp;&quot;=&gt;'&quot;&amp;[.K80]&amp;&quot;',&quot;&amp;[.$L$1]&amp;&quot;=&gt;'&quot;&amp;[.L80]&amp;&quot;',&quot;&amp;[.$M$1]&amp;&quot;=&gt;'&quot;&amp;[.M80]&amp;&quot;',&quot;&amp;[.$N$1]&amp;&quot;=&gt;'&quot;&amp;[.N80]&amp;&quot;',&quot;&amp;[.$O$1]&amp;&quot;=&gt;'&quot;&amp;[.O80]&amp;&quot;',&quot;&amp;[.$P$1]&amp;&quot;=&gt;'&quot;&amp;[.P80]&amp;&quot;',&quot;&amp;[.$Q$1]&amp;&quot;=&gt;'&quot;&amp;[.Q80]&amp;&quot;',&quot;&amp;[.$R$1]&amp;&quot;=&gt;'&quot;&amp;[.R80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content-validation-name="val2" table:number-columns-repeated="2"/>
          <table:table-cell table:number-columns-repeated="16"/>
          <table:table-cell table:formula="of:=IF([.B81]&lt;&gt;&quot;&quot;;&quot;exec ROUTING_UTIL.insert_rule(&quot;&amp;[.$A$1]&amp;&quot;=&gt;'&quot;&amp;[.A81]&amp;&quot;',&quot;&amp;[.$B$1]&amp;&quot;=&gt;'&quot;&amp;[.B81]&amp;&quot;',&quot;&amp;[.$C$1]&amp;&quot;=&gt;'&quot;&amp;[.C81]&amp;&quot;',&quot;&amp;[.$D$1]&amp;&quot;=&gt;'&quot;&amp;[.D81]&amp;&quot;',&quot;&amp;[.$E$1]&amp;&quot;=&gt;'&quot;&amp;[.E81]&amp;&quot;',&quot;&amp;[.$F$1]&amp;&quot;=&gt;'&quot;&amp;[.F81]&amp;&quot;',&quot;&amp;[.$G$1]&amp;&quot;=&gt;'&quot;&amp;[.G81]&amp;&quot;',&quot;&amp;[.$H$1]&amp;&quot;=&gt;'&quot;&amp;[.H81]&amp;&quot;',&quot;&amp;[.$I$1]&amp;&quot;=&gt;'&quot;&amp;[.I81]&amp;&quot;',&quot;&amp;[.$J$1]&amp;&quot;=&gt;'&quot;&amp;[.J81]&amp;&quot;',&quot;&amp;[.$K$1]&amp;&quot;=&gt;'&quot;&amp;[.K81]&amp;&quot;',&quot;&amp;[.$L$1]&amp;&quot;=&gt;'&quot;&amp;[.L81]&amp;&quot;',&quot;&amp;[.$M$1]&amp;&quot;=&gt;'&quot;&amp;[.M81]&amp;&quot;',&quot;&amp;[.$N$1]&amp;&quot;=&gt;'&quot;&amp;[.N81]&amp;&quot;',&quot;&amp;[.$O$1]&amp;&quot;=&gt;'&quot;&amp;[.O81]&amp;&quot;',&quot;&amp;[.$P$1]&amp;&quot;=&gt;'&quot;&amp;[.P81]&amp;&quot;',&quot;&amp;[.$Q$1]&amp;&quot;=&gt;'&quot;&amp;[.Q81]&amp;&quot;',&quot;&amp;[.$R$1]&amp;&quot;=&gt;'&quot;&amp;[.R81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content-validation-name="val2" table:number-columns-repeated="2"/>
          <table:table-cell table:number-columns-repeated="16"/>
          <table:table-cell table:formula="of:=IF([.B82]&lt;&gt;&quot;&quot;;&quot;exec ROUTING_UTIL.insert_rule(&quot;&amp;[.$A$1]&amp;&quot;=&gt;'&quot;&amp;[.A82]&amp;&quot;',&quot;&amp;[.$B$1]&amp;&quot;=&gt;'&quot;&amp;[.B82]&amp;&quot;',&quot;&amp;[.$C$1]&amp;&quot;=&gt;'&quot;&amp;[.C82]&amp;&quot;',&quot;&amp;[.$D$1]&amp;&quot;=&gt;'&quot;&amp;[.D82]&amp;&quot;',&quot;&amp;[.$E$1]&amp;&quot;=&gt;'&quot;&amp;[.E82]&amp;&quot;',&quot;&amp;[.$F$1]&amp;&quot;=&gt;'&quot;&amp;[.F82]&amp;&quot;',&quot;&amp;[.$G$1]&amp;&quot;=&gt;'&quot;&amp;[.G82]&amp;&quot;',&quot;&amp;[.$H$1]&amp;&quot;=&gt;'&quot;&amp;[.H82]&amp;&quot;',&quot;&amp;[.$I$1]&amp;&quot;=&gt;'&quot;&amp;[.I82]&amp;&quot;',&quot;&amp;[.$J$1]&amp;&quot;=&gt;'&quot;&amp;[.J82]&amp;&quot;',&quot;&amp;[.$K$1]&amp;&quot;=&gt;'&quot;&amp;[.K82]&amp;&quot;',&quot;&amp;[.$L$1]&amp;&quot;=&gt;'&quot;&amp;[.L82]&amp;&quot;',&quot;&amp;[.$M$1]&amp;&quot;=&gt;'&quot;&amp;[.M82]&amp;&quot;',&quot;&amp;[.$N$1]&amp;&quot;=&gt;'&quot;&amp;[.N82]&amp;&quot;',&quot;&amp;[.$O$1]&amp;&quot;=&gt;'&quot;&amp;[.O82]&amp;&quot;',&quot;&amp;[.$P$1]&amp;&quot;=&gt;'&quot;&amp;[.P82]&amp;&quot;',&quot;&amp;[.$Q$1]&amp;&quot;=&gt;'&quot;&amp;[.Q82]&amp;&quot;',&quot;&amp;[.$R$1]&amp;&quot;=&gt;'&quot;&amp;[.R82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number-columns-repeated="18"/>
          <table:table-cell table:formula="of:=IF([.B83]&lt;&gt;&quot;&quot;;&quot;exec ROUTING_UTIL.insert_rule(&quot;&amp;[.$A$1]&amp;&quot;=&gt;'&quot;&amp;[.A83]&amp;&quot;',&quot;&amp;[.$B$1]&amp;&quot;=&gt;'&quot;&amp;[.B83]&amp;&quot;',&quot;&amp;[.$C$1]&amp;&quot;=&gt;'&quot;&amp;[.C83]&amp;&quot;',&quot;&amp;[.$D$1]&amp;&quot;=&gt;'&quot;&amp;[.D83]&amp;&quot;',&quot;&amp;[.$E$1]&amp;&quot;=&gt;'&quot;&amp;[.E83]&amp;&quot;',&quot;&amp;[.$F$1]&amp;&quot;=&gt;'&quot;&amp;[.F83]&amp;&quot;',&quot;&amp;[.$G$1]&amp;&quot;=&gt;'&quot;&amp;[.G83]&amp;&quot;',&quot;&amp;[.$H$1]&amp;&quot;=&gt;'&quot;&amp;[.H83]&amp;&quot;',&quot;&amp;[.$I$1]&amp;&quot;=&gt;'&quot;&amp;[.I83]&amp;&quot;',&quot;&amp;[.$J$1]&amp;&quot;=&gt;'&quot;&amp;[.J83]&amp;&quot;',&quot;&amp;[.$K$1]&amp;&quot;=&gt;'&quot;&amp;[.K83]&amp;&quot;',&quot;&amp;[.$L$1]&amp;&quot;=&gt;'&quot;&amp;[.L83]&amp;&quot;',&quot;&amp;[.$M$1]&amp;&quot;=&gt;'&quot;&amp;[.M83]&amp;&quot;',&quot;&amp;[.$N$1]&amp;&quot;=&gt;'&quot;&amp;[.N83]&amp;&quot;',&quot;&amp;[.$O$1]&amp;&quot;=&gt;'&quot;&amp;[.O83]&amp;&quot;',&quot;&amp;[.$P$1]&amp;&quot;=&gt;'&quot;&amp;[.P83]&amp;&quot;',&quot;&amp;[.$Q$1]&amp;&quot;=&gt;'&quot;&amp;[.Q83]&amp;&quot;',&quot;&amp;[.$R$1]&amp;&quot;=&gt;'&quot;&amp;[.R83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number-columns-repeated="18"/>
          <table:table-cell table:formula="of:=IF([.B84]&lt;&gt;&quot;&quot;;&quot;exec ROUTING_UTIL.insert_rule(&quot;&amp;[.$A$1]&amp;&quot;=&gt;'&quot;&amp;[.A84]&amp;&quot;',&quot;&amp;[.$B$1]&amp;&quot;=&gt;'&quot;&amp;[.B84]&amp;&quot;',&quot;&amp;[.$C$1]&amp;&quot;=&gt;'&quot;&amp;[.C84]&amp;&quot;',&quot;&amp;[.$D$1]&amp;&quot;=&gt;'&quot;&amp;[.D84]&amp;&quot;',&quot;&amp;[.$E$1]&amp;&quot;=&gt;'&quot;&amp;[.E84]&amp;&quot;',&quot;&amp;[.$F$1]&amp;&quot;=&gt;'&quot;&amp;[.F84]&amp;&quot;',&quot;&amp;[.$G$1]&amp;&quot;=&gt;'&quot;&amp;[.G84]&amp;&quot;',&quot;&amp;[.$H$1]&amp;&quot;=&gt;'&quot;&amp;[.H84]&amp;&quot;',&quot;&amp;[.$I$1]&amp;&quot;=&gt;'&quot;&amp;[.I84]&amp;&quot;',&quot;&amp;[.$J$1]&amp;&quot;=&gt;'&quot;&amp;[.J84]&amp;&quot;',&quot;&amp;[.$K$1]&amp;&quot;=&gt;'&quot;&amp;[.K84]&amp;&quot;',&quot;&amp;[.$L$1]&amp;&quot;=&gt;'&quot;&amp;[.L84]&amp;&quot;',&quot;&amp;[.$M$1]&amp;&quot;=&gt;'&quot;&amp;[.M84]&amp;&quot;',&quot;&amp;[.$N$1]&amp;&quot;=&gt;'&quot;&amp;[.N84]&amp;&quot;',&quot;&amp;[.$O$1]&amp;&quot;=&gt;'&quot;&amp;[.O84]&amp;&quot;',&quot;&amp;[.$P$1]&amp;&quot;=&gt;'&quot;&amp;[.P84]&amp;&quot;',&quot;&amp;[.$Q$1]&amp;&quot;=&gt;'&quot;&amp;[.Q84]&amp;&quot;',&quot;&amp;[.$R$1]&amp;&quot;=&gt;'&quot;&amp;[.R84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number-columns-repeated="18"/>
          <table:table-cell table:formula="of:=IF([.B85]&lt;&gt;&quot;&quot;;&quot;exec ROUTING_UTIL.insert_rule(&quot;&amp;[.$A$1]&amp;&quot;=&gt;'&quot;&amp;[.A85]&amp;&quot;',&quot;&amp;[.$B$1]&amp;&quot;=&gt;'&quot;&amp;[.B85]&amp;&quot;',&quot;&amp;[.$C$1]&amp;&quot;=&gt;'&quot;&amp;[.C85]&amp;&quot;',&quot;&amp;[.$D$1]&amp;&quot;=&gt;'&quot;&amp;[.D85]&amp;&quot;',&quot;&amp;[.$E$1]&amp;&quot;=&gt;'&quot;&amp;[.E85]&amp;&quot;',&quot;&amp;[.$F$1]&amp;&quot;=&gt;'&quot;&amp;[.F85]&amp;&quot;',&quot;&amp;[.$G$1]&amp;&quot;=&gt;'&quot;&amp;[.G85]&amp;&quot;',&quot;&amp;[.$H$1]&amp;&quot;=&gt;'&quot;&amp;[.H85]&amp;&quot;',&quot;&amp;[.$I$1]&amp;&quot;=&gt;'&quot;&amp;[.I85]&amp;&quot;',&quot;&amp;[.$J$1]&amp;&quot;=&gt;'&quot;&amp;[.J85]&amp;&quot;',&quot;&amp;[.$K$1]&amp;&quot;=&gt;'&quot;&amp;[.K85]&amp;&quot;',&quot;&amp;[.$L$1]&amp;&quot;=&gt;'&quot;&amp;[.L85]&amp;&quot;',&quot;&amp;[.$M$1]&amp;&quot;=&gt;'&quot;&amp;[.M85]&amp;&quot;',&quot;&amp;[.$N$1]&amp;&quot;=&gt;'&quot;&amp;[.N85]&amp;&quot;',&quot;&amp;[.$O$1]&amp;&quot;=&gt;'&quot;&amp;[.O85]&amp;&quot;',&quot;&amp;[.$P$1]&amp;&quot;=&gt;'&quot;&amp;[.P85]&amp;&quot;',&quot;&amp;[.$Q$1]&amp;&quot;=&gt;'&quot;&amp;[.Q85]&amp;&quot;',&quot;&amp;[.$R$1]&amp;&quot;=&gt;'&quot;&amp;[.R85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number-columns-repeated="18"/>
          <table:table-cell table:formula="of:=IF([.B86]&lt;&gt;&quot;&quot;;&quot;exec ROUTING_UTIL.insert_rule(&quot;&amp;[.$A$1]&amp;&quot;=&gt;'&quot;&amp;[.A86]&amp;&quot;',&quot;&amp;[.$B$1]&amp;&quot;=&gt;'&quot;&amp;[.B86]&amp;&quot;',&quot;&amp;[.$C$1]&amp;&quot;=&gt;'&quot;&amp;[.C86]&amp;&quot;',&quot;&amp;[.$D$1]&amp;&quot;=&gt;'&quot;&amp;[.D86]&amp;&quot;',&quot;&amp;[.$E$1]&amp;&quot;=&gt;'&quot;&amp;[.E86]&amp;&quot;',&quot;&amp;[.$F$1]&amp;&quot;=&gt;'&quot;&amp;[.F86]&amp;&quot;',&quot;&amp;[.$G$1]&amp;&quot;=&gt;'&quot;&amp;[.G86]&amp;&quot;',&quot;&amp;[.$H$1]&amp;&quot;=&gt;'&quot;&amp;[.H86]&amp;&quot;',&quot;&amp;[.$I$1]&amp;&quot;=&gt;'&quot;&amp;[.I86]&amp;&quot;',&quot;&amp;[.$J$1]&amp;&quot;=&gt;'&quot;&amp;[.J86]&amp;&quot;',&quot;&amp;[.$K$1]&amp;&quot;=&gt;'&quot;&amp;[.K86]&amp;&quot;',&quot;&amp;[.$L$1]&amp;&quot;=&gt;'&quot;&amp;[.L86]&amp;&quot;',&quot;&amp;[.$M$1]&amp;&quot;=&gt;'&quot;&amp;[.M86]&amp;&quot;',&quot;&amp;[.$N$1]&amp;&quot;=&gt;'&quot;&amp;[.N86]&amp;&quot;',&quot;&amp;[.$O$1]&amp;&quot;=&gt;'&quot;&amp;[.O86]&amp;&quot;',&quot;&amp;[.$P$1]&amp;&quot;=&gt;'&quot;&amp;[.P86]&amp;&quot;',&quot;&amp;[.$Q$1]&amp;&quot;=&gt;'&quot;&amp;[.Q86]&amp;&quot;',&quot;&amp;[.$R$1]&amp;&quot;=&gt;'&quot;&amp;[.R86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number-columns-repeated="18"/>
          <table:table-cell table:formula="of:=IF([.B87]&lt;&gt;&quot;&quot;;&quot;exec ROUTING_UTIL.insert_rule(&quot;&amp;[.$A$1]&amp;&quot;=&gt;'&quot;&amp;[.A87]&amp;&quot;',&quot;&amp;[.$B$1]&amp;&quot;=&gt;'&quot;&amp;[.B87]&amp;&quot;',&quot;&amp;[.$C$1]&amp;&quot;=&gt;'&quot;&amp;[.C87]&amp;&quot;',&quot;&amp;[.$D$1]&amp;&quot;=&gt;'&quot;&amp;[.D87]&amp;&quot;',&quot;&amp;[.$E$1]&amp;&quot;=&gt;'&quot;&amp;[.E87]&amp;&quot;',&quot;&amp;[.$F$1]&amp;&quot;=&gt;'&quot;&amp;[.F87]&amp;&quot;',&quot;&amp;[.$G$1]&amp;&quot;=&gt;'&quot;&amp;[.G87]&amp;&quot;',&quot;&amp;[.$H$1]&amp;&quot;=&gt;'&quot;&amp;[.H87]&amp;&quot;',&quot;&amp;[.$I$1]&amp;&quot;=&gt;'&quot;&amp;[.I87]&amp;&quot;',&quot;&amp;[.$J$1]&amp;&quot;=&gt;'&quot;&amp;[.J87]&amp;&quot;',&quot;&amp;[.$K$1]&amp;&quot;=&gt;'&quot;&amp;[.K87]&amp;&quot;',&quot;&amp;[.$L$1]&amp;&quot;=&gt;'&quot;&amp;[.L87]&amp;&quot;',&quot;&amp;[.$M$1]&amp;&quot;=&gt;'&quot;&amp;[.M87]&amp;&quot;',&quot;&amp;[.$N$1]&amp;&quot;=&gt;'&quot;&amp;[.N87]&amp;&quot;',&quot;&amp;[.$O$1]&amp;&quot;=&gt;'&quot;&amp;[.O87]&amp;&quot;',&quot;&amp;[.$P$1]&amp;&quot;=&gt;'&quot;&amp;[.P87]&amp;&quot;',&quot;&amp;[.$Q$1]&amp;&quot;=&gt;'&quot;&amp;[.Q87]&amp;&quot;',&quot;&amp;[.$R$1]&amp;&quot;=&gt;'&quot;&amp;[.R87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number-columns-repeated="18"/>
          <table:table-cell table:formula="of:=IF([.B88]&lt;&gt;&quot;&quot;;&quot;exec ROUTING_UTIL.insert_rule(&quot;&amp;[.$A$1]&amp;&quot;=&gt;'&quot;&amp;[.A88]&amp;&quot;',&quot;&amp;[.$B$1]&amp;&quot;=&gt;'&quot;&amp;[.B88]&amp;&quot;',&quot;&amp;[.$C$1]&amp;&quot;=&gt;'&quot;&amp;[.C88]&amp;&quot;',&quot;&amp;[.$D$1]&amp;&quot;=&gt;'&quot;&amp;[.D88]&amp;&quot;',&quot;&amp;[.$E$1]&amp;&quot;=&gt;'&quot;&amp;[.E88]&amp;&quot;',&quot;&amp;[.$F$1]&amp;&quot;=&gt;'&quot;&amp;[.F88]&amp;&quot;',&quot;&amp;[.$G$1]&amp;&quot;=&gt;'&quot;&amp;[.G88]&amp;&quot;',&quot;&amp;[.$H$1]&amp;&quot;=&gt;'&quot;&amp;[.H88]&amp;&quot;',&quot;&amp;[.$I$1]&amp;&quot;=&gt;'&quot;&amp;[.I88]&amp;&quot;',&quot;&amp;[.$J$1]&amp;&quot;=&gt;'&quot;&amp;[.J88]&amp;&quot;',&quot;&amp;[.$K$1]&amp;&quot;=&gt;'&quot;&amp;[.K88]&amp;&quot;',&quot;&amp;[.$L$1]&amp;&quot;=&gt;'&quot;&amp;[.L88]&amp;&quot;',&quot;&amp;[.$M$1]&amp;&quot;=&gt;'&quot;&amp;[.M88]&amp;&quot;',&quot;&amp;[.$N$1]&amp;&quot;=&gt;'&quot;&amp;[.N88]&amp;&quot;',&quot;&amp;[.$O$1]&amp;&quot;=&gt;'&quot;&amp;[.O88]&amp;&quot;',&quot;&amp;[.$P$1]&amp;&quot;=&gt;'&quot;&amp;[.P88]&amp;&quot;',&quot;&amp;[.$Q$1]&amp;&quot;=&gt;'&quot;&amp;[.Q88]&amp;&quot;',&quot;&amp;[.$R$1]&amp;&quot;=&gt;'&quot;&amp;[.R88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number-columns-repeated="18"/>
          <table:table-cell table:formula="of:=IF([.B89]&lt;&gt;&quot;&quot;;&quot;exec ROUTING_UTIL.insert_rule(&quot;&amp;[.$A$1]&amp;&quot;=&gt;'&quot;&amp;[.A89]&amp;&quot;',&quot;&amp;[.$B$1]&amp;&quot;=&gt;'&quot;&amp;[.B89]&amp;&quot;',&quot;&amp;[.$C$1]&amp;&quot;=&gt;'&quot;&amp;[.C89]&amp;&quot;',&quot;&amp;[.$D$1]&amp;&quot;=&gt;'&quot;&amp;[.D89]&amp;&quot;',&quot;&amp;[.$E$1]&amp;&quot;=&gt;'&quot;&amp;[.E89]&amp;&quot;',&quot;&amp;[.$F$1]&amp;&quot;=&gt;'&quot;&amp;[.F89]&amp;&quot;',&quot;&amp;[.$G$1]&amp;&quot;=&gt;'&quot;&amp;[.G89]&amp;&quot;',&quot;&amp;[.$H$1]&amp;&quot;=&gt;'&quot;&amp;[.H89]&amp;&quot;',&quot;&amp;[.$I$1]&amp;&quot;=&gt;'&quot;&amp;[.I89]&amp;&quot;',&quot;&amp;[.$J$1]&amp;&quot;=&gt;'&quot;&amp;[.J89]&amp;&quot;',&quot;&amp;[.$K$1]&amp;&quot;=&gt;'&quot;&amp;[.K89]&amp;&quot;',&quot;&amp;[.$L$1]&amp;&quot;=&gt;'&quot;&amp;[.L89]&amp;&quot;',&quot;&amp;[.$M$1]&amp;&quot;=&gt;'&quot;&amp;[.M89]&amp;&quot;',&quot;&amp;[.$N$1]&amp;&quot;=&gt;'&quot;&amp;[.N89]&amp;&quot;',&quot;&amp;[.$O$1]&amp;&quot;=&gt;'&quot;&amp;[.O89]&amp;&quot;',&quot;&amp;[.$P$1]&amp;&quot;=&gt;'&quot;&amp;[.P89]&amp;&quot;',&quot;&amp;[.$Q$1]&amp;&quot;=&gt;'&quot;&amp;[.Q89]&amp;&quot;',&quot;&amp;[.$R$1]&amp;&quot;=&gt;'&quot;&amp;[.R89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number-columns-repeated="18"/>
          <table:table-cell table:formula="of:=IF([.B90]&lt;&gt;&quot;&quot;;&quot;exec ROUTING_UTIL.insert_rule(&quot;&amp;[.$A$1]&amp;&quot;=&gt;'&quot;&amp;[.A90]&amp;&quot;',&quot;&amp;[.$B$1]&amp;&quot;=&gt;'&quot;&amp;[.B90]&amp;&quot;',&quot;&amp;[.$C$1]&amp;&quot;=&gt;'&quot;&amp;[.C90]&amp;&quot;',&quot;&amp;[.$D$1]&amp;&quot;=&gt;'&quot;&amp;[.D90]&amp;&quot;',&quot;&amp;[.$E$1]&amp;&quot;=&gt;'&quot;&amp;[.E90]&amp;&quot;',&quot;&amp;[.$F$1]&amp;&quot;=&gt;'&quot;&amp;[.F90]&amp;&quot;',&quot;&amp;[.$G$1]&amp;&quot;=&gt;'&quot;&amp;[.G90]&amp;&quot;',&quot;&amp;[.$H$1]&amp;&quot;=&gt;'&quot;&amp;[.H90]&amp;&quot;',&quot;&amp;[.$I$1]&amp;&quot;=&gt;'&quot;&amp;[.I90]&amp;&quot;',&quot;&amp;[.$J$1]&amp;&quot;=&gt;'&quot;&amp;[.J90]&amp;&quot;',&quot;&amp;[.$K$1]&amp;&quot;=&gt;'&quot;&amp;[.K90]&amp;&quot;',&quot;&amp;[.$L$1]&amp;&quot;=&gt;'&quot;&amp;[.L90]&amp;&quot;',&quot;&amp;[.$M$1]&amp;&quot;=&gt;'&quot;&amp;[.M90]&amp;&quot;',&quot;&amp;[.$N$1]&amp;&quot;=&gt;'&quot;&amp;[.N90]&amp;&quot;',&quot;&amp;[.$O$1]&amp;&quot;=&gt;'&quot;&amp;[.O90]&amp;&quot;',&quot;&amp;[.$P$1]&amp;&quot;=&gt;'&quot;&amp;[.P90]&amp;&quot;',&quot;&amp;[.$Q$1]&amp;&quot;=&gt;'&quot;&amp;[.Q90]&amp;&quot;',&quot;&amp;[.$R$1]&amp;&quot;=&gt;'&quot;&amp;[.R90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number-columns-repeated="18"/>
          <table:table-cell table:formula="of:=IF([.B91]&lt;&gt;&quot;&quot;;&quot;exec ROUTING_UTIL.insert_rule(&quot;&amp;[.$A$1]&amp;&quot;=&gt;'&quot;&amp;[.A91]&amp;&quot;',&quot;&amp;[.$B$1]&amp;&quot;=&gt;'&quot;&amp;[.B91]&amp;&quot;',&quot;&amp;[.$C$1]&amp;&quot;=&gt;'&quot;&amp;[.C91]&amp;&quot;',&quot;&amp;[.$D$1]&amp;&quot;=&gt;'&quot;&amp;[.D91]&amp;&quot;',&quot;&amp;[.$E$1]&amp;&quot;=&gt;'&quot;&amp;[.E91]&amp;&quot;',&quot;&amp;[.$F$1]&amp;&quot;=&gt;'&quot;&amp;[.F91]&amp;&quot;',&quot;&amp;[.$G$1]&amp;&quot;=&gt;'&quot;&amp;[.G91]&amp;&quot;',&quot;&amp;[.$H$1]&amp;&quot;=&gt;'&quot;&amp;[.H91]&amp;&quot;',&quot;&amp;[.$I$1]&amp;&quot;=&gt;'&quot;&amp;[.I91]&amp;&quot;',&quot;&amp;[.$J$1]&amp;&quot;=&gt;'&quot;&amp;[.J91]&amp;&quot;',&quot;&amp;[.$K$1]&amp;&quot;=&gt;'&quot;&amp;[.K91]&amp;&quot;',&quot;&amp;[.$L$1]&amp;&quot;=&gt;'&quot;&amp;[.L91]&amp;&quot;',&quot;&amp;[.$M$1]&amp;&quot;=&gt;'&quot;&amp;[.M91]&amp;&quot;',&quot;&amp;[.$N$1]&amp;&quot;=&gt;'&quot;&amp;[.N91]&amp;&quot;',&quot;&amp;[.$O$1]&amp;&quot;=&gt;'&quot;&amp;[.O91]&amp;&quot;',&quot;&amp;[.$P$1]&amp;&quot;=&gt;'&quot;&amp;[.P91]&amp;&quot;',&quot;&amp;[.$Q$1]&amp;&quot;=&gt;'&quot;&amp;[.Q91]&amp;&quot;',&quot;&amp;[.$R$1]&amp;&quot;=&gt;'&quot;&amp;[.R91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number-columns-repeated="18"/>
          <table:table-cell table:formula="of:=IF([.B92]&lt;&gt;&quot;&quot;;&quot;exec ROUTING_UTIL.insert_rule(&quot;&amp;[.$A$1]&amp;&quot;=&gt;'&quot;&amp;[.A92]&amp;&quot;',&quot;&amp;[.$B$1]&amp;&quot;=&gt;'&quot;&amp;[.B92]&amp;&quot;',&quot;&amp;[.$C$1]&amp;&quot;=&gt;'&quot;&amp;[.C92]&amp;&quot;',&quot;&amp;[.$D$1]&amp;&quot;=&gt;'&quot;&amp;[.D92]&amp;&quot;',&quot;&amp;[.$E$1]&amp;&quot;=&gt;'&quot;&amp;[.E92]&amp;&quot;',&quot;&amp;[.$F$1]&amp;&quot;=&gt;'&quot;&amp;[.F92]&amp;&quot;',&quot;&amp;[.$G$1]&amp;&quot;=&gt;'&quot;&amp;[.G92]&amp;&quot;',&quot;&amp;[.$H$1]&amp;&quot;=&gt;'&quot;&amp;[.H92]&amp;&quot;',&quot;&amp;[.$I$1]&amp;&quot;=&gt;'&quot;&amp;[.I92]&amp;&quot;',&quot;&amp;[.$J$1]&amp;&quot;=&gt;'&quot;&amp;[.J92]&amp;&quot;',&quot;&amp;[.$K$1]&amp;&quot;=&gt;'&quot;&amp;[.K92]&amp;&quot;',&quot;&amp;[.$L$1]&amp;&quot;=&gt;'&quot;&amp;[.L92]&amp;&quot;',&quot;&amp;[.$M$1]&amp;&quot;=&gt;'&quot;&amp;[.M92]&amp;&quot;',&quot;&amp;[.$N$1]&amp;&quot;=&gt;'&quot;&amp;[.N92]&amp;&quot;',&quot;&amp;[.$O$1]&amp;&quot;=&gt;'&quot;&amp;[.O92]&amp;&quot;',&quot;&amp;[.$P$1]&amp;&quot;=&gt;'&quot;&amp;[.P92]&amp;&quot;',&quot;&amp;[.$Q$1]&amp;&quot;=&gt;'&quot;&amp;[.Q92]&amp;&quot;',&quot;&amp;[.$R$1]&amp;&quot;=&gt;'&quot;&amp;[.R92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number-columns-repeated="18"/>
          <table:table-cell table:formula="of:=IF([.B93]&lt;&gt;&quot;&quot;;&quot;exec ROUTING_UTIL.insert_rule(&quot;&amp;[.$A$1]&amp;&quot;=&gt;'&quot;&amp;[.A93]&amp;&quot;',&quot;&amp;[.$B$1]&amp;&quot;=&gt;'&quot;&amp;[.B93]&amp;&quot;',&quot;&amp;[.$C$1]&amp;&quot;=&gt;'&quot;&amp;[.C93]&amp;&quot;',&quot;&amp;[.$D$1]&amp;&quot;=&gt;'&quot;&amp;[.D93]&amp;&quot;',&quot;&amp;[.$E$1]&amp;&quot;=&gt;'&quot;&amp;[.E93]&amp;&quot;',&quot;&amp;[.$F$1]&amp;&quot;=&gt;'&quot;&amp;[.F93]&amp;&quot;',&quot;&amp;[.$G$1]&amp;&quot;=&gt;'&quot;&amp;[.G93]&amp;&quot;',&quot;&amp;[.$H$1]&amp;&quot;=&gt;'&quot;&amp;[.H93]&amp;&quot;',&quot;&amp;[.$I$1]&amp;&quot;=&gt;'&quot;&amp;[.I93]&amp;&quot;',&quot;&amp;[.$J$1]&amp;&quot;=&gt;'&quot;&amp;[.J93]&amp;&quot;',&quot;&amp;[.$K$1]&amp;&quot;=&gt;'&quot;&amp;[.K93]&amp;&quot;',&quot;&amp;[.$L$1]&amp;&quot;=&gt;'&quot;&amp;[.L93]&amp;&quot;',&quot;&amp;[.$M$1]&amp;&quot;=&gt;'&quot;&amp;[.M93]&amp;&quot;',&quot;&amp;[.$N$1]&amp;&quot;=&gt;'&quot;&amp;[.N93]&amp;&quot;',&quot;&amp;[.$O$1]&amp;&quot;=&gt;'&quot;&amp;[.O93]&amp;&quot;',&quot;&amp;[.$P$1]&amp;&quot;=&gt;'&quot;&amp;[.P93]&amp;&quot;',&quot;&amp;[.$Q$1]&amp;&quot;=&gt;'&quot;&amp;[.Q93]&amp;&quot;',&quot;&amp;[.$R$1]&amp;&quot;=&gt;'&quot;&amp;[.R93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number-columns-repeated="18"/>
          <table:table-cell table:formula="of:=IF([.B94]&lt;&gt;&quot;&quot;;&quot;exec ROUTING_UTIL.insert_rule(&quot;&amp;[.$A$1]&amp;&quot;=&gt;'&quot;&amp;[.A94]&amp;&quot;',&quot;&amp;[.$B$1]&amp;&quot;=&gt;'&quot;&amp;[.B94]&amp;&quot;',&quot;&amp;[.$C$1]&amp;&quot;=&gt;'&quot;&amp;[.C94]&amp;&quot;',&quot;&amp;[.$D$1]&amp;&quot;=&gt;'&quot;&amp;[.D94]&amp;&quot;',&quot;&amp;[.$E$1]&amp;&quot;=&gt;'&quot;&amp;[.E94]&amp;&quot;',&quot;&amp;[.$F$1]&amp;&quot;=&gt;'&quot;&amp;[.F94]&amp;&quot;',&quot;&amp;[.$G$1]&amp;&quot;=&gt;'&quot;&amp;[.G94]&amp;&quot;',&quot;&amp;[.$H$1]&amp;&quot;=&gt;'&quot;&amp;[.H94]&amp;&quot;',&quot;&amp;[.$I$1]&amp;&quot;=&gt;'&quot;&amp;[.I94]&amp;&quot;',&quot;&amp;[.$J$1]&amp;&quot;=&gt;'&quot;&amp;[.J94]&amp;&quot;',&quot;&amp;[.$K$1]&amp;&quot;=&gt;'&quot;&amp;[.K94]&amp;&quot;',&quot;&amp;[.$L$1]&amp;&quot;=&gt;'&quot;&amp;[.L94]&amp;&quot;',&quot;&amp;[.$M$1]&amp;&quot;=&gt;'&quot;&amp;[.M94]&amp;&quot;',&quot;&amp;[.$N$1]&amp;&quot;=&gt;'&quot;&amp;[.N94]&amp;&quot;',&quot;&amp;[.$O$1]&amp;&quot;=&gt;'&quot;&amp;[.O94]&amp;&quot;',&quot;&amp;[.$P$1]&amp;&quot;=&gt;'&quot;&amp;[.P94]&amp;&quot;',&quot;&amp;[.$Q$1]&amp;&quot;=&gt;'&quot;&amp;[.Q94]&amp;&quot;',&quot;&amp;[.$R$1]&amp;&quot;=&gt;'&quot;&amp;[.R94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number-columns-repeated="18"/>
          <table:table-cell table:formula="of:=IF([.B95]&lt;&gt;&quot;&quot;;&quot;exec ROUTING_UTIL.insert_rule(&quot;&amp;[.$B$1]&amp;&quot;=&gt;'&quot;&amp;[.B95]&amp;&quot;',&quot;&amp;[.$C$1]&amp;&quot;=&gt;'&quot;&amp;[.C95]&amp;&quot;',&quot;&amp;[.$D$1]&amp;&quot;=&gt;'&quot;&amp;[.D95]&amp;&quot;',&quot;&amp;[.$E$1]&amp;&quot;=&gt;'&quot;&amp;[.E95]&amp;&quot;',&quot;&amp;[.$F$1]&amp;&quot;=&gt;'&quot;&amp;[.F95]&amp;&quot;',&quot;&amp;[.$G$1]&amp;&quot;=&gt;'&quot;&amp;[.G95]&amp;&quot;',&quot;&amp;[.$H$1]&amp;&quot;=&gt;'&quot;&amp;[.H95]&amp;&quot;',&quot;&amp;[.$I$1]&amp;&quot;=&gt;'&quot;&amp;[.I95]&amp;&quot;',&quot;&amp;[.$J$1]&amp;&quot;=&gt;'&quot;&amp;[.J95]&amp;&quot;',&quot;&amp;[.$K$1]&amp;&quot;=&gt;'&quot;&amp;[.K95]&amp;&quot;',&quot;&amp;[.$L$1]&amp;&quot;=&gt;'&quot;&amp;[.L95]&amp;&quot;',&quot;&amp;[.$M$1]&amp;&quot;=&gt;'&quot;&amp;[.M95]&amp;&quot;',&quot;&amp;[.$N$1]&amp;&quot;=&gt;'&quot;&amp;[.N95]&amp;&quot;',&quot;&amp;[.$O$1]&amp;&quot;=&gt;'&quot;&amp;[.O95]&amp;&quot;',&quot;&amp;[.$P$1]&amp;&quot;=&gt;'&quot;&amp;[.P95]&amp;&quot;',&quot;&amp;[.$Q$1]&amp;&quot;=&gt;'&quot;&amp;[.Q95]&amp;&quot;',&quot;&amp;[.$R$1]&amp;&quot;=&gt;'&quot;&amp;[.R95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number-columns-repeated="18"/>
          <table:table-cell table:formula="of:=IF([.B96]&lt;&gt;&quot;&quot;;&quot;exec ROUTING_UTIL.insert_rule(&quot;&amp;[.$B$1]&amp;&quot;=&gt;'&quot;&amp;[.B96]&amp;&quot;',&quot;&amp;[.$C$1]&amp;&quot;=&gt;'&quot;&amp;[.C96]&amp;&quot;',&quot;&amp;[.$D$1]&amp;&quot;=&gt;'&quot;&amp;[.D96]&amp;&quot;',&quot;&amp;[.$E$1]&amp;&quot;=&gt;'&quot;&amp;[.E96]&amp;&quot;',&quot;&amp;[.$F$1]&amp;&quot;=&gt;'&quot;&amp;[.F96]&amp;&quot;',&quot;&amp;[.$G$1]&amp;&quot;=&gt;'&quot;&amp;[.G96]&amp;&quot;',&quot;&amp;[.$H$1]&amp;&quot;=&gt;'&quot;&amp;[.H96]&amp;&quot;',&quot;&amp;[.$I$1]&amp;&quot;=&gt;'&quot;&amp;[.I96]&amp;&quot;',&quot;&amp;[.$J$1]&amp;&quot;=&gt;'&quot;&amp;[.J96]&amp;&quot;',&quot;&amp;[.$K$1]&amp;&quot;=&gt;'&quot;&amp;[.K96]&amp;&quot;',&quot;&amp;[.$L$1]&amp;&quot;=&gt;'&quot;&amp;[.L96]&amp;&quot;',&quot;&amp;[.$M$1]&amp;&quot;=&gt;'&quot;&amp;[.M96]&amp;&quot;',&quot;&amp;[.$N$1]&amp;&quot;=&gt;'&quot;&amp;[.N96]&amp;&quot;',&quot;&amp;[.$O$1]&amp;&quot;=&gt;'&quot;&amp;[.O96]&amp;&quot;',&quot;&amp;[.$P$1]&amp;&quot;=&gt;'&quot;&amp;[.P96]&amp;&quot;',&quot;&amp;[.$Q$1]&amp;&quot;=&gt;'&quot;&amp;[.Q96]&amp;&quot;',&quot;&amp;[.$R$1]&amp;&quot;=&gt;'&quot;&amp;[.R96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number-columns-repeated="18"/>
          <table:table-cell table:formula="of:=IF([.B97]&lt;&gt;&quot;&quot;;&quot;exec ROUTING_UTIL.insert_rule(&quot;&amp;[.$B$1]&amp;&quot;=&gt;'&quot;&amp;[.B97]&amp;&quot;',&quot;&amp;[.$C$1]&amp;&quot;=&gt;'&quot;&amp;[.C97]&amp;&quot;',&quot;&amp;[.$D$1]&amp;&quot;=&gt;'&quot;&amp;[.D97]&amp;&quot;',&quot;&amp;[.$E$1]&amp;&quot;=&gt;'&quot;&amp;[.E97]&amp;&quot;',&quot;&amp;[.$F$1]&amp;&quot;=&gt;'&quot;&amp;[.F97]&amp;&quot;',&quot;&amp;[.$G$1]&amp;&quot;=&gt;'&quot;&amp;[.G97]&amp;&quot;',&quot;&amp;[.$H$1]&amp;&quot;=&gt;'&quot;&amp;[.H97]&amp;&quot;',&quot;&amp;[.$I$1]&amp;&quot;=&gt;'&quot;&amp;[.I97]&amp;&quot;',&quot;&amp;[.$J$1]&amp;&quot;=&gt;'&quot;&amp;[.J97]&amp;&quot;',&quot;&amp;[.$K$1]&amp;&quot;=&gt;'&quot;&amp;[.K97]&amp;&quot;',&quot;&amp;[.$L$1]&amp;&quot;=&gt;'&quot;&amp;[.L97]&amp;&quot;',&quot;&amp;[.$M$1]&amp;&quot;=&gt;'&quot;&amp;[.M97]&amp;&quot;',&quot;&amp;[.$N$1]&amp;&quot;=&gt;'&quot;&amp;[.N97]&amp;&quot;',&quot;&amp;[.$O$1]&amp;&quot;=&gt;'&quot;&amp;[.O97]&amp;&quot;',&quot;&amp;[.$P$1]&amp;&quot;=&gt;'&quot;&amp;[.P97]&amp;&quot;',&quot;&amp;[.$Q$1]&amp;&quot;=&gt;'&quot;&amp;[.Q97]&amp;&quot;',&quot;&amp;[.$R$1]&amp;&quot;=&gt;'&quot;&amp;[.R97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number-columns-repeated="18"/>
          <table:table-cell table:formula="of:=IF([.B98]&lt;&gt;&quot;&quot;;&quot;exec ROUTING_UTIL.insert_rule(&quot;&amp;[.$B$1]&amp;&quot;=&gt;'&quot;&amp;[.B98]&amp;&quot;',&quot;&amp;[.$C$1]&amp;&quot;=&gt;'&quot;&amp;[.C98]&amp;&quot;',&quot;&amp;[.$D$1]&amp;&quot;=&gt;'&quot;&amp;[.D98]&amp;&quot;',&quot;&amp;[.$E$1]&amp;&quot;=&gt;'&quot;&amp;[.E98]&amp;&quot;',&quot;&amp;[.$F$1]&amp;&quot;=&gt;'&quot;&amp;[.F98]&amp;&quot;',&quot;&amp;[.$G$1]&amp;&quot;=&gt;'&quot;&amp;[.G98]&amp;&quot;',&quot;&amp;[.$H$1]&amp;&quot;=&gt;'&quot;&amp;[.H98]&amp;&quot;',&quot;&amp;[.$I$1]&amp;&quot;=&gt;'&quot;&amp;[.I98]&amp;&quot;',&quot;&amp;[.$J$1]&amp;&quot;=&gt;'&quot;&amp;[.J98]&amp;&quot;',&quot;&amp;[.$K$1]&amp;&quot;=&gt;'&quot;&amp;[.K98]&amp;&quot;',&quot;&amp;[.$L$1]&amp;&quot;=&gt;'&quot;&amp;[.L98]&amp;&quot;',&quot;&amp;[.$M$1]&amp;&quot;=&gt;'&quot;&amp;[.M98]&amp;&quot;',&quot;&amp;[.$N$1]&amp;&quot;=&gt;'&quot;&amp;[.N98]&amp;&quot;',&quot;&amp;[.$O$1]&amp;&quot;=&gt;'&quot;&amp;[.O98]&amp;&quot;',&quot;&amp;[.$P$1]&amp;&quot;=&gt;'&quot;&amp;[.P98]&amp;&quot;',&quot;&amp;[.$Q$1]&amp;&quot;=&gt;'&quot;&amp;[.Q98]&amp;&quot;',&quot;&amp;[.$R$1]&amp;&quot;=&gt;'&quot;&amp;[.R98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number-columns-repeated="18"/>
          <table:table-cell table:formula="of:=IF([.B99]&lt;&gt;&quot;&quot;;&quot;exec ROUTING_UTIL.insert_rule(&quot;&amp;[.$B$1]&amp;&quot;=&gt;'&quot;&amp;[.B99]&amp;&quot;',&quot;&amp;[.$C$1]&amp;&quot;=&gt;'&quot;&amp;[.C99]&amp;&quot;',&quot;&amp;[.$D$1]&amp;&quot;=&gt;'&quot;&amp;[.D99]&amp;&quot;',&quot;&amp;[.$E$1]&amp;&quot;=&gt;'&quot;&amp;[.E99]&amp;&quot;',&quot;&amp;[.$F$1]&amp;&quot;=&gt;'&quot;&amp;[.F99]&amp;&quot;',&quot;&amp;[.$G$1]&amp;&quot;=&gt;'&quot;&amp;[.G99]&amp;&quot;',&quot;&amp;[.$H$1]&amp;&quot;=&gt;'&quot;&amp;[.H99]&amp;&quot;',&quot;&amp;[.$I$1]&amp;&quot;=&gt;'&quot;&amp;[.I99]&amp;&quot;',&quot;&amp;[.$J$1]&amp;&quot;=&gt;'&quot;&amp;[.J99]&amp;&quot;',&quot;&amp;[.$K$1]&amp;&quot;=&gt;'&quot;&amp;[.K99]&amp;&quot;',&quot;&amp;[.$L$1]&amp;&quot;=&gt;'&quot;&amp;[.L99]&amp;&quot;',&quot;&amp;[.$M$1]&amp;&quot;=&gt;'&quot;&amp;[.M99]&amp;&quot;',&quot;&amp;[.$N$1]&amp;&quot;=&gt;'&quot;&amp;[.N99]&amp;&quot;',&quot;&amp;[.$O$1]&amp;&quot;=&gt;'&quot;&amp;[.O99]&amp;&quot;',&quot;&amp;[.$P$1]&amp;&quot;=&gt;'&quot;&amp;[.P99]&amp;&quot;',&quot;&amp;[.$Q$1]&amp;&quot;=&gt;'&quot;&amp;[.Q99]&amp;&quot;',&quot;&amp;[.$R$1]&amp;&quot;=&gt;'&quot;&amp;[.R99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number-columns-repeated="18"/>
          <table:table-cell table:formula="of:=IF([.B100]&lt;&gt;&quot;&quot;;&quot;exec ROUTING_UTIL.insert_rule(&quot;&amp;[.$B$1]&amp;&quot;=&gt;'&quot;&amp;[.B100]&amp;&quot;',&quot;&amp;[.$C$1]&amp;&quot;=&gt;'&quot;&amp;[.C100]&amp;&quot;',&quot;&amp;[.$D$1]&amp;&quot;=&gt;'&quot;&amp;[.D100]&amp;&quot;',&quot;&amp;[.$E$1]&amp;&quot;=&gt;'&quot;&amp;[.E100]&amp;&quot;',&quot;&amp;[.$F$1]&amp;&quot;=&gt;'&quot;&amp;[.F100]&amp;&quot;',&quot;&amp;[.$G$1]&amp;&quot;=&gt;'&quot;&amp;[.G100]&amp;&quot;',&quot;&amp;[.$H$1]&amp;&quot;=&gt;'&quot;&amp;[.H100]&amp;&quot;',&quot;&amp;[.$I$1]&amp;&quot;=&gt;'&quot;&amp;[.I100]&amp;&quot;',&quot;&amp;[.$J$1]&amp;&quot;=&gt;'&quot;&amp;[.J100]&amp;&quot;',&quot;&amp;[.$K$1]&amp;&quot;=&gt;'&quot;&amp;[.K100]&amp;&quot;',&quot;&amp;[.$L$1]&amp;&quot;=&gt;'&quot;&amp;[.L100]&amp;&quot;',&quot;&amp;[.$M$1]&amp;&quot;=&gt;'&quot;&amp;[.M100]&amp;&quot;',&quot;&amp;[.$N$1]&amp;&quot;=&gt;'&quot;&amp;[.N100]&amp;&quot;',&quot;&amp;[.$O$1]&amp;&quot;=&gt;'&quot;&amp;[.O100]&amp;&quot;',&quot;&amp;[.$P$1]&amp;&quot;=&gt;'&quot;&amp;[.P100]&amp;&quot;',&quot;&amp;[.$Q$1]&amp;&quot;=&gt;'&quot;&amp;[.Q100]&amp;&quot;',&quot;&amp;[.$R$1]&amp;&quot;=&gt;'&quot;&amp;[.R100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number-columns-repeated="18"/>
          <table:table-cell table:formula="of:=IF([.B101]&lt;&gt;&quot;&quot;;&quot;exec ROUTING_UTIL.insert_rule(&quot;&amp;[.$B$1]&amp;&quot;=&gt;'&quot;&amp;[.B101]&amp;&quot;',&quot;&amp;[.$C$1]&amp;&quot;=&gt;'&quot;&amp;[.C101]&amp;&quot;',&quot;&amp;[.$D$1]&amp;&quot;=&gt;'&quot;&amp;[.D101]&amp;&quot;',&quot;&amp;[.$E$1]&amp;&quot;=&gt;'&quot;&amp;[.E101]&amp;&quot;',&quot;&amp;[.$F$1]&amp;&quot;=&gt;'&quot;&amp;[.F101]&amp;&quot;',&quot;&amp;[.$G$1]&amp;&quot;=&gt;'&quot;&amp;[.G101]&amp;&quot;',&quot;&amp;[.$H$1]&amp;&quot;=&gt;'&quot;&amp;[.H101]&amp;&quot;',&quot;&amp;[.$I$1]&amp;&quot;=&gt;'&quot;&amp;[.I101]&amp;&quot;',&quot;&amp;[.$J$1]&amp;&quot;=&gt;'&quot;&amp;[.J101]&amp;&quot;',&quot;&amp;[.$K$1]&amp;&quot;=&gt;'&quot;&amp;[.K101]&amp;&quot;',&quot;&amp;[.$L$1]&amp;&quot;=&gt;'&quot;&amp;[.L101]&amp;&quot;',&quot;&amp;[.$M$1]&amp;&quot;=&gt;'&quot;&amp;[.M101]&amp;&quot;',&quot;&amp;[.$N$1]&amp;&quot;=&gt;'&quot;&amp;[.N101]&amp;&quot;',&quot;&amp;[.$O$1]&amp;&quot;=&gt;'&quot;&amp;[.O101]&amp;&quot;',&quot;&amp;[.$P$1]&amp;&quot;=&gt;'&quot;&amp;[.P101]&amp;&quot;',&quot;&amp;[.$Q$1]&amp;&quot;=&gt;'&quot;&amp;[.Q101]&amp;&quot;',&quot;&amp;[.$R$1]&amp;&quot;=&gt;'&quot;&amp;[.R101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number-columns-repeated="18"/>
          <table:table-cell table:formula="of:=IF([.B102]&lt;&gt;&quot;&quot;;&quot;exec ROUTING_UTIL.insert_rule(&quot;&amp;[.$B$1]&amp;&quot;=&gt;'&quot;&amp;[.B102]&amp;&quot;',&quot;&amp;[.$C$1]&amp;&quot;=&gt;'&quot;&amp;[.C102]&amp;&quot;',&quot;&amp;[.$D$1]&amp;&quot;=&gt;'&quot;&amp;[.D102]&amp;&quot;',&quot;&amp;[.$E$1]&amp;&quot;=&gt;'&quot;&amp;[.E102]&amp;&quot;',&quot;&amp;[.$F$1]&amp;&quot;=&gt;'&quot;&amp;[.F102]&amp;&quot;',&quot;&amp;[.$G$1]&amp;&quot;=&gt;'&quot;&amp;[.G102]&amp;&quot;',&quot;&amp;[.$H$1]&amp;&quot;=&gt;'&quot;&amp;[.H102]&amp;&quot;',&quot;&amp;[.$I$1]&amp;&quot;=&gt;'&quot;&amp;[.I102]&amp;&quot;',&quot;&amp;[.$J$1]&amp;&quot;=&gt;'&quot;&amp;[.J102]&amp;&quot;',&quot;&amp;[.$K$1]&amp;&quot;=&gt;'&quot;&amp;[.K102]&amp;&quot;',&quot;&amp;[.$L$1]&amp;&quot;=&gt;'&quot;&amp;[.L102]&amp;&quot;',&quot;&amp;[.$M$1]&amp;&quot;=&gt;'&quot;&amp;[.M102]&amp;&quot;',&quot;&amp;[.$N$1]&amp;&quot;=&gt;'&quot;&amp;[.N102]&amp;&quot;',&quot;&amp;[.$O$1]&amp;&quot;=&gt;'&quot;&amp;[.O102]&amp;&quot;',&quot;&amp;[.$P$1]&amp;&quot;=&gt;'&quot;&amp;[.P102]&amp;&quot;',&quot;&amp;[.$Q$1]&amp;&quot;=&gt;'&quot;&amp;[.Q102]&amp;&quot;',&quot;&amp;[.$R$1]&amp;&quot;=&gt;'&quot;&amp;[.R102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number-columns-repeated="18"/>
          <table:table-cell table:formula="of:=IF([.B103]&lt;&gt;&quot;&quot;;&quot;exec ROUTING_UTIL.insert_rule(&quot;&amp;[.$B$1]&amp;&quot;=&gt;'&quot;&amp;[.B103]&amp;&quot;',&quot;&amp;[.$C$1]&amp;&quot;=&gt;'&quot;&amp;[.C103]&amp;&quot;',&quot;&amp;[.$D$1]&amp;&quot;=&gt;'&quot;&amp;[.D103]&amp;&quot;',&quot;&amp;[.$E$1]&amp;&quot;=&gt;'&quot;&amp;[.E103]&amp;&quot;',&quot;&amp;[.$F$1]&amp;&quot;=&gt;'&quot;&amp;[.F103]&amp;&quot;',&quot;&amp;[.$G$1]&amp;&quot;=&gt;'&quot;&amp;[.G103]&amp;&quot;',&quot;&amp;[.$H$1]&amp;&quot;=&gt;'&quot;&amp;[.H103]&amp;&quot;',&quot;&amp;[.$I$1]&amp;&quot;=&gt;'&quot;&amp;[.I103]&amp;&quot;',&quot;&amp;[.$J$1]&amp;&quot;=&gt;'&quot;&amp;[.J103]&amp;&quot;',&quot;&amp;[.$K$1]&amp;&quot;=&gt;'&quot;&amp;[.K103]&amp;&quot;',&quot;&amp;[.$L$1]&amp;&quot;=&gt;'&quot;&amp;[.L103]&amp;&quot;',&quot;&amp;[.$M$1]&amp;&quot;=&gt;'&quot;&amp;[.M103]&amp;&quot;',&quot;&amp;[.$N$1]&amp;&quot;=&gt;'&quot;&amp;[.N103]&amp;&quot;',&quot;&amp;[.$O$1]&amp;&quot;=&gt;'&quot;&amp;[.O103]&amp;&quot;',&quot;&amp;[.$P$1]&amp;&quot;=&gt;'&quot;&amp;[.P103]&amp;&quot;',&quot;&amp;[.$Q$1]&amp;&quot;=&gt;'&quot;&amp;[.Q103]&amp;&quot;',&quot;&amp;[.$R$1]&amp;&quot;=&gt;'&quot;&amp;[.R103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number-columns-repeated="18"/>
          <table:table-cell table:formula="of:=IF([.B104]&lt;&gt;&quot;&quot;;&quot;exec ROUTING_UTIL.insert_rule(&quot;&amp;[.$B$1]&amp;&quot;=&gt;'&quot;&amp;[.B104]&amp;&quot;',&quot;&amp;[.$C$1]&amp;&quot;=&gt;'&quot;&amp;[.C104]&amp;&quot;',&quot;&amp;[.$D$1]&amp;&quot;=&gt;'&quot;&amp;[.D104]&amp;&quot;',&quot;&amp;[.$E$1]&amp;&quot;=&gt;'&quot;&amp;[.E104]&amp;&quot;',&quot;&amp;[.$F$1]&amp;&quot;=&gt;'&quot;&amp;[.F104]&amp;&quot;',&quot;&amp;[.$G$1]&amp;&quot;=&gt;'&quot;&amp;[.G104]&amp;&quot;',&quot;&amp;[.$H$1]&amp;&quot;=&gt;'&quot;&amp;[.H104]&amp;&quot;',&quot;&amp;[.$I$1]&amp;&quot;=&gt;'&quot;&amp;[.I104]&amp;&quot;',&quot;&amp;[.$J$1]&amp;&quot;=&gt;'&quot;&amp;[.J104]&amp;&quot;',&quot;&amp;[.$K$1]&amp;&quot;=&gt;'&quot;&amp;[.K104]&amp;&quot;',&quot;&amp;[.$L$1]&amp;&quot;=&gt;'&quot;&amp;[.L104]&amp;&quot;',&quot;&amp;[.$M$1]&amp;&quot;=&gt;'&quot;&amp;[.M104]&amp;&quot;',&quot;&amp;[.$N$1]&amp;&quot;=&gt;'&quot;&amp;[.N104]&amp;&quot;',&quot;&amp;[.$O$1]&amp;&quot;=&gt;'&quot;&amp;[.O104]&amp;&quot;',&quot;&amp;[.$P$1]&amp;&quot;=&gt;'&quot;&amp;[.P104]&amp;&quot;',&quot;&amp;[.$Q$1]&amp;&quot;=&gt;'&quot;&amp;[.Q104]&amp;&quot;',&quot;&amp;[.$R$1]&amp;&quot;=&gt;'&quot;&amp;[.R104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number-columns-repeated="18"/>
          <table:table-cell table:formula="of:=IF([.B105]&lt;&gt;&quot;&quot;;&quot;exec ROUTING_UTIL.insert_rule(&quot;&amp;[.$B$1]&amp;&quot;=&gt;'&quot;&amp;[.B105]&amp;&quot;',&quot;&amp;[.$C$1]&amp;&quot;=&gt;'&quot;&amp;[.C105]&amp;&quot;',&quot;&amp;[.$D$1]&amp;&quot;=&gt;'&quot;&amp;[.D105]&amp;&quot;',&quot;&amp;[.$E$1]&amp;&quot;=&gt;'&quot;&amp;[.E105]&amp;&quot;',&quot;&amp;[.$F$1]&amp;&quot;=&gt;'&quot;&amp;[.F105]&amp;&quot;',&quot;&amp;[.$G$1]&amp;&quot;=&gt;'&quot;&amp;[.G105]&amp;&quot;',&quot;&amp;[.$H$1]&amp;&quot;=&gt;'&quot;&amp;[.H105]&amp;&quot;',&quot;&amp;[.$I$1]&amp;&quot;=&gt;'&quot;&amp;[.I105]&amp;&quot;',&quot;&amp;[.$J$1]&amp;&quot;=&gt;'&quot;&amp;[.J105]&amp;&quot;',&quot;&amp;[.$K$1]&amp;&quot;=&gt;'&quot;&amp;[.K105]&amp;&quot;',&quot;&amp;[.$L$1]&amp;&quot;=&gt;'&quot;&amp;[.L105]&amp;&quot;',&quot;&amp;[.$M$1]&amp;&quot;=&gt;'&quot;&amp;[.M105]&amp;&quot;',&quot;&amp;[.$N$1]&amp;&quot;=&gt;'&quot;&amp;[.N105]&amp;&quot;',&quot;&amp;[.$O$1]&amp;&quot;=&gt;'&quot;&amp;[.O105]&amp;&quot;',&quot;&amp;[.$P$1]&amp;&quot;=&gt;'&quot;&amp;[.P105]&amp;&quot;',&quot;&amp;[.$Q$1]&amp;&quot;=&gt;'&quot;&amp;[.Q105]&amp;&quot;',&quot;&amp;[.$R$1]&amp;&quot;=&gt;'&quot;&amp;[.R105]&amp;&quot;');&quot;;&quot;&quot;)">
            <text:p/>
          </table:table-cell>
        </table:table-row>
        <table:table-row table:style-name="ro2">
          <table:table-cell table:number-columns-repeated="3"/>
          <table:table-cell table:content-validation-name="val1"/>
          <table:table-cell table:number-columns-repeated="18"/>
          <table:table-cell table:formula="of:=IF([.B106]&lt;&gt;&quot;&quot;;&quot;exec ROUTING_UTIL.insert_rule(&quot;&amp;[.$B$1]&amp;&quot;=&gt;'&quot;&amp;[.B106]&amp;&quot;',&quot;&amp;[.$C$1]&amp;&quot;=&gt;'&quot;&amp;[.C106]&amp;&quot;',&quot;&amp;[.$D$1]&amp;&quot;=&gt;'&quot;&amp;[.D106]&amp;&quot;',&quot;&amp;[.$E$1]&amp;&quot;=&gt;'&quot;&amp;[.E106]&amp;&quot;',&quot;&amp;[.$F$1]&amp;&quot;=&gt;'&quot;&amp;[.F106]&amp;&quot;',&quot;&amp;[.$G$1]&amp;&quot;=&gt;'&quot;&amp;[.G106]&amp;&quot;',&quot;&amp;[.$H$1]&amp;&quot;=&gt;'&quot;&amp;[.H106]&amp;&quot;',&quot;&amp;[.$I$1]&amp;&quot;=&gt;'&quot;&amp;[.I106]&amp;&quot;',&quot;&amp;[.$J$1]&amp;&quot;=&gt;'&quot;&amp;[.J106]&amp;&quot;',&quot;&amp;[.$K$1]&amp;&quot;=&gt;'&quot;&amp;[.K106]&amp;&quot;',&quot;&amp;[.$L$1]&amp;&quot;=&gt;'&quot;&amp;[.L106]&amp;&quot;',&quot;&amp;[.$M$1]&amp;&quot;=&gt;'&quot;&amp;[.M106]&amp;&quot;',&quot;&amp;[.$N$1]&amp;&quot;=&gt;'&quot;&amp;[.N106]&amp;&quot;',&quot;&amp;[.$O$1]&amp;&quot;=&gt;'&quot;&amp;[.O106]&amp;&quot;',&quot;&amp;[.$P$1]&amp;&quot;=&gt;'&quot;&amp;[.P106]&amp;&quot;',&quot;&amp;[.$Q$1]&amp;&quot;=&gt;'&quot;&amp;[.Q106]&amp;&quot;',&quot;&amp;[.$R$1]&amp;&quot;=&gt;'&quot;&amp;[.R106]&amp;&quot;');&quot;;&quot;&quot;)">
            <text:p/>
          </table:table-cell>
        </table:table-row>
        <table:table-row table:style-name="ro2" table:number-rows-repeated="37">
          <table:table-cell table:number-columns-repeated="3"/>
          <table:table-cell table:content-validation-name="val1"/>
          <table:table-cell table:number-columns-repeated="19"/>
        </table:table-row>
        <table:table-row table:style-name="ro2">
          <table:table-cell table:number-columns-repeated="3"/>
          <table:table-cell table:content-validation-name="val1"/>
          <table:table-cell table:number-columns-repeated="19"/>
        </table:table-row>
      </table:table>
      <table:table table:name="konfiguracje" table:style-name="ta6" table:print="false">
        <office:forms form:automatic-focus="false" form:apply-design-mode="false"/>
        <table:table-column table:style-name="co5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5" table:number-columns-repeated="4" table:default-cell-style-name="Default"/>
        <table:table-column table:style-name="co26" table:number-columns-repeated="2" table:default-cell-style-name="Default"/>
        <table:table-column table:style-name="co27" table:default-cell-style-name="Default"/>
        <table:table-column table:style-name="co17" table:number-columns-repeated="6" table:default-cell-style-name="Default"/>
        <table:table-row table:style-name="ro1">
          <table:table-cell office:value-type="string" calcext:value-type="string">
            <text:p>DICTIONARY_NAME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ATTRIBUTE1</text:p>
          </table:table-cell>
          <table:table-cell office:value-type="string" calcext:value-type="string">
            <text:p>ATTRIBUTE2</text:p>
          </table:table-cell>
          <table:table-cell office:value-type="string" calcext:value-type="string">
            <text:p>ATTRIBUTE3</text:p>
          </table:table-cell>
          <table:table-cell office:value-type="string" calcext:value-type="string">
            <text:p>ATTRIBUTE4</text:p>
          </table:table-cell>
          <table:table-cell office:value-type="string" calcext:value-type="string">
            <text:p>NUM_ATTR1</text:p>
          </table:table-cell>
          <table:table-cell office:value-type="string" calcext:value-type="string">
            <text:p>NUM_ATTR2</text:p>
          </table:table-cell>
          <table:table-cell office:value-type="string" calcext:value-type="string">
            <text:p>PARENT_CODE</text:p>
          </table:table-cell>
          <table:table-cell table:number-columns-repeated="5"/>
          <table:table-cell office:value-type="string" calcext:value-type="string">
            <text:p>SQL</text:p>
          </table:table-cell>
        </table:table-row>
        <table:table-row table:style-name="ro2">
          <table:table-cell office:value-type="string" calcext:value-type="string">
            <text:p>ACCEPTOR_STATUS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Zaakceptowane</text:p>
          </table:table-cell>
          <table:table-cell table:number-columns-repeated="12"/>
          <table:table-cell table:formula="of:=IF([.A2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2]&lt;&gt;&quot;&quot;;&quot;'&quot;&amp;[.A2]&amp;&quot;'&quot;;&quot;null&quot;)&amp;&quot;,&quot;&amp;IF([.B2]&lt;&gt;&quot;&quot;;&quot;'&quot;&amp;[.B2]&amp;&quot;'&quot;;&quot;null&quot;)&amp;&quot;,&quot;&amp;IF([.C2]&lt;&gt;&quot;&quot;;&quot;'&quot;&amp;[.C2]&amp;&quot;'&quot;;&quot;null&quot;)&amp;&quot;,&quot;&amp;IF([.D2]&lt;&gt;&quot;&quot;;&quot;'&quot;&amp;[.D2]&amp;&quot;'&quot;;&quot;null&quot;)&amp;&quot;,&quot;&amp;IF([.E2]&lt;&gt;&quot;&quot;;&quot;'&quot;&amp;[.E2]&amp;&quot;'&quot;;&quot;null&quot;)&amp;&quot;,&quot;&amp;IF([.F2]&lt;&gt;&quot;&quot;;&quot;'&quot;&amp;[.F2]&amp;&quot;'&quot;;&quot;null&quot;)&amp;&quot;,&quot;&amp;IF([.G2]&lt;&gt;&quot;&quot;;&quot;'&quot;&amp;[.G2]&amp;&quot;'&quot;;&quot;null&quot;)&amp;&quot;,&quot;&amp;IF([.H2]&lt;&gt;&quot;&quot;;[.H2];&quot;null&quot;)&amp;&quot;,&quot;&amp;IF([.I2]&lt;&gt;&quot;&quot;;[.I2];&quot;null&quot;)&amp;&quot;,&quot;&amp;IF([.J2]&lt;&gt;&quot;&quot;;&quot;'&quot;&amp;[.J2]&amp;&quot;'&quot;;&quot;null&quot;)&amp;&quot;);&quot;; &quot;&quot;)" office:value-type="string" office:string-value="insert into DICTIONARIES(DICT_ID, DICTIONARY_NAME,CODE,DESCRIPTION,ATTRIBUTE1,ATTRIBUTE2,ATTRIBUTE3,ATTRIBUTE4,NUM_ATTR1,NUM_ATTR2,PARENT_CODE) values (DICTIONARY_SEQ.nextval, 'ACCEPTOR_STATUS','ACC','Zaakceptowane',null,null,null,null,null,null,null);" calcext:value-type="string">
            <text:p>insert into DICTIONARIES(DICT_ID, DICTIONARY_NAME,CODE,DESCRIPTION,ATTRIBUTE1,ATTRIBUTE2,ATTRIBUTE3,ATTRIBUTE4,NUM_ATTR1,NUM_ATTR2,PARENT_CODE) values (DICTIONARY_SEQ.nextval, 'ACCEPTOR_STATUS','ACC','Zaakceptowane',null,null,null,null,null,null,null);</text:p>
          </table:table-cell>
        </table:table-row>
        <table:table-row table:style-name="ro2">
          <table:table-cell office:value-type="string" calcext:value-type="string">
            <text:p>ACCEPTOR_STATUS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Niezaakceptowane</text:p>
          </table:table-cell>
          <table:table-cell table:number-columns-repeated="12"/>
          <table:table-cell table:formula="of:=IF([.A3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3]&lt;&gt;&quot;&quot;;&quot;'&quot;&amp;[.A3]&amp;&quot;'&quot;;&quot;null&quot;)&amp;&quot;,&quot;&amp;IF([.B3]&lt;&gt;&quot;&quot;;&quot;'&quot;&amp;[.B3]&amp;&quot;'&quot;;&quot;null&quot;)&amp;&quot;,&quot;&amp;IF([.C3]&lt;&gt;&quot;&quot;;&quot;'&quot;&amp;[.C3]&amp;&quot;'&quot;;&quot;null&quot;)&amp;&quot;,&quot;&amp;IF([.D3]&lt;&gt;&quot;&quot;;&quot;'&quot;&amp;[.D3]&amp;&quot;'&quot;;&quot;null&quot;)&amp;&quot;,&quot;&amp;IF([.E3]&lt;&gt;&quot;&quot;;&quot;'&quot;&amp;[.E3]&amp;&quot;'&quot;;&quot;null&quot;)&amp;&quot;,&quot;&amp;IF([.F3]&lt;&gt;&quot;&quot;;&quot;'&quot;&amp;[.F3]&amp;&quot;'&quot;;&quot;null&quot;)&amp;&quot;,&quot;&amp;IF([.G3]&lt;&gt;&quot;&quot;;&quot;'&quot;&amp;[.G3]&amp;&quot;'&quot;;&quot;null&quot;)&amp;&quot;,&quot;&amp;IF([.H3]&lt;&gt;&quot;&quot;;[.H3];&quot;null&quot;)&amp;&quot;,&quot;&amp;IF([.I3]&lt;&gt;&quot;&quot;;[.I3];&quot;null&quot;)&amp;&quot;,&quot;&amp;IF([.J3]&lt;&gt;&quot;&quot;;&quot;'&quot;&amp;[.J3]&amp;&quot;'&quot;;&quot;null&quot;)&amp;&quot;);&quot;; &quot;&quot;)" office:value-type="string" office:string-value="insert into DICTIONARIES(DICT_ID, DICTIONARY_NAME,CODE,DESCRIPTION,ATTRIBUTE1,ATTRIBUTE2,ATTRIBUTE3,ATTRIBUTE4,NUM_ATTR1,NUM_ATTR2,PARENT_CODE) values (DICTIONARY_SEQ.nextval, 'ACCEPTOR_STATUS','ERR','Niezaakceptowane',null,null,null,null,null,null,null);" calcext:value-type="string">
            <text:p>insert into DICTIONARIES(DICT_ID, DICTIONARY_NAME,CODE,DESCRIPTION,ATTRIBUTE1,ATTRIBUTE2,ATTRIBUTE3,ATTRIBUTE4,NUM_ATTR1,NUM_ATTR2,PARENT_CODE) values (DICTIONARY_SEQ.nextval, 'ACCEPTOR_STATUS','ERR','Niezaakceptowane',null,null,null,null,null,null,null);</text:p>
          </table:table-cell>
        </table:table-row>
        <table:table-row table:style-name="ro2">
          <table:table-cell office:value-type="string" calcext:value-type="string">
            <text:p>ACCEPTOR_STATUS</text:p>
          </table:table-cell>
          <table:table-cell office:value-type="string" calcext:value-type="string">
            <text:p>WARN_ACC</text:p>
          </table:table-cell>
          <table:table-cell office:value-type="string" calcext:value-type="string">
            <text:p>Do poprawy</text:p>
          </table:table-cell>
          <table:table-cell table:number-columns-repeated="12"/>
          <table:table-cell table:formula="of:=IF([.A4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4]&lt;&gt;&quot;&quot;;&quot;'&quot;&amp;[.A4]&amp;&quot;'&quot;;&quot;null&quot;)&amp;&quot;,&quot;&amp;IF([.B4]&lt;&gt;&quot;&quot;;&quot;'&quot;&amp;[.B4]&amp;&quot;'&quot;;&quot;null&quot;)&amp;&quot;,&quot;&amp;IF([.C4]&lt;&gt;&quot;&quot;;&quot;'&quot;&amp;[.C4]&amp;&quot;'&quot;;&quot;null&quot;)&amp;&quot;,&quot;&amp;IF([.D4]&lt;&gt;&quot;&quot;;&quot;'&quot;&amp;[.D4]&amp;&quot;'&quot;;&quot;null&quot;)&amp;&quot;,&quot;&amp;IF([.E4]&lt;&gt;&quot;&quot;;&quot;'&quot;&amp;[.E4]&amp;&quot;'&quot;;&quot;null&quot;)&amp;&quot;,&quot;&amp;IF([.F4]&lt;&gt;&quot;&quot;;&quot;'&quot;&amp;[.F4]&amp;&quot;'&quot;;&quot;null&quot;)&amp;&quot;,&quot;&amp;IF([.G4]&lt;&gt;&quot;&quot;;&quot;'&quot;&amp;[.G4]&amp;&quot;'&quot;;&quot;null&quot;)&amp;&quot;,&quot;&amp;IF([.H4]&lt;&gt;&quot;&quot;;[.H4];&quot;null&quot;)&amp;&quot;,&quot;&amp;IF([.I4]&lt;&gt;&quot;&quot;;[.I4];&quot;null&quot;)&amp;&quot;,&quot;&amp;IF([.J4]&lt;&gt;&quot;&quot;;&quot;'&quot;&amp;[.J4]&amp;&quot;'&quot;;&quot;null&quot;)&amp;&quot;);&quot;; &quot;&quot;)" office:value-type="string" office:string-value="insert into DICTIONARIES(DICT_ID, DICTIONARY_NAME,CODE,DESCRIPTION,ATTRIBUTE1,ATTRIBUTE2,ATTRIBUTE3,ATTRIBUTE4,NUM_ATTR1,NUM_ATTR2,PARENT_CODE) values (DICTIONARY_SEQ.nextval, 'ACCEPTOR_STATUS','WARN_ACC','Do poprawy',null,null,null,null,null,null,null);" calcext:value-type="string">
            <text:p>insert into DICTIONARIES(DICT_ID, DICTIONARY_NAME,CODE,DESCRIPTION,ATTRIBUTE1,ATTRIBUTE2,ATTRIBUTE3,ATTRIBUTE4,NUM_ATTR1,NUM_ATTR2,PARENT_CODE) values (DICTIONARY_SEQ.nextval, 'ACCEPTOR_STATUS','WARN_ACC','Do poprawy',null,null,null,null,null,null,null);</text:p>
          </table:table-cell>
        </table:table-row>
        <table:table-row table:style-name="ro3">
          <table:table-cell office:value-type="string" calcext:value-type="string">
            <text:p>SYSTEM_PARAM</text:p>
          </table:table-cell>
          <table:table-cell office:value-type="string" calcext:value-type="string">
            <text:p>ARTICLE_DIR</text:p>
          </table:table-cell>
          <table:table-cell office:value-type="string" calcext:value-type="string">
            <text:p>Ścieżka zapisu artykułów</text:p>
          </table:table-cell>
          <table:table-cell/>
          <table:table-cell table:style-name="ce1" office:value-type="string" calcext:value-type="string">
            <text:p><text:a xlink:href="file:///E:/" xlink:type="simple">E:/</text:a></text:p>
          </table:table-cell>
          <table:table-cell table:number-columns-repeated="10"/>
          <table:table-cell table:formula="of:=IF([.A5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5]&lt;&gt;&quot;&quot;;&quot;'&quot;&amp;[.A5]&amp;&quot;'&quot;;&quot;null&quot;)&amp;&quot;,&quot;&amp;IF([.B5]&lt;&gt;&quot;&quot;;&quot;'&quot;&amp;[.B5]&amp;&quot;'&quot;;&quot;null&quot;)&amp;&quot;,&quot;&amp;IF([.C5]&lt;&gt;&quot;&quot;;&quot;'&quot;&amp;[.C5]&amp;&quot;'&quot;;&quot;null&quot;)&amp;&quot;,&quot;&amp;IF([.D5]&lt;&gt;&quot;&quot;;&quot;'&quot;&amp;[.D5]&amp;&quot;'&quot;;&quot;null&quot;)&amp;&quot;,&quot;&amp;IF([.E5]&lt;&gt;&quot;&quot;;&quot;'&quot;&amp;[.E5]&amp;&quot;'&quot;;&quot;null&quot;)&amp;&quot;,&quot;&amp;IF([.F5]&lt;&gt;&quot;&quot;;&quot;'&quot;&amp;[.F5]&amp;&quot;'&quot;;&quot;null&quot;)&amp;&quot;,&quot;&amp;IF([.G5]&lt;&gt;&quot;&quot;;&quot;'&quot;&amp;[.G5]&amp;&quot;'&quot;;&quot;null&quot;)&amp;&quot;,&quot;&amp;IF([.H5]&lt;&gt;&quot;&quot;;[.H5];&quot;null&quot;)&amp;&quot;,&quot;&amp;IF([.I5]&lt;&gt;&quot;&quot;;[.I5];&quot;null&quot;)&amp;&quot;,&quot;&amp;IF([.J5]&lt;&gt;&quot;&quot;;&quot;'&quot;&amp;[.J5]&amp;&quot;'&quot;;&quot;null&quot;)&amp;&quot;);&quot;; &quot;&quot;)" office:value-type="string" office:string-value="insert into DICTIONARIES(DICT_ID, DICTIONARY_NAME,CODE,DESCRIPTION,ATTRIBUTE1,ATTRIBUTE2,ATTRIBUTE3,ATTRIBUTE4,NUM_ATTR1,NUM_ATTR2,PARENT_CODE) values (DICTIONARY_SEQ.nextval, 'SYSTEM_PARAM','ARTICLE_DIR','Ścieżka zapisu artykułów',null,'E:/',null,null,null,null,null);" calcext:value-type="string">
            <text:p>insert into DICTIONARIES(DICT_ID, DICTIONARY_NAME,CODE,DESCRIPTION,ATTRIBUTE1,ATTRIBUTE2,ATTRIBUTE3,ATTRIBUTE4,NUM_ATTR1,NUM_ATTR2,PARENT_CODE) values (DICTIONARY_SEQ.nextval, 'SYSTEM_PARAM','ARTICLE_DIR','Ścieżka zapisu artykułów',null,'E:/',null,null,null,null,null);</text:p>
          </table:table-cell>
        </table:table-row>
        <table:table-row table:style-name="ro3">
          <table:table-cell office:value-type="string" calcext:value-type="string">
            <text:p>SYSTEM_PARAM</text:p>
          </table:table-cell>
          <table:table-cell office:value-type="string" calcext:value-type="string">
            <text:p>TMP_DIR</text:p>
          </table:table-cell>
          <table:table-cell office:value-type="string" calcext:value-type="string">
            <text:p>Ścieżka tymczasowego zapisu artykułów</text:p>
          </table:table-cell>
          <table:table-cell/>
          <table:table-cell table:style-name="ce1" office:value-type="string" calcext:value-type="string">
            <text:p><text:a xlink:href="file:///E:/" xlink:type="simple">E:/</text:a></text:p>
          </table:table-cell>
          <table:table-cell table:number-columns-repeated="10"/>
          <table:table-cell table:formula="of:=IF([.A6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6]&lt;&gt;&quot;&quot;;&quot;'&quot;&amp;[.A6]&amp;&quot;'&quot;;&quot;null&quot;)&amp;&quot;,&quot;&amp;IF([.B6]&lt;&gt;&quot;&quot;;&quot;'&quot;&amp;[.B6]&amp;&quot;'&quot;;&quot;null&quot;)&amp;&quot;,&quot;&amp;IF([.C6]&lt;&gt;&quot;&quot;;&quot;'&quot;&amp;[.C6]&amp;&quot;'&quot;;&quot;null&quot;)&amp;&quot;,&quot;&amp;IF([.D6]&lt;&gt;&quot;&quot;;&quot;'&quot;&amp;[.D6]&amp;&quot;'&quot;;&quot;null&quot;)&amp;&quot;,&quot;&amp;IF([.E6]&lt;&gt;&quot;&quot;;&quot;'&quot;&amp;[.E6]&amp;&quot;'&quot;;&quot;null&quot;)&amp;&quot;,&quot;&amp;IF([.F6]&lt;&gt;&quot;&quot;;&quot;'&quot;&amp;[.F6]&amp;&quot;'&quot;;&quot;null&quot;)&amp;&quot;,&quot;&amp;IF([.G6]&lt;&gt;&quot;&quot;;&quot;'&quot;&amp;[.G6]&amp;&quot;'&quot;;&quot;null&quot;)&amp;&quot;,&quot;&amp;IF([.H6]&lt;&gt;&quot;&quot;;[.H6];&quot;null&quot;)&amp;&quot;,&quot;&amp;IF([.I6]&lt;&gt;&quot;&quot;;[.I6];&quot;null&quot;)&amp;&quot;,&quot;&amp;IF([.J6]&lt;&gt;&quot;&quot;;&quot;'&quot;&amp;[.J6]&amp;&quot;'&quot;;&quot;null&quot;)&amp;&quot;);&quot;; &quot;&quot;)" office:value-type="string" office:string-value="insert into DICTIONARIES(DICT_ID, DICTIONARY_NAME,CODE,DESCRIPTION,ATTRIBUTE1,ATTRIBUTE2,ATTRIBUTE3,ATTRIBUTE4,NUM_ATTR1,NUM_ATTR2,PARENT_CODE) values (DICTIONARY_SEQ.nextval, 'SYSTEM_PARAM','TMP_DIR','Ścieżka tymczasowego zapisu artykułów',null,'E:/',null,null,null,null,null);" calcext:value-type="string">
            <text:p>insert into DICTIONARIES(DICT_ID, DICTIONARY_NAME,CODE,DESCRIPTION,ATTRIBUTE1,ATTRIBUTE2,ATTRIBUTE3,ATTRIBUTE4,NUM_ATTR1,NUM_ATTR2,PARENT_CODE) values (DICTIONARY_SEQ.nextval, 'SYSTEM_PARAM','TMP_DIR','Ścieżka tymczasowego zapisu artykułów',null,'E:/',null,null,null,null,null);</text:p>
          </table:table-cell>
        </table:table-row>
        <table:table-row table:style-name="ro2">
          <table:table-cell office:value-type="string" calcext:value-type="string">
            <text:p>VALIDATION_RULE</text:p>
          </table:table-cell>
          <table:table-cell office:value-type="string" calcext:value-type="string">
            <text:p>ADD_VER</text:p>
          </table:table-cell>
          <table:table-cell office:value-type="string" calcext:value-type="string">
            <text:p>Nie dodano żadnej wersji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7"/>
          <table:table-cell table:formula="of:=IF([.A7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7]&lt;&gt;&quot;&quot;;&quot;'&quot;&amp;[.A7]&amp;&quot;'&quot;;&quot;null&quot;)&amp;&quot;,&quot;&amp;IF([.B7]&lt;&gt;&quot;&quot;;&quot;'&quot;&amp;[.B7]&amp;&quot;'&quot;;&quot;null&quot;)&amp;&quot;,&quot;&amp;IF([.C7]&lt;&gt;&quot;&quot;;&quot;'&quot;&amp;[.C7]&amp;&quot;'&quot;;&quot;null&quot;)&amp;&quot;,&quot;&amp;IF([.D7]&lt;&gt;&quot;&quot;;&quot;'&quot;&amp;[.D7]&amp;&quot;'&quot;;&quot;null&quot;)&amp;&quot;,&quot;&amp;IF([.E7]&lt;&gt;&quot;&quot;;&quot;'&quot;&amp;[.E7]&amp;&quot;'&quot;;&quot;null&quot;)&amp;&quot;,&quot;&amp;IF([.F7]&lt;&gt;&quot;&quot;;&quot;'&quot;&amp;[.F7]&amp;&quot;'&quot;;&quot;null&quot;)&amp;&quot;,&quot;&amp;IF([.G7]&lt;&gt;&quot;&quot;;&quot;'&quot;&amp;[.G7]&amp;&quot;'&quot;;&quot;null&quot;)&amp;&quot;,&quot;&amp;IF([.H7]&lt;&gt;&quot;&quot;;[.H7];&quot;null&quot;)&amp;&quot;,&quot;&amp;IF([.I7]&lt;&gt;&quot;&quot;;[.I7];&quot;null&quot;)&amp;&quot;,&quot;&amp;IF([.J7]&lt;&gt;&quot;&quot;;&quot;'&quot;&amp;[.J7]&amp;&quot;'&quot;;&quot;null&quot;)&amp;&quot;);&quot;; &quot;&quot;)" office:value-type="string" office:string-value="insert into DICTIONARIES(DICT_ID, DICTIONARY_NAME,CODE,DESCRIPTION,ATTRIBUTE1,ATTRIBUTE2,ATTRIBUTE3,ATTRIBUTE4,NUM_ATTR1,NUM_ATTR2,PARENT_CODE) values (DICTIONARY_SEQ.nextval, 'VALIDATION_RULE','ADD_VER','Nie dodano żadnej wersji',null,null,null,null,3,null,null);" calcext:value-type="string">
            <text:p>insert into DICTIONARIES(DICT_ID, DICTIONARY_NAME,CODE,DESCRIPTION,ATTRIBUTE1,ATTRIBUTE2,ATTRIBUTE3,ATTRIBUTE4,NUM_ATTR1,NUM_ATTR2,PARENT_CODE) values (DICTIONARY_SEQ.nextval, 'VALIDATION_RULE','ADD_VER','Nie dodano żadnej wersji',null,null,null,null,3,null,null);</text:p>
          </table:table-cell>
        </table:table-row>
        <table:table-row table:style-name="ro2">
          <table:table-cell office:value-type="string" calcext:value-type="string">
            <text:p>VALIDATION_RULE</text:p>
          </table:table-cell>
          <table:table-cell office:value-type="string" calcext:value-type="string">
            <text:p>PICK_ACC</text:p>
          </table:table-cell>
          <table:table-cell office:value-type="string" calcext:value-type="string">
            <text:p>Należy wybrać przynajmniej 1. recenzenta</text:p>
          </table:table-cell>
          <table:table-cell table:number-columns-repeated="12"/>
          <table:table-cell table:formula="of:=IF([.A8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8]&lt;&gt;&quot;&quot;;&quot;'&quot;&amp;[.A8]&amp;&quot;'&quot;;&quot;null&quot;)&amp;&quot;,&quot;&amp;IF([.B8]&lt;&gt;&quot;&quot;;&quot;'&quot;&amp;[.B8]&amp;&quot;'&quot;;&quot;null&quot;)&amp;&quot;,&quot;&amp;IF([.C8]&lt;&gt;&quot;&quot;;&quot;'&quot;&amp;[.C8]&amp;&quot;'&quot;;&quot;null&quot;)&amp;&quot;,&quot;&amp;IF([.D8]&lt;&gt;&quot;&quot;;&quot;'&quot;&amp;[.D8]&amp;&quot;'&quot;;&quot;null&quot;)&amp;&quot;,&quot;&amp;IF([.E8]&lt;&gt;&quot;&quot;;&quot;'&quot;&amp;[.E8]&amp;&quot;'&quot;;&quot;null&quot;)&amp;&quot;,&quot;&amp;IF([.F8]&lt;&gt;&quot;&quot;;&quot;'&quot;&amp;[.F8]&amp;&quot;'&quot;;&quot;null&quot;)&amp;&quot;,&quot;&amp;IF([.G8]&lt;&gt;&quot;&quot;;&quot;'&quot;&amp;[.G8]&amp;&quot;'&quot;;&quot;null&quot;)&amp;&quot;,&quot;&amp;IF([.H8]&lt;&gt;&quot;&quot;;[.H8];&quot;null&quot;)&amp;&quot;,&quot;&amp;IF([.I8]&lt;&gt;&quot;&quot;;[.I8];&quot;null&quot;)&amp;&quot;,&quot;&amp;IF([.J8]&lt;&gt;&quot;&quot;;&quot;'&quot;&amp;[.J8]&amp;&quot;'&quot;;&quot;null&quot;)&amp;&quot;);&quot;; &quot;&quot;)" office:value-type="string" office:string-value="insert into DICTIONARIES(DICT_ID, DICTIONARY_NAME,CODE,DESCRIPTION,ATTRIBUTE1,ATTRIBUTE2,ATTRIBUTE3,ATTRIBUTE4,NUM_ATTR1,NUM_ATTR2,PARENT_CODE) values (DICTIONARY_SEQ.nextval, 'VALIDATION_RULE','PICK_ACC','Należy wybrać przynajmniej 1. recenzenta',null,null,null,null,null,null,null);" calcext:value-type="string">
            <text:p>insert into DICTIONARIES(DICT_ID, DICTIONARY_NAME,CODE,DESCRIPTION,ATTRIBUTE1,ATTRIBUTE2,ATTRIBUTE3,ATTRIBUTE4,NUM_ATTR1,NUM_ATTR2,PARENT_CODE) values (DICTIONARY_SEQ.nextval, 'VALIDATION_RULE','PICK_ACC','Należy wybrać przynajmniej 1. recenzenta',null,null,null,null,null,null,null);</text:p>
          </table:table-cell>
        </table:table-row>
        <table:table-row table:style-name="ro2">
          <table:table-cell office:value-type="string" calcext:value-type="string">
            <text:p>VALIDATION_RULE</text:p>
          </table:table-cell>
          <table:table-cell office:value-type="string" calcext:value-type="string">
            <text:p>PICK_MNG</text:p>
          </table:table-cell>
          <table:table-cell office:value-type="string" calcext:value-type="string">
            <text:p>Nie wybrano zarządzającego</text:p>
          </table:table-cell>
          <table:table-cell table:number-columns-repeated="12"/>
          <table:table-cell table:formula="of:=IF([.A9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9]&lt;&gt;&quot;&quot;;&quot;'&quot;&amp;[.A9]&amp;&quot;'&quot;;&quot;null&quot;)&amp;&quot;,&quot;&amp;IF([.B9]&lt;&gt;&quot;&quot;;&quot;'&quot;&amp;[.B9]&amp;&quot;'&quot;;&quot;null&quot;)&amp;&quot;,&quot;&amp;IF([.C9]&lt;&gt;&quot;&quot;;&quot;'&quot;&amp;[.C9]&amp;&quot;'&quot;;&quot;null&quot;)&amp;&quot;,&quot;&amp;IF([.D9]&lt;&gt;&quot;&quot;;&quot;'&quot;&amp;[.D9]&amp;&quot;'&quot;;&quot;null&quot;)&amp;&quot;,&quot;&amp;IF([.E9]&lt;&gt;&quot;&quot;;&quot;'&quot;&amp;[.E9]&amp;&quot;'&quot;;&quot;null&quot;)&amp;&quot;,&quot;&amp;IF([.F9]&lt;&gt;&quot;&quot;;&quot;'&quot;&amp;[.F9]&amp;&quot;'&quot;;&quot;null&quot;)&amp;&quot;,&quot;&amp;IF([.G9]&lt;&gt;&quot;&quot;;&quot;'&quot;&amp;[.G9]&amp;&quot;'&quot;;&quot;null&quot;)&amp;&quot;,&quot;&amp;IF([.H9]&lt;&gt;&quot;&quot;;[.H9];&quot;null&quot;)&amp;&quot;,&quot;&amp;IF([.I9]&lt;&gt;&quot;&quot;;[.I9];&quot;null&quot;)&amp;&quot;,&quot;&amp;IF([.J9]&lt;&gt;&quot;&quot;;&quot;'&quot;&amp;[.J9]&amp;&quot;'&quot;;&quot;null&quot;)&amp;&quot;);&quot;; &quot;&quot;)" office:value-type="string" office:string-value="insert into DICTIONARIES(DICT_ID, DICTIONARY_NAME,CODE,DESCRIPTION,ATTRIBUTE1,ATTRIBUTE2,ATTRIBUTE3,ATTRIBUTE4,NUM_ATTR1,NUM_ATTR2,PARENT_CODE) values (DICTIONARY_SEQ.nextval, 'VALIDATION_RULE','PICK_MNG','Nie wybrano zarządzającego',null,null,null,null,null,null,null);" calcext:value-type="string">
            <text:p>insert into DICTIONARIES(DICT_ID, DICTIONARY_NAME,CODE,DESCRIPTION,ATTRIBUTE1,ATTRIBUTE2,ATTRIBUTE3,ATTRIBUTE4,NUM_ATTR1,NUM_ATTR2,PARENT_CODE) values (DICTIONARY_SEQ.nextval, 'VALIDATION_RULE','PICK_MNG','Nie wybrano zarządzającego',null,null,null,null,null,null,null);</text:p>
          </table:table-cell>
        </table:table-row>
        <table:table-row table:style-name="ro2">
          <table:table-cell office:value-type="string" calcext:value-type="string">
            <text:p>VALIDATION_RULE</text:p>
          </table:table-cell>
          <table:table-cell office:value-type="string" calcext:value-type="string">
            <text:p>TOO_MANY_ACC</text:p>
          </table:table-cell>
          <table:table-cell office:value-type="string" calcext:value-type="string">
            <text:p>Przekroczono maksymalną ilość recenzentów. Max: 5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6"/>
          <table:table-cell table:formula="of:=IF([.A10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10]&lt;&gt;&quot;&quot;;&quot;'&quot;&amp;[.A10]&amp;&quot;'&quot;;&quot;null&quot;)&amp;&quot;,&quot;&amp;IF([.B10]&lt;&gt;&quot;&quot;;&quot;'&quot;&amp;[.B10]&amp;&quot;'&quot;;&quot;null&quot;)&amp;&quot;,&quot;&amp;IF([.C10]&lt;&gt;&quot;&quot;;&quot;'&quot;&amp;[.C10]&amp;&quot;'&quot;;&quot;null&quot;)&amp;&quot;,&quot;&amp;IF([.D10]&lt;&gt;&quot;&quot;;&quot;'&quot;&amp;[.D10]&amp;&quot;'&quot;;&quot;null&quot;)&amp;&quot;,&quot;&amp;IF([.E10]&lt;&gt;&quot;&quot;;&quot;'&quot;&amp;[.E10]&amp;&quot;'&quot;;&quot;null&quot;)&amp;&quot;,&quot;&amp;IF([.F10]&lt;&gt;&quot;&quot;;&quot;'&quot;&amp;[.F10]&amp;&quot;'&quot;;&quot;null&quot;)&amp;&quot;,&quot;&amp;IF([.G10]&lt;&gt;&quot;&quot;;&quot;'&quot;&amp;[.G10]&amp;&quot;'&quot;;&quot;null&quot;)&amp;&quot;,&quot;&amp;IF([.H10]&lt;&gt;&quot;&quot;;[.H10];&quot;null&quot;)&amp;&quot;,&quot;&amp;IF([.I10]&lt;&gt;&quot;&quot;;[.I10];&quot;null&quot;)&amp;&quot;,&quot;&amp;IF([.J10]&lt;&gt;&quot;&quot;;&quot;'&quot;&amp;[.J10]&amp;&quot;'&quot;;&quot;null&quot;)&amp;&quot;);&quot;; &quot;&quot;)" office:value-type="string" office:string-value="insert into DICTIONARIES(DICT_ID, DICTIONARY_NAME,CODE,DESCRIPTION,ATTRIBUTE1,ATTRIBUTE2,ATTRIBUTE3,ATTRIBUTE4,NUM_ATTR1,NUM_ATTR2,PARENT_CODE) values (DICTIONARY_SEQ.nextval, 'VALIDATION_RULE','TOO_MANY_ACC','Przekroczono maksymalną ilość recenzentów. Max: 5',null,null,null,null,null,5,null);" calcext:value-type="string">
            <text:p>insert into DICTIONARIES(DICT_ID, DICTIONARY_NAME,CODE,DESCRIPTION,ATTRIBUTE1,ATTRIBUTE2,ATTRIBUTE3,ATTRIBUTE4,NUM_ATTR1,NUM_ATTR2,PARENT_CODE) values (DICTIONARY_SEQ.nextval, 'VALIDATION_RULE','TOO_MANY_ACC','Przekroczono maksymalną ilość recenzentów. Max: 5',null,null,null,null,null,5,null);</text:p>
          </table:table-cell>
        </table:table-row>
        <table:table-row table:style-name="ro1">
          <table:table-cell table:number-columns-repeated="15"/>
          <table:table-cell table:formula="of:=IF([.A11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11]&lt;&gt;&quot;&quot;;&quot;'&quot;&amp;[.A11]&amp;&quot;'&quot;;&quot;null&quot;)&amp;&quot;,&quot;&amp;IF([.B11]&lt;&gt;&quot;&quot;;&quot;'&quot;&amp;[.B11]&amp;&quot;'&quot;;&quot;null&quot;)&amp;&quot;,&quot;&amp;IF([.C11]&lt;&gt;&quot;&quot;;&quot;'&quot;&amp;[.C11]&amp;&quot;'&quot;;&quot;null&quot;)&amp;&quot;,&quot;&amp;IF([.D11]&lt;&gt;&quot;&quot;;&quot;'&quot;&amp;[.D11]&amp;&quot;'&quot;;&quot;null&quot;)&amp;&quot;,&quot;&amp;IF([.E11]&lt;&gt;&quot;&quot;;&quot;'&quot;&amp;[.E11]&amp;&quot;'&quot;;&quot;null&quot;)&amp;&quot;,&quot;&amp;IF([.F11]&lt;&gt;&quot;&quot;;&quot;'&quot;&amp;[.F11]&amp;&quot;'&quot;;&quot;null&quot;)&amp;&quot;,&quot;&amp;IF([.G11]&lt;&gt;&quot;&quot;;&quot;'&quot;&amp;[.G11]&amp;&quot;'&quot;;&quot;null&quot;)&amp;&quot;,&quot;&amp;IF([.H11]&lt;&gt;&quot;&quot;;[.H11];&quot;null&quot;)&amp;&quot;,&quot;&amp;IF([.I11]&lt;&gt;&quot;&quot;;[.I11];&quot;null&quot;)&amp;&quot;,&quot;&amp;IF([.J11]&lt;&gt;&quot;&quot;;&quot;'&quot;&amp;[.J11]&amp;&quot;'&quot;;&quot;null&quot;)&amp;&quot;);&quot;; &quot;&quot;)">
            <text:p/>
          </table:table-cell>
        </table:table-row>
        <table:table-row table:style-name="ro1">
          <table:table-cell table:number-columns-repeated="15"/>
          <table:table-cell table:formula="of:=IF([.A12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12]&lt;&gt;&quot;&quot;;&quot;'&quot;&amp;[.A12]&amp;&quot;'&quot;;&quot;null&quot;)&amp;&quot;,&quot;&amp;IF([.B12]&lt;&gt;&quot;&quot;;&quot;'&quot;&amp;[.B12]&amp;&quot;'&quot;;&quot;null&quot;)&amp;&quot;,&quot;&amp;IF([.C12]&lt;&gt;&quot;&quot;;&quot;'&quot;&amp;[.C12]&amp;&quot;'&quot;;&quot;null&quot;)&amp;&quot;,&quot;&amp;IF([.D12]&lt;&gt;&quot;&quot;;&quot;'&quot;&amp;[.D12]&amp;&quot;'&quot;;&quot;null&quot;)&amp;&quot;,&quot;&amp;IF([.E12]&lt;&gt;&quot;&quot;;&quot;'&quot;&amp;[.E12]&amp;&quot;'&quot;;&quot;null&quot;)&amp;&quot;,&quot;&amp;IF([.F12]&lt;&gt;&quot;&quot;;&quot;'&quot;&amp;[.F12]&amp;&quot;'&quot;;&quot;null&quot;)&amp;&quot;,&quot;&amp;IF([.G12]&lt;&gt;&quot;&quot;;&quot;'&quot;&amp;[.G12]&amp;&quot;'&quot;;&quot;null&quot;)&amp;&quot;,&quot;&amp;IF([.H12]&lt;&gt;&quot;&quot;;[.H12];&quot;null&quot;)&amp;&quot;,&quot;&amp;IF([.I12]&lt;&gt;&quot;&quot;;[.I12];&quot;null&quot;)&amp;&quot;,&quot;&amp;IF([.J12]&lt;&gt;&quot;&quot;;&quot;'&quot;&amp;[.J12]&amp;&quot;'&quot;;&quot;null&quot;)&amp;&quot;);&quot;; &quot;&quot;)">
            <text:p/>
          </table:table-cell>
        </table:table-row>
        <table:table-row table:style-name="ro1">
          <table:table-cell table:number-columns-repeated="15"/>
          <table:table-cell table:formula="of:=IF([.A13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13]&lt;&gt;&quot;&quot;;&quot;'&quot;&amp;[.A13]&amp;&quot;'&quot;;&quot;null&quot;)&amp;&quot;,&quot;&amp;IF([.B13]&lt;&gt;&quot;&quot;;&quot;'&quot;&amp;[.B13]&amp;&quot;'&quot;;&quot;null&quot;)&amp;&quot;,&quot;&amp;IF([.C13]&lt;&gt;&quot;&quot;;&quot;'&quot;&amp;[.C13]&amp;&quot;'&quot;;&quot;null&quot;)&amp;&quot;,&quot;&amp;IF([.D13]&lt;&gt;&quot;&quot;;&quot;'&quot;&amp;[.D13]&amp;&quot;'&quot;;&quot;null&quot;)&amp;&quot;,&quot;&amp;IF([.E13]&lt;&gt;&quot;&quot;;&quot;'&quot;&amp;[.E13]&amp;&quot;'&quot;;&quot;null&quot;)&amp;&quot;,&quot;&amp;IF([.F13]&lt;&gt;&quot;&quot;;&quot;'&quot;&amp;[.F13]&amp;&quot;'&quot;;&quot;null&quot;)&amp;&quot;,&quot;&amp;IF([.G13]&lt;&gt;&quot;&quot;;&quot;'&quot;&amp;[.G13]&amp;&quot;'&quot;;&quot;null&quot;)&amp;&quot;,&quot;&amp;IF([.H13]&lt;&gt;&quot;&quot;;[.H13];&quot;null&quot;)&amp;&quot;,&quot;&amp;IF([.I13]&lt;&gt;&quot;&quot;;[.I13];&quot;null&quot;)&amp;&quot;,&quot;&amp;IF([.J13]&lt;&gt;&quot;&quot;;&quot;'&quot;&amp;[.J13]&amp;&quot;'&quot;;&quot;null&quot;)&amp;&quot;);&quot;; &quot;&quot;)">
            <text:p/>
          </table:table-cell>
        </table:table-row>
        <table:table-row table:style-name="ro2" table:number-rows-repeated="13">
          <table:table-cell table:number-columns-repeated="16"/>
        </table:table-row>
        <table:table-row table:style-name="ro1">
          <table:table-cell table:number-columns-repeated="15"/>
          <table:table-cell table:formula="of:=IF([.A27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27]&lt;&gt;&quot;&quot;;&quot;'&quot;&amp;[.A27]&amp;&quot;'&quot;;&quot;null&quot;)&amp;&quot;,&quot;&amp;IF([.B27]&lt;&gt;&quot;&quot;;&quot;'&quot;&amp;[.B27]&amp;&quot;'&quot;;&quot;null&quot;)&amp;&quot;,&quot;&amp;IF([.C27]&lt;&gt;&quot;&quot;;&quot;'&quot;&amp;[.C27]&amp;&quot;'&quot;;&quot;null&quot;)&amp;&quot;,&quot;&amp;IF([.D27]&lt;&gt;&quot;&quot;;&quot;'&quot;&amp;[.D27]&amp;&quot;'&quot;;&quot;null&quot;)&amp;&quot;,&quot;&amp;IF([.E27]&lt;&gt;&quot;&quot;;&quot;'&quot;&amp;[.E27]&amp;&quot;'&quot;;&quot;null&quot;)&amp;&quot;,&quot;&amp;IF([.F27]&lt;&gt;&quot;&quot;;&quot;'&quot;&amp;[.F27]&amp;&quot;'&quot;;&quot;null&quot;)&amp;&quot;,&quot;&amp;IF([.G27]&lt;&gt;&quot;&quot;;&quot;'&quot;&amp;[.G27]&amp;&quot;'&quot;;&quot;null&quot;)&amp;&quot;,&quot;&amp;IF([.H27]&lt;&gt;&quot;&quot;;[.H27];&quot;null&quot;)&amp;&quot;,&quot;&amp;IF([.I27]&lt;&gt;&quot;&quot;;[.I27];&quot;null&quot;)&amp;&quot;,&quot;&amp;IF([.J27]&lt;&gt;&quot;&quot;;&quot;'&quot;&amp;[.J27]&amp;&quot;'&quot;;&quot;null&quot;)&amp;&quot;);&quot;; &quot;&quot;)">
            <text:p/>
          </table:table-cell>
        </table:table-row>
        <table:table-row table:style-name="ro1">
          <table:table-cell table:number-columns-repeated="15"/>
          <table:table-cell table:formula="of:=IF([.A28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28]&lt;&gt;&quot;&quot;;&quot;'&quot;&amp;[.A28]&amp;&quot;'&quot;;&quot;null&quot;)&amp;&quot;,&quot;&amp;IF([.B28]&lt;&gt;&quot;&quot;;&quot;'&quot;&amp;[.B28]&amp;&quot;'&quot;;&quot;null&quot;)&amp;&quot;,&quot;&amp;IF([.C28]&lt;&gt;&quot;&quot;;&quot;'&quot;&amp;[.C28]&amp;&quot;'&quot;;&quot;null&quot;)&amp;&quot;,&quot;&amp;IF([.D28]&lt;&gt;&quot;&quot;;&quot;'&quot;&amp;[.D28]&amp;&quot;'&quot;;&quot;null&quot;)&amp;&quot;,&quot;&amp;IF([.E28]&lt;&gt;&quot;&quot;;&quot;'&quot;&amp;[.E28]&amp;&quot;'&quot;;&quot;null&quot;)&amp;&quot;,&quot;&amp;IF([.F28]&lt;&gt;&quot;&quot;;&quot;'&quot;&amp;[.F28]&amp;&quot;'&quot;;&quot;null&quot;)&amp;&quot;,&quot;&amp;IF([.G28]&lt;&gt;&quot;&quot;;&quot;'&quot;&amp;[.G28]&amp;&quot;'&quot;;&quot;null&quot;)&amp;&quot;,&quot;&amp;IF([.H28]&lt;&gt;&quot;&quot;;[.H28];&quot;null&quot;)&amp;&quot;,&quot;&amp;IF([.I28]&lt;&gt;&quot;&quot;;[.I28];&quot;null&quot;)&amp;&quot;,&quot;&amp;IF([.J28]&lt;&gt;&quot;&quot;;&quot;'&quot;&amp;[.J28]&amp;&quot;'&quot;;&quot;null&quot;)&amp;&quot;);&quot;; &quot;&quot;)">
            <text:p/>
          </table:table-cell>
        </table:table-row>
        <table:table-row table:style-name="ro1">
          <table:table-cell table:number-columns-repeated="15"/>
          <table:table-cell table:formula="of:=IF([.A29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29]&lt;&gt;&quot;&quot;;&quot;'&quot;&amp;[.A29]&amp;&quot;'&quot;;&quot;null&quot;)&amp;&quot;,&quot;&amp;IF([.B29]&lt;&gt;&quot;&quot;;&quot;'&quot;&amp;[.B29]&amp;&quot;'&quot;;&quot;null&quot;)&amp;&quot;,&quot;&amp;IF([.C29]&lt;&gt;&quot;&quot;;&quot;'&quot;&amp;[.C29]&amp;&quot;'&quot;;&quot;null&quot;)&amp;&quot;,&quot;&amp;IF([.D29]&lt;&gt;&quot;&quot;;&quot;'&quot;&amp;[.D29]&amp;&quot;'&quot;;&quot;null&quot;)&amp;&quot;,&quot;&amp;IF([.E29]&lt;&gt;&quot;&quot;;&quot;'&quot;&amp;[.E29]&amp;&quot;'&quot;;&quot;null&quot;)&amp;&quot;,&quot;&amp;IF([.F29]&lt;&gt;&quot;&quot;;&quot;'&quot;&amp;[.F29]&amp;&quot;'&quot;;&quot;null&quot;)&amp;&quot;,&quot;&amp;IF([.G29]&lt;&gt;&quot;&quot;;&quot;'&quot;&amp;[.G29]&amp;&quot;'&quot;;&quot;null&quot;)&amp;&quot;,&quot;&amp;IF([.H29]&lt;&gt;&quot;&quot;;[.H29];&quot;null&quot;)&amp;&quot;,&quot;&amp;IF([.I29]&lt;&gt;&quot;&quot;;[.I29];&quot;null&quot;)&amp;&quot;,&quot;&amp;IF([.J29]&lt;&gt;&quot;&quot;;&quot;'&quot;&amp;[.J29]&amp;&quot;'&quot;;&quot;null&quot;)&amp;&quot;);&quot;; &quot;&quot;)">
            <text:p/>
          </table:table-cell>
        </table:table-row>
        <table:table-row table:style-name="ro1">
          <table:table-cell table:number-columns-repeated="15"/>
          <table:table-cell table:formula="of:=IF([.A30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30]&lt;&gt;&quot;&quot;;&quot;'&quot;&amp;[.A30]&amp;&quot;'&quot;;&quot;null&quot;)&amp;&quot;,&quot;&amp;IF([.B30]&lt;&gt;&quot;&quot;;&quot;'&quot;&amp;[.B30]&amp;&quot;'&quot;;&quot;null&quot;)&amp;&quot;,&quot;&amp;IF([.C30]&lt;&gt;&quot;&quot;;&quot;'&quot;&amp;[.C30]&amp;&quot;'&quot;;&quot;null&quot;)&amp;&quot;,&quot;&amp;IF([.D30]&lt;&gt;&quot;&quot;;&quot;'&quot;&amp;[.D30]&amp;&quot;'&quot;;&quot;null&quot;)&amp;&quot;,&quot;&amp;IF([.E30]&lt;&gt;&quot;&quot;;&quot;'&quot;&amp;[.E30]&amp;&quot;'&quot;;&quot;null&quot;)&amp;&quot;,&quot;&amp;IF([.F30]&lt;&gt;&quot;&quot;;&quot;'&quot;&amp;[.F30]&amp;&quot;'&quot;;&quot;null&quot;)&amp;&quot;,&quot;&amp;IF([.G30]&lt;&gt;&quot;&quot;;&quot;'&quot;&amp;[.G30]&amp;&quot;'&quot;;&quot;null&quot;)&amp;&quot;,&quot;&amp;IF([.H30]&lt;&gt;&quot;&quot;;[.H30];&quot;null&quot;)&amp;&quot;,&quot;&amp;IF([.I30]&lt;&gt;&quot;&quot;;[.I30];&quot;null&quot;)&amp;&quot;,&quot;&amp;IF([.J30]&lt;&gt;&quot;&quot;;&quot;'&quot;&amp;[.J30]&amp;&quot;'&quot;;&quot;null&quot;)&amp;&quot;);&quot;; &quot;&quot;)">
            <text:p/>
          </table:table-cell>
        </table:table-row>
        <table:table-row table:style-name="ro1">
          <table:table-cell table:number-columns-repeated="15"/>
          <table:table-cell table:formula="of:=IF([.A31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31]&lt;&gt;&quot;&quot;;&quot;'&quot;&amp;[.A31]&amp;&quot;'&quot;;&quot;null&quot;)&amp;&quot;,&quot;&amp;IF([.B31]&lt;&gt;&quot;&quot;;&quot;'&quot;&amp;[.B31]&amp;&quot;'&quot;;&quot;null&quot;)&amp;&quot;,&quot;&amp;IF([.C31]&lt;&gt;&quot;&quot;;&quot;'&quot;&amp;[.C31]&amp;&quot;'&quot;;&quot;null&quot;)&amp;&quot;,&quot;&amp;IF([.D31]&lt;&gt;&quot;&quot;;&quot;'&quot;&amp;[.D31]&amp;&quot;'&quot;;&quot;null&quot;)&amp;&quot;,&quot;&amp;IF([.E31]&lt;&gt;&quot;&quot;;&quot;'&quot;&amp;[.E31]&amp;&quot;'&quot;;&quot;null&quot;)&amp;&quot;,&quot;&amp;IF([.F31]&lt;&gt;&quot;&quot;;&quot;'&quot;&amp;[.F31]&amp;&quot;'&quot;;&quot;null&quot;)&amp;&quot;,&quot;&amp;IF([.G31]&lt;&gt;&quot;&quot;;&quot;'&quot;&amp;[.G31]&amp;&quot;'&quot;;&quot;null&quot;)&amp;&quot;,&quot;&amp;IF([.H31]&lt;&gt;&quot;&quot;;[.H31];&quot;null&quot;)&amp;&quot;,&quot;&amp;IF([.I31]&lt;&gt;&quot;&quot;;[.I31];&quot;null&quot;)&amp;&quot;,&quot;&amp;IF([.J31]&lt;&gt;&quot;&quot;;&quot;'&quot;&amp;[.J31]&amp;&quot;'&quot;;&quot;null&quot;)&amp;&quot;);&quot;; &quot;&quot;)">
            <text:p/>
          </table:table-cell>
        </table:table-row>
        <table:table-row table:style-name="ro1">
          <table:table-cell table:number-columns-repeated="15"/>
          <table:table-cell table:formula="of:=IF([.A32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32]&lt;&gt;&quot;&quot;;&quot;'&quot;&amp;[.A32]&amp;&quot;'&quot;;&quot;null&quot;)&amp;&quot;,&quot;&amp;IF([.B32]&lt;&gt;&quot;&quot;;&quot;'&quot;&amp;[.B32]&amp;&quot;'&quot;;&quot;null&quot;)&amp;&quot;,&quot;&amp;IF([.C32]&lt;&gt;&quot;&quot;;&quot;'&quot;&amp;[.C32]&amp;&quot;'&quot;;&quot;null&quot;)&amp;&quot;,&quot;&amp;IF([.D32]&lt;&gt;&quot;&quot;;&quot;'&quot;&amp;[.D32]&amp;&quot;'&quot;;&quot;null&quot;)&amp;&quot;,&quot;&amp;IF([.E32]&lt;&gt;&quot;&quot;;&quot;'&quot;&amp;[.E32]&amp;&quot;'&quot;;&quot;null&quot;)&amp;&quot;,&quot;&amp;IF([.F32]&lt;&gt;&quot;&quot;;&quot;'&quot;&amp;[.F32]&amp;&quot;'&quot;;&quot;null&quot;)&amp;&quot;,&quot;&amp;IF([.G32]&lt;&gt;&quot;&quot;;&quot;'&quot;&amp;[.G32]&amp;&quot;'&quot;;&quot;null&quot;)&amp;&quot;,&quot;&amp;IF([.H32]&lt;&gt;&quot;&quot;;[.H32];&quot;null&quot;)&amp;&quot;,&quot;&amp;IF([.I32]&lt;&gt;&quot;&quot;;[.I32];&quot;null&quot;)&amp;&quot;,&quot;&amp;IF([.J32]&lt;&gt;&quot;&quot;;&quot;'&quot;&amp;[.J32]&amp;&quot;'&quot;;&quot;null&quot;)&amp;&quot;);&quot;; &quot;&quot;)">
            <text:p/>
          </table:table-cell>
        </table:table-row>
        <table:table-row table:style-name="ro1">
          <table:table-cell table:number-columns-repeated="15"/>
          <table:table-cell table:formula="of:=IF([.A33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33]&lt;&gt;&quot;&quot;;&quot;'&quot;&amp;[.A33]&amp;&quot;'&quot;;&quot;null&quot;)&amp;&quot;,&quot;&amp;IF([.B33]&lt;&gt;&quot;&quot;;&quot;'&quot;&amp;[.B33]&amp;&quot;'&quot;;&quot;null&quot;)&amp;&quot;,&quot;&amp;IF([.C33]&lt;&gt;&quot;&quot;;&quot;'&quot;&amp;[.C33]&amp;&quot;'&quot;;&quot;null&quot;)&amp;&quot;,&quot;&amp;IF([.D33]&lt;&gt;&quot;&quot;;&quot;'&quot;&amp;[.D33]&amp;&quot;'&quot;;&quot;null&quot;)&amp;&quot;,&quot;&amp;IF([.E33]&lt;&gt;&quot;&quot;;&quot;'&quot;&amp;[.E33]&amp;&quot;'&quot;;&quot;null&quot;)&amp;&quot;,&quot;&amp;IF([.F33]&lt;&gt;&quot;&quot;;&quot;'&quot;&amp;[.F33]&amp;&quot;'&quot;;&quot;null&quot;)&amp;&quot;,&quot;&amp;IF([.G33]&lt;&gt;&quot;&quot;;&quot;'&quot;&amp;[.G33]&amp;&quot;'&quot;;&quot;null&quot;)&amp;&quot;,&quot;&amp;IF([.H33]&lt;&gt;&quot;&quot;;[.H33];&quot;null&quot;)&amp;&quot;,&quot;&amp;IF([.I33]&lt;&gt;&quot;&quot;;[.I33];&quot;null&quot;)&amp;&quot;,&quot;&amp;IF([.J33]&lt;&gt;&quot;&quot;;&quot;'&quot;&amp;[.J33]&amp;&quot;'&quot;;&quot;null&quot;)&amp;&quot;);&quot;; &quot;&quot;)">
            <text:p/>
          </table:table-cell>
        </table:table-row>
        <table:table-row table:style-name="ro1">
          <table:table-cell table:number-columns-repeated="15"/>
          <table:table-cell table:formula="of:=IF([.A34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34]&lt;&gt;&quot;&quot;;&quot;'&quot;&amp;[.A34]&amp;&quot;'&quot;;&quot;null&quot;)&amp;&quot;,&quot;&amp;IF([.B34]&lt;&gt;&quot;&quot;;&quot;'&quot;&amp;[.B34]&amp;&quot;'&quot;;&quot;null&quot;)&amp;&quot;,&quot;&amp;IF([.C34]&lt;&gt;&quot;&quot;;&quot;'&quot;&amp;[.C34]&amp;&quot;'&quot;;&quot;null&quot;)&amp;&quot;,&quot;&amp;IF([.D34]&lt;&gt;&quot;&quot;;&quot;'&quot;&amp;[.D34]&amp;&quot;'&quot;;&quot;null&quot;)&amp;&quot;,&quot;&amp;IF([.E34]&lt;&gt;&quot;&quot;;&quot;'&quot;&amp;[.E34]&amp;&quot;'&quot;;&quot;null&quot;)&amp;&quot;,&quot;&amp;IF([.F34]&lt;&gt;&quot;&quot;;&quot;'&quot;&amp;[.F34]&amp;&quot;'&quot;;&quot;null&quot;)&amp;&quot;,&quot;&amp;IF([.G34]&lt;&gt;&quot;&quot;;&quot;'&quot;&amp;[.G34]&amp;&quot;'&quot;;&quot;null&quot;)&amp;&quot;,&quot;&amp;IF([.H34]&lt;&gt;&quot;&quot;;[.H34];&quot;null&quot;)&amp;&quot;,&quot;&amp;IF([.I34]&lt;&gt;&quot;&quot;;[.I34];&quot;null&quot;)&amp;&quot;,&quot;&amp;IF([.J34]&lt;&gt;&quot;&quot;;&quot;'&quot;&amp;[.J34]&amp;&quot;'&quot;;&quot;null&quot;)&amp;&quot;);&quot;; &quot;&quot;)">
            <text:p/>
          </table:table-cell>
        </table:table-row>
        <table:table-row table:style-name="ro1">
          <table:table-cell table:number-columns-repeated="15"/>
          <table:table-cell table:formula="of:=IF([.A35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35]&lt;&gt;&quot;&quot;;&quot;'&quot;&amp;[.A35]&amp;&quot;'&quot;;&quot;null&quot;)&amp;&quot;,&quot;&amp;IF([.B35]&lt;&gt;&quot;&quot;;&quot;'&quot;&amp;[.B35]&amp;&quot;'&quot;;&quot;null&quot;)&amp;&quot;,&quot;&amp;IF([.C35]&lt;&gt;&quot;&quot;;&quot;'&quot;&amp;[.C35]&amp;&quot;'&quot;;&quot;null&quot;)&amp;&quot;,&quot;&amp;IF([.D35]&lt;&gt;&quot;&quot;;&quot;'&quot;&amp;[.D35]&amp;&quot;'&quot;;&quot;null&quot;)&amp;&quot;,&quot;&amp;IF([.E35]&lt;&gt;&quot;&quot;;&quot;'&quot;&amp;[.E35]&amp;&quot;'&quot;;&quot;null&quot;)&amp;&quot;,&quot;&amp;IF([.F35]&lt;&gt;&quot;&quot;;&quot;'&quot;&amp;[.F35]&amp;&quot;'&quot;;&quot;null&quot;)&amp;&quot;,&quot;&amp;IF([.G35]&lt;&gt;&quot;&quot;;&quot;'&quot;&amp;[.G35]&amp;&quot;'&quot;;&quot;null&quot;)&amp;&quot;,&quot;&amp;IF([.H35]&lt;&gt;&quot;&quot;;[.H35];&quot;null&quot;)&amp;&quot;,&quot;&amp;IF([.I35]&lt;&gt;&quot;&quot;;[.I35];&quot;null&quot;)&amp;&quot;,&quot;&amp;IF([.J35]&lt;&gt;&quot;&quot;;&quot;'&quot;&amp;[.J35]&amp;&quot;'&quot;;&quot;null&quot;)&amp;&quot;);&quot;; &quot;&quot;)">
            <text:p/>
          </table:table-cell>
        </table:table-row>
        <table:table-row table:style-name="ro1">
          <table:table-cell table:number-columns-repeated="15"/>
          <table:table-cell table:formula="of:=IF([.A36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36]&lt;&gt;&quot;&quot;;&quot;'&quot;&amp;[.A36]&amp;&quot;'&quot;;&quot;null&quot;)&amp;&quot;,&quot;&amp;IF([.B36]&lt;&gt;&quot;&quot;;&quot;'&quot;&amp;[.B36]&amp;&quot;'&quot;;&quot;null&quot;)&amp;&quot;,&quot;&amp;IF([.C36]&lt;&gt;&quot;&quot;;&quot;'&quot;&amp;[.C36]&amp;&quot;'&quot;;&quot;null&quot;)&amp;&quot;,&quot;&amp;IF([.D36]&lt;&gt;&quot;&quot;;&quot;'&quot;&amp;[.D36]&amp;&quot;'&quot;;&quot;null&quot;)&amp;&quot;,&quot;&amp;IF([.E36]&lt;&gt;&quot;&quot;;&quot;'&quot;&amp;[.E36]&amp;&quot;'&quot;;&quot;null&quot;)&amp;&quot;,&quot;&amp;IF([.F36]&lt;&gt;&quot;&quot;;&quot;'&quot;&amp;[.F36]&amp;&quot;'&quot;;&quot;null&quot;)&amp;&quot;,&quot;&amp;IF([.G36]&lt;&gt;&quot;&quot;;&quot;'&quot;&amp;[.G36]&amp;&quot;'&quot;;&quot;null&quot;)&amp;&quot;,&quot;&amp;IF([.H36]&lt;&gt;&quot;&quot;;[.H36];&quot;null&quot;)&amp;&quot;,&quot;&amp;IF([.I36]&lt;&gt;&quot;&quot;;[.I36];&quot;null&quot;)&amp;&quot;,&quot;&amp;IF([.J36]&lt;&gt;&quot;&quot;;&quot;'&quot;&amp;[.J36]&amp;&quot;'&quot;;&quot;null&quot;)&amp;&quot;);&quot;; &quot;&quot;)">
            <text:p/>
          </table:table-cell>
        </table:table-row>
        <table:table-row table:style-name="ro1">
          <table:table-cell table:number-columns-repeated="15"/>
          <table:table-cell table:formula="of:=IF([.A37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37]&lt;&gt;&quot;&quot;;&quot;'&quot;&amp;[.A37]&amp;&quot;'&quot;;&quot;null&quot;)&amp;&quot;,&quot;&amp;IF([.B37]&lt;&gt;&quot;&quot;;&quot;'&quot;&amp;[.B37]&amp;&quot;'&quot;;&quot;null&quot;)&amp;&quot;,&quot;&amp;IF([.C37]&lt;&gt;&quot;&quot;;&quot;'&quot;&amp;[.C37]&amp;&quot;'&quot;;&quot;null&quot;)&amp;&quot;,&quot;&amp;IF([.D37]&lt;&gt;&quot;&quot;;&quot;'&quot;&amp;[.D37]&amp;&quot;'&quot;;&quot;null&quot;)&amp;&quot;,&quot;&amp;IF([.E37]&lt;&gt;&quot;&quot;;&quot;'&quot;&amp;[.E37]&amp;&quot;'&quot;;&quot;null&quot;)&amp;&quot;,&quot;&amp;IF([.F37]&lt;&gt;&quot;&quot;;&quot;'&quot;&amp;[.F37]&amp;&quot;'&quot;;&quot;null&quot;)&amp;&quot;,&quot;&amp;IF([.G37]&lt;&gt;&quot;&quot;;&quot;'&quot;&amp;[.G37]&amp;&quot;'&quot;;&quot;null&quot;)&amp;&quot;,&quot;&amp;IF([.H37]&lt;&gt;&quot;&quot;;[.H37];&quot;null&quot;)&amp;&quot;,&quot;&amp;IF([.I37]&lt;&gt;&quot;&quot;;[.I37];&quot;null&quot;)&amp;&quot;,&quot;&amp;IF([.J37]&lt;&gt;&quot;&quot;;&quot;'&quot;&amp;[.J37]&amp;&quot;'&quot;;&quot;null&quot;)&amp;&quot;);&quot;; &quot;&quot;)">
            <text:p/>
          </table:table-cell>
        </table:table-row>
        <table:table-row table:style-name="ro1">
          <table:table-cell table:number-columns-repeated="15"/>
          <table:table-cell table:formula="of:=IF([.A38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38]&lt;&gt;&quot;&quot;;&quot;'&quot;&amp;[.A38]&amp;&quot;'&quot;;&quot;null&quot;)&amp;&quot;,&quot;&amp;IF([.B38]&lt;&gt;&quot;&quot;;&quot;'&quot;&amp;[.B38]&amp;&quot;'&quot;;&quot;null&quot;)&amp;&quot;,&quot;&amp;IF([.C38]&lt;&gt;&quot;&quot;;&quot;'&quot;&amp;[.C38]&amp;&quot;'&quot;;&quot;null&quot;)&amp;&quot;,&quot;&amp;IF([.D38]&lt;&gt;&quot;&quot;;&quot;'&quot;&amp;[.D38]&amp;&quot;'&quot;;&quot;null&quot;)&amp;&quot;,&quot;&amp;IF([.E38]&lt;&gt;&quot;&quot;;&quot;'&quot;&amp;[.E38]&amp;&quot;'&quot;;&quot;null&quot;)&amp;&quot;,&quot;&amp;IF([.F38]&lt;&gt;&quot;&quot;;&quot;'&quot;&amp;[.F38]&amp;&quot;'&quot;;&quot;null&quot;)&amp;&quot;,&quot;&amp;IF([.G38]&lt;&gt;&quot;&quot;;&quot;'&quot;&amp;[.G38]&amp;&quot;'&quot;;&quot;null&quot;)&amp;&quot;,&quot;&amp;IF([.H38]&lt;&gt;&quot;&quot;;[.H38];&quot;null&quot;)&amp;&quot;,&quot;&amp;IF([.I38]&lt;&gt;&quot;&quot;;[.I38];&quot;null&quot;)&amp;&quot;,&quot;&amp;IF([.J38]&lt;&gt;&quot;&quot;;&quot;'&quot;&amp;[.J38]&amp;&quot;'&quot;;&quot;null&quot;)&amp;&quot;);&quot;; &quot;&quot;)">
            <text:p/>
          </table:table-cell>
        </table:table-row>
        <table:table-row table:style-name="ro1">
          <table:table-cell table:number-columns-repeated="15"/>
          <table:table-cell table:formula="of:=IF([.A39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39]&lt;&gt;&quot;&quot;;&quot;'&quot;&amp;[.A39]&amp;&quot;'&quot;;&quot;null&quot;)&amp;&quot;,&quot;&amp;IF([.B39]&lt;&gt;&quot;&quot;;&quot;'&quot;&amp;[.B39]&amp;&quot;'&quot;;&quot;null&quot;)&amp;&quot;,&quot;&amp;IF([.C39]&lt;&gt;&quot;&quot;;&quot;'&quot;&amp;[.C39]&amp;&quot;'&quot;;&quot;null&quot;)&amp;&quot;,&quot;&amp;IF([.D39]&lt;&gt;&quot;&quot;;&quot;'&quot;&amp;[.D39]&amp;&quot;'&quot;;&quot;null&quot;)&amp;&quot;,&quot;&amp;IF([.E39]&lt;&gt;&quot;&quot;;&quot;'&quot;&amp;[.E39]&amp;&quot;'&quot;;&quot;null&quot;)&amp;&quot;,&quot;&amp;IF([.F39]&lt;&gt;&quot;&quot;;&quot;'&quot;&amp;[.F39]&amp;&quot;'&quot;;&quot;null&quot;)&amp;&quot;,&quot;&amp;IF([.G39]&lt;&gt;&quot;&quot;;&quot;'&quot;&amp;[.G39]&amp;&quot;'&quot;;&quot;null&quot;)&amp;&quot;,&quot;&amp;IF([.H39]&lt;&gt;&quot;&quot;;[.H39];&quot;null&quot;)&amp;&quot;,&quot;&amp;IF([.I39]&lt;&gt;&quot;&quot;;[.I39];&quot;null&quot;)&amp;&quot;,&quot;&amp;IF([.J39]&lt;&gt;&quot;&quot;;&quot;'&quot;&amp;[.J39]&amp;&quot;'&quot;;&quot;null&quot;)&amp;&quot;);&quot;; &quot;&quot;)">
            <text:p/>
          </table:table-cell>
        </table:table-row>
        <table:table-row table:style-name="ro1">
          <table:table-cell table:number-columns-repeated="15"/>
          <table:table-cell table:formula="of:=IF([.A40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40]&lt;&gt;&quot;&quot;;&quot;'&quot;&amp;[.A40]&amp;&quot;'&quot;;&quot;null&quot;)&amp;&quot;,&quot;&amp;IF([.B40]&lt;&gt;&quot;&quot;;&quot;'&quot;&amp;[.B40]&amp;&quot;'&quot;;&quot;null&quot;)&amp;&quot;,&quot;&amp;IF([.C40]&lt;&gt;&quot;&quot;;&quot;'&quot;&amp;[.C40]&amp;&quot;'&quot;;&quot;null&quot;)&amp;&quot;,&quot;&amp;IF([.D40]&lt;&gt;&quot;&quot;;&quot;'&quot;&amp;[.D40]&amp;&quot;'&quot;;&quot;null&quot;)&amp;&quot;,&quot;&amp;IF([.E40]&lt;&gt;&quot;&quot;;&quot;'&quot;&amp;[.E40]&amp;&quot;'&quot;;&quot;null&quot;)&amp;&quot;,&quot;&amp;IF([.F40]&lt;&gt;&quot;&quot;;&quot;'&quot;&amp;[.F40]&amp;&quot;'&quot;;&quot;null&quot;)&amp;&quot;,&quot;&amp;IF([.G40]&lt;&gt;&quot;&quot;;&quot;'&quot;&amp;[.G40]&amp;&quot;'&quot;;&quot;null&quot;)&amp;&quot;,&quot;&amp;IF([.H40]&lt;&gt;&quot;&quot;;[.H40];&quot;null&quot;)&amp;&quot;,&quot;&amp;IF([.I40]&lt;&gt;&quot;&quot;;[.I40];&quot;null&quot;)&amp;&quot;,&quot;&amp;IF([.J40]&lt;&gt;&quot;&quot;;&quot;'&quot;&amp;[.J40]&amp;&quot;'&quot;;&quot;null&quot;)&amp;&quot;);&quot;; &quot;&quot;)">
            <text:p/>
          </table:table-cell>
        </table:table-row>
        <table:table-row table:style-name="ro1">
          <table:table-cell table:number-columns-repeated="15"/>
          <table:table-cell table:formula="of:=IF([.A41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41]&lt;&gt;&quot;&quot;;&quot;'&quot;&amp;[.A41]&amp;&quot;'&quot;;&quot;null&quot;)&amp;&quot;,&quot;&amp;IF([.B41]&lt;&gt;&quot;&quot;;&quot;'&quot;&amp;[.B41]&amp;&quot;'&quot;;&quot;null&quot;)&amp;&quot;,&quot;&amp;IF([.C41]&lt;&gt;&quot;&quot;;&quot;'&quot;&amp;[.C41]&amp;&quot;'&quot;;&quot;null&quot;)&amp;&quot;,&quot;&amp;IF([.D41]&lt;&gt;&quot;&quot;;&quot;'&quot;&amp;[.D41]&amp;&quot;'&quot;;&quot;null&quot;)&amp;&quot;,&quot;&amp;IF([.E41]&lt;&gt;&quot;&quot;;&quot;'&quot;&amp;[.E41]&amp;&quot;'&quot;;&quot;null&quot;)&amp;&quot;,&quot;&amp;IF([.F41]&lt;&gt;&quot;&quot;;&quot;'&quot;&amp;[.F41]&amp;&quot;'&quot;;&quot;null&quot;)&amp;&quot;,&quot;&amp;IF([.G41]&lt;&gt;&quot;&quot;;&quot;'&quot;&amp;[.G41]&amp;&quot;'&quot;;&quot;null&quot;)&amp;&quot;,&quot;&amp;IF([.H41]&lt;&gt;&quot;&quot;;[.H41];&quot;null&quot;)&amp;&quot;,&quot;&amp;IF([.I41]&lt;&gt;&quot;&quot;;[.I41];&quot;null&quot;)&amp;&quot;,&quot;&amp;IF([.J41]&lt;&gt;&quot;&quot;;&quot;'&quot;&amp;[.J41]&amp;&quot;'&quot;;&quot;null&quot;)&amp;&quot;);&quot;; &quot;&quot;)">
            <text:p/>
          </table:table-cell>
        </table:table-row>
        <table:table-row table:style-name="ro1">
          <table:table-cell table:number-columns-repeated="15"/>
          <table:table-cell table:formula="of:=IF([.A42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42]&lt;&gt;&quot;&quot;;&quot;'&quot;&amp;[.A42]&amp;&quot;'&quot;;&quot;null&quot;)&amp;&quot;,&quot;&amp;IF([.B42]&lt;&gt;&quot;&quot;;&quot;'&quot;&amp;[.B42]&amp;&quot;'&quot;;&quot;null&quot;)&amp;&quot;,&quot;&amp;IF([.C42]&lt;&gt;&quot;&quot;;&quot;'&quot;&amp;[.C42]&amp;&quot;'&quot;;&quot;null&quot;)&amp;&quot;,&quot;&amp;IF([.D42]&lt;&gt;&quot;&quot;;&quot;'&quot;&amp;[.D42]&amp;&quot;'&quot;;&quot;null&quot;)&amp;&quot;,&quot;&amp;IF([.E42]&lt;&gt;&quot;&quot;;&quot;'&quot;&amp;[.E42]&amp;&quot;'&quot;;&quot;null&quot;)&amp;&quot;,&quot;&amp;IF([.F42]&lt;&gt;&quot;&quot;;&quot;'&quot;&amp;[.F42]&amp;&quot;'&quot;;&quot;null&quot;)&amp;&quot;,&quot;&amp;IF([.G42]&lt;&gt;&quot;&quot;;&quot;'&quot;&amp;[.G42]&amp;&quot;'&quot;;&quot;null&quot;)&amp;&quot;,&quot;&amp;IF([.H42]&lt;&gt;&quot;&quot;;[.H42];&quot;null&quot;)&amp;&quot;,&quot;&amp;IF([.I42]&lt;&gt;&quot;&quot;;[.I42];&quot;null&quot;)&amp;&quot;,&quot;&amp;IF([.J42]&lt;&gt;&quot;&quot;;&quot;'&quot;&amp;[.J42]&amp;&quot;'&quot;;&quot;null&quot;)&amp;&quot;);&quot;; &quot;&quot;)">
            <text:p/>
          </table:table-cell>
        </table:table-row>
        <table:table-row table:style-name="ro1">
          <table:table-cell table:number-columns-repeated="15"/>
          <table:table-cell table:formula="of:=IF([.A43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43]&lt;&gt;&quot;&quot;;&quot;'&quot;&amp;[.A43]&amp;&quot;'&quot;;&quot;null&quot;)&amp;&quot;,&quot;&amp;IF([.B43]&lt;&gt;&quot;&quot;;&quot;'&quot;&amp;[.B43]&amp;&quot;'&quot;;&quot;null&quot;)&amp;&quot;,&quot;&amp;IF([.C43]&lt;&gt;&quot;&quot;;&quot;'&quot;&amp;[.C43]&amp;&quot;'&quot;;&quot;null&quot;)&amp;&quot;,&quot;&amp;IF([.D43]&lt;&gt;&quot;&quot;;&quot;'&quot;&amp;[.D43]&amp;&quot;'&quot;;&quot;null&quot;)&amp;&quot;,&quot;&amp;IF([.E43]&lt;&gt;&quot;&quot;;&quot;'&quot;&amp;[.E43]&amp;&quot;'&quot;;&quot;null&quot;)&amp;&quot;,&quot;&amp;IF([.F43]&lt;&gt;&quot;&quot;;&quot;'&quot;&amp;[.F43]&amp;&quot;'&quot;;&quot;null&quot;)&amp;&quot;,&quot;&amp;IF([.G43]&lt;&gt;&quot;&quot;;&quot;'&quot;&amp;[.G43]&amp;&quot;'&quot;;&quot;null&quot;)&amp;&quot;,&quot;&amp;IF([.H43]&lt;&gt;&quot;&quot;;[.H43];&quot;null&quot;)&amp;&quot;,&quot;&amp;IF([.I43]&lt;&gt;&quot;&quot;;[.I43];&quot;null&quot;)&amp;&quot;,&quot;&amp;IF([.J43]&lt;&gt;&quot;&quot;;&quot;'&quot;&amp;[.J43]&amp;&quot;'&quot;;&quot;null&quot;)&amp;&quot;);&quot;; &quot;&quot;)">
            <text:p/>
          </table:table-cell>
        </table:table-row>
        <table:table-row table:style-name="ro1">
          <table:table-cell table:number-columns-repeated="15"/>
          <table:table-cell table:formula="of:=IF([.A44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44]&lt;&gt;&quot;&quot;;&quot;'&quot;&amp;[.A44]&amp;&quot;'&quot;;&quot;null&quot;)&amp;&quot;,&quot;&amp;IF([.B44]&lt;&gt;&quot;&quot;;&quot;'&quot;&amp;[.B44]&amp;&quot;'&quot;;&quot;null&quot;)&amp;&quot;,&quot;&amp;IF([.C44]&lt;&gt;&quot;&quot;;&quot;'&quot;&amp;[.C44]&amp;&quot;'&quot;;&quot;null&quot;)&amp;&quot;,&quot;&amp;IF([.D44]&lt;&gt;&quot;&quot;;&quot;'&quot;&amp;[.D44]&amp;&quot;'&quot;;&quot;null&quot;)&amp;&quot;,&quot;&amp;IF([.E44]&lt;&gt;&quot;&quot;;&quot;'&quot;&amp;[.E44]&amp;&quot;'&quot;;&quot;null&quot;)&amp;&quot;,&quot;&amp;IF([.F44]&lt;&gt;&quot;&quot;;&quot;'&quot;&amp;[.F44]&amp;&quot;'&quot;;&quot;null&quot;)&amp;&quot;,&quot;&amp;IF([.G44]&lt;&gt;&quot;&quot;;&quot;'&quot;&amp;[.G44]&amp;&quot;'&quot;;&quot;null&quot;)&amp;&quot;,&quot;&amp;IF([.H44]&lt;&gt;&quot;&quot;;[.H44];&quot;null&quot;)&amp;&quot;,&quot;&amp;IF([.I44]&lt;&gt;&quot;&quot;;[.I44];&quot;null&quot;)&amp;&quot;,&quot;&amp;IF([.J44]&lt;&gt;&quot;&quot;;&quot;'&quot;&amp;[.J44]&amp;&quot;'&quot;;&quot;null&quot;)&amp;&quot;);&quot;; &quot;&quot;)">
            <text:p/>
          </table:table-cell>
        </table:table-row>
        <table:table-row table:style-name="ro1">
          <table:table-cell table:number-columns-repeated="15"/>
          <table:table-cell table:formula="of:=IF([.A45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45]&lt;&gt;&quot;&quot;;&quot;'&quot;&amp;[.A45]&amp;&quot;'&quot;;&quot;null&quot;)&amp;&quot;,&quot;&amp;IF([.B45]&lt;&gt;&quot;&quot;;&quot;'&quot;&amp;[.B45]&amp;&quot;'&quot;;&quot;null&quot;)&amp;&quot;,&quot;&amp;IF([.C45]&lt;&gt;&quot;&quot;;&quot;'&quot;&amp;[.C45]&amp;&quot;'&quot;;&quot;null&quot;)&amp;&quot;,&quot;&amp;IF([.D45]&lt;&gt;&quot;&quot;;&quot;'&quot;&amp;[.D45]&amp;&quot;'&quot;;&quot;null&quot;)&amp;&quot;,&quot;&amp;IF([.E45]&lt;&gt;&quot;&quot;;&quot;'&quot;&amp;[.E45]&amp;&quot;'&quot;;&quot;null&quot;)&amp;&quot;,&quot;&amp;IF([.F45]&lt;&gt;&quot;&quot;;&quot;'&quot;&amp;[.F45]&amp;&quot;'&quot;;&quot;null&quot;)&amp;&quot;,&quot;&amp;IF([.G45]&lt;&gt;&quot;&quot;;&quot;'&quot;&amp;[.G45]&amp;&quot;'&quot;;&quot;null&quot;)&amp;&quot;,&quot;&amp;IF([.H45]&lt;&gt;&quot;&quot;;[.H45];&quot;null&quot;)&amp;&quot;,&quot;&amp;IF([.I45]&lt;&gt;&quot;&quot;;[.I45];&quot;null&quot;)&amp;&quot;,&quot;&amp;IF([.J45]&lt;&gt;&quot;&quot;;&quot;'&quot;&amp;[.J45]&amp;&quot;'&quot;;&quot;null&quot;)&amp;&quot;);&quot;; &quot;&quot;)">
            <text:p/>
          </table:table-cell>
        </table:table-row>
        <table:table-row table:style-name="ro1">
          <table:table-cell table:number-columns-repeated="15"/>
          <table:table-cell table:formula="of:=IF([.A46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46]&lt;&gt;&quot;&quot;;&quot;'&quot;&amp;[.A46]&amp;&quot;'&quot;;&quot;null&quot;)&amp;&quot;,&quot;&amp;IF([.B46]&lt;&gt;&quot;&quot;;&quot;'&quot;&amp;[.B46]&amp;&quot;'&quot;;&quot;null&quot;)&amp;&quot;,&quot;&amp;IF([.C46]&lt;&gt;&quot;&quot;;&quot;'&quot;&amp;[.C46]&amp;&quot;'&quot;;&quot;null&quot;)&amp;&quot;,&quot;&amp;IF([.D46]&lt;&gt;&quot;&quot;;&quot;'&quot;&amp;[.D46]&amp;&quot;'&quot;;&quot;null&quot;)&amp;&quot;,&quot;&amp;IF([.E46]&lt;&gt;&quot;&quot;;&quot;'&quot;&amp;[.E46]&amp;&quot;'&quot;;&quot;null&quot;)&amp;&quot;,&quot;&amp;IF([.F46]&lt;&gt;&quot;&quot;;&quot;'&quot;&amp;[.F46]&amp;&quot;'&quot;;&quot;null&quot;)&amp;&quot;,&quot;&amp;IF([.G46]&lt;&gt;&quot;&quot;;&quot;'&quot;&amp;[.G46]&amp;&quot;'&quot;;&quot;null&quot;)&amp;&quot;,&quot;&amp;IF([.H46]&lt;&gt;&quot;&quot;;[.H46];&quot;null&quot;)&amp;&quot;,&quot;&amp;IF([.I46]&lt;&gt;&quot;&quot;;[.I46];&quot;null&quot;)&amp;&quot;,&quot;&amp;IF([.J46]&lt;&gt;&quot;&quot;;&quot;'&quot;&amp;[.J46]&amp;&quot;'&quot;;&quot;null&quot;)&amp;&quot;);&quot;; &quot;&quot;)">
            <text:p/>
          </table:table-cell>
        </table:table-row>
        <table:table-row table:style-name="ro1">
          <table:table-cell table:number-columns-repeated="15"/>
          <table:table-cell table:formula="of:=IF([.A47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47]&lt;&gt;&quot;&quot;;&quot;'&quot;&amp;[.A47]&amp;&quot;'&quot;;&quot;null&quot;)&amp;&quot;,&quot;&amp;IF([.B47]&lt;&gt;&quot;&quot;;&quot;'&quot;&amp;[.B47]&amp;&quot;'&quot;;&quot;null&quot;)&amp;&quot;,&quot;&amp;IF([.C47]&lt;&gt;&quot;&quot;;&quot;'&quot;&amp;[.C47]&amp;&quot;'&quot;;&quot;null&quot;)&amp;&quot;,&quot;&amp;IF([.D47]&lt;&gt;&quot;&quot;;&quot;'&quot;&amp;[.D47]&amp;&quot;'&quot;;&quot;null&quot;)&amp;&quot;,&quot;&amp;IF([.E47]&lt;&gt;&quot;&quot;;&quot;'&quot;&amp;[.E47]&amp;&quot;'&quot;;&quot;null&quot;)&amp;&quot;,&quot;&amp;IF([.F47]&lt;&gt;&quot;&quot;;&quot;'&quot;&amp;[.F47]&amp;&quot;'&quot;;&quot;null&quot;)&amp;&quot;,&quot;&amp;IF([.G47]&lt;&gt;&quot;&quot;;&quot;'&quot;&amp;[.G47]&amp;&quot;'&quot;;&quot;null&quot;)&amp;&quot;,&quot;&amp;IF([.H47]&lt;&gt;&quot;&quot;;[.H47];&quot;null&quot;)&amp;&quot;,&quot;&amp;IF([.I47]&lt;&gt;&quot;&quot;;[.I47];&quot;null&quot;)&amp;&quot;,&quot;&amp;IF([.J47]&lt;&gt;&quot;&quot;;&quot;'&quot;&amp;[.J47]&amp;&quot;'&quot;;&quot;null&quot;)&amp;&quot;);&quot;; &quot;&quot;)">
            <text:p/>
          </table:table-cell>
        </table:table-row>
        <table:table-row table:style-name="ro1">
          <table:table-cell table:number-columns-repeated="15"/>
          <table:table-cell table:formula="of:=IF([.A48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48]&lt;&gt;&quot;&quot;;&quot;'&quot;&amp;[.A48]&amp;&quot;'&quot;;&quot;null&quot;)&amp;&quot;,&quot;&amp;IF([.B48]&lt;&gt;&quot;&quot;;&quot;'&quot;&amp;[.B48]&amp;&quot;'&quot;;&quot;null&quot;)&amp;&quot;,&quot;&amp;IF([.C48]&lt;&gt;&quot;&quot;;&quot;'&quot;&amp;[.C48]&amp;&quot;'&quot;;&quot;null&quot;)&amp;&quot;,&quot;&amp;IF([.D48]&lt;&gt;&quot;&quot;;&quot;'&quot;&amp;[.D48]&amp;&quot;'&quot;;&quot;null&quot;)&amp;&quot;,&quot;&amp;IF([.E48]&lt;&gt;&quot;&quot;;&quot;'&quot;&amp;[.E48]&amp;&quot;'&quot;;&quot;null&quot;)&amp;&quot;,&quot;&amp;IF([.F48]&lt;&gt;&quot;&quot;;&quot;'&quot;&amp;[.F48]&amp;&quot;'&quot;;&quot;null&quot;)&amp;&quot;,&quot;&amp;IF([.G48]&lt;&gt;&quot;&quot;;&quot;'&quot;&amp;[.G48]&amp;&quot;'&quot;;&quot;null&quot;)&amp;&quot;,&quot;&amp;IF([.H48]&lt;&gt;&quot;&quot;;[.H48];&quot;null&quot;)&amp;&quot;,&quot;&amp;IF([.I48]&lt;&gt;&quot;&quot;;[.I48];&quot;null&quot;)&amp;&quot;,&quot;&amp;IF([.J48]&lt;&gt;&quot;&quot;;&quot;'&quot;&amp;[.J48]&amp;&quot;'&quot;;&quot;null&quot;)&amp;&quot;);&quot;; &quot;&quot;)">
            <text:p/>
          </table:table-cell>
        </table:table-row>
        <table:table-row table:style-name="ro1">
          <table:table-cell table:number-columns-repeated="15"/>
          <table:table-cell table:formula="of:=IF([.A49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49]&lt;&gt;&quot;&quot;;&quot;'&quot;&amp;[.A49]&amp;&quot;'&quot;;&quot;null&quot;)&amp;&quot;,&quot;&amp;IF([.B49]&lt;&gt;&quot;&quot;;&quot;'&quot;&amp;[.B49]&amp;&quot;'&quot;;&quot;null&quot;)&amp;&quot;,&quot;&amp;IF([.C49]&lt;&gt;&quot;&quot;;&quot;'&quot;&amp;[.C49]&amp;&quot;'&quot;;&quot;null&quot;)&amp;&quot;,&quot;&amp;IF([.D49]&lt;&gt;&quot;&quot;;&quot;'&quot;&amp;[.D49]&amp;&quot;'&quot;;&quot;null&quot;)&amp;&quot;,&quot;&amp;IF([.E49]&lt;&gt;&quot;&quot;;&quot;'&quot;&amp;[.E49]&amp;&quot;'&quot;;&quot;null&quot;)&amp;&quot;,&quot;&amp;IF([.F49]&lt;&gt;&quot;&quot;;&quot;'&quot;&amp;[.F49]&amp;&quot;'&quot;;&quot;null&quot;)&amp;&quot;,&quot;&amp;IF([.G49]&lt;&gt;&quot;&quot;;&quot;'&quot;&amp;[.G49]&amp;&quot;'&quot;;&quot;null&quot;)&amp;&quot;,&quot;&amp;IF([.H49]&lt;&gt;&quot;&quot;;[.H49];&quot;null&quot;)&amp;&quot;,&quot;&amp;IF([.I49]&lt;&gt;&quot;&quot;;[.I49];&quot;null&quot;)&amp;&quot;,&quot;&amp;IF([.J49]&lt;&gt;&quot;&quot;;&quot;'&quot;&amp;[.J49]&amp;&quot;'&quot;;&quot;null&quot;)&amp;&quot;);&quot;; &quot;&quot;)">
            <text:p/>
          </table:table-cell>
        </table:table-row>
        <table:table-row table:style-name="ro1">
          <table:table-cell table:number-columns-repeated="15"/>
          <table:table-cell table:formula="of:=IF([.A50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50]&lt;&gt;&quot;&quot;;&quot;'&quot;&amp;[.A50]&amp;&quot;'&quot;;&quot;null&quot;)&amp;&quot;,&quot;&amp;IF([.B50]&lt;&gt;&quot;&quot;;&quot;'&quot;&amp;[.B50]&amp;&quot;'&quot;;&quot;null&quot;)&amp;&quot;,&quot;&amp;IF([.C50]&lt;&gt;&quot;&quot;;&quot;'&quot;&amp;[.C50]&amp;&quot;'&quot;;&quot;null&quot;)&amp;&quot;,&quot;&amp;IF([.D50]&lt;&gt;&quot;&quot;;&quot;'&quot;&amp;[.D50]&amp;&quot;'&quot;;&quot;null&quot;)&amp;&quot;,&quot;&amp;IF([.E50]&lt;&gt;&quot;&quot;;&quot;'&quot;&amp;[.E50]&amp;&quot;'&quot;;&quot;null&quot;)&amp;&quot;,&quot;&amp;IF([.F50]&lt;&gt;&quot;&quot;;&quot;'&quot;&amp;[.F50]&amp;&quot;'&quot;;&quot;null&quot;)&amp;&quot;,&quot;&amp;IF([.G50]&lt;&gt;&quot;&quot;;&quot;'&quot;&amp;[.G50]&amp;&quot;'&quot;;&quot;null&quot;)&amp;&quot;,&quot;&amp;IF([.H50]&lt;&gt;&quot;&quot;;[.H50];&quot;null&quot;)&amp;&quot;,&quot;&amp;IF([.I50]&lt;&gt;&quot;&quot;;[.I50];&quot;null&quot;)&amp;&quot;,&quot;&amp;IF([.J50]&lt;&gt;&quot;&quot;;&quot;'&quot;&amp;[.J50]&amp;&quot;'&quot;;&quot;null&quot;)&amp;&quot;);&quot;; &quot;&quot;)">
            <text:p/>
          </table:table-cell>
        </table:table-row>
        <table:table-row table:style-name="ro1">
          <table:table-cell table:number-columns-repeated="15"/>
          <table:table-cell table:formula="of:=IF([.A51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51]&lt;&gt;&quot;&quot;;&quot;'&quot;&amp;[.A51]&amp;&quot;'&quot;;&quot;null&quot;)&amp;&quot;,&quot;&amp;IF([.B51]&lt;&gt;&quot;&quot;;&quot;'&quot;&amp;[.B51]&amp;&quot;'&quot;;&quot;null&quot;)&amp;&quot;,&quot;&amp;IF([.C51]&lt;&gt;&quot;&quot;;&quot;'&quot;&amp;[.C51]&amp;&quot;'&quot;;&quot;null&quot;)&amp;&quot;,&quot;&amp;IF([.D51]&lt;&gt;&quot;&quot;;&quot;'&quot;&amp;[.D51]&amp;&quot;'&quot;;&quot;null&quot;)&amp;&quot;,&quot;&amp;IF([.E51]&lt;&gt;&quot;&quot;;&quot;'&quot;&amp;[.E51]&amp;&quot;'&quot;;&quot;null&quot;)&amp;&quot;,&quot;&amp;IF([.F51]&lt;&gt;&quot;&quot;;&quot;'&quot;&amp;[.F51]&amp;&quot;'&quot;;&quot;null&quot;)&amp;&quot;,&quot;&amp;IF([.G51]&lt;&gt;&quot;&quot;;&quot;'&quot;&amp;[.G51]&amp;&quot;'&quot;;&quot;null&quot;)&amp;&quot;,&quot;&amp;IF([.H51]&lt;&gt;&quot;&quot;;[.H51];&quot;null&quot;)&amp;&quot;,&quot;&amp;IF([.I51]&lt;&gt;&quot;&quot;;[.I51];&quot;null&quot;)&amp;&quot;,&quot;&amp;IF([.J51]&lt;&gt;&quot;&quot;;&quot;'&quot;&amp;[.J51]&amp;&quot;'&quot;;&quot;null&quot;)&amp;&quot;);&quot;; &quot;&quot;)">
            <text:p/>
          </table:table-cell>
        </table:table-row>
        <table:table-row table:style-name="ro1">
          <table:table-cell table:number-columns-repeated="15"/>
          <table:table-cell table:formula="of:=IF([.A52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52]&lt;&gt;&quot;&quot;;&quot;'&quot;&amp;[.A52]&amp;&quot;'&quot;;&quot;null&quot;)&amp;&quot;,&quot;&amp;IF([.B52]&lt;&gt;&quot;&quot;;&quot;'&quot;&amp;[.B52]&amp;&quot;'&quot;;&quot;null&quot;)&amp;&quot;,&quot;&amp;IF([.C52]&lt;&gt;&quot;&quot;;&quot;'&quot;&amp;[.C52]&amp;&quot;'&quot;;&quot;null&quot;)&amp;&quot;,&quot;&amp;IF([.D52]&lt;&gt;&quot;&quot;;&quot;'&quot;&amp;[.D52]&amp;&quot;'&quot;;&quot;null&quot;)&amp;&quot;,&quot;&amp;IF([.E52]&lt;&gt;&quot;&quot;;&quot;'&quot;&amp;[.E52]&amp;&quot;'&quot;;&quot;null&quot;)&amp;&quot;,&quot;&amp;IF([.F52]&lt;&gt;&quot;&quot;;&quot;'&quot;&amp;[.F52]&amp;&quot;'&quot;;&quot;null&quot;)&amp;&quot;,&quot;&amp;IF([.G52]&lt;&gt;&quot;&quot;;&quot;'&quot;&amp;[.G52]&amp;&quot;'&quot;;&quot;null&quot;)&amp;&quot;,&quot;&amp;IF([.H52]&lt;&gt;&quot;&quot;;[.H52];&quot;null&quot;)&amp;&quot;,&quot;&amp;IF([.I52]&lt;&gt;&quot;&quot;;[.I52];&quot;null&quot;)&amp;&quot;,&quot;&amp;IF([.J52]&lt;&gt;&quot;&quot;;&quot;'&quot;&amp;[.J52]&amp;&quot;'&quot;;&quot;null&quot;)&amp;&quot;);&quot;; &quot;&quot;)">
            <text:p/>
          </table:table-cell>
        </table:table-row>
        <table:table-row table:style-name="ro1">
          <table:table-cell table:number-columns-repeated="15"/>
          <table:table-cell table:formula="of:=IF([.A53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53]&lt;&gt;&quot;&quot;;&quot;'&quot;&amp;[.A53]&amp;&quot;'&quot;;&quot;null&quot;)&amp;&quot;,&quot;&amp;IF([.B53]&lt;&gt;&quot;&quot;;&quot;'&quot;&amp;[.B53]&amp;&quot;'&quot;;&quot;null&quot;)&amp;&quot;,&quot;&amp;IF([.C53]&lt;&gt;&quot;&quot;;&quot;'&quot;&amp;[.C53]&amp;&quot;'&quot;;&quot;null&quot;)&amp;&quot;,&quot;&amp;IF([.D53]&lt;&gt;&quot;&quot;;&quot;'&quot;&amp;[.D53]&amp;&quot;'&quot;;&quot;null&quot;)&amp;&quot;,&quot;&amp;IF([.E53]&lt;&gt;&quot;&quot;;&quot;'&quot;&amp;[.E53]&amp;&quot;'&quot;;&quot;null&quot;)&amp;&quot;,&quot;&amp;IF([.F53]&lt;&gt;&quot;&quot;;&quot;'&quot;&amp;[.F53]&amp;&quot;'&quot;;&quot;null&quot;)&amp;&quot;,&quot;&amp;IF([.G53]&lt;&gt;&quot;&quot;;&quot;'&quot;&amp;[.G53]&amp;&quot;'&quot;;&quot;null&quot;)&amp;&quot;,&quot;&amp;IF([.H53]&lt;&gt;&quot;&quot;;[.H53];&quot;null&quot;)&amp;&quot;,&quot;&amp;IF([.I53]&lt;&gt;&quot;&quot;;[.I53];&quot;null&quot;)&amp;&quot;,&quot;&amp;IF([.J53]&lt;&gt;&quot;&quot;;&quot;'&quot;&amp;[.J53]&amp;&quot;'&quot;;&quot;null&quot;)&amp;&quot;);&quot;; &quot;&quot;)">
            <text:p/>
          </table:table-cell>
        </table:table-row>
        <table:table-row table:style-name="ro1">
          <table:table-cell table:number-columns-repeated="15"/>
          <table:table-cell table:formula="of:=IF([.A54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54]&lt;&gt;&quot;&quot;;&quot;'&quot;&amp;[.A54]&amp;&quot;'&quot;;&quot;null&quot;)&amp;&quot;,&quot;&amp;IF([.B54]&lt;&gt;&quot;&quot;;&quot;'&quot;&amp;[.B54]&amp;&quot;'&quot;;&quot;null&quot;)&amp;&quot;,&quot;&amp;IF([.C54]&lt;&gt;&quot;&quot;;&quot;'&quot;&amp;[.C54]&amp;&quot;'&quot;;&quot;null&quot;)&amp;&quot;,&quot;&amp;IF([.D54]&lt;&gt;&quot;&quot;;&quot;'&quot;&amp;[.D54]&amp;&quot;'&quot;;&quot;null&quot;)&amp;&quot;,&quot;&amp;IF([.E54]&lt;&gt;&quot;&quot;;&quot;'&quot;&amp;[.E54]&amp;&quot;'&quot;;&quot;null&quot;)&amp;&quot;,&quot;&amp;IF([.F54]&lt;&gt;&quot;&quot;;&quot;'&quot;&amp;[.F54]&amp;&quot;'&quot;;&quot;null&quot;)&amp;&quot;,&quot;&amp;IF([.G54]&lt;&gt;&quot;&quot;;&quot;'&quot;&amp;[.G54]&amp;&quot;'&quot;;&quot;null&quot;)&amp;&quot;,&quot;&amp;IF([.H54]&lt;&gt;&quot;&quot;;[.H54];&quot;null&quot;)&amp;&quot;,&quot;&amp;IF([.I54]&lt;&gt;&quot;&quot;;[.I54];&quot;null&quot;)&amp;&quot;,&quot;&amp;IF([.J54]&lt;&gt;&quot;&quot;;&quot;'&quot;&amp;[.J54]&amp;&quot;'&quot;;&quot;null&quot;)&amp;&quot;);&quot;; &quot;&quot;)">
            <text:p/>
          </table:table-cell>
        </table:table-row>
        <table:table-row table:style-name="ro1">
          <table:table-cell table:number-columns-repeated="15"/>
          <table:table-cell table:formula="of:=IF([.A55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55]&lt;&gt;&quot;&quot;;&quot;'&quot;&amp;[.A55]&amp;&quot;'&quot;;&quot;null&quot;)&amp;&quot;,&quot;&amp;IF([.B55]&lt;&gt;&quot;&quot;;&quot;'&quot;&amp;[.B55]&amp;&quot;'&quot;;&quot;null&quot;)&amp;&quot;,&quot;&amp;IF([.C55]&lt;&gt;&quot;&quot;;&quot;'&quot;&amp;[.C55]&amp;&quot;'&quot;;&quot;null&quot;)&amp;&quot;,&quot;&amp;IF([.D55]&lt;&gt;&quot;&quot;;&quot;'&quot;&amp;[.D55]&amp;&quot;'&quot;;&quot;null&quot;)&amp;&quot;,&quot;&amp;IF([.E55]&lt;&gt;&quot;&quot;;&quot;'&quot;&amp;[.E55]&amp;&quot;'&quot;;&quot;null&quot;)&amp;&quot;,&quot;&amp;IF([.F55]&lt;&gt;&quot;&quot;;&quot;'&quot;&amp;[.F55]&amp;&quot;'&quot;;&quot;null&quot;)&amp;&quot;,&quot;&amp;IF([.G55]&lt;&gt;&quot;&quot;;&quot;'&quot;&amp;[.G55]&amp;&quot;'&quot;;&quot;null&quot;)&amp;&quot;,&quot;&amp;IF([.H55]&lt;&gt;&quot;&quot;;[.H55];&quot;null&quot;)&amp;&quot;,&quot;&amp;IF([.I55]&lt;&gt;&quot;&quot;;[.I55];&quot;null&quot;)&amp;&quot;,&quot;&amp;IF([.J55]&lt;&gt;&quot;&quot;;&quot;'&quot;&amp;[.J55]&amp;&quot;'&quot;;&quot;null&quot;)&amp;&quot;);&quot;; &quot;&quot;)">
            <text:p/>
          </table:table-cell>
        </table:table-row>
        <table:table-row table:style-name="ro1">
          <table:table-cell table:number-columns-repeated="15"/>
          <table:table-cell table:formula="of:=IF([.A56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56]&lt;&gt;&quot;&quot;;&quot;'&quot;&amp;[.A56]&amp;&quot;'&quot;;&quot;null&quot;)&amp;&quot;,&quot;&amp;IF([.B56]&lt;&gt;&quot;&quot;;&quot;'&quot;&amp;[.B56]&amp;&quot;'&quot;;&quot;null&quot;)&amp;&quot;,&quot;&amp;IF([.C56]&lt;&gt;&quot;&quot;;&quot;'&quot;&amp;[.C56]&amp;&quot;'&quot;;&quot;null&quot;)&amp;&quot;,&quot;&amp;IF([.D56]&lt;&gt;&quot;&quot;;&quot;'&quot;&amp;[.D56]&amp;&quot;'&quot;;&quot;null&quot;)&amp;&quot;,&quot;&amp;IF([.E56]&lt;&gt;&quot;&quot;;&quot;'&quot;&amp;[.E56]&amp;&quot;'&quot;;&quot;null&quot;)&amp;&quot;,&quot;&amp;IF([.F56]&lt;&gt;&quot;&quot;;&quot;'&quot;&amp;[.F56]&amp;&quot;'&quot;;&quot;null&quot;)&amp;&quot;,&quot;&amp;IF([.G56]&lt;&gt;&quot;&quot;;&quot;'&quot;&amp;[.G56]&amp;&quot;'&quot;;&quot;null&quot;)&amp;&quot;,&quot;&amp;IF([.H56]&lt;&gt;&quot;&quot;;[.H56];&quot;null&quot;)&amp;&quot;,&quot;&amp;IF([.I56]&lt;&gt;&quot;&quot;;[.I56];&quot;null&quot;)&amp;&quot;,&quot;&amp;IF([.J56]&lt;&gt;&quot;&quot;;&quot;'&quot;&amp;[.J56]&amp;&quot;'&quot;;&quot;null&quot;)&amp;&quot;);&quot;; &quot;&quot;)">
            <text:p/>
          </table:table-cell>
        </table:table-row>
        <table:table-row table:style-name="ro1">
          <table:table-cell table:number-columns-repeated="15"/>
          <table:table-cell table:formula="of:=IF([.A57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57]&lt;&gt;&quot;&quot;;&quot;'&quot;&amp;[.A57]&amp;&quot;'&quot;;&quot;null&quot;)&amp;&quot;,&quot;&amp;IF([.B57]&lt;&gt;&quot;&quot;;&quot;'&quot;&amp;[.B57]&amp;&quot;'&quot;;&quot;null&quot;)&amp;&quot;,&quot;&amp;IF([.C57]&lt;&gt;&quot;&quot;;&quot;'&quot;&amp;[.C57]&amp;&quot;'&quot;;&quot;null&quot;)&amp;&quot;,&quot;&amp;IF([.D57]&lt;&gt;&quot;&quot;;&quot;'&quot;&amp;[.D57]&amp;&quot;'&quot;;&quot;null&quot;)&amp;&quot;,&quot;&amp;IF([.E57]&lt;&gt;&quot;&quot;;&quot;'&quot;&amp;[.E57]&amp;&quot;'&quot;;&quot;null&quot;)&amp;&quot;,&quot;&amp;IF([.F57]&lt;&gt;&quot;&quot;;&quot;'&quot;&amp;[.F57]&amp;&quot;'&quot;;&quot;null&quot;)&amp;&quot;,&quot;&amp;IF([.G57]&lt;&gt;&quot;&quot;;&quot;'&quot;&amp;[.G57]&amp;&quot;'&quot;;&quot;null&quot;)&amp;&quot;,&quot;&amp;IF([.H57]&lt;&gt;&quot;&quot;;[.H57];&quot;null&quot;)&amp;&quot;,&quot;&amp;IF([.I57]&lt;&gt;&quot;&quot;;[.I57];&quot;null&quot;)&amp;&quot;,&quot;&amp;IF([.J57]&lt;&gt;&quot;&quot;;&quot;'&quot;&amp;[.J57]&amp;&quot;'&quot;;&quot;null&quot;)&amp;&quot;);&quot;; &quot;&quot;)">
            <text:p/>
          </table:table-cell>
        </table:table-row>
        <table:table-row table:style-name="ro1">
          <table:table-cell table:number-columns-repeated="15"/>
          <table:table-cell table:formula="of:=IF([.A58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58]&lt;&gt;&quot;&quot;;&quot;'&quot;&amp;[.A58]&amp;&quot;'&quot;;&quot;null&quot;)&amp;&quot;,&quot;&amp;IF([.B58]&lt;&gt;&quot;&quot;;&quot;'&quot;&amp;[.B58]&amp;&quot;'&quot;;&quot;null&quot;)&amp;&quot;,&quot;&amp;IF([.C58]&lt;&gt;&quot;&quot;;&quot;'&quot;&amp;[.C58]&amp;&quot;'&quot;;&quot;null&quot;)&amp;&quot;,&quot;&amp;IF([.D58]&lt;&gt;&quot;&quot;;&quot;'&quot;&amp;[.D58]&amp;&quot;'&quot;;&quot;null&quot;)&amp;&quot;,&quot;&amp;IF([.E58]&lt;&gt;&quot;&quot;;&quot;'&quot;&amp;[.E58]&amp;&quot;'&quot;;&quot;null&quot;)&amp;&quot;,&quot;&amp;IF([.F58]&lt;&gt;&quot;&quot;;&quot;'&quot;&amp;[.F58]&amp;&quot;'&quot;;&quot;null&quot;)&amp;&quot;,&quot;&amp;IF([.G58]&lt;&gt;&quot;&quot;;&quot;'&quot;&amp;[.G58]&amp;&quot;'&quot;;&quot;null&quot;)&amp;&quot;,&quot;&amp;IF([.H58]&lt;&gt;&quot;&quot;;[.H58];&quot;null&quot;)&amp;&quot;,&quot;&amp;IF([.I58]&lt;&gt;&quot;&quot;;[.I58];&quot;null&quot;)&amp;&quot;,&quot;&amp;IF([.J58]&lt;&gt;&quot;&quot;;&quot;'&quot;&amp;[.J58]&amp;&quot;'&quot;;&quot;null&quot;)&amp;&quot;);&quot;; &quot;&quot;)">
            <text:p/>
          </table:table-cell>
        </table:table-row>
        <table:table-row table:style-name="ro1">
          <table:table-cell table:number-columns-repeated="15"/>
          <table:table-cell table:formula="of:=IF([.A59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59]&lt;&gt;&quot;&quot;;&quot;'&quot;&amp;[.A59]&amp;&quot;'&quot;;&quot;null&quot;)&amp;&quot;,&quot;&amp;IF([.B59]&lt;&gt;&quot;&quot;;&quot;'&quot;&amp;[.B59]&amp;&quot;'&quot;;&quot;null&quot;)&amp;&quot;,&quot;&amp;IF([.C59]&lt;&gt;&quot;&quot;;&quot;'&quot;&amp;[.C59]&amp;&quot;'&quot;;&quot;null&quot;)&amp;&quot;,&quot;&amp;IF([.D59]&lt;&gt;&quot;&quot;;&quot;'&quot;&amp;[.D59]&amp;&quot;'&quot;;&quot;null&quot;)&amp;&quot;,&quot;&amp;IF([.E59]&lt;&gt;&quot;&quot;;&quot;'&quot;&amp;[.E59]&amp;&quot;'&quot;;&quot;null&quot;)&amp;&quot;,&quot;&amp;IF([.F59]&lt;&gt;&quot;&quot;;&quot;'&quot;&amp;[.F59]&amp;&quot;'&quot;;&quot;null&quot;)&amp;&quot;,&quot;&amp;IF([.G59]&lt;&gt;&quot;&quot;;&quot;'&quot;&amp;[.G59]&amp;&quot;'&quot;;&quot;null&quot;)&amp;&quot;,&quot;&amp;IF([.H59]&lt;&gt;&quot;&quot;;[.H59];&quot;null&quot;)&amp;&quot;,&quot;&amp;IF([.I59]&lt;&gt;&quot;&quot;;[.I59];&quot;null&quot;)&amp;&quot;,&quot;&amp;IF([.J59]&lt;&gt;&quot;&quot;;&quot;'&quot;&amp;[.J59]&amp;&quot;'&quot;;&quot;null&quot;)&amp;&quot;);&quot;; &quot;&quot;)">
            <text:p/>
          </table:table-cell>
        </table:table-row>
        <table:table-row table:style-name="ro1">
          <table:table-cell table:number-columns-repeated="15"/>
          <table:table-cell table:formula="of:=IF([.A60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60]&lt;&gt;&quot;&quot;;&quot;'&quot;&amp;[.A60]&amp;&quot;'&quot;;&quot;null&quot;)&amp;&quot;,&quot;&amp;IF([.B60]&lt;&gt;&quot;&quot;;&quot;'&quot;&amp;[.B60]&amp;&quot;'&quot;;&quot;null&quot;)&amp;&quot;,&quot;&amp;IF([.C60]&lt;&gt;&quot;&quot;;&quot;'&quot;&amp;[.C60]&amp;&quot;'&quot;;&quot;null&quot;)&amp;&quot;,&quot;&amp;IF([.D60]&lt;&gt;&quot;&quot;;&quot;'&quot;&amp;[.D60]&amp;&quot;'&quot;;&quot;null&quot;)&amp;&quot;,&quot;&amp;IF([.E60]&lt;&gt;&quot;&quot;;&quot;'&quot;&amp;[.E60]&amp;&quot;'&quot;;&quot;null&quot;)&amp;&quot;,&quot;&amp;IF([.F60]&lt;&gt;&quot;&quot;;&quot;'&quot;&amp;[.F60]&amp;&quot;'&quot;;&quot;null&quot;)&amp;&quot;,&quot;&amp;IF([.G60]&lt;&gt;&quot;&quot;;&quot;'&quot;&amp;[.G60]&amp;&quot;'&quot;;&quot;null&quot;)&amp;&quot;,&quot;&amp;IF([.H60]&lt;&gt;&quot;&quot;;[.H60];&quot;null&quot;)&amp;&quot;,&quot;&amp;IF([.I60]&lt;&gt;&quot;&quot;;[.I60];&quot;null&quot;)&amp;&quot;,&quot;&amp;IF([.J60]&lt;&gt;&quot;&quot;;&quot;'&quot;&amp;[.J60]&amp;&quot;'&quot;;&quot;null&quot;)&amp;&quot;);&quot;; &quot;&quot;)">
            <text:p/>
          </table:table-cell>
        </table:table-row>
        <table:table-row table:style-name="ro1">
          <table:table-cell table:number-columns-repeated="15"/>
          <table:table-cell table:formula="of:=IF([.A61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61]&lt;&gt;&quot;&quot;;&quot;'&quot;&amp;[.A61]&amp;&quot;'&quot;;&quot;null&quot;)&amp;&quot;,&quot;&amp;IF([.B61]&lt;&gt;&quot;&quot;;&quot;'&quot;&amp;[.B61]&amp;&quot;'&quot;;&quot;null&quot;)&amp;&quot;,&quot;&amp;IF([.C61]&lt;&gt;&quot;&quot;;&quot;'&quot;&amp;[.C61]&amp;&quot;'&quot;;&quot;null&quot;)&amp;&quot;,&quot;&amp;IF([.D61]&lt;&gt;&quot;&quot;;&quot;'&quot;&amp;[.D61]&amp;&quot;'&quot;;&quot;null&quot;)&amp;&quot;,&quot;&amp;IF([.E61]&lt;&gt;&quot;&quot;;&quot;'&quot;&amp;[.E61]&amp;&quot;'&quot;;&quot;null&quot;)&amp;&quot;,&quot;&amp;IF([.F61]&lt;&gt;&quot;&quot;;&quot;'&quot;&amp;[.F61]&amp;&quot;'&quot;;&quot;null&quot;)&amp;&quot;,&quot;&amp;IF([.G61]&lt;&gt;&quot;&quot;;&quot;'&quot;&amp;[.G61]&amp;&quot;'&quot;;&quot;null&quot;)&amp;&quot;,&quot;&amp;IF([.H61]&lt;&gt;&quot;&quot;;[.H61];&quot;null&quot;)&amp;&quot;,&quot;&amp;IF([.I61]&lt;&gt;&quot;&quot;;[.I61];&quot;null&quot;)&amp;&quot;,&quot;&amp;IF([.J61]&lt;&gt;&quot;&quot;;&quot;'&quot;&amp;[.J61]&amp;&quot;'&quot;;&quot;null&quot;)&amp;&quot;);&quot;; &quot;&quot;)">
            <text:p/>
          </table:table-cell>
        </table:table-row>
        <table:table-row table:style-name="ro1">
          <table:table-cell table:number-columns-repeated="15"/>
          <table:table-cell table:formula="of:=IF([.A62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62]&lt;&gt;&quot;&quot;;&quot;'&quot;&amp;[.A62]&amp;&quot;'&quot;;&quot;null&quot;)&amp;&quot;,&quot;&amp;IF([.B62]&lt;&gt;&quot;&quot;;&quot;'&quot;&amp;[.B62]&amp;&quot;'&quot;;&quot;null&quot;)&amp;&quot;,&quot;&amp;IF([.C62]&lt;&gt;&quot;&quot;;&quot;'&quot;&amp;[.C62]&amp;&quot;'&quot;;&quot;null&quot;)&amp;&quot;,&quot;&amp;IF([.D62]&lt;&gt;&quot;&quot;;&quot;'&quot;&amp;[.D62]&amp;&quot;'&quot;;&quot;null&quot;)&amp;&quot;,&quot;&amp;IF([.E62]&lt;&gt;&quot;&quot;;&quot;'&quot;&amp;[.E62]&amp;&quot;'&quot;;&quot;null&quot;)&amp;&quot;,&quot;&amp;IF([.F62]&lt;&gt;&quot;&quot;;&quot;'&quot;&amp;[.F62]&amp;&quot;'&quot;;&quot;null&quot;)&amp;&quot;,&quot;&amp;IF([.G62]&lt;&gt;&quot;&quot;;&quot;'&quot;&amp;[.G62]&amp;&quot;'&quot;;&quot;null&quot;)&amp;&quot;,&quot;&amp;IF([.H62]&lt;&gt;&quot;&quot;;[.H62];&quot;null&quot;)&amp;&quot;,&quot;&amp;IF([.I62]&lt;&gt;&quot;&quot;;[.I62];&quot;null&quot;)&amp;&quot;,&quot;&amp;IF([.J62]&lt;&gt;&quot;&quot;;&quot;'&quot;&amp;[.J62]&amp;&quot;'&quot;;&quot;null&quot;)&amp;&quot;);&quot;; &quot;&quot;)">
            <text:p/>
          </table:table-cell>
        </table:table-row>
        <table:table-row table:style-name="ro1">
          <table:table-cell table:number-columns-repeated="15"/>
          <table:table-cell table:formula="of:=IF([.A63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63]&lt;&gt;&quot;&quot;;&quot;'&quot;&amp;[.A63]&amp;&quot;'&quot;;&quot;null&quot;)&amp;&quot;,&quot;&amp;IF([.B63]&lt;&gt;&quot;&quot;;&quot;'&quot;&amp;[.B63]&amp;&quot;'&quot;;&quot;null&quot;)&amp;&quot;,&quot;&amp;IF([.C63]&lt;&gt;&quot;&quot;;&quot;'&quot;&amp;[.C63]&amp;&quot;'&quot;;&quot;null&quot;)&amp;&quot;,&quot;&amp;IF([.D63]&lt;&gt;&quot;&quot;;&quot;'&quot;&amp;[.D63]&amp;&quot;'&quot;;&quot;null&quot;)&amp;&quot;,&quot;&amp;IF([.E63]&lt;&gt;&quot;&quot;;&quot;'&quot;&amp;[.E63]&amp;&quot;'&quot;;&quot;null&quot;)&amp;&quot;,&quot;&amp;IF([.F63]&lt;&gt;&quot;&quot;;&quot;'&quot;&amp;[.F63]&amp;&quot;'&quot;;&quot;null&quot;)&amp;&quot;,&quot;&amp;IF([.G63]&lt;&gt;&quot;&quot;;&quot;'&quot;&amp;[.G63]&amp;&quot;'&quot;;&quot;null&quot;)&amp;&quot;,&quot;&amp;IF([.H63]&lt;&gt;&quot;&quot;;[.H63];&quot;null&quot;)&amp;&quot;,&quot;&amp;IF([.I63]&lt;&gt;&quot;&quot;;[.I63];&quot;null&quot;)&amp;&quot;,&quot;&amp;IF([.J63]&lt;&gt;&quot;&quot;;&quot;'&quot;&amp;[.J63]&amp;&quot;'&quot;;&quot;null&quot;)&amp;&quot;);&quot;; &quot;&quot;)">
            <text:p/>
          </table:table-cell>
        </table:table-row>
        <table:table-row table:style-name="ro1">
          <table:table-cell table:number-columns-repeated="15"/>
          <table:table-cell table:formula="of:=IF([.A64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64]&lt;&gt;&quot;&quot;;&quot;'&quot;&amp;[.A64]&amp;&quot;'&quot;;&quot;null&quot;)&amp;&quot;,&quot;&amp;IF([.B64]&lt;&gt;&quot;&quot;;&quot;'&quot;&amp;[.B64]&amp;&quot;'&quot;;&quot;null&quot;)&amp;&quot;,&quot;&amp;IF([.C64]&lt;&gt;&quot;&quot;;&quot;'&quot;&amp;[.C64]&amp;&quot;'&quot;;&quot;null&quot;)&amp;&quot;,&quot;&amp;IF([.D64]&lt;&gt;&quot;&quot;;&quot;'&quot;&amp;[.D64]&amp;&quot;'&quot;;&quot;null&quot;)&amp;&quot;,&quot;&amp;IF([.E64]&lt;&gt;&quot;&quot;;&quot;'&quot;&amp;[.E64]&amp;&quot;'&quot;;&quot;null&quot;)&amp;&quot;,&quot;&amp;IF([.F64]&lt;&gt;&quot;&quot;;&quot;'&quot;&amp;[.F64]&amp;&quot;'&quot;;&quot;null&quot;)&amp;&quot;,&quot;&amp;IF([.G64]&lt;&gt;&quot;&quot;;&quot;'&quot;&amp;[.G64]&amp;&quot;'&quot;;&quot;null&quot;)&amp;&quot;,&quot;&amp;IF([.H64]&lt;&gt;&quot;&quot;;[.H64];&quot;null&quot;)&amp;&quot;,&quot;&amp;IF([.I64]&lt;&gt;&quot;&quot;;[.I64];&quot;null&quot;)&amp;&quot;,&quot;&amp;IF([.J64]&lt;&gt;&quot;&quot;;&quot;'&quot;&amp;[.J64]&amp;&quot;'&quot;;&quot;null&quot;)&amp;&quot;);&quot;; &quot;&quot;)">
            <text:p/>
          </table:table-cell>
        </table:table-row>
        <table:table-row table:style-name="ro1">
          <table:table-cell table:number-columns-repeated="15"/>
          <table:table-cell table:formula="of:=IF([.A65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65]&lt;&gt;&quot;&quot;;&quot;'&quot;&amp;[.A65]&amp;&quot;'&quot;;&quot;null&quot;)&amp;&quot;,&quot;&amp;IF([.B65]&lt;&gt;&quot;&quot;;&quot;'&quot;&amp;[.B65]&amp;&quot;'&quot;;&quot;null&quot;)&amp;&quot;,&quot;&amp;IF([.C65]&lt;&gt;&quot;&quot;;&quot;'&quot;&amp;[.C65]&amp;&quot;'&quot;;&quot;null&quot;)&amp;&quot;,&quot;&amp;IF([.D65]&lt;&gt;&quot;&quot;;&quot;'&quot;&amp;[.D65]&amp;&quot;'&quot;;&quot;null&quot;)&amp;&quot;,&quot;&amp;IF([.E65]&lt;&gt;&quot;&quot;;&quot;'&quot;&amp;[.E65]&amp;&quot;'&quot;;&quot;null&quot;)&amp;&quot;,&quot;&amp;IF([.F65]&lt;&gt;&quot;&quot;;&quot;'&quot;&amp;[.F65]&amp;&quot;'&quot;;&quot;null&quot;)&amp;&quot;,&quot;&amp;IF([.G65]&lt;&gt;&quot;&quot;;&quot;'&quot;&amp;[.G65]&amp;&quot;'&quot;;&quot;null&quot;)&amp;&quot;,&quot;&amp;IF([.H65]&lt;&gt;&quot;&quot;;[.H65];&quot;null&quot;)&amp;&quot;,&quot;&amp;IF([.I65]&lt;&gt;&quot;&quot;;[.I65];&quot;null&quot;)&amp;&quot;,&quot;&amp;IF([.J65]&lt;&gt;&quot;&quot;;&quot;'&quot;&amp;[.J65]&amp;&quot;'&quot;;&quot;null&quot;)&amp;&quot;);&quot;; &quot;&quot;)">
            <text:p/>
          </table:table-cell>
        </table:table-row>
        <table:table-row table:style-name="ro1">
          <table:table-cell table:number-columns-repeated="15"/>
          <table:table-cell table:formula="of:=IF([.A66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66]&lt;&gt;&quot;&quot;;&quot;'&quot;&amp;[.A66]&amp;&quot;'&quot;;&quot;null&quot;)&amp;&quot;,&quot;&amp;IF([.B66]&lt;&gt;&quot;&quot;;&quot;'&quot;&amp;[.B66]&amp;&quot;'&quot;;&quot;null&quot;)&amp;&quot;,&quot;&amp;IF([.C66]&lt;&gt;&quot;&quot;;&quot;'&quot;&amp;[.C66]&amp;&quot;'&quot;;&quot;null&quot;)&amp;&quot;,&quot;&amp;IF([.D66]&lt;&gt;&quot;&quot;;&quot;'&quot;&amp;[.D66]&amp;&quot;'&quot;;&quot;null&quot;)&amp;&quot;,&quot;&amp;IF([.E66]&lt;&gt;&quot;&quot;;&quot;'&quot;&amp;[.E66]&amp;&quot;'&quot;;&quot;null&quot;)&amp;&quot;,&quot;&amp;IF([.F66]&lt;&gt;&quot;&quot;;&quot;'&quot;&amp;[.F66]&amp;&quot;'&quot;;&quot;null&quot;)&amp;&quot;,&quot;&amp;IF([.G66]&lt;&gt;&quot;&quot;;&quot;'&quot;&amp;[.G66]&amp;&quot;'&quot;;&quot;null&quot;)&amp;&quot;,&quot;&amp;IF([.H66]&lt;&gt;&quot;&quot;;[.H66];&quot;null&quot;)&amp;&quot;,&quot;&amp;IF([.I66]&lt;&gt;&quot;&quot;;[.I66];&quot;null&quot;)&amp;&quot;,&quot;&amp;IF([.J66]&lt;&gt;&quot;&quot;;&quot;'&quot;&amp;[.J66]&amp;&quot;'&quot;;&quot;null&quot;)&amp;&quot;);&quot;; &quot;&quot;)">
            <text:p/>
          </table:table-cell>
        </table:table-row>
        <table:table-row table:style-name="ro1">
          <table:table-cell table:number-columns-repeated="15"/>
          <table:table-cell table:formula="of:=IF([.A67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67]&lt;&gt;&quot;&quot;;&quot;'&quot;&amp;[.A67]&amp;&quot;'&quot;;&quot;null&quot;)&amp;&quot;,&quot;&amp;IF([.B67]&lt;&gt;&quot;&quot;;&quot;'&quot;&amp;[.B67]&amp;&quot;'&quot;;&quot;null&quot;)&amp;&quot;,&quot;&amp;IF([.C67]&lt;&gt;&quot;&quot;;&quot;'&quot;&amp;[.C67]&amp;&quot;'&quot;;&quot;null&quot;)&amp;&quot;,&quot;&amp;IF([.D67]&lt;&gt;&quot;&quot;;&quot;'&quot;&amp;[.D67]&amp;&quot;'&quot;;&quot;null&quot;)&amp;&quot;,&quot;&amp;IF([.E67]&lt;&gt;&quot;&quot;;&quot;'&quot;&amp;[.E67]&amp;&quot;'&quot;;&quot;null&quot;)&amp;&quot;,&quot;&amp;IF([.F67]&lt;&gt;&quot;&quot;;&quot;'&quot;&amp;[.F67]&amp;&quot;'&quot;;&quot;null&quot;)&amp;&quot;,&quot;&amp;IF([.G67]&lt;&gt;&quot;&quot;;&quot;'&quot;&amp;[.G67]&amp;&quot;'&quot;;&quot;null&quot;)&amp;&quot;,&quot;&amp;IF([.H67]&lt;&gt;&quot;&quot;;[.H67];&quot;null&quot;)&amp;&quot;,&quot;&amp;IF([.I67]&lt;&gt;&quot;&quot;;[.I67];&quot;null&quot;)&amp;&quot;,&quot;&amp;IF([.J67]&lt;&gt;&quot;&quot;;&quot;'&quot;&amp;[.J67]&amp;&quot;'&quot;;&quot;null&quot;)&amp;&quot;);&quot;; &quot;&quot;)">
            <text:p/>
          </table:table-cell>
        </table:table-row>
      </table:table>
      <table:table table:name="Walidacje" table:style-name="ta3" table:print="false">
        <table:table-column table:style-name="co17" table:number-columns-repeated="4" table:default-cell-style-name="Default"/>
        <table:table-row table:style-name="ro1">
          <table:table-cell office:value-type="string" calcext:value-type="string">
            <text:p>Kod reguły</text:p>
          </table:table-cell>
          <table:table-cell office:value-type="string" calcext:value-type="string">
            <text:p>Kod walidacj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PL_NEW</text:p>
          </table:table-cell>
          <table:table-cell office:value-type="string" calcext:value-type="string">
            <text:p>PICK_MNG</text:p>
          </table:table-cell>
          <table:table-cell/>
          <table:table-cell table:formula="of:=&quot;exec ROUTING_UTIL.ADD_RULE_VALIDATION(P_RULE_CODE=&gt;'&quot;&amp;[.A2]&amp;&quot;',P_VALIDATION_CODE=&gt;'&quot;&amp;[.B2]&amp;&quot;');&quot;" office:value-type="string" office:string-value="exec ROUTING_UTIL.ADD_RULE_VALIDATION(P_RULE_CODE=&gt;'CPL_NEW',P_VALIDATION_CODE=&gt;'PICK_MNG');" calcext:value-type="string">
            <text:p>exec ROUTING_UTIL.ADD_RULE_VALIDATION(P_RULE_CODE=&gt;'CPL_NEW',P_VALIDATION_CODE=&gt;'PICK_MNG');</text:p>
          </table:table-cell>
        </table:table-row>
        <table:table-row table:style-name="ro2">
          <table:table-cell office:value-type="string" calcext:value-type="string">
            <text:p>CPL_NEW</text:p>
          </table:table-cell>
          <table:table-cell office:value-type="string" calcext:value-type="string">
            <text:p>ADD_VER</text:p>
          </table:table-cell>
          <table:table-cell/>
          <table:table-cell table:formula="of:=&quot;exec ROUTING_UTIL.ADD_RULE_VALIDATION(P_RULE_CODE=&gt;'&quot;&amp;[.A3]&amp;&quot;',P_VALIDATION_CODE=&gt;'&quot;&amp;[.B3]&amp;&quot;');&quot;" office:value-type="string" office:string-value="exec ROUTING_UTIL.ADD_RULE_VALIDATION(P_RULE_CODE=&gt;'CPL_NEW',P_VALIDATION_CODE=&gt;'ADD_VER');" calcext:value-type="string">
            <text:p>exec ROUTING_UTIL.ADD_RULE_VALIDATION(P_RULE_CODE=&gt;'CPL_NEW',P_VALIDATION_CODE=&gt;'ADD_VER');</text:p>
          </table:table-cell>
        </table:table-row>
        <table:table-row table:style-name="ro2">
          <table:table-cell office:value-type="string" calcext:value-type="string">
            <text:p>CPL_RET</text:p>
          </table:table-cell>
          <table:table-cell office:value-type="string" calcext:value-type="string">
            <text:p>PICK_MNG</text:p>
          </table:table-cell>
          <table:table-cell/>
          <table:table-cell table:formula="of:=&quot;exec ROUTING_UTIL.ADD_RULE_VALIDATION(P_RULE_CODE=&gt;'&quot;&amp;[.A4]&amp;&quot;',P_VALIDATION_CODE=&gt;'&quot;&amp;[.B4]&amp;&quot;');&quot;" office:value-type="string" office:string-value="exec ROUTING_UTIL.ADD_RULE_VALIDATION(P_RULE_CODE=&gt;'CPL_RET',P_VALIDATION_CODE=&gt;'PICK_MNG');" calcext:value-type="string">
            <text:p>exec ROUTING_UTIL.ADD_RULE_VALIDATION(P_RULE_CODE=&gt;'CPL_RET',P_VALIDATION_CODE=&gt;'PICK_MNG');</text:p>
          </table:table-cell>
        </table:table-row>
        <table:table-row table:style-name="ro2">
          <table:table-cell office:value-type="string" calcext:value-type="string">
            <text:p>CPL_RET</text:p>
          </table:table-cell>
          <table:table-cell office:value-type="string" calcext:value-type="string">
            <text:p>ADD_VER</text:p>
          </table:table-cell>
          <table:table-cell/>
          <table:table-cell table:formula="of:=&quot;exec ROUTING_UTIL.ADD_RULE_VALIDATION(P_RULE_CODE=&gt;'&quot;&amp;[.A5]&amp;&quot;',P_VALIDATION_CODE=&gt;'&quot;&amp;[.B5]&amp;&quot;');&quot;" office:value-type="string" office:string-value="exec ROUTING_UTIL.ADD_RULE_VALIDATION(P_RULE_CODE=&gt;'CPL_RET',P_VALIDATION_CODE=&gt;'ADD_VER');" calcext:value-type="string">
            <text:p>exec ROUTING_UTIL.ADD_RULE_VALIDATION(P_RULE_CODE=&gt;'CPL_RET',P_VALIDATION_CODE=&gt;'ADD_VER');</text:p>
          </table:table-cell>
        </table:table-row>
        <table:table-row table:style-name="ro2">
          <table:table-cell office:value-type="string" calcext:value-type="string">
            <text:p>PACC</text:p>
          </table:table-cell>
          <table:table-cell office:value-type="string" calcext:value-type="string">
            <text:p>PICK_ACC</text:p>
          </table:table-cell>
          <table:table-cell/>
          <table:table-cell table:formula="of:=&quot;exec ROUTING_UTIL.ADD_RULE_VALIDATION(P_RULE_CODE=&gt;'&quot;&amp;[.A6]&amp;&quot;',P_VALIDATION_CODE=&gt;'&quot;&amp;[.B6]&amp;&quot;');&quot;" office:value-type="string" office:string-value="exec ROUTING_UTIL.ADD_RULE_VALIDATION(P_RULE_CODE=&gt;'PACC',P_VALIDATION_CODE=&gt;'PICK_ACC');" calcext:value-type="string">
            <text:p>exec ROUTING_UTIL.ADD_RULE_VALIDATION(P_RULE_CODE=&gt;'PACC',P_VALIDATION_CODE=&gt;'PICK_ACC');</text:p>
          </table:table-cell>
        </table:table-row>
        <table:table-row table:style-name="ro2">
          <table:table-cell office:value-type="string" calcext:value-type="string">
            <text:p>PACC_IMPR</text:p>
          </table:table-cell>
          <table:table-cell office:value-type="string" calcext:value-type="string">
            <text:p>TOO_MANY_ACC</text:p>
          </table:table-cell>
          <table:table-cell/>
          <table:table-cell table:formula="of:=&quot;exec ROUTING_UTIL.ADD_RULE_VALIDATION(P_RULE_CODE=&gt;'&quot;&amp;[.A7]&amp;&quot;',P_VALIDATION_CODE=&gt;'&quot;&amp;[.B7]&amp;&quot;');&quot;" office:value-type="string" office:string-value="exec ROUTING_UTIL.ADD_RULE_VALIDATION(P_RULE_CODE=&gt;'PACC_IMPR',P_VALIDATION_CODE=&gt;'TOO_MANY_ACC');" calcext:value-type="string">
            <text:p>exec ROUTING_UTIL.ADD_RULE_VALIDATION(P_RULE_CODE=&gt;'PACC_IMPR',P_VALIDATION_CODE=&gt;'TOO_MANY_ACC');</text:p>
          </table:table-cell>
        </table:table-row>
        <table:table-row table:style-name="ro2">
          <table:table-cell office:value-type="string" calcext:value-type="string">
            <text:p>PACC</text:p>
          </table:table-cell>
          <table:table-cell office:value-type="string" calcext:value-type="string">
            <text:p>TOO_MANY_ACC</text:p>
          </table:table-cell>
          <table:table-cell/>
          <table:table-cell table:formula="of:=&quot;exec ROUTING_UTIL.ADD_RULE_VALIDATION(P_RULE_CODE=&gt;'&quot;&amp;[.A8]&amp;&quot;',P_VALIDATION_CODE=&gt;'&quot;&amp;[.B8]&amp;&quot;');&quot;" office:value-type="string" office:string-value="exec ROUTING_UTIL.ADD_RULE_VALIDATION(P_RULE_CODE=&gt;'PACC',P_VALIDATION_CODE=&gt;'TOO_MANY_ACC');" calcext:value-type="string">
            <text:p>exec ROUTING_UTIL.ADD_RULE_VALIDATION(P_RULE_CODE=&gt;'PACC',P_VALIDATION_CODE=&gt;'TOO_MANY_ACC');</text:p>
          </table:table-cell>
        </table:table-row>
        <table:table-row table:style-name="ro2">
          <table:table-cell office:value-type="string" calcext:value-type="string">
            <text:p>PACC_IMPR</text:p>
          </table:table-cell>
          <table:table-cell office:value-type="string" calcext:value-type="string">
            <text:p>PICK_ACC</text:p>
          </table:table-cell>
          <table:table-cell/>
          <table:table-cell table:formula="of:=&quot;exec ROUTING_UTIL.ADD_RULE_VALIDATION(P_RULE_CODE=&gt;'&quot;&amp;[.A9]&amp;&quot;',P_VALIDATION_CODE=&gt;'&quot;&amp;[.B9]&amp;&quot;');&quot;" office:value-type="string" office:string-value="exec ROUTING_UTIL.ADD_RULE_VALIDATION(P_RULE_CODE=&gt;'PACC_IMPR',P_VALIDATION_CODE=&gt;'PICK_ACC');" calcext:value-type="string">
            <text:p>exec ROUTING_UTIL.ADD_RULE_VALIDATION(P_RULE_CODE=&gt;'PACC_IMPR',P_VALIDATION_CODE=&gt;'PICK_ACC');</text:p>
          </table:table-cell>
        </table:table-row>
        <table:table-row table:style-name="ro2">
          <table:table-cell office:value-type="string" calcext:value-type="string">
            <text:p>CHANGE_MNG</text:p>
          </table:table-cell>
          <table:table-cell office:value-type="string" calcext:value-type="string">
            <text:p>PICK_MNG</text:p>
          </table:table-cell>
          <table:table-cell/>
          <table:table-cell table:formula="of:=&quot;exec ROUTING_UTIL.ADD_RULE_VALIDATION(P_RULE_CODE=&gt;'&quot;&amp;[.A10]&amp;&quot;',P_VALIDATION_CODE=&gt;'&quot;&amp;[.B10]&amp;&quot;');&quot;" office:value-type="string" office:string-value="exec ROUTING_UTIL.ADD_RULE_VALIDATION(P_RULE_CODE=&gt;'CHANGE_MNG',P_VALIDATION_CODE=&gt;'PICK_MNG');" calcext:value-type="string">
            <text:p>exec ROUTING_UTIL.ADD_RULE_VALIDATION(P_RULE_CODE=&gt;'CHANGE_MNG',P_VALIDATION_CODE=&gt;'PICK_MNG');</text:p>
          </table:table-cell>
        </table:table-row>
      </table:table>
      <table:table table:name="Statusy artykułów" table:style-name="ta4">
        <office:forms form:automatic-focus="false" form:apply-design-mode="false"/>
        <table:table-column table:style-name="co5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5" table:number-columns-repeated="4" table:default-cell-style-name="Default"/>
        <table:table-column table:style-name="co26" table:number-columns-repeated="2" table:default-cell-style-name="Default"/>
        <table:table-column table:style-name="co27" table:default-cell-style-name="Default"/>
        <table:table-column table:style-name="co17" table:number-columns-repeated="6" table:default-cell-style-name="Default"/>
        <table:table-row table:style-name="ro2">
          <table:table-cell office:value-type="string" calcext:value-type="string">
            <text:p>DICTIONARY_NAME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ATTRIBUTE1</text:p>
          </table:table-cell>
          <table:table-cell office:value-type="string" calcext:value-type="string">
            <text:p>ATTRIBUTE2</text:p>
          </table:table-cell>
          <table:table-cell office:value-type="string" calcext:value-type="string">
            <text:p>ATTRIBUTE3</text:p>
          </table:table-cell>
          <table:table-cell office:value-type="string" calcext:value-type="string">
            <text:p>ATTRIBUTE4</text:p>
          </table:table-cell>
          <table:table-cell office:value-type="string" calcext:value-type="string">
            <text:p>NUM_ATTR1</text:p>
          </table:table-cell>
          <table:table-cell office:value-type="string" calcext:value-type="string">
            <text:p>NUM_ATTR2</text:p>
          </table:table-cell>
          <table:table-cell office:value-type="string" calcext:value-type="string">
            <text:p>PARENT_CODE</text:p>
          </table:table-cell>
          <table:table-cell table:number-columns-repeated="5"/>
          <table:table-cell office:value-type="string" calcext:value-type="string">
            <text:p>SQL</text:p>
          </table:table-cell>
        </table:table-row>
        <table:table-row table:style-name="ro2">
          <table:table-cell office:value-type="string" calcext:value-type="string">
            <text:p>ARTICLE_STATUS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Zaakceptowany</text:p>
          </table:table-cell>
          <table:table-cell table:number-columns-repeated="12"/>
          <table:table-cell table:formula="of:=IF([.A2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2]&lt;&gt;&quot;&quot;;&quot;'&quot;&amp;[.A2]&amp;&quot;'&quot;;&quot;null&quot;)&amp;&quot;,&quot;&amp;IF([.B2]&lt;&gt;&quot;&quot;;&quot;'&quot;&amp;[.B2]&amp;&quot;'&quot;;&quot;null&quot;)&amp;&quot;,&quot;&amp;IF([.C2]&lt;&gt;&quot;&quot;;&quot;'&quot;&amp;[.C2]&amp;&quot;'&quot;;&quot;null&quot;)&amp;&quot;,&quot;&amp;IF([.D2]&lt;&gt;&quot;&quot;;&quot;'&quot;&amp;[.D2]&amp;&quot;'&quot;;&quot;null&quot;)&amp;&quot;,&quot;&amp;IF([.E2]&lt;&gt;&quot;&quot;;&quot;'&quot;&amp;[.E2]&amp;&quot;'&quot;;&quot;null&quot;)&amp;&quot;,&quot;&amp;IF([.F2]&lt;&gt;&quot;&quot;;&quot;'&quot;&amp;[.F2]&amp;&quot;'&quot;;&quot;null&quot;)&amp;&quot;,&quot;&amp;IF([.G2]&lt;&gt;&quot;&quot;;&quot;'&quot;&amp;[.G2]&amp;&quot;'&quot;;&quot;null&quot;)&amp;&quot;,&quot;&amp;IF([.H2]&lt;&gt;&quot;&quot;;[.H2];&quot;null&quot;)&amp;&quot;,&quot;&amp;IF([.I2]&lt;&gt;&quot;&quot;;[.I2];&quot;null&quot;)&amp;&quot;,&quot;&amp;IF([.J2]&lt;&gt;&quot;&quot;;&quot;'&quot;&amp;[.J2]&amp;&quot;'&quot;;&quot;null&quot;)&amp;&quot;);&quot;; &quot;&quot;)" office:value-type="string" office:string-value="insert into DICTIONARIES(DICT_ID, DICTIONARY_NAME,CODE,DESCRIPTION,ATTRIBUTE1,ATTRIBUTE2,ATTRIBUTE3,ATTRIBUTE4,NUM_ATTR1,NUM_ATTR2,PARENT_CODE) values (DICTIONARY_SEQ.nextval, 'ARTICLE_STATUS','ACC','Zaakceptowany',null,null,null,null,null,null,null);" calcext:value-type="string">
            <text:p>insert into DICTIONARIES(DICT_ID, DICTIONARY_NAME,CODE,DESCRIPTION,ATTRIBUTE1,ATTRIBUTE2,ATTRIBUTE3,ATTRIBUTE4,NUM_ATTR1,NUM_ATTR2,PARENT_CODE) values (DICTIONARY_SEQ.nextval, 'ARTICLE_STATUS','ACC','Zaakceptowany',null,null,null,null,null,null,null);</text:p>
          </table:table-cell>
        </table:table-row>
        <table:table-row table:style-name="ro2">
          <table:table-cell office:value-type="string" calcext:value-type="string">
            <text:p>ARTICLE_STATUS</text:p>
          </table:table-cell>
          <table:table-cell office:value-type="string" calcext:value-type="string">
            <text:p>CPL</text:p>
          </table:table-cell>
          <table:table-cell office:value-type="string" calcext:value-type="string">
            <text:p>Kompletny</text:p>
          </table:table-cell>
          <table:table-cell table:number-columns-repeated="12"/>
          <table:table-cell table:formula="of:=IF([.A3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3]&lt;&gt;&quot;&quot;;&quot;'&quot;&amp;[.A3]&amp;&quot;'&quot;;&quot;null&quot;)&amp;&quot;,&quot;&amp;IF([.B3]&lt;&gt;&quot;&quot;;&quot;'&quot;&amp;[.B3]&amp;&quot;'&quot;;&quot;null&quot;)&amp;&quot;,&quot;&amp;IF([.C3]&lt;&gt;&quot;&quot;;&quot;'&quot;&amp;[.C3]&amp;&quot;'&quot;;&quot;null&quot;)&amp;&quot;,&quot;&amp;IF([.D3]&lt;&gt;&quot;&quot;;&quot;'&quot;&amp;[.D3]&amp;&quot;'&quot;;&quot;null&quot;)&amp;&quot;,&quot;&amp;IF([.E3]&lt;&gt;&quot;&quot;;&quot;'&quot;&amp;[.E3]&amp;&quot;'&quot;;&quot;null&quot;)&amp;&quot;,&quot;&amp;IF([.F3]&lt;&gt;&quot;&quot;;&quot;'&quot;&amp;[.F3]&amp;&quot;'&quot;;&quot;null&quot;)&amp;&quot;,&quot;&amp;IF([.G3]&lt;&gt;&quot;&quot;;&quot;'&quot;&amp;[.G3]&amp;&quot;'&quot;;&quot;null&quot;)&amp;&quot;,&quot;&amp;IF([.H3]&lt;&gt;&quot;&quot;;[.H3];&quot;null&quot;)&amp;&quot;,&quot;&amp;IF([.I3]&lt;&gt;&quot;&quot;;[.I3];&quot;null&quot;)&amp;&quot;,&quot;&amp;IF([.J3]&lt;&gt;&quot;&quot;;&quot;'&quot;&amp;[.J3]&amp;&quot;'&quot;;&quot;null&quot;)&amp;&quot;);&quot;; &quot;&quot;)" office:value-type="string" office:string-value="insert into DICTIONARIES(DICT_ID, DICTIONARY_NAME,CODE,DESCRIPTION,ATTRIBUTE1,ATTRIBUTE2,ATTRIBUTE3,ATTRIBUTE4,NUM_ATTR1,NUM_ATTR2,PARENT_CODE) values (DICTIONARY_SEQ.nextval, 'ARTICLE_STATUS','CPL','Kompletny',null,null,null,null,null,null,null);" calcext:value-type="string">
            <text:p>insert into DICTIONARIES(DICT_ID, DICTIONARY_NAME,CODE,DESCRIPTION,ATTRIBUTE1,ATTRIBUTE2,ATTRIBUTE3,ATTRIBUTE4,NUM_ATTR1,NUM_ATTR2,PARENT_CODE) values (DICTIONARY_SEQ.nextval, 'ARTICLE_STATUS','CPL','Kompletny',null,null,null,null,null,null,null);</text:p>
          </table:table-cell>
        </table:table-row>
        <table:table-row table:style-name="ro2">
          <table:table-cell office:value-type="string" calcext:value-type="string">
            <text:p>ARTICLE_STATUS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Zarejestrowany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DELETE</text:p>
          </table:table-cell>
          <table:table-cell/>
          <table:table-cell office:value-type="string" calcext:value-type="string">
            <text:p>ADD_VER</text:p>
          </table:table-cell>
          <table:table-cell table:number-columns-repeated="8"/>
          <table:table-cell table:formula="of:=IF([.A4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4]&lt;&gt;&quot;&quot;;&quot;'&quot;&amp;[.A4]&amp;&quot;'&quot;;&quot;null&quot;)&amp;&quot;,&quot;&amp;IF([.B4]&lt;&gt;&quot;&quot;;&quot;'&quot;&amp;[.B4]&amp;&quot;'&quot;;&quot;null&quot;)&amp;&quot;,&quot;&amp;IF([.C4]&lt;&gt;&quot;&quot;;&quot;'&quot;&amp;[.C4]&amp;&quot;'&quot;;&quot;null&quot;)&amp;&quot;,&quot;&amp;IF([.D4]&lt;&gt;&quot;&quot;;&quot;'&quot;&amp;[.D4]&amp;&quot;'&quot;;&quot;null&quot;)&amp;&quot;,&quot;&amp;IF([.E4]&lt;&gt;&quot;&quot;;&quot;'&quot;&amp;[.E4]&amp;&quot;'&quot;;&quot;null&quot;)&amp;&quot;,&quot;&amp;IF([.F4]&lt;&gt;&quot;&quot;;&quot;'&quot;&amp;[.F4]&amp;&quot;'&quot;;&quot;null&quot;)&amp;&quot;,&quot;&amp;IF([.G4]&lt;&gt;&quot;&quot;;&quot;'&quot;&amp;[.G4]&amp;&quot;'&quot;;&quot;null&quot;)&amp;&quot;,&quot;&amp;IF([.H4]&lt;&gt;&quot;&quot;;[.H4];&quot;null&quot;)&amp;&quot;,&quot;&amp;IF([.I4]&lt;&gt;&quot;&quot;;[.I4];&quot;null&quot;)&amp;&quot;,&quot;&amp;IF([.J4]&lt;&gt;&quot;&quot;;&quot;'&quot;&amp;[.J4]&amp;&quot;'&quot;;&quot;null&quot;)&amp;&quot;);&quot;; &quot;&quot;)" office:value-type="string" office:string-value="insert into DICTIONARIES(DICT_ID, DICTIONARY_NAME,CODE,DESCRIPTION,ATTRIBUTE1,ATTRIBUTE2,ATTRIBUTE3,ATTRIBUTE4,NUM_ATTR1,NUM_ATTR2,PARENT_CODE) values (DICTIONARY_SEQ.nextval, 'ARTICLE_STATUS','NEW','Zarejestrowany','INITIAL','DELETE',null,'ADD_VER',null,null,null);" calcext:value-type="string">
            <text:p>insert into DICTIONARIES(DICT_ID, DICTIONARY_NAME,CODE,DESCRIPTION,ATTRIBUTE1,ATTRIBUTE2,ATTRIBUTE3,ATTRIBUTE4,NUM_ATTR1,NUM_ATTR2,PARENT_CODE) values (DICTIONARY_SEQ.nextval, 'ARTICLE_STATUS','NEW','Zarejestrowany','INITIAL','DELETE',null,'ADD_VER',null,null,null);</text:p>
          </table:table-cell>
        </table:table-row>
        <table:table-row table:style-name="ro2">
          <table:table-cell office:value-type="string" calcext:value-type="string">
            <text:p>ARTICLE_STATUS</text:p>
          </table:table-cell>
          <table:table-cell office:value-type="string" calcext:value-type="string">
            <text:p>NOT_ACC</text:p>
          </table:table-cell>
          <table:table-cell office:value-type="string" calcext:value-type="string">
            <text:p>Niezaakceptowany</text:p>
          </table:table-cell>
          <table:table-cell table:number-columns-repeated="12"/>
          <table:table-cell table:formula="of:=IF([.A5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5]&lt;&gt;&quot;&quot;;&quot;'&quot;&amp;[.A5]&amp;&quot;'&quot;;&quot;null&quot;)&amp;&quot;,&quot;&amp;IF([.B5]&lt;&gt;&quot;&quot;;&quot;'&quot;&amp;[.B5]&amp;&quot;'&quot;;&quot;null&quot;)&amp;&quot;,&quot;&amp;IF([.C5]&lt;&gt;&quot;&quot;;&quot;'&quot;&amp;[.C5]&amp;&quot;'&quot;;&quot;null&quot;)&amp;&quot;,&quot;&amp;IF([.D5]&lt;&gt;&quot;&quot;;&quot;'&quot;&amp;[.D5]&amp;&quot;'&quot;;&quot;null&quot;)&amp;&quot;,&quot;&amp;IF([.E5]&lt;&gt;&quot;&quot;;&quot;'&quot;&amp;[.E5]&amp;&quot;'&quot;;&quot;null&quot;)&amp;&quot;,&quot;&amp;IF([.F5]&lt;&gt;&quot;&quot;;&quot;'&quot;&amp;[.F5]&amp;&quot;'&quot;;&quot;null&quot;)&amp;&quot;,&quot;&amp;IF([.G5]&lt;&gt;&quot;&quot;;&quot;'&quot;&amp;[.G5]&amp;&quot;'&quot;;&quot;null&quot;)&amp;&quot;,&quot;&amp;IF([.H5]&lt;&gt;&quot;&quot;;[.H5];&quot;null&quot;)&amp;&quot;,&quot;&amp;IF([.I5]&lt;&gt;&quot;&quot;;[.I5];&quot;null&quot;)&amp;&quot;,&quot;&amp;IF([.J5]&lt;&gt;&quot;&quot;;&quot;'&quot;&amp;[.J5]&amp;&quot;'&quot;;&quot;null&quot;)&amp;&quot;);&quot;; &quot;&quot;)" office:value-type="string" office:string-value="insert into DICTIONARIES(DICT_ID, DICTIONARY_NAME,CODE,DESCRIPTION,ATTRIBUTE1,ATTRIBUTE2,ATTRIBUTE3,ATTRIBUTE4,NUM_ATTR1,NUM_ATTR2,PARENT_CODE) values (DICTIONARY_SEQ.nextval, 'ARTICLE_STATUS','NOT_ACC','Niezaakceptowany',null,null,null,null,null,null,null);" calcext:value-type="string">
            <text:p>insert into DICTIONARIES(DICT_ID, DICTIONARY_NAME,CODE,DESCRIPTION,ATTRIBUTE1,ATTRIBUTE2,ATTRIBUTE3,ATTRIBUTE4,NUM_ATTR1,NUM_ATTR2,PARENT_CODE) values (DICTIONARY_SEQ.nextval, 'ARTICLE_STATUS','NOT_ACC','Niezaakceptowany',null,null,null,null,null,null,null);</text:p>
          </table:table-cell>
        </table:table-row>
        <table:table-row table:style-name="ro2">
          <table:table-cell office:value-type="string" calcext:value-type="string">
            <text:p>ARTICLE_STATUS</text:p>
          </table:table-cell>
          <table:table-cell office:value-type="string" calcext:value-type="string">
            <text:p>PACC</text:p>
          </table:table-cell>
          <table:table-cell office:value-type="string" calcext:value-type="string">
            <text:p>Przekazany do recenzji</text:p>
          </table:table-cell>
          <table:table-cell table:number-columns-repeated="2"/>
          <table:table-cell office:value-type="string" calcext:value-type="string">
            <text:p>ADD_ACC_VER</text:p>
          </table:table-cell>
          <table:table-cell table:number-columns-repeated="9"/>
          <table:table-cell table:formula="of:=IF([.A6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6]&lt;&gt;&quot;&quot;;&quot;'&quot;&amp;[.A6]&amp;&quot;'&quot;;&quot;null&quot;)&amp;&quot;,&quot;&amp;IF([.B6]&lt;&gt;&quot;&quot;;&quot;'&quot;&amp;[.B6]&amp;&quot;'&quot;;&quot;null&quot;)&amp;&quot;,&quot;&amp;IF([.C6]&lt;&gt;&quot;&quot;;&quot;'&quot;&amp;[.C6]&amp;&quot;'&quot;;&quot;null&quot;)&amp;&quot;,&quot;&amp;IF([.D6]&lt;&gt;&quot;&quot;;&quot;'&quot;&amp;[.D6]&amp;&quot;'&quot;;&quot;null&quot;)&amp;&quot;,&quot;&amp;IF([.E6]&lt;&gt;&quot;&quot;;&quot;'&quot;&amp;[.E6]&amp;&quot;'&quot;;&quot;null&quot;)&amp;&quot;,&quot;&amp;IF([.F6]&lt;&gt;&quot;&quot;;&quot;'&quot;&amp;[.F6]&amp;&quot;'&quot;;&quot;null&quot;)&amp;&quot;,&quot;&amp;IF([.G6]&lt;&gt;&quot;&quot;;&quot;'&quot;&amp;[.G6]&amp;&quot;'&quot;;&quot;null&quot;)&amp;&quot;,&quot;&amp;IF([.H6]&lt;&gt;&quot;&quot;;[.H6];&quot;null&quot;)&amp;&quot;,&quot;&amp;IF([.I6]&lt;&gt;&quot;&quot;;[.I6];&quot;null&quot;)&amp;&quot;,&quot;&amp;IF([.J6]&lt;&gt;&quot;&quot;;&quot;'&quot;&amp;[.J6]&amp;&quot;'&quot;;&quot;null&quot;)&amp;&quot;);&quot;; &quot;&quot;)" office:value-type="string" office:string-value="insert into DICTIONARIES(DICT_ID, DICTIONARY_NAME,CODE,DESCRIPTION,ATTRIBUTE1,ATTRIBUTE2,ATTRIBUTE3,ATTRIBUTE4,NUM_ATTR1,NUM_ATTR2,PARENT_CODE) values (DICTIONARY_SEQ.nextval, 'ARTICLE_STATUS','PACC','Przekazany do recenzji',null,null,'ADD_ACC_VER',null,null,null,null);" calcext:value-type="string">
            <text:p>insert into DICTIONARIES(DICT_ID, DICTIONARY_NAME,CODE,DESCRIPTION,ATTRIBUTE1,ATTRIBUTE2,ATTRIBUTE3,ATTRIBUTE4,NUM_ATTR1,NUM_ATTR2,PARENT_CODE) values (DICTIONARY_SEQ.nextval, 'ARTICLE_STATUS','PACC','Przekazany do recenzji',null,null,'ADD_ACC_VER',null,null,null,null);</text:p>
          </table:table-cell>
        </table:table-row>
        <table:table-row table:style-name="ro2">
          <table:table-cell office:value-type="string" calcext:value-type="string">
            <text:p>ARTICLE_STATUS</text:p>
          </table:table-cell>
          <table:table-cell office:value-type="string" calcext:value-type="string">
            <text:p>PMNG</text:p>
          </table:table-cell>
          <table:table-cell office:value-type="string" calcext:value-type="string">
            <text:p>Przekazany do edytora</text:p>
          </table:table-cell>
          <table:table-cell table:number-columns-repeated="12"/>
          <table:table-cell table:formula="of:=IF([.A7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7]&lt;&gt;&quot;&quot;;&quot;'&quot;&amp;[.A7]&amp;&quot;'&quot;;&quot;null&quot;)&amp;&quot;,&quot;&amp;IF([.B7]&lt;&gt;&quot;&quot;;&quot;'&quot;&amp;[.B7]&amp;&quot;'&quot;;&quot;null&quot;)&amp;&quot;,&quot;&amp;IF([.C7]&lt;&gt;&quot;&quot;;&quot;'&quot;&amp;[.C7]&amp;&quot;'&quot;;&quot;null&quot;)&amp;&quot;,&quot;&amp;IF([.D7]&lt;&gt;&quot;&quot;;&quot;'&quot;&amp;[.D7]&amp;&quot;'&quot;;&quot;null&quot;)&amp;&quot;,&quot;&amp;IF([.E7]&lt;&gt;&quot;&quot;;&quot;'&quot;&amp;[.E7]&amp;&quot;'&quot;;&quot;null&quot;)&amp;&quot;,&quot;&amp;IF([.F7]&lt;&gt;&quot;&quot;;&quot;'&quot;&amp;[.F7]&amp;&quot;'&quot;;&quot;null&quot;)&amp;&quot;,&quot;&amp;IF([.G7]&lt;&gt;&quot;&quot;;&quot;'&quot;&amp;[.G7]&amp;&quot;'&quot;;&quot;null&quot;)&amp;&quot;,&quot;&amp;IF([.H7]&lt;&gt;&quot;&quot;;[.H7];&quot;null&quot;)&amp;&quot;,&quot;&amp;IF([.I7]&lt;&gt;&quot;&quot;;[.I7];&quot;null&quot;)&amp;&quot;,&quot;&amp;IF([.J7]&lt;&gt;&quot;&quot;;&quot;'&quot;&amp;[.J7]&amp;&quot;'&quot;;&quot;null&quot;)&amp;&quot;);&quot;; &quot;&quot;)" office:value-type="string" office:string-value="insert into DICTIONARIES(DICT_ID, DICTIONARY_NAME,CODE,DESCRIPTION,ATTRIBUTE1,ATTRIBUTE2,ATTRIBUTE3,ATTRIBUTE4,NUM_ATTR1,NUM_ATTR2,PARENT_CODE) values (DICTIONARY_SEQ.nextval, 'ARTICLE_STATUS','PMNG','Przekazany do edytora',null,null,null,null,null,null,null);" calcext:value-type="string">
            <text:p>insert into DICTIONARIES(DICT_ID, DICTIONARY_NAME,CODE,DESCRIPTION,ATTRIBUTE1,ATTRIBUTE2,ATTRIBUTE3,ATTRIBUTE4,NUM_ATTR1,NUM_ATTR2,PARENT_CODE) values (DICTIONARY_SEQ.nextval, 'ARTICLE_STATUS','PMNG','Przekazany do edytora',null,null,null,null,null,null,null);</text:p>
          </table:table-cell>
        </table:table-row>
        <table:table-row table:style-name="ro2">
          <table:table-cell office:value-type="string" calcext:value-type="string">
            <text:p>ARTICLE_STATUS</text:p>
          </table:table-cell>
          <table:table-cell office:value-type="string" calcext:value-type="string">
            <text:p>PRINTED</text:p>
          </table:table-cell>
          <table:table-cell office:value-type="string" calcext:value-type="string">
            <text:p>Wydrukowany</text:p>
          </table:table-cell>
          <table:table-cell table:number-columns-repeated="2"/>
          <table:table-cell office:value-type="string" calcext:value-type="string">
            <text:p>FOR_PRINT</text:p>
          </table:table-cell>
          <table:table-cell table:number-columns-repeated="9"/>
          <table:table-cell table:formula="of:=IF([.A8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8]&lt;&gt;&quot;&quot;;&quot;'&quot;&amp;[.A8]&amp;&quot;'&quot;;&quot;null&quot;)&amp;&quot;,&quot;&amp;IF([.B8]&lt;&gt;&quot;&quot;;&quot;'&quot;&amp;[.B8]&amp;&quot;'&quot;;&quot;null&quot;)&amp;&quot;,&quot;&amp;IF([.C8]&lt;&gt;&quot;&quot;;&quot;'&quot;&amp;[.C8]&amp;&quot;'&quot;;&quot;null&quot;)&amp;&quot;,&quot;&amp;IF([.D8]&lt;&gt;&quot;&quot;;&quot;'&quot;&amp;[.D8]&amp;&quot;'&quot;;&quot;null&quot;)&amp;&quot;,&quot;&amp;IF([.E8]&lt;&gt;&quot;&quot;;&quot;'&quot;&amp;[.E8]&amp;&quot;'&quot;;&quot;null&quot;)&amp;&quot;,&quot;&amp;IF([.F8]&lt;&gt;&quot;&quot;;&quot;'&quot;&amp;[.F8]&amp;&quot;'&quot;;&quot;null&quot;)&amp;&quot;,&quot;&amp;IF([.G8]&lt;&gt;&quot;&quot;;&quot;'&quot;&amp;[.G8]&amp;&quot;'&quot;;&quot;null&quot;)&amp;&quot;,&quot;&amp;IF([.H8]&lt;&gt;&quot;&quot;;[.H8];&quot;null&quot;)&amp;&quot;,&quot;&amp;IF([.I8]&lt;&gt;&quot;&quot;;[.I8];&quot;null&quot;)&amp;&quot;,&quot;&amp;IF([.J8]&lt;&gt;&quot;&quot;;&quot;'&quot;&amp;[.J8]&amp;&quot;'&quot;;&quot;null&quot;)&amp;&quot;);&quot;; &quot;&quot;)" office:value-type="string" office:string-value="insert into DICTIONARIES(DICT_ID, DICTIONARY_NAME,CODE,DESCRIPTION,ATTRIBUTE1,ATTRIBUTE2,ATTRIBUTE3,ATTRIBUTE4,NUM_ATTR1,NUM_ATTR2,PARENT_CODE) values (DICTIONARY_SEQ.nextval, 'ARTICLE_STATUS','PRINTED','Wydrukowany',null,null,'FOR_PRINT',null,null,null,null);" calcext:value-type="string">
            <text:p>insert into DICTIONARIES(DICT_ID, DICTIONARY_NAME,CODE,DESCRIPTION,ATTRIBUTE1,ATTRIBUTE2,ATTRIBUTE3,ATTRIBUTE4,NUM_ATTR1,NUM_ATTR2,PARENT_CODE) values (DICTIONARY_SEQ.nextval, 'ARTICLE_STATUS','PRINTED','Wydrukowany',null,null,'FOR_PRINT',null,null,null,null);</text:p>
          </table:table-cell>
        </table:table-row>
        <table:table-row table:style-name="ro2">
          <table:table-cell office:value-type="string" calcext:value-type="string">
            <text:p>ARTICLE_STATUS</text:p>
          </table:table-cell>
          <table:table-cell office:value-type="string" calcext:value-type="string">
            <text:p>REJ</text:p>
          </table:table-cell>
          <table:table-cell office:value-type="string" calcext:value-type="string">
            <text:p>Odrzucony</text:p>
          </table:table-cell>
          <table:table-cell/>
          <table:table-cell office:value-type="string" calcext:value-type="string">
            <text:p>DELETE</text:p>
          </table:table-cell>
          <table:table-cell table:number-columns-repeated="10"/>
          <table:table-cell table:formula="of:=IF([.A9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9]&lt;&gt;&quot;&quot;;&quot;'&quot;&amp;[.A9]&amp;&quot;'&quot;;&quot;null&quot;)&amp;&quot;,&quot;&amp;IF([.B9]&lt;&gt;&quot;&quot;;&quot;'&quot;&amp;[.B9]&amp;&quot;'&quot;;&quot;null&quot;)&amp;&quot;,&quot;&amp;IF([.C9]&lt;&gt;&quot;&quot;;&quot;'&quot;&amp;[.C9]&amp;&quot;'&quot;;&quot;null&quot;)&amp;&quot;,&quot;&amp;IF([.D9]&lt;&gt;&quot;&quot;;&quot;'&quot;&amp;[.D9]&amp;&quot;'&quot;;&quot;null&quot;)&amp;&quot;,&quot;&amp;IF([.E9]&lt;&gt;&quot;&quot;;&quot;'&quot;&amp;[.E9]&amp;&quot;'&quot;;&quot;null&quot;)&amp;&quot;,&quot;&amp;IF([.F9]&lt;&gt;&quot;&quot;;&quot;'&quot;&amp;[.F9]&amp;&quot;'&quot;;&quot;null&quot;)&amp;&quot;,&quot;&amp;IF([.G9]&lt;&gt;&quot;&quot;;&quot;'&quot;&amp;[.G9]&amp;&quot;'&quot;;&quot;null&quot;)&amp;&quot;,&quot;&amp;IF([.H9]&lt;&gt;&quot;&quot;;[.H9];&quot;null&quot;)&amp;&quot;,&quot;&amp;IF([.I9]&lt;&gt;&quot;&quot;;[.I9];&quot;null&quot;)&amp;&quot;,&quot;&amp;IF([.J9]&lt;&gt;&quot;&quot;;&quot;'&quot;&amp;[.J9]&amp;&quot;'&quot;;&quot;null&quot;)&amp;&quot;);&quot;; &quot;&quot;)" office:value-type="string" office:string-value="insert into DICTIONARIES(DICT_ID, DICTIONARY_NAME,CODE,DESCRIPTION,ATTRIBUTE1,ATTRIBUTE2,ATTRIBUTE3,ATTRIBUTE4,NUM_ATTR1,NUM_ATTR2,PARENT_CODE) values (DICTIONARY_SEQ.nextval, 'ARTICLE_STATUS','REJ','Odrzucony',null,'DELETE',null,null,null,null,null);" calcext:value-type="string">
            <text:p>insert into DICTIONARIES(DICT_ID, DICTIONARY_NAME,CODE,DESCRIPTION,ATTRIBUTE1,ATTRIBUTE2,ATTRIBUTE3,ATTRIBUTE4,NUM_ATTR1,NUM_ATTR2,PARENT_CODE) values (DICTIONARY_SEQ.nextval, 'ARTICLE_STATUS','REJ','Odrzucony',null,'DELETE',null,null,null,null,null);</text:p>
          </table:table-cell>
        </table:table-row>
        <table:table-row table:style-name="ro2">
          <table:table-cell office:value-type="string" calcext:value-type="string">
            <text:p>ARTICLE_STATUS</text:p>
          </table:table-cell>
          <table:table-cell office:value-type="string" calcext:value-type="string">
            <text:p>RET</text:p>
          </table:table-cell>
          <table:table-cell office:value-type="string" calcext:value-type="string">
            <text:p>Cofnięty</text:p>
          </table:table-cell>
          <table:table-cell table:number-columns-repeated="3"/>
          <table:table-cell office:value-type="string" calcext:value-type="string">
            <text:p>ADD_VER</text:p>
          </table:table-cell>
          <table:table-cell table:number-columns-repeated="8"/>
          <table:table-cell table:formula="of:=IF([.A10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10]&lt;&gt;&quot;&quot;;&quot;'&quot;&amp;[.A10]&amp;&quot;'&quot;;&quot;null&quot;)&amp;&quot;,&quot;&amp;IF([.B10]&lt;&gt;&quot;&quot;;&quot;'&quot;&amp;[.B10]&amp;&quot;'&quot;;&quot;null&quot;)&amp;&quot;,&quot;&amp;IF([.C10]&lt;&gt;&quot;&quot;;&quot;'&quot;&amp;[.C10]&amp;&quot;'&quot;;&quot;null&quot;)&amp;&quot;,&quot;&amp;IF([.D10]&lt;&gt;&quot;&quot;;&quot;'&quot;&amp;[.D10]&amp;&quot;'&quot;;&quot;null&quot;)&amp;&quot;,&quot;&amp;IF([.E10]&lt;&gt;&quot;&quot;;&quot;'&quot;&amp;[.E10]&amp;&quot;'&quot;;&quot;null&quot;)&amp;&quot;,&quot;&amp;IF([.F10]&lt;&gt;&quot;&quot;;&quot;'&quot;&amp;[.F10]&amp;&quot;'&quot;;&quot;null&quot;)&amp;&quot;,&quot;&amp;IF([.G10]&lt;&gt;&quot;&quot;;&quot;'&quot;&amp;[.G10]&amp;&quot;'&quot;;&quot;null&quot;)&amp;&quot;,&quot;&amp;IF([.H10]&lt;&gt;&quot;&quot;;[.H10];&quot;null&quot;)&amp;&quot;,&quot;&amp;IF([.I10]&lt;&gt;&quot;&quot;;[.I10];&quot;null&quot;)&amp;&quot;,&quot;&amp;IF([.J10]&lt;&gt;&quot;&quot;;&quot;'&quot;&amp;[.J10]&amp;&quot;'&quot;;&quot;null&quot;)&amp;&quot;);&quot;; &quot;&quot;)" office:value-type="string" office:string-value="insert into DICTIONARIES(DICT_ID, DICTIONARY_NAME,CODE,DESCRIPTION,ATTRIBUTE1,ATTRIBUTE2,ATTRIBUTE3,ATTRIBUTE4,NUM_ATTR1,NUM_ATTR2,PARENT_CODE) values (DICTIONARY_SEQ.nextval, 'ARTICLE_STATUS','RET','Cofnięty',null,null,null,'ADD_VER',null,null,null);" calcext:value-type="string">
            <text:p>insert into DICTIONARIES(DICT_ID, DICTIONARY_NAME,CODE,DESCRIPTION,ATTRIBUTE1,ATTRIBUTE2,ATTRIBUTE3,ATTRIBUTE4,NUM_ATTR1,NUM_ATTR2,PARENT_CODE) values (DICTIONARY_SEQ.nextval, 'ARTICLE_STATUS','RET','Cofnięty',null,null,null,'ADD_VER',null,null,null);</text:p>
          </table:table-cell>
        </table:table-row>
        <table:table-row table:style-name="ro2">
          <table:table-cell office:value-type="string" calcext:value-type="string">
            <text:p>ARTICLE_STATUS</text:p>
          </table:table-cell>
          <table:table-cell office:value-type="string" calcext:value-type="string">
            <text:p>TO_PRINT</text:p>
          </table:table-cell>
          <table:table-cell office:value-type="string" calcext:value-type="string">
            <text:p>Gotowy do wydruku</text:p>
          </table:table-cell>
          <table:table-cell table:number-columns-repeated="2"/>
          <table:table-cell office:value-type="string" calcext:value-type="string">
            <text:p>FOR_PRINT</text:p>
          </table:table-cell>
          <table:table-cell table:number-columns-repeated="9"/>
          <table:table-cell table:formula="of:=IF([.A11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11]&lt;&gt;&quot;&quot;;&quot;'&quot;&amp;[.A11]&amp;&quot;'&quot;;&quot;null&quot;)&amp;&quot;,&quot;&amp;IF([.B11]&lt;&gt;&quot;&quot;;&quot;'&quot;&amp;[.B11]&amp;&quot;'&quot;;&quot;null&quot;)&amp;&quot;,&quot;&amp;IF([.C11]&lt;&gt;&quot;&quot;;&quot;'&quot;&amp;[.C11]&amp;&quot;'&quot;;&quot;null&quot;)&amp;&quot;,&quot;&amp;IF([.D11]&lt;&gt;&quot;&quot;;&quot;'&quot;&amp;[.D11]&amp;&quot;'&quot;;&quot;null&quot;)&amp;&quot;,&quot;&amp;IF([.E11]&lt;&gt;&quot;&quot;;&quot;'&quot;&amp;[.E11]&amp;&quot;'&quot;;&quot;null&quot;)&amp;&quot;,&quot;&amp;IF([.F11]&lt;&gt;&quot;&quot;;&quot;'&quot;&amp;[.F11]&amp;&quot;'&quot;;&quot;null&quot;)&amp;&quot;,&quot;&amp;IF([.G11]&lt;&gt;&quot;&quot;;&quot;'&quot;&amp;[.G11]&amp;&quot;'&quot;;&quot;null&quot;)&amp;&quot;,&quot;&amp;IF([.H11]&lt;&gt;&quot;&quot;;[.H11];&quot;null&quot;)&amp;&quot;,&quot;&amp;IF([.I11]&lt;&gt;&quot;&quot;;[.I11];&quot;null&quot;)&amp;&quot;,&quot;&amp;IF([.J11]&lt;&gt;&quot;&quot;;&quot;'&quot;&amp;[.J11]&amp;&quot;'&quot;;&quot;null&quot;)&amp;&quot;);&quot;; &quot;&quot;)" office:value-type="string" office:string-value="insert into DICTIONARIES(DICT_ID, DICTIONARY_NAME,CODE,DESCRIPTION,ATTRIBUTE1,ATTRIBUTE2,ATTRIBUTE3,ATTRIBUTE4,NUM_ATTR1,NUM_ATTR2,PARENT_CODE) values (DICTIONARY_SEQ.nextval, 'ARTICLE_STATUS','TO_PRINT','Gotowy do wydruku',null,null,'FOR_PRINT',null,null,null,null);" calcext:value-type="string">
            <text:p>insert into DICTIONARIES(DICT_ID, DICTIONARY_NAME,CODE,DESCRIPTION,ATTRIBUTE1,ATTRIBUTE2,ATTRIBUTE3,ATTRIBUTE4,NUM_ATTR1,NUM_ATTR2,PARENT_CODE) values (DICTIONARY_SEQ.nextval, 'ARTICLE_STATUS','TO_PRINT','Gotowy do wydruku',null,null,'FOR_PRINT',null,null,null,null);</text:p>
          </table:table-cell>
        </table:table-row>
        <table:table-row table:style-name="ro2">
          <table:table-cell office:value-type="string" calcext:value-type="string">
            <text:p>ARTICLE_STATUS</text:p>
          </table:table-cell>
          <table:table-cell office:value-type="string" calcext:value-type="string">
            <text:p>WARN_ACC</text:p>
          </table:table-cell>
          <table:table-cell office:value-type="string" calcext:value-type="string">
            <text:p>Zaakceptowany z poprawkami</text:p>
          </table:table-cell>
          <table:table-cell table:number-columns-repeated="12"/>
          <table:table-cell table:formula="of:=IF([.A12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12]&lt;&gt;&quot;&quot;;&quot;'&quot;&amp;[.A12]&amp;&quot;'&quot;;&quot;null&quot;)&amp;&quot;,&quot;&amp;IF([.B12]&lt;&gt;&quot;&quot;;&quot;'&quot;&amp;[.B12]&amp;&quot;'&quot;;&quot;null&quot;)&amp;&quot;,&quot;&amp;IF([.C12]&lt;&gt;&quot;&quot;;&quot;'&quot;&amp;[.C12]&amp;&quot;'&quot;;&quot;null&quot;)&amp;&quot;,&quot;&amp;IF([.D12]&lt;&gt;&quot;&quot;;&quot;'&quot;&amp;[.D12]&amp;&quot;'&quot;;&quot;null&quot;)&amp;&quot;,&quot;&amp;IF([.E12]&lt;&gt;&quot;&quot;;&quot;'&quot;&amp;[.E12]&amp;&quot;'&quot;;&quot;null&quot;)&amp;&quot;,&quot;&amp;IF([.F12]&lt;&gt;&quot;&quot;;&quot;'&quot;&amp;[.F12]&amp;&quot;'&quot;;&quot;null&quot;)&amp;&quot;,&quot;&amp;IF([.G12]&lt;&gt;&quot;&quot;;&quot;'&quot;&amp;[.G12]&amp;&quot;'&quot;;&quot;null&quot;)&amp;&quot;,&quot;&amp;IF([.H12]&lt;&gt;&quot;&quot;;[.H12];&quot;null&quot;)&amp;&quot;,&quot;&amp;IF([.I12]&lt;&gt;&quot;&quot;;[.I12];&quot;null&quot;)&amp;&quot;,&quot;&amp;IF([.J12]&lt;&gt;&quot;&quot;;&quot;'&quot;&amp;[.J12]&amp;&quot;'&quot;;&quot;null&quot;)&amp;&quot;);&quot;; &quot;&quot;)" office:value-type="string" office:string-value="insert into DICTIONARIES(DICT_ID, DICTIONARY_NAME,CODE,DESCRIPTION,ATTRIBUTE1,ATTRIBUTE2,ATTRIBUTE3,ATTRIBUTE4,NUM_ATTR1,NUM_ATTR2,PARENT_CODE) values (DICTIONARY_SEQ.nextval, 'ARTICLE_STATUS','WARN_ACC','Zaakceptowany z poprawkami',null,null,null,null,null,null,null);" calcext:value-type="string">
            <text:p>insert into DICTIONARIES(DICT_ID, DICTIONARY_NAME,CODE,DESCRIPTION,ATTRIBUTE1,ATTRIBUTE2,ATTRIBUTE3,ATTRIBUTE4,NUM_ATTR1,NUM_ATTR2,PARENT_CODE) values (DICTIONARY_SEQ.nextval, 'ARTICLE_STATUS','WARN_ACC','Zaakceptowany z poprawkami',null,null,null,null,null,null,null);</text:p>
          </table:table-cell>
        </table:table-row>
        <table:table-row table:style-name="ro2">
          <table:table-cell office:value-type="string" calcext:value-type="string">
            <text:p>ARTICLE_STATUS</text:p>
          </table:table-cell>
          <table:table-cell office:value-type="string" calcext:value-type="string">
            <text:p>PMNG_IMPR</text:p>
          </table:table-cell>
          <table:table-cell office:value-type="string" calcext:value-type="string">
            <text:p>Przekazany do edytora po poprawkach</text:p>
          </table:table-cell>
          <table:table-cell table:number-columns-repeated="12"/>
          <table:table-cell table:formula="of:=IF([.A13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13]&lt;&gt;&quot;&quot;;&quot;'&quot;&amp;[.A13]&amp;&quot;'&quot;;&quot;null&quot;)&amp;&quot;,&quot;&amp;IF([.B13]&lt;&gt;&quot;&quot;;&quot;'&quot;&amp;[.B13]&amp;&quot;'&quot;;&quot;null&quot;)&amp;&quot;,&quot;&amp;IF([.C13]&lt;&gt;&quot;&quot;;&quot;'&quot;&amp;[.C13]&amp;&quot;'&quot;;&quot;null&quot;)&amp;&quot;,&quot;&amp;IF([.D13]&lt;&gt;&quot;&quot;;&quot;'&quot;&amp;[.D13]&amp;&quot;'&quot;;&quot;null&quot;)&amp;&quot;,&quot;&amp;IF([.E13]&lt;&gt;&quot;&quot;;&quot;'&quot;&amp;[.E13]&amp;&quot;'&quot;;&quot;null&quot;)&amp;&quot;,&quot;&amp;IF([.F13]&lt;&gt;&quot;&quot;;&quot;'&quot;&amp;[.F13]&amp;&quot;'&quot;;&quot;null&quot;)&amp;&quot;,&quot;&amp;IF([.G13]&lt;&gt;&quot;&quot;;&quot;'&quot;&amp;[.G13]&amp;&quot;'&quot;;&quot;null&quot;)&amp;&quot;,&quot;&amp;IF([.H13]&lt;&gt;&quot;&quot;;[.H13];&quot;null&quot;)&amp;&quot;,&quot;&amp;IF([.I13]&lt;&gt;&quot;&quot;;[.I13];&quot;null&quot;)&amp;&quot;,&quot;&amp;IF([.J13]&lt;&gt;&quot;&quot;;&quot;'&quot;&amp;[.J13]&amp;&quot;'&quot;;&quot;null&quot;)&amp;&quot;);&quot;; &quot;&quot;)" office:value-type="string" office:string-value="insert into DICTIONARIES(DICT_ID, DICTIONARY_NAME,CODE,DESCRIPTION,ATTRIBUTE1,ATTRIBUTE2,ATTRIBUTE3,ATTRIBUTE4,NUM_ATTR1,NUM_ATTR2,PARENT_CODE) values (DICTIONARY_SEQ.nextval, 'ARTICLE_STATUS','PMNG_IMPR','Przekazany do edytora po poprawkach',null,null,null,null,null,null,null);" calcext:value-type="string">
            <text:p>insert into DICTIONARIES(DICT_ID, DICTIONARY_NAME,CODE,DESCRIPTION,ATTRIBUTE1,ATTRIBUTE2,ATTRIBUTE3,ATTRIBUTE4,NUM_ATTR1,NUM_ATTR2,PARENT_CODE) values (DICTIONARY_SEQ.nextval, 'ARTICLE_STATUS','PMNG_IMPR','Przekazany do edytora po poprawkach',null,null,null,null,null,null,null);</text:p>
          </table:table-cell>
        </table:table-row>
        <table:table-row table:style-name="ro2">
          <table:table-cell office:value-type="string" calcext:value-type="string">
            <text:p>ARTICLE_STATUS</text:p>
          </table:table-cell>
          <table:table-cell office:value-type="string" calcext:value-type="string">
            <text:p>PACC_IMPR</text:p>
          </table:table-cell>
          <table:table-cell office:value-type="string" calcext:value-type="string">
            <text:p>Przekazany do recenzji po poprawkach</text:p>
          </table:table-cell>
          <table:table-cell table:number-columns-repeated="2"/>
          <table:table-cell office:value-type="string" calcext:value-type="string">
            <text:p>ADD_ACC_VER</text:p>
          </table:table-cell>
          <table:table-cell table:number-columns-repeated="9"/>
          <table:table-cell table:formula="of:=IF([.A14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14]&lt;&gt;&quot;&quot;;&quot;'&quot;&amp;[.A14]&amp;&quot;'&quot;;&quot;null&quot;)&amp;&quot;,&quot;&amp;IF([.B14]&lt;&gt;&quot;&quot;;&quot;'&quot;&amp;[.B14]&amp;&quot;'&quot;;&quot;null&quot;)&amp;&quot;,&quot;&amp;IF([.C14]&lt;&gt;&quot;&quot;;&quot;'&quot;&amp;[.C14]&amp;&quot;'&quot;;&quot;null&quot;)&amp;&quot;,&quot;&amp;IF([.D14]&lt;&gt;&quot;&quot;;&quot;'&quot;&amp;[.D14]&amp;&quot;'&quot;;&quot;null&quot;)&amp;&quot;,&quot;&amp;IF([.E14]&lt;&gt;&quot;&quot;;&quot;'&quot;&amp;[.E14]&amp;&quot;'&quot;;&quot;null&quot;)&amp;&quot;,&quot;&amp;IF([.F14]&lt;&gt;&quot;&quot;;&quot;'&quot;&amp;[.F14]&amp;&quot;'&quot;;&quot;null&quot;)&amp;&quot;,&quot;&amp;IF([.G14]&lt;&gt;&quot;&quot;;&quot;'&quot;&amp;[.G14]&amp;&quot;'&quot;;&quot;null&quot;)&amp;&quot;,&quot;&amp;IF([.H14]&lt;&gt;&quot;&quot;;[.H14];&quot;null&quot;)&amp;&quot;,&quot;&amp;IF([.I14]&lt;&gt;&quot;&quot;;[.I14];&quot;null&quot;)&amp;&quot;,&quot;&amp;IF([.J14]&lt;&gt;&quot;&quot;;&quot;'&quot;&amp;[.J14]&amp;&quot;'&quot;;&quot;null&quot;)&amp;&quot;);&quot;; &quot;&quot;)" office:value-type="string" office:string-value="insert into DICTIONARIES(DICT_ID, DICTIONARY_NAME,CODE,DESCRIPTION,ATTRIBUTE1,ATTRIBUTE2,ATTRIBUTE3,ATTRIBUTE4,NUM_ATTR1,NUM_ATTR2,PARENT_CODE) values (DICTIONARY_SEQ.nextval, 'ARTICLE_STATUS','PACC_IMPR','Przekazany do recenzji po poprawkach',null,null,'ADD_ACC_VER',null,null,null,null);" calcext:value-type="string">
            <text:p>insert into DICTIONARIES(DICT_ID, DICTIONARY_NAME,CODE,DESCRIPTION,ATTRIBUTE1,ATTRIBUTE2,ATTRIBUTE3,ATTRIBUTE4,NUM_ATTR1,NUM_ATTR2,PARENT_CODE) values (DICTIONARY_SEQ.nextval, 'ARTICLE_STATUS','PACC_IMPR','Przekazany do recenzji po poprawkach',null,null,'ADD_ACC_VER',null,null,null,null);</text:p>
          </table:table-cell>
        </table:table-row>
        <table:table-row table:style-name="ro2">
          <table:table-cell office:value-type="string" calcext:value-type="string">
            <text:p>ARTICLE_STATUS</text:p>
          </table:table-cell>
          <table:table-cell office:value-type="string" calcext:value-type="string">
            <text:p>RET_IMPR</text:p>
          </table:table-cell>
          <table:table-cell office:value-type="string" calcext:value-type="string">
            <text:p>Cofnięty do poprawy</text:p>
          </table:table-cell>
          <table:table-cell table:number-columns-repeated="3"/>
          <table:table-cell office:value-type="string" calcext:value-type="string">
            <text:p>ADD_VER</text:p>
          </table:table-cell>
          <table:table-cell table:number-columns-repeated="8"/>
          <table:table-cell table:formula="of:=IF([.A15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15]&lt;&gt;&quot;&quot;;&quot;'&quot;&amp;[.A15]&amp;&quot;'&quot;;&quot;null&quot;)&amp;&quot;,&quot;&amp;IF([.B15]&lt;&gt;&quot;&quot;;&quot;'&quot;&amp;[.B15]&amp;&quot;'&quot;;&quot;null&quot;)&amp;&quot;,&quot;&amp;IF([.C15]&lt;&gt;&quot;&quot;;&quot;'&quot;&amp;[.C15]&amp;&quot;'&quot;;&quot;null&quot;)&amp;&quot;,&quot;&amp;IF([.D15]&lt;&gt;&quot;&quot;;&quot;'&quot;&amp;[.D15]&amp;&quot;'&quot;;&quot;null&quot;)&amp;&quot;,&quot;&amp;IF([.E15]&lt;&gt;&quot;&quot;;&quot;'&quot;&amp;[.E15]&amp;&quot;'&quot;;&quot;null&quot;)&amp;&quot;,&quot;&amp;IF([.F15]&lt;&gt;&quot;&quot;;&quot;'&quot;&amp;[.F15]&amp;&quot;'&quot;;&quot;null&quot;)&amp;&quot;,&quot;&amp;IF([.G15]&lt;&gt;&quot;&quot;;&quot;'&quot;&amp;[.G15]&amp;&quot;'&quot;;&quot;null&quot;)&amp;&quot;,&quot;&amp;IF([.H15]&lt;&gt;&quot;&quot;;[.H15];&quot;null&quot;)&amp;&quot;,&quot;&amp;IF([.I15]&lt;&gt;&quot;&quot;;[.I15];&quot;null&quot;)&amp;&quot;,&quot;&amp;IF([.J15]&lt;&gt;&quot;&quot;;&quot;'&quot;&amp;[.J15]&amp;&quot;'&quot;;&quot;null&quot;)&amp;&quot;);&quot;; &quot;&quot;)" office:value-type="string" office:string-value="insert into DICTIONARIES(DICT_ID, DICTIONARY_NAME,CODE,DESCRIPTION,ATTRIBUTE1,ATTRIBUTE2,ATTRIBUTE3,ATTRIBUTE4,NUM_ATTR1,NUM_ATTR2,PARENT_CODE) values (DICTIONARY_SEQ.nextval, 'ARTICLE_STATUS','RET_IMPR','Cofnięty do poprawy',null,null,null,'ADD_VER',null,null,null);" calcext:value-type="string">
            <text:p>insert into DICTIONARIES(DICT_ID, DICTIONARY_NAME,CODE,DESCRIPTION,ATTRIBUTE1,ATTRIBUTE2,ATTRIBUTE3,ATTRIBUTE4,NUM_ATTR1,NUM_ATTR2,PARENT_CODE) values (DICTIONARY_SEQ.nextval, 'ARTICLE_STATUS','RET_IMPR','Cofnięty do poprawy',null,null,null,'ADD_VER',null,null,null);</text:p>
          </table:table-cell>
        </table:table-row>
        <table:table-row table:style-name="ro2">
          <table:table-cell table:number-columns-repeated="15"/>
          <table:table-cell table:formula="of:=IF([.A16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16]&lt;&gt;&quot;&quot;;&quot;'&quot;&amp;[.A16]&amp;&quot;'&quot;;&quot;null&quot;)&amp;&quot;,&quot;&amp;IF([.B16]&lt;&gt;&quot;&quot;;&quot;'&quot;&amp;[.B16]&amp;&quot;'&quot;;&quot;null&quot;)&amp;&quot;,&quot;&amp;IF([.C16]&lt;&gt;&quot;&quot;;&quot;'&quot;&amp;[.C16]&amp;&quot;'&quot;;&quot;null&quot;)&amp;&quot;,&quot;&amp;IF([.D16]&lt;&gt;&quot;&quot;;&quot;'&quot;&amp;[.D16]&amp;&quot;'&quot;;&quot;null&quot;)&amp;&quot;,&quot;&amp;IF([.E16]&lt;&gt;&quot;&quot;;&quot;'&quot;&amp;[.E16]&amp;&quot;'&quot;;&quot;null&quot;)&amp;&quot;,&quot;&amp;IF([.F16]&lt;&gt;&quot;&quot;;&quot;'&quot;&amp;[.F16]&amp;&quot;'&quot;;&quot;null&quot;)&amp;&quot;,&quot;&amp;IF([.G16]&lt;&gt;&quot;&quot;;&quot;'&quot;&amp;[.G16]&amp;&quot;'&quot;;&quot;null&quot;)&amp;&quot;,&quot;&amp;IF([.H16]&lt;&gt;&quot;&quot;;[.H16];&quot;null&quot;)&amp;&quot;,&quot;&amp;IF([.I16]&lt;&gt;&quot;&quot;;[.I16];&quot;null&quot;)&amp;&quot;,&quot;&amp;IF([.J16]&lt;&gt;&quot;&quot;;&quot;'&quot;&amp;[.J16]&amp;&quot;'&quot;;&quot;null&quot;)&amp;&quot;);&quot;; &quot;&quot;)">
            <text:p/>
          </table:table-cell>
        </table:table-row>
        <table:table-row table:style-name="ro2">
          <table:table-cell table:number-columns-repeated="15"/>
          <table:table-cell table:formula="of:=IF([.A17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17]&lt;&gt;&quot;&quot;;&quot;'&quot;&amp;[.A17]&amp;&quot;'&quot;;&quot;null&quot;)&amp;&quot;,&quot;&amp;IF([.B17]&lt;&gt;&quot;&quot;;&quot;'&quot;&amp;[.B17]&amp;&quot;'&quot;;&quot;null&quot;)&amp;&quot;,&quot;&amp;IF([.C17]&lt;&gt;&quot;&quot;;&quot;'&quot;&amp;[.C17]&amp;&quot;'&quot;;&quot;null&quot;)&amp;&quot;,&quot;&amp;IF([.D17]&lt;&gt;&quot;&quot;;&quot;'&quot;&amp;[.D17]&amp;&quot;'&quot;;&quot;null&quot;)&amp;&quot;,&quot;&amp;IF([.E17]&lt;&gt;&quot;&quot;;&quot;'&quot;&amp;[.E17]&amp;&quot;'&quot;;&quot;null&quot;)&amp;&quot;,&quot;&amp;IF([.F17]&lt;&gt;&quot;&quot;;&quot;'&quot;&amp;[.F17]&amp;&quot;'&quot;;&quot;null&quot;)&amp;&quot;,&quot;&amp;IF([.G17]&lt;&gt;&quot;&quot;;&quot;'&quot;&amp;[.G17]&amp;&quot;'&quot;;&quot;null&quot;)&amp;&quot;,&quot;&amp;IF([.H17]&lt;&gt;&quot;&quot;;[.H17];&quot;null&quot;)&amp;&quot;,&quot;&amp;IF([.I17]&lt;&gt;&quot;&quot;;[.I17];&quot;null&quot;)&amp;&quot;,&quot;&amp;IF([.J17]&lt;&gt;&quot;&quot;;&quot;'&quot;&amp;[.J17]&amp;&quot;'&quot;;&quot;null&quot;)&amp;&quot;);&quot;; &quot;&quot;)">
            <text:p/>
          </table:table-cell>
        </table:table-row>
        <table:table-row table:style-name="ro2">
          <table:table-cell table:number-columns-repeated="15"/>
          <table:table-cell table:formula="of:=IF([.A18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18]&lt;&gt;&quot;&quot;;&quot;'&quot;&amp;[.A18]&amp;&quot;'&quot;;&quot;null&quot;)&amp;&quot;,&quot;&amp;IF([.B18]&lt;&gt;&quot;&quot;;&quot;'&quot;&amp;[.B18]&amp;&quot;'&quot;;&quot;null&quot;)&amp;&quot;,&quot;&amp;IF([.C18]&lt;&gt;&quot;&quot;;&quot;'&quot;&amp;[.C18]&amp;&quot;'&quot;;&quot;null&quot;)&amp;&quot;,&quot;&amp;IF([.D18]&lt;&gt;&quot;&quot;;&quot;'&quot;&amp;[.D18]&amp;&quot;'&quot;;&quot;null&quot;)&amp;&quot;,&quot;&amp;IF([.E18]&lt;&gt;&quot;&quot;;&quot;'&quot;&amp;[.E18]&amp;&quot;'&quot;;&quot;null&quot;)&amp;&quot;,&quot;&amp;IF([.F18]&lt;&gt;&quot;&quot;;&quot;'&quot;&amp;[.F18]&amp;&quot;'&quot;;&quot;null&quot;)&amp;&quot;,&quot;&amp;IF([.G18]&lt;&gt;&quot;&quot;;&quot;'&quot;&amp;[.G18]&amp;&quot;'&quot;;&quot;null&quot;)&amp;&quot;,&quot;&amp;IF([.H18]&lt;&gt;&quot;&quot;;[.H18];&quot;null&quot;)&amp;&quot;,&quot;&amp;IF([.I18]&lt;&gt;&quot;&quot;;[.I18];&quot;null&quot;)&amp;&quot;,&quot;&amp;IF([.J18]&lt;&gt;&quot;&quot;;&quot;'&quot;&amp;[.J18]&amp;&quot;'&quot;;&quot;null&quot;)&amp;&quot;);&quot;; &quot;&quot;)">
            <text:p/>
          </table:table-cell>
        </table:table-row>
        <table:table-row table:style-name="ro2" table:number-rows-repeated="13">
          <table:table-cell table:number-columns-repeated="16"/>
        </table:table-row>
        <table:table-row table:style-name="ro2">
          <table:table-cell table:number-columns-repeated="15"/>
          <table:table-cell table:formula="of:=IF([.A32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32]&lt;&gt;&quot;&quot;;&quot;'&quot;&amp;[.A32]&amp;&quot;'&quot;;&quot;null&quot;)&amp;&quot;,&quot;&amp;IF([.B32]&lt;&gt;&quot;&quot;;&quot;'&quot;&amp;[.B32]&amp;&quot;'&quot;;&quot;null&quot;)&amp;&quot;,&quot;&amp;IF([.C32]&lt;&gt;&quot;&quot;;&quot;'&quot;&amp;[.C32]&amp;&quot;'&quot;;&quot;null&quot;)&amp;&quot;,&quot;&amp;IF([.D32]&lt;&gt;&quot;&quot;;&quot;'&quot;&amp;[.D32]&amp;&quot;'&quot;;&quot;null&quot;)&amp;&quot;,&quot;&amp;IF([.E32]&lt;&gt;&quot;&quot;;&quot;'&quot;&amp;[.E32]&amp;&quot;'&quot;;&quot;null&quot;)&amp;&quot;,&quot;&amp;IF([.F32]&lt;&gt;&quot;&quot;;&quot;'&quot;&amp;[.F32]&amp;&quot;'&quot;;&quot;null&quot;)&amp;&quot;,&quot;&amp;IF([.G32]&lt;&gt;&quot;&quot;;&quot;'&quot;&amp;[.G32]&amp;&quot;'&quot;;&quot;null&quot;)&amp;&quot;,&quot;&amp;IF([.H32]&lt;&gt;&quot;&quot;;[.H32];&quot;null&quot;)&amp;&quot;,&quot;&amp;IF([.I32]&lt;&gt;&quot;&quot;;[.I32];&quot;null&quot;)&amp;&quot;,&quot;&amp;IF([.J32]&lt;&gt;&quot;&quot;;&quot;'&quot;&amp;[.J32]&amp;&quot;'&quot;;&quot;null&quot;)&amp;&quot;);&quot;; &quot;&quot;)">
            <text:p/>
          </table:table-cell>
        </table:table-row>
        <table:table-row table:style-name="ro2">
          <table:table-cell table:number-columns-repeated="15"/>
          <table:table-cell table:formula="of:=IF([.A33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33]&lt;&gt;&quot;&quot;;&quot;'&quot;&amp;[.A33]&amp;&quot;'&quot;;&quot;null&quot;)&amp;&quot;,&quot;&amp;IF([.B33]&lt;&gt;&quot;&quot;;&quot;'&quot;&amp;[.B33]&amp;&quot;'&quot;;&quot;null&quot;)&amp;&quot;,&quot;&amp;IF([.C33]&lt;&gt;&quot;&quot;;&quot;'&quot;&amp;[.C33]&amp;&quot;'&quot;;&quot;null&quot;)&amp;&quot;,&quot;&amp;IF([.D33]&lt;&gt;&quot;&quot;;&quot;'&quot;&amp;[.D33]&amp;&quot;'&quot;;&quot;null&quot;)&amp;&quot;,&quot;&amp;IF([.E33]&lt;&gt;&quot;&quot;;&quot;'&quot;&amp;[.E33]&amp;&quot;'&quot;;&quot;null&quot;)&amp;&quot;,&quot;&amp;IF([.F33]&lt;&gt;&quot;&quot;;&quot;'&quot;&amp;[.F33]&amp;&quot;'&quot;;&quot;null&quot;)&amp;&quot;,&quot;&amp;IF([.G33]&lt;&gt;&quot;&quot;;&quot;'&quot;&amp;[.G33]&amp;&quot;'&quot;;&quot;null&quot;)&amp;&quot;,&quot;&amp;IF([.H33]&lt;&gt;&quot;&quot;;[.H33];&quot;null&quot;)&amp;&quot;,&quot;&amp;IF([.I33]&lt;&gt;&quot;&quot;;[.I33];&quot;null&quot;)&amp;&quot;,&quot;&amp;IF([.J33]&lt;&gt;&quot;&quot;;&quot;'&quot;&amp;[.J33]&amp;&quot;'&quot;;&quot;null&quot;)&amp;&quot;);&quot;; &quot;&quot;)">
            <text:p/>
          </table:table-cell>
        </table:table-row>
        <table:table-row table:style-name="ro2">
          <table:table-cell table:number-columns-repeated="15"/>
          <table:table-cell table:formula="of:=IF([.A34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34]&lt;&gt;&quot;&quot;;&quot;'&quot;&amp;[.A34]&amp;&quot;'&quot;;&quot;null&quot;)&amp;&quot;,&quot;&amp;IF([.B34]&lt;&gt;&quot;&quot;;&quot;'&quot;&amp;[.B34]&amp;&quot;'&quot;;&quot;null&quot;)&amp;&quot;,&quot;&amp;IF([.C34]&lt;&gt;&quot;&quot;;&quot;'&quot;&amp;[.C34]&amp;&quot;'&quot;;&quot;null&quot;)&amp;&quot;,&quot;&amp;IF([.D34]&lt;&gt;&quot;&quot;;&quot;'&quot;&amp;[.D34]&amp;&quot;'&quot;;&quot;null&quot;)&amp;&quot;,&quot;&amp;IF([.E34]&lt;&gt;&quot;&quot;;&quot;'&quot;&amp;[.E34]&amp;&quot;'&quot;;&quot;null&quot;)&amp;&quot;,&quot;&amp;IF([.F34]&lt;&gt;&quot;&quot;;&quot;'&quot;&amp;[.F34]&amp;&quot;'&quot;;&quot;null&quot;)&amp;&quot;,&quot;&amp;IF([.G34]&lt;&gt;&quot;&quot;;&quot;'&quot;&amp;[.G34]&amp;&quot;'&quot;;&quot;null&quot;)&amp;&quot;,&quot;&amp;IF([.H34]&lt;&gt;&quot;&quot;;[.H34];&quot;null&quot;)&amp;&quot;,&quot;&amp;IF([.I34]&lt;&gt;&quot;&quot;;[.I34];&quot;null&quot;)&amp;&quot;,&quot;&amp;IF([.J34]&lt;&gt;&quot;&quot;;&quot;'&quot;&amp;[.J34]&amp;&quot;'&quot;;&quot;null&quot;)&amp;&quot;);&quot;; &quot;&quot;)">
            <text:p/>
          </table:table-cell>
        </table:table-row>
        <table:table-row table:style-name="ro2">
          <table:table-cell table:number-columns-repeated="15"/>
          <table:table-cell table:formula="of:=IF([.A35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35]&lt;&gt;&quot;&quot;;&quot;'&quot;&amp;[.A35]&amp;&quot;'&quot;;&quot;null&quot;)&amp;&quot;,&quot;&amp;IF([.B35]&lt;&gt;&quot;&quot;;&quot;'&quot;&amp;[.B35]&amp;&quot;'&quot;;&quot;null&quot;)&amp;&quot;,&quot;&amp;IF([.C35]&lt;&gt;&quot;&quot;;&quot;'&quot;&amp;[.C35]&amp;&quot;'&quot;;&quot;null&quot;)&amp;&quot;,&quot;&amp;IF([.D35]&lt;&gt;&quot;&quot;;&quot;'&quot;&amp;[.D35]&amp;&quot;'&quot;;&quot;null&quot;)&amp;&quot;,&quot;&amp;IF([.E35]&lt;&gt;&quot;&quot;;&quot;'&quot;&amp;[.E35]&amp;&quot;'&quot;;&quot;null&quot;)&amp;&quot;,&quot;&amp;IF([.F35]&lt;&gt;&quot;&quot;;&quot;'&quot;&amp;[.F35]&amp;&quot;'&quot;;&quot;null&quot;)&amp;&quot;,&quot;&amp;IF([.G35]&lt;&gt;&quot;&quot;;&quot;'&quot;&amp;[.G35]&amp;&quot;'&quot;;&quot;null&quot;)&amp;&quot;,&quot;&amp;IF([.H35]&lt;&gt;&quot;&quot;;[.H35];&quot;null&quot;)&amp;&quot;,&quot;&amp;IF([.I35]&lt;&gt;&quot;&quot;;[.I35];&quot;null&quot;)&amp;&quot;,&quot;&amp;IF([.J35]&lt;&gt;&quot;&quot;;&quot;'&quot;&amp;[.J35]&amp;&quot;'&quot;;&quot;null&quot;)&amp;&quot;);&quot;; &quot;&quot;)">
            <text:p/>
          </table:table-cell>
        </table:table-row>
        <table:table-row table:style-name="ro2">
          <table:table-cell table:number-columns-repeated="15"/>
          <table:table-cell table:formula="of:=IF([.A36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36]&lt;&gt;&quot;&quot;;&quot;'&quot;&amp;[.A36]&amp;&quot;'&quot;;&quot;null&quot;)&amp;&quot;,&quot;&amp;IF([.B36]&lt;&gt;&quot;&quot;;&quot;'&quot;&amp;[.B36]&amp;&quot;'&quot;;&quot;null&quot;)&amp;&quot;,&quot;&amp;IF([.C36]&lt;&gt;&quot;&quot;;&quot;'&quot;&amp;[.C36]&amp;&quot;'&quot;;&quot;null&quot;)&amp;&quot;,&quot;&amp;IF([.D36]&lt;&gt;&quot;&quot;;&quot;'&quot;&amp;[.D36]&amp;&quot;'&quot;;&quot;null&quot;)&amp;&quot;,&quot;&amp;IF([.E36]&lt;&gt;&quot;&quot;;&quot;'&quot;&amp;[.E36]&amp;&quot;'&quot;;&quot;null&quot;)&amp;&quot;,&quot;&amp;IF([.F36]&lt;&gt;&quot;&quot;;&quot;'&quot;&amp;[.F36]&amp;&quot;'&quot;;&quot;null&quot;)&amp;&quot;,&quot;&amp;IF([.G36]&lt;&gt;&quot;&quot;;&quot;'&quot;&amp;[.G36]&amp;&quot;'&quot;;&quot;null&quot;)&amp;&quot;,&quot;&amp;IF([.H36]&lt;&gt;&quot;&quot;;[.H36];&quot;null&quot;)&amp;&quot;,&quot;&amp;IF([.I36]&lt;&gt;&quot;&quot;;[.I36];&quot;null&quot;)&amp;&quot;,&quot;&amp;IF([.J36]&lt;&gt;&quot;&quot;;&quot;'&quot;&amp;[.J36]&amp;&quot;'&quot;;&quot;null&quot;)&amp;&quot;);&quot;; &quot;&quot;)">
            <text:p/>
          </table:table-cell>
        </table:table-row>
        <table:table-row table:style-name="ro2">
          <table:table-cell table:number-columns-repeated="15"/>
          <table:table-cell table:formula="of:=IF([.A37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37]&lt;&gt;&quot;&quot;;&quot;'&quot;&amp;[.A37]&amp;&quot;'&quot;;&quot;null&quot;)&amp;&quot;,&quot;&amp;IF([.B37]&lt;&gt;&quot;&quot;;&quot;'&quot;&amp;[.B37]&amp;&quot;'&quot;;&quot;null&quot;)&amp;&quot;,&quot;&amp;IF([.C37]&lt;&gt;&quot;&quot;;&quot;'&quot;&amp;[.C37]&amp;&quot;'&quot;;&quot;null&quot;)&amp;&quot;,&quot;&amp;IF([.D37]&lt;&gt;&quot;&quot;;&quot;'&quot;&amp;[.D37]&amp;&quot;'&quot;;&quot;null&quot;)&amp;&quot;,&quot;&amp;IF([.E37]&lt;&gt;&quot;&quot;;&quot;'&quot;&amp;[.E37]&amp;&quot;'&quot;;&quot;null&quot;)&amp;&quot;,&quot;&amp;IF([.F37]&lt;&gt;&quot;&quot;;&quot;'&quot;&amp;[.F37]&amp;&quot;'&quot;;&quot;null&quot;)&amp;&quot;,&quot;&amp;IF([.G37]&lt;&gt;&quot;&quot;;&quot;'&quot;&amp;[.G37]&amp;&quot;'&quot;;&quot;null&quot;)&amp;&quot;,&quot;&amp;IF([.H37]&lt;&gt;&quot;&quot;;[.H37];&quot;null&quot;)&amp;&quot;,&quot;&amp;IF([.I37]&lt;&gt;&quot;&quot;;[.I37];&quot;null&quot;)&amp;&quot;,&quot;&amp;IF([.J37]&lt;&gt;&quot;&quot;;&quot;'&quot;&amp;[.J37]&amp;&quot;'&quot;;&quot;null&quot;)&amp;&quot;);&quot;; &quot;&quot;)">
            <text:p/>
          </table:table-cell>
        </table:table-row>
        <table:table-row table:style-name="ro2">
          <table:table-cell table:number-columns-repeated="15"/>
          <table:table-cell table:formula="of:=IF([.A38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38]&lt;&gt;&quot;&quot;;&quot;'&quot;&amp;[.A38]&amp;&quot;'&quot;;&quot;null&quot;)&amp;&quot;,&quot;&amp;IF([.B38]&lt;&gt;&quot;&quot;;&quot;'&quot;&amp;[.B38]&amp;&quot;'&quot;;&quot;null&quot;)&amp;&quot;,&quot;&amp;IF([.C38]&lt;&gt;&quot;&quot;;&quot;'&quot;&amp;[.C38]&amp;&quot;'&quot;;&quot;null&quot;)&amp;&quot;,&quot;&amp;IF([.D38]&lt;&gt;&quot;&quot;;&quot;'&quot;&amp;[.D38]&amp;&quot;'&quot;;&quot;null&quot;)&amp;&quot;,&quot;&amp;IF([.E38]&lt;&gt;&quot;&quot;;&quot;'&quot;&amp;[.E38]&amp;&quot;'&quot;;&quot;null&quot;)&amp;&quot;,&quot;&amp;IF([.F38]&lt;&gt;&quot;&quot;;&quot;'&quot;&amp;[.F38]&amp;&quot;'&quot;;&quot;null&quot;)&amp;&quot;,&quot;&amp;IF([.G38]&lt;&gt;&quot;&quot;;&quot;'&quot;&amp;[.G38]&amp;&quot;'&quot;;&quot;null&quot;)&amp;&quot;,&quot;&amp;IF([.H38]&lt;&gt;&quot;&quot;;[.H38];&quot;null&quot;)&amp;&quot;,&quot;&amp;IF([.I38]&lt;&gt;&quot;&quot;;[.I38];&quot;null&quot;)&amp;&quot;,&quot;&amp;IF([.J38]&lt;&gt;&quot;&quot;;&quot;'&quot;&amp;[.J38]&amp;&quot;'&quot;;&quot;null&quot;)&amp;&quot;);&quot;; &quot;&quot;)">
            <text:p/>
          </table:table-cell>
        </table:table-row>
        <table:table-row table:style-name="ro2">
          <table:table-cell table:number-columns-repeated="15"/>
          <table:table-cell table:formula="of:=IF([.A39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39]&lt;&gt;&quot;&quot;;&quot;'&quot;&amp;[.A39]&amp;&quot;'&quot;;&quot;null&quot;)&amp;&quot;,&quot;&amp;IF([.B39]&lt;&gt;&quot;&quot;;&quot;'&quot;&amp;[.B39]&amp;&quot;'&quot;;&quot;null&quot;)&amp;&quot;,&quot;&amp;IF([.C39]&lt;&gt;&quot;&quot;;&quot;'&quot;&amp;[.C39]&amp;&quot;'&quot;;&quot;null&quot;)&amp;&quot;,&quot;&amp;IF([.D39]&lt;&gt;&quot;&quot;;&quot;'&quot;&amp;[.D39]&amp;&quot;'&quot;;&quot;null&quot;)&amp;&quot;,&quot;&amp;IF([.E39]&lt;&gt;&quot;&quot;;&quot;'&quot;&amp;[.E39]&amp;&quot;'&quot;;&quot;null&quot;)&amp;&quot;,&quot;&amp;IF([.F39]&lt;&gt;&quot;&quot;;&quot;'&quot;&amp;[.F39]&amp;&quot;'&quot;;&quot;null&quot;)&amp;&quot;,&quot;&amp;IF([.G39]&lt;&gt;&quot;&quot;;&quot;'&quot;&amp;[.G39]&amp;&quot;'&quot;;&quot;null&quot;)&amp;&quot;,&quot;&amp;IF([.H39]&lt;&gt;&quot;&quot;;[.H39];&quot;null&quot;)&amp;&quot;,&quot;&amp;IF([.I39]&lt;&gt;&quot;&quot;;[.I39];&quot;null&quot;)&amp;&quot;,&quot;&amp;IF([.J39]&lt;&gt;&quot;&quot;;&quot;'&quot;&amp;[.J39]&amp;&quot;'&quot;;&quot;null&quot;)&amp;&quot;);&quot;; &quot;&quot;)">
            <text:p/>
          </table:table-cell>
        </table:table-row>
        <table:table-row table:style-name="ro2">
          <table:table-cell table:number-columns-repeated="15"/>
          <table:table-cell table:formula="of:=IF([.A40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40]&lt;&gt;&quot;&quot;;&quot;'&quot;&amp;[.A40]&amp;&quot;'&quot;;&quot;null&quot;)&amp;&quot;,&quot;&amp;IF([.B40]&lt;&gt;&quot;&quot;;&quot;'&quot;&amp;[.B40]&amp;&quot;'&quot;;&quot;null&quot;)&amp;&quot;,&quot;&amp;IF([.C40]&lt;&gt;&quot;&quot;;&quot;'&quot;&amp;[.C40]&amp;&quot;'&quot;;&quot;null&quot;)&amp;&quot;,&quot;&amp;IF([.D40]&lt;&gt;&quot;&quot;;&quot;'&quot;&amp;[.D40]&amp;&quot;'&quot;;&quot;null&quot;)&amp;&quot;,&quot;&amp;IF([.E40]&lt;&gt;&quot;&quot;;&quot;'&quot;&amp;[.E40]&amp;&quot;'&quot;;&quot;null&quot;)&amp;&quot;,&quot;&amp;IF([.F40]&lt;&gt;&quot;&quot;;&quot;'&quot;&amp;[.F40]&amp;&quot;'&quot;;&quot;null&quot;)&amp;&quot;,&quot;&amp;IF([.G40]&lt;&gt;&quot;&quot;;&quot;'&quot;&amp;[.G40]&amp;&quot;'&quot;;&quot;null&quot;)&amp;&quot;,&quot;&amp;IF([.H40]&lt;&gt;&quot;&quot;;[.H40];&quot;null&quot;)&amp;&quot;,&quot;&amp;IF([.I40]&lt;&gt;&quot;&quot;;[.I40];&quot;null&quot;)&amp;&quot;,&quot;&amp;IF([.J40]&lt;&gt;&quot;&quot;;&quot;'&quot;&amp;[.J40]&amp;&quot;'&quot;;&quot;null&quot;)&amp;&quot;);&quot;; &quot;&quot;)">
            <text:p/>
          </table:table-cell>
        </table:table-row>
        <table:table-row table:style-name="ro2">
          <table:table-cell table:number-columns-repeated="15"/>
          <table:table-cell table:formula="of:=IF([.A41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41]&lt;&gt;&quot;&quot;;&quot;'&quot;&amp;[.A41]&amp;&quot;'&quot;;&quot;null&quot;)&amp;&quot;,&quot;&amp;IF([.B41]&lt;&gt;&quot;&quot;;&quot;'&quot;&amp;[.B41]&amp;&quot;'&quot;;&quot;null&quot;)&amp;&quot;,&quot;&amp;IF([.C41]&lt;&gt;&quot;&quot;;&quot;'&quot;&amp;[.C41]&amp;&quot;'&quot;;&quot;null&quot;)&amp;&quot;,&quot;&amp;IF([.D41]&lt;&gt;&quot;&quot;;&quot;'&quot;&amp;[.D41]&amp;&quot;'&quot;;&quot;null&quot;)&amp;&quot;,&quot;&amp;IF([.E41]&lt;&gt;&quot;&quot;;&quot;'&quot;&amp;[.E41]&amp;&quot;'&quot;;&quot;null&quot;)&amp;&quot;,&quot;&amp;IF([.F41]&lt;&gt;&quot;&quot;;&quot;'&quot;&amp;[.F41]&amp;&quot;'&quot;;&quot;null&quot;)&amp;&quot;,&quot;&amp;IF([.G41]&lt;&gt;&quot;&quot;;&quot;'&quot;&amp;[.G41]&amp;&quot;'&quot;;&quot;null&quot;)&amp;&quot;,&quot;&amp;IF([.H41]&lt;&gt;&quot;&quot;;[.H41];&quot;null&quot;)&amp;&quot;,&quot;&amp;IF([.I41]&lt;&gt;&quot;&quot;;[.I41];&quot;null&quot;)&amp;&quot;,&quot;&amp;IF([.J41]&lt;&gt;&quot;&quot;;&quot;'&quot;&amp;[.J41]&amp;&quot;'&quot;;&quot;null&quot;)&amp;&quot;);&quot;; &quot;&quot;)">
            <text:p/>
          </table:table-cell>
        </table:table-row>
        <table:table-row table:style-name="ro2">
          <table:table-cell table:number-columns-repeated="15"/>
          <table:table-cell table:formula="of:=IF([.A42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42]&lt;&gt;&quot;&quot;;&quot;'&quot;&amp;[.A42]&amp;&quot;'&quot;;&quot;null&quot;)&amp;&quot;,&quot;&amp;IF([.B42]&lt;&gt;&quot;&quot;;&quot;'&quot;&amp;[.B42]&amp;&quot;'&quot;;&quot;null&quot;)&amp;&quot;,&quot;&amp;IF([.C42]&lt;&gt;&quot;&quot;;&quot;'&quot;&amp;[.C42]&amp;&quot;'&quot;;&quot;null&quot;)&amp;&quot;,&quot;&amp;IF([.D42]&lt;&gt;&quot;&quot;;&quot;'&quot;&amp;[.D42]&amp;&quot;'&quot;;&quot;null&quot;)&amp;&quot;,&quot;&amp;IF([.E42]&lt;&gt;&quot;&quot;;&quot;'&quot;&amp;[.E42]&amp;&quot;'&quot;;&quot;null&quot;)&amp;&quot;,&quot;&amp;IF([.F42]&lt;&gt;&quot;&quot;;&quot;'&quot;&amp;[.F42]&amp;&quot;'&quot;;&quot;null&quot;)&amp;&quot;,&quot;&amp;IF([.G42]&lt;&gt;&quot;&quot;;&quot;'&quot;&amp;[.G42]&amp;&quot;'&quot;;&quot;null&quot;)&amp;&quot;,&quot;&amp;IF([.H42]&lt;&gt;&quot;&quot;;[.H42];&quot;null&quot;)&amp;&quot;,&quot;&amp;IF([.I42]&lt;&gt;&quot;&quot;;[.I42];&quot;null&quot;)&amp;&quot;,&quot;&amp;IF([.J42]&lt;&gt;&quot;&quot;;&quot;'&quot;&amp;[.J42]&amp;&quot;'&quot;;&quot;null&quot;)&amp;&quot;);&quot;; &quot;&quot;)">
            <text:p/>
          </table:table-cell>
        </table:table-row>
        <table:table-row table:style-name="ro2">
          <table:table-cell table:number-columns-repeated="15"/>
          <table:table-cell table:formula="of:=IF([.A43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43]&lt;&gt;&quot;&quot;;&quot;'&quot;&amp;[.A43]&amp;&quot;'&quot;;&quot;null&quot;)&amp;&quot;,&quot;&amp;IF([.B43]&lt;&gt;&quot;&quot;;&quot;'&quot;&amp;[.B43]&amp;&quot;'&quot;;&quot;null&quot;)&amp;&quot;,&quot;&amp;IF([.C43]&lt;&gt;&quot;&quot;;&quot;'&quot;&amp;[.C43]&amp;&quot;'&quot;;&quot;null&quot;)&amp;&quot;,&quot;&amp;IF([.D43]&lt;&gt;&quot;&quot;;&quot;'&quot;&amp;[.D43]&amp;&quot;'&quot;;&quot;null&quot;)&amp;&quot;,&quot;&amp;IF([.E43]&lt;&gt;&quot;&quot;;&quot;'&quot;&amp;[.E43]&amp;&quot;'&quot;;&quot;null&quot;)&amp;&quot;,&quot;&amp;IF([.F43]&lt;&gt;&quot;&quot;;&quot;'&quot;&amp;[.F43]&amp;&quot;'&quot;;&quot;null&quot;)&amp;&quot;,&quot;&amp;IF([.G43]&lt;&gt;&quot;&quot;;&quot;'&quot;&amp;[.G43]&amp;&quot;'&quot;;&quot;null&quot;)&amp;&quot;,&quot;&amp;IF([.H43]&lt;&gt;&quot;&quot;;[.H43];&quot;null&quot;)&amp;&quot;,&quot;&amp;IF([.I43]&lt;&gt;&quot;&quot;;[.I43];&quot;null&quot;)&amp;&quot;,&quot;&amp;IF([.J43]&lt;&gt;&quot;&quot;;&quot;'&quot;&amp;[.J43]&amp;&quot;'&quot;;&quot;null&quot;)&amp;&quot;);&quot;; &quot;&quot;)">
            <text:p/>
          </table:table-cell>
        </table:table-row>
        <table:table-row table:style-name="ro2">
          <table:table-cell table:number-columns-repeated="15"/>
          <table:table-cell table:formula="of:=IF([.A44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44]&lt;&gt;&quot;&quot;;&quot;'&quot;&amp;[.A44]&amp;&quot;'&quot;;&quot;null&quot;)&amp;&quot;,&quot;&amp;IF([.B44]&lt;&gt;&quot;&quot;;&quot;'&quot;&amp;[.B44]&amp;&quot;'&quot;;&quot;null&quot;)&amp;&quot;,&quot;&amp;IF([.C44]&lt;&gt;&quot;&quot;;&quot;'&quot;&amp;[.C44]&amp;&quot;'&quot;;&quot;null&quot;)&amp;&quot;,&quot;&amp;IF([.D44]&lt;&gt;&quot;&quot;;&quot;'&quot;&amp;[.D44]&amp;&quot;'&quot;;&quot;null&quot;)&amp;&quot;,&quot;&amp;IF([.E44]&lt;&gt;&quot;&quot;;&quot;'&quot;&amp;[.E44]&amp;&quot;'&quot;;&quot;null&quot;)&amp;&quot;,&quot;&amp;IF([.F44]&lt;&gt;&quot;&quot;;&quot;'&quot;&amp;[.F44]&amp;&quot;'&quot;;&quot;null&quot;)&amp;&quot;,&quot;&amp;IF([.G44]&lt;&gt;&quot;&quot;;&quot;'&quot;&amp;[.G44]&amp;&quot;'&quot;;&quot;null&quot;)&amp;&quot;,&quot;&amp;IF([.H44]&lt;&gt;&quot;&quot;;[.H44];&quot;null&quot;)&amp;&quot;,&quot;&amp;IF([.I44]&lt;&gt;&quot;&quot;;[.I44];&quot;null&quot;)&amp;&quot;,&quot;&amp;IF([.J44]&lt;&gt;&quot;&quot;;&quot;'&quot;&amp;[.J44]&amp;&quot;'&quot;;&quot;null&quot;)&amp;&quot;);&quot;; &quot;&quot;)">
            <text:p/>
          </table:table-cell>
        </table:table-row>
        <table:table-row table:style-name="ro2">
          <table:table-cell table:number-columns-repeated="15"/>
          <table:table-cell table:formula="of:=IF([.A45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45]&lt;&gt;&quot;&quot;;&quot;'&quot;&amp;[.A45]&amp;&quot;'&quot;;&quot;null&quot;)&amp;&quot;,&quot;&amp;IF([.B45]&lt;&gt;&quot;&quot;;&quot;'&quot;&amp;[.B45]&amp;&quot;'&quot;;&quot;null&quot;)&amp;&quot;,&quot;&amp;IF([.C45]&lt;&gt;&quot;&quot;;&quot;'&quot;&amp;[.C45]&amp;&quot;'&quot;;&quot;null&quot;)&amp;&quot;,&quot;&amp;IF([.D45]&lt;&gt;&quot;&quot;;&quot;'&quot;&amp;[.D45]&amp;&quot;'&quot;;&quot;null&quot;)&amp;&quot;,&quot;&amp;IF([.E45]&lt;&gt;&quot;&quot;;&quot;'&quot;&amp;[.E45]&amp;&quot;'&quot;;&quot;null&quot;)&amp;&quot;,&quot;&amp;IF([.F45]&lt;&gt;&quot;&quot;;&quot;'&quot;&amp;[.F45]&amp;&quot;'&quot;;&quot;null&quot;)&amp;&quot;,&quot;&amp;IF([.G45]&lt;&gt;&quot;&quot;;&quot;'&quot;&amp;[.G45]&amp;&quot;'&quot;;&quot;null&quot;)&amp;&quot;,&quot;&amp;IF([.H45]&lt;&gt;&quot;&quot;;[.H45];&quot;null&quot;)&amp;&quot;,&quot;&amp;IF([.I45]&lt;&gt;&quot;&quot;;[.I45];&quot;null&quot;)&amp;&quot;,&quot;&amp;IF([.J45]&lt;&gt;&quot;&quot;;&quot;'&quot;&amp;[.J45]&amp;&quot;'&quot;;&quot;null&quot;)&amp;&quot;);&quot;; &quot;&quot;)">
            <text:p/>
          </table:table-cell>
        </table:table-row>
        <table:table-row table:style-name="ro2">
          <table:table-cell table:number-columns-repeated="15"/>
          <table:table-cell table:formula="of:=IF([.A46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46]&lt;&gt;&quot;&quot;;&quot;'&quot;&amp;[.A46]&amp;&quot;'&quot;;&quot;null&quot;)&amp;&quot;,&quot;&amp;IF([.B46]&lt;&gt;&quot;&quot;;&quot;'&quot;&amp;[.B46]&amp;&quot;'&quot;;&quot;null&quot;)&amp;&quot;,&quot;&amp;IF([.C46]&lt;&gt;&quot;&quot;;&quot;'&quot;&amp;[.C46]&amp;&quot;'&quot;;&quot;null&quot;)&amp;&quot;,&quot;&amp;IF([.D46]&lt;&gt;&quot;&quot;;&quot;'&quot;&amp;[.D46]&amp;&quot;'&quot;;&quot;null&quot;)&amp;&quot;,&quot;&amp;IF([.E46]&lt;&gt;&quot;&quot;;&quot;'&quot;&amp;[.E46]&amp;&quot;'&quot;;&quot;null&quot;)&amp;&quot;,&quot;&amp;IF([.F46]&lt;&gt;&quot;&quot;;&quot;'&quot;&amp;[.F46]&amp;&quot;'&quot;;&quot;null&quot;)&amp;&quot;,&quot;&amp;IF([.G46]&lt;&gt;&quot;&quot;;&quot;'&quot;&amp;[.G46]&amp;&quot;'&quot;;&quot;null&quot;)&amp;&quot;,&quot;&amp;IF([.H46]&lt;&gt;&quot;&quot;;[.H46];&quot;null&quot;)&amp;&quot;,&quot;&amp;IF([.I46]&lt;&gt;&quot;&quot;;[.I46];&quot;null&quot;)&amp;&quot;,&quot;&amp;IF([.J46]&lt;&gt;&quot;&quot;;&quot;'&quot;&amp;[.J46]&amp;&quot;'&quot;;&quot;null&quot;)&amp;&quot;);&quot;; &quot;&quot;)">
            <text:p/>
          </table:table-cell>
        </table:table-row>
        <table:table-row table:style-name="ro2">
          <table:table-cell table:number-columns-repeated="15"/>
          <table:table-cell table:formula="of:=IF([.A47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47]&lt;&gt;&quot;&quot;;&quot;'&quot;&amp;[.A47]&amp;&quot;'&quot;;&quot;null&quot;)&amp;&quot;,&quot;&amp;IF([.B47]&lt;&gt;&quot;&quot;;&quot;'&quot;&amp;[.B47]&amp;&quot;'&quot;;&quot;null&quot;)&amp;&quot;,&quot;&amp;IF([.C47]&lt;&gt;&quot;&quot;;&quot;'&quot;&amp;[.C47]&amp;&quot;'&quot;;&quot;null&quot;)&amp;&quot;,&quot;&amp;IF([.D47]&lt;&gt;&quot;&quot;;&quot;'&quot;&amp;[.D47]&amp;&quot;'&quot;;&quot;null&quot;)&amp;&quot;,&quot;&amp;IF([.E47]&lt;&gt;&quot;&quot;;&quot;'&quot;&amp;[.E47]&amp;&quot;'&quot;;&quot;null&quot;)&amp;&quot;,&quot;&amp;IF([.F47]&lt;&gt;&quot;&quot;;&quot;'&quot;&amp;[.F47]&amp;&quot;'&quot;;&quot;null&quot;)&amp;&quot;,&quot;&amp;IF([.G47]&lt;&gt;&quot;&quot;;&quot;'&quot;&amp;[.G47]&amp;&quot;'&quot;;&quot;null&quot;)&amp;&quot;,&quot;&amp;IF([.H47]&lt;&gt;&quot;&quot;;[.H47];&quot;null&quot;)&amp;&quot;,&quot;&amp;IF([.I47]&lt;&gt;&quot;&quot;;[.I47];&quot;null&quot;)&amp;&quot;,&quot;&amp;IF([.J47]&lt;&gt;&quot;&quot;;&quot;'&quot;&amp;[.J47]&amp;&quot;'&quot;;&quot;null&quot;)&amp;&quot;);&quot;; &quot;&quot;)">
            <text:p/>
          </table:table-cell>
        </table:table-row>
        <table:table-row table:style-name="ro2">
          <table:table-cell table:number-columns-repeated="15"/>
          <table:table-cell table:formula="of:=IF([.A48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48]&lt;&gt;&quot;&quot;;&quot;'&quot;&amp;[.A48]&amp;&quot;'&quot;;&quot;null&quot;)&amp;&quot;,&quot;&amp;IF([.B48]&lt;&gt;&quot;&quot;;&quot;'&quot;&amp;[.B48]&amp;&quot;'&quot;;&quot;null&quot;)&amp;&quot;,&quot;&amp;IF([.C48]&lt;&gt;&quot;&quot;;&quot;'&quot;&amp;[.C48]&amp;&quot;'&quot;;&quot;null&quot;)&amp;&quot;,&quot;&amp;IF([.D48]&lt;&gt;&quot;&quot;;&quot;'&quot;&amp;[.D48]&amp;&quot;'&quot;;&quot;null&quot;)&amp;&quot;,&quot;&amp;IF([.E48]&lt;&gt;&quot;&quot;;&quot;'&quot;&amp;[.E48]&amp;&quot;'&quot;;&quot;null&quot;)&amp;&quot;,&quot;&amp;IF([.F48]&lt;&gt;&quot;&quot;;&quot;'&quot;&amp;[.F48]&amp;&quot;'&quot;;&quot;null&quot;)&amp;&quot;,&quot;&amp;IF([.G48]&lt;&gt;&quot;&quot;;&quot;'&quot;&amp;[.G48]&amp;&quot;'&quot;;&quot;null&quot;)&amp;&quot;,&quot;&amp;IF([.H48]&lt;&gt;&quot;&quot;;[.H48];&quot;null&quot;)&amp;&quot;,&quot;&amp;IF([.I48]&lt;&gt;&quot;&quot;;[.I48];&quot;null&quot;)&amp;&quot;,&quot;&amp;IF([.J48]&lt;&gt;&quot;&quot;;&quot;'&quot;&amp;[.J48]&amp;&quot;'&quot;;&quot;null&quot;)&amp;&quot;);&quot;; &quot;&quot;)">
            <text:p/>
          </table:table-cell>
        </table:table-row>
        <table:table-row table:style-name="ro2">
          <table:table-cell table:number-columns-repeated="15"/>
          <table:table-cell table:formula="of:=IF([.A49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49]&lt;&gt;&quot;&quot;;&quot;'&quot;&amp;[.A49]&amp;&quot;'&quot;;&quot;null&quot;)&amp;&quot;,&quot;&amp;IF([.B49]&lt;&gt;&quot;&quot;;&quot;'&quot;&amp;[.B49]&amp;&quot;'&quot;;&quot;null&quot;)&amp;&quot;,&quot;&amp;IF([.C49]&lt;&gt;&quot;&quot;;&quot;'&quot;&amp;[.C49]&amp;&quot;'&quot;;&quot;null&quot;)&amp;&quot;,&quot;&amp;IF([.D49]&lt;&gt;&quot;&quot;;&quot;'&quot;&amp;[.D49]&amp;&quot;'&quot;;&quot;null&quot;)&amp;&quot;,&quot;&amp;IF([.E49]&lt;&gt;&quot;&quot;;&quot;'&quot;&amp;[.E49]&amp;&quot;'&quot;;&quot;null&quot;)&amp;&quot;,&quot;&amp;IF([.F49]&lt;&gt;&quot;&quot;;&quot;'&quot;&amp;[.F49]&amp;&quot;'&quot;;&quot;null&quot;)&amp;&quot;,&quot;&amp;IF([.G49]&lt;&gt;&quot;&quot;;&quot;'&quot;&amp;[.G49]&amp;&quot;'&quot;;&quot;null&quot;)&amp;&quot;,&quot;&amp;IF([.H49]&lt;&gt;&quot;&quot;;[.H49];&quot;null&quot;)&amp;&quot;,&quot;&amp;IF([.I49]&lt;&gt;&quot;&quot;;[.I49];&quot;null&quot;)&amp;&quot;,&quot;&amp;IF([.J49]&lt;&gt;&quot;&quot;;&quot;'&quot;&amp;[.J49]&amp;&quot;'&quot;;&quot;null&quot;)&amp;&quot;);&quot;; &quot;&quot;)">
            <text:p/>
          </table:table-cell>
        </table:table-row>
        <table:table-row table:style-name="ro2">
          <table:table-cell table:number-columns-repeated="15"/>
          <table:table-cell table:formula="of:=IF([.A50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50]&lt;&gt;&quot;&quot;;&quot;'&quot;&amp;[.A50]&amp;&quot;'&quot;;&quot;null&quot;)&amp;&quot;,&quot;&amp;IF([.B50]&lt;&gt;&quot;&quot;;&quot;'&quot;&amp;[.B50]&amp;&quot;'&quot;;&quot;null&quot;)&amp;&quot;,&quot;&amp;IF([.C50]&lt;&gt;&quot;&quot;;&quot;'&quot;&amp;[.C50]&amp;&quot;'&quot;;&quot;null&quot;)&amp;&quot;,&quot;&amp;IF([.D50]&lt;&gt;&quot;&quot;;&quot;'&quot;&amp;[.D50]&amp;&quot;'&quot;;&quot;null&quot;)&amp;&quot;,&quot;&amp;IF([.E50]&lt;&gt;&quot;&quot;;&quot;'&quot;&amp;[.E50]&amp;&quot;'&quot;;&quot;null&quot;)&amp;&quot;,&quot;&amp;IF([.F50]&lt;&gt;&quot;&quot;;&quot;'&quot;&amp;[.F50]&amp;&quot;'&quot;;&quot;null&quot;)&amp;&quot;,&quot;&amp;IF([.G50]&lt;&gt;&quot;&quot;;&quot;'&quot;&amp;[.G50]&amp;&quot;'&quot;;&quot;null&quot;)&amp;&quot;,&quot;&amp;IF([.H50]&lt;&gt;&quot;&quot;;[.H50];&quot;null&quot;)&amp;&quot;,&quot;&amp;IF([.I50]&lt;&gt;&quot;&quot;;[.I50];&quot;null&quot;)&amp;&quot;,&quot;&amp;IF([.J50]&lt;&gt;&quot;&quot;;&quot;'&quot;&amp;[.J50]&amp;&quot;'&quot;;&quot;null&quot;)&amp;&quot;);&quot;; &quot;&quot;)">
            <text:p/>
          </table:table-cell>
        </table:table-row>
        <table:table-row table:style-name="ro2">
          <table:table-cell table:number-columns-repeated="15"/>
          <table:table-cell table:formula="of:=IF([.A51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51]&lt;&gt;&quot;&quot;;&quot;'&quot;&amp;[.A51]&amp;&quot;'&quot;;&quot;null&quot;)&amp;&quot;,&quot;&amp;IF([.B51]&lt;&gt;&quot;&quot;;&quot;'&quot;&amp;[.B51]&amp;&quot;'&quot;;&quot;null&quot;)&amp;&quot;,&quot;&amp;IF([.C51]&lt;&gt;&quot;&quot;;&quot;'&quot;&amp;[.C51]&amp;&quot;'&quot;;&quot;null&quot;)&amp;&quot;,&quot;&amp;IF([.D51]&lt;&gt;&quot;&quot;;&quot;'&quot;&amp;[.D51]&amp;&quot;'&quot;;&quot;null&quot;)&amp;&quot;,&quot;&amp;IF([.E51]&lt;&gt;&quot;&quot;;&quot;'&quot;&amp;[.E51]&amp;&quot;'&quot;;&quot;null&quot;)&amp;&quot;,&quot;&amp;IF([.F51]&lt;&gt;&quot;&quot;;&quot;'&quot;&amp;[.F51]&amp;&quot;'&quot;;&quot;null&quot;)&amp;&quot;,&quot;&amp;IF([.G51]&lt;&gt;&quot;&quot;;&quot;'&quot;&amp;[.G51]&amp;&quot;'&quot;;&quot;null&quot;)&amp;&quot;,&quot;&amp;IF([.H51]&lt;&gt;&quot;&quot;;[.H51];&quot;null&quot;)&amp;&quot;,&quot;&amp;IF([.I51]&lt;&gt;&quot;&quot;;[.I51];&quot;null&quot;)&amp;&quot;,&quot;&amp;IF([.J51]&lt;&gt;&quot;&quot;;&quot;'&quot;&amp;[.J51]&amp;&quot;'&quot;;&quot;null&quot;)&amp;&quot;);&quot;; &quot;&quot;)">
            <text:p/>
          </table:table-cell>
        </table:table-row>
        <table:table-row table:style-name="ro2">
          <table:table-cell table:number-columns-repeated="15"/>
          <table:table-cell table:formula="of:=IF([.A52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52]&lt;&gt;&quot;&quot;;&quot;'&quot;&amp;[.A52]&amp;&quot;'&quot;;&quot;null&quot;)&amp;&quot;,&quot;&amp;IF([.B52]&lt;&gt;&quot;&quot;;&quot;'&quot;&amp;[.B52]&amp;&quot;'&quot;;&quot;null&quot;)&amp;&quot;,&quot;&amp;IF([.C52]&lt;&gt;&quot;&quot;;&quot;'&quot;&amp;[.C52]&amp;&quot;'&quot;;&quot;null&quot;)&amp;&quot;,&quot;&amp;IF([.D52]&lt;&gt;&quot;&quot;;&quot;'&quot;&amp;[.D52]&amp;&quot;'&quot;;&quot;null&quot;)&amp;&quot;,&quot;&amp;IF([.E52]&lt;&gt;&quot;&quot;;&quot;'&quot;&amp;[.E52]&amp;&quot;'&quot;;&quot;null&quot;)&amp;&quot;,&quot;&amp;IF([.F52]&lt;&gt;&quot;&quot;;&quot;'&quot;&amp;[.F52]&amp;&quot;'&quot;;&quot;null&quot;)&amp;&quot;,&quot;&amp;IF([.G52]&lt;&gt;&quot;&quot;;&quot;'&quot;&amp;[.G52]&amp;&quot;'&quot;;&quot;null&quot;)&amp;&quot;,&quot;&amp;IF([.H52]&lt;&gt;&quot;&quot;;[.H52];&quot;null&quot;)&amp;&quot;,&quot;&amp;IF([.I52]&lt;&gt;&quot;&quot;;[.I52];&quot;null&quot;)&amp;&quot;,&quot;&amp;IF([.J52]&lt;&gt;&quot;&quot;;&quot;'&quot;&amp;[.J52]&amp;&quot;'&quot;;&quot;null&quot;)&amp;&quot;);&quot;; &quot;&quot;)">
            <text:p/>
          </table:table-cell>
        </table:table-row>
        <table:table-row table:style-name="ro2">
          <table:table-cell table:number-columns-repeated="15"/>
          <table:table-cell table:formula="of:=IF([.A53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53]&lt;&gt;&quot;&quot;;&quot;'&quot;&amp;[.A53]&amp;&quot;'&quot;;&quot;null&quot;)&amp;&quot;,&quot;&amp;IF([.B53]&lt;&gt;&quot;&quot;;&quot;'&quot;&amp;[.B53]&amp;&quot;'&quot;;&quot;null&quot;)&amp;&quot;,&quot;&amp;IF([.C53]&lt;&gt;&quot;&quot;;&quot;'&quot;&amp;[.C53]&amp;&quot;'&quot;;&quot;null&quot;)&amp;&quot;,&quot;&amp;IF([.D53]&lt;&gt;&quot;&quot;;&quot;'&quot;&amp;[.D53]&amp;&quot;'&quot;;&quot;null&quot;)&amp;&quot;,&quot;&amp;IF([.E53]&lt;&gt;&quot;&quot;;&quot;'&quot;&amp;[.E53]&amp;&quot;'&quot;;&quot;null&quot;)&amp;&quot;,&quot;&amp;IF([.F53]&lt;&gt;&quot;&quot;;&quot;'&quot;&amp;[.F53]&amp;&quot;'&quot;;&quot;null&quot;)&amp;&quot;,&quot;&amp;IF([.G53]&lt;&gt;&quot;&quot;;&quot;'&quot;&amp;[.G53]&amp;&quot;'&quot;;&quot;null&quot;)&amp;&quot;,&quot;&amp;IF([.H53]&lt;&gt;&quot;&quot;;[.H53];&quot;null&quot;)&amp;&quot;,&quot;&amp;IF([.I53]&lt;&gt;&quot;&quot;;[.I53];&quot;null&quot;)&amp;&quot;,&quot;&amp;IF([.J53]&lt;&gt;&quot;&quot;;&quot;'&quot;&amp;[.J53]&amp;&quot;'&quot;;&quot;null&quot;)&amp;&quot;);&quot;; &quot;&quot;)">
            <text:p/>
          </table:table-cell>
        </table:table-row>
        <table:table-row table:style-name="ro2">
          <table:table-cell table:number-columns-repeated="15"/>
          <table:table-cell table:formula="of:=IF([.A54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54]&lt;&gt;&quot;&quot;;&quot;'&quot;&amp;[.A54]&amp;&quot;'&quot;;&quot;null&quot;)&amp;&quot;,&quot;&amp;IF([.B54]&lt;&gt;&quot;&quot;;&quot;'&quot;&amp;[.B54]&amp;&quot;'&quot;;&quot;null&quot;)&amp;&quot;,&quot;&amp;IF([.C54]&lt;&gt;&quot;&quot;;&quot;'&quot;&amp;[.C54]&amp;&quot;'&quot;;&quot;null&quot;)&amp;&quot;,&quot;&amp;IF([.D54]&lt;&gt;&quot;&quot;;&quot;'&quot;&amp;[.D54]&amp;&quot;'&quot;;&quot;null&quot;)&amp;&quot;,&quot;&amp;IF([.E54]&lt;&gt;&quot;&quot;;&quot;'&quot;&amp;[.E54]&amp;&quot;'&quot;;&quot;null&quot;)&amp;&quot;,&quot;&amp;IF([.F54]&lt;&gt;&quot;&quot;;&quot;'&quot;&amp;[.F54]&amp;&quot;'&quot;;&quot;null&quot;)&amp;&quot;,&quot;&amp;IF([.G54]&lt;&gt;&quot;&quot;;&quot;'&quot;&amp;[.G54]&amp;&quot;'&quot;;&quot;null&quot;)&amp;&quot;,&quot;&amp;IF([.H54]&lt;&gt;&quot;&quot;;[.H54];&quot;null&quot;)&amp;&quot;,&quot;&amp;IF([.I54]&lt;&gt;&quot;&quot;;[.I54];&quot;null&quot;)&amp;&quot;,&quot;&amp;IF([.J54]&lt;&gt;&quot;&quot;;&quot;'&quot;&amp;[.J54]&amp;&quot;'&quot;;&quot;null&quot;)&amp;&quot;);&quot;; &quot;&quot;)">
            <text:p/>
          </table:table-cell>
        </table:table-row>
        <table:table-row table:style-name="ro2">
          <table:table-cell table:number-columns-repeated="15"/>
          <table:table-cell table:formula="of:=IF([.A55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55]&lt;&gt;&quot;&quot;;&quot;'&quot;&amp;[.A55]&amp;&quot;'&quot;;&quot;null&quot;)&amp;&quot;,&quot;&amp;IF([.B55]&lt;&gt;&quot;&quot;;&quot;'&quot;&amp;[.B55]&amp;&quot;'&quot;;&quot;null&quot;)&amp;&quot;,&quot;&amp;IF([.C55]&lt;&gt;&quot;&quot;;&quot;'&quot;&amp;[.C55]&amp;&quot;'&quot;;&quot;null&quot;)&amp;&quot;,&quot;&amp;IF([.D55]&lt;&gt;&quot;&quot;;&quot;'&quot;&amp;[.D55]&amp;&quot;'&quot;;&quot;null&quot;)&amp;&quot;,&quot;&amp;IF([.E55]&lt;&gt;&quot;&quot;;&quot;'&quot;&amp;[.E55]&amp;&quot;'&quot;;&quot;null&quot;)&amp;&quot;,&quot;&amp;IF([.F55]&lt;&gt;&quot;&quot;;&quot;'&quot;&amp;[.F55]&amp;&quot;'&quot;;&quot;null&quot;)&amp;&quot;,&quot;&amp;IF([.G55]&lt;&gt;&quot;&quot;;&quot;'&quot;&amp;[.G55]&amp;&quot;'&quot;;&quot;null&quot;)&amp;&quot;,&quot;&amp;IF([.H55]&lt;&gt;&quot;&quot;;[.H55];&quot;null&quot;)&amp;&quot;,&quot;&amp;IF([.I55]&lt;&gt;&quot;&quot;;[.I55];&quot;null&quot;)&amp;&quot;,&quot;&amp;IF([.J55]&lt;&gt;&quot;&quot;;&quot;'&quot;&amp;[.J55]&amp;&quot;'&quot;;&quot;null&quot;)&amp;&quot;);&quot;; &quot;&quot;)">
            <text:p/>
          </table:table-cell>
        </table:table-row>
        <table:table-row table:style-name="ro2">
          <table:table-cell table:number-columns-repeated="15"/>
          <table:table-cell table:formula="of:=IF([.A56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56]&lt;&gt;&quot;&quot;;&quot;'&quot;&amp;[.A56]&amp;&quot;'&quot;;&quot;null&quot;)&amp;&quot;,&quot;&amp;IF([.B56]&lt;&gt;&quot;&quot;;&quot;'&quot;&amp;[.B56]&amp;&quot;'&quot;;&quot;null&quot;)&amp;&quot;,&quot;&amp;IF([.C56]&lt;&gt;&quot;&quot;;&quot;'&quot;&amp;[.C56]&amp;&quot;'&quot;;&quot;null&quot;)&amp;&quot;,&quot;&amp;IF([.D56]&lt;&gt;&quot;&quot;;&quot;'&quot;&amp;[.D56]&amp;&quot;'&quot;;&quot;null&quot;)&amp;&quot;,&quot;&amp;IF([.E56]&lt;&gt;&quot;&quot;;&quot;'&quot;&amp;[.E56]&amp;&quot;'&quot;;&quot;null&quot;)&amp;&quot;,&quot;&amp;IF([.F56]&lt;&gt;&quot;&quot;;&quot;'&quot;&amp;[.F56]&amp;&quot;'&quot;;&quot;null&quot;)&amp;&quot;,&quot;&amp;IF([.G56]&lt;&gt;&quot;&quot;;&quot;'&quot;&amp;[.G56]&amp;&quot;'&quot;;&quot;null&quot;)&amp;&quot;,&quot;&amp;IF([.H56]&lt;&gt;&quot;&quot;;[.H56];&quot;null&quot;)&amp;&quot;,&quot;&amp;IF([.I56]&lt;&gt;&quot;&quot;;[.I56];&quot;null&quot;)&amp;&quot;,&quot;&amp;IF([.J56]&lt;&gt;&quot;&quot;;&quot;'&quot;&amp;[.J56]&amp;&quot;'&quot;;&quot;null&quot;)&amp;&quot;);&quot;; &quot;&quot;)">
            <text:p/>
          </table:table-cell>
        </table:table-row>
        <table:table-row table:style-name="ro2">
          <table:table-cell table:number-columns-repeated="15"/>
          <table:table-cell table:formula="of:=IF([.A57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57]&lt;&gt;&quot;&quot;;&quot;'&quot;&amp;[.A57]&amp;&quot;'&quot;;&quot;null&quot;)&amp;&quot;,&quot;&amp;IF([.B57]&lt;&gt;&quot;&quot;;&quot;'&quot;&amp;[.B57]&amp;&quot;'&quot;;&quot;null&quot;)&amp;&quot;,&quot;&amp;IF([.C57]&lt;&gt;&quot;&quot;;&quot;'&quot;&amp;[.C57]&amp;&quot;'&quot;;&quot;null&quot;)&amp;&quot;,&quot;&amp;IF([.D57]&lt;&gt;&quot;&quot;;&quot;'&quot;&amp;[.D57]&amp;&quot;'&quot;;&quot;null&quot;)&amp;&quot;,&quot;&amp;IF([.E57]&lt;&gt;&quot;&quot;;&quot;'&quot;&amp;[.E57]&amp;&quot;'&quot;;&quot;null&quot;)&amp;&quot;,&quot;&amp;IF([.F57]&lt;&gt;&quot;&quot;;&quot;'&quot;&amp;[.F57]&amp;&quot;'&quot;;&quot;null&quot;)&amp;&quot;,&quot;&amp;IF([.G57]&lt;&gt;&quot;&quot;;&quot;'&quot;&amp;[.G57]&amp;&quot;'&quot;;&quot;null&quot;)&amp;&quot;,&quot;&amp;IF([.H57]&lt;&gt;&quot;&quot;;[.H57];&quot;null&quot;)&amp;&quot;,&quot;&amp;IF([.I57]&lt;&gt;&quot;&quot;;[.I57];&quot;null&quot;)&amp;&quot;,&quot;&amp;IF([.J57]&lt;&gt;&quot;&quot;;&quot;'&quot;&amp;[.J57]&amp;&quot;'&quot;;&quot;null&quot;)&amp;&quot;);&quot;; &quot;&quot;)">
            <text:p/>
          </table:table-cell>
        </table:table-row>
        <table:table-row table:style-name="ro2">
          <table:table-cell table:number-columns-repeated="15"/>
          <table:table-cell table:formula="of:=IF([.A58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58]&lt;&gt;&quot;&quot;;&quot;'&quot;&amp;[.A58]&amp;&quot;'&quot;;&quot;null&quot;)&amp;&quot;,&quot;&amp;IF([.B58]&lt;&gt;&quot;&quot;;&quot;'&quot;&amp;[.B58]&amp;&quot;'&quot;;&quot;null&quot;)&amp;&quot;,&quot;&amp;IF([.C58]&lt;&gt;&quot;&quot;;&quot;'&quot;&amp;[.C58]&amp;&quot;'&quot;;&quot;null&quot;)&amp;&quot;,&quot;&amp;IF([.D58]&lt;&gt;&quot;&quot;;&quot;'&quot;&amp;[.D58]&amp;&quot;'&quot;;&quot;null&quot;)&amp;&quot;,&quot;&amp;IF([.E58]&lt;&gt;&quot;&quot;;&quot;'&quot;&amp;[.E58]&amp;&quot;'&quot;;&quot;null&quot;)&amp;&quot;,&quot;&amp;IF([.F58]&lt;&gt;&quot;&quot;;&quot;'&quot;&amp;[.F58]&amp;&quot;'&quot;;&quot;null&quot;)&amp;&quot;,&quot;&amp;IF([.G58]&lt;&gt;&quot;&quot;;&quot;'&quot;&amp;[.G58]&amp;&quot;'&quot;;&quot;null&quot;)&amp;&quot;,&quot;&amp;IF([.H58]&lt;&gt;&quot;&quot;;[.H58];&quot;null&quot;)&amp;&quot;,&quot;&amp;IF([.I58]&lt;&gt;&quot;&quot;;[.I58];&quot;null&quot;)&amp;&quot;,&quot;&amp;IF([.J58]&lt;&gt;&quot;&quot;;&quot;'&quot;&amp;[.J58]&amp;&quot;'&quot;;&quot;null&quot;)&amp;&quot;);&quot;; &quot;&quot;)">
            <text:p/>
          </table:table-cell>
        </table:table-row>
        <table:table-row table:style-name="ro2">
          <table:table-cell table:number-columns-repeated="15"/>
          <table:table-cell table:formula="of:=IF([.A59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59]&lt;&gt;&quot;&quot;;&quot;'&quot;&amp;[.A59]&amp;&quot;'&quot;;&quot;null&quot;)&amp;&quot;,&quot;&amp;IF([.B59]&lt;&gt;&quot;&quot;;&quot;'&quot;&amp;[.B59]&amp;&quot;'&quot;;&quot;null&quot;)&amp;&quot;,&quot;&amp;IF([.C59]&lt;&gt;&quot;&quot;;&quot;'&quot;&amp;[.C59]&amp;&quot;'&quot;;&quot;null&quot;)&amp;&quot;,&quot;&amp;IF([.D59]&lt;&gt;&quot;&quot;;&quot;'&quot;&amp;[.D59]&amp;&quot;'&quot;;&quot;null&quot;)&amp;&quot;,&quot;&amp;IF([.E59]&lt;&gt;&quot;&quot;;&quot;'&quot;&amp;[.E59]&amp;&quot;'&quot;;&quot;null&quot;)&amp;&quot;,&quot;&amp;IF([.F59]&lt;&gt;&quot;&quot;;&quot;'&quot;&amp;[.F59]&amp;&quot;'&quot;;&quot;null&quot;)&amp;&quot;,&quot;&amp;IF([.G59]&lt;&gt;&quot;&quot;;&quot;'&quot;&amp;[.G59]&amp;&quot;'&quot;;&quot;null&quot;)&amp;&quot;,&quot;&amp;IF([.H59]&lt;&gt;&quot;&quot;;[.H59];&quot;null&quot;)&amp;&quot;,&quot;&amp;IF([.I59]&lt;&gt;&quot;&quot;;[.I59];&quot;null&quot;)&amp;&quot;,&quot;&amp;IF([.J59]&lt;&gt;&quot;&quot;;&quot;'&quot;&amp;[.J59]&amp;&quot;'&quot;;&quot;null&quot;)&amp;&quot;);&quot;; &quot;&quot;)">
            <text:p/>
          </table:table-cell>
        </table:table-row>
        <table:table-row table:style-name="ro2">
          <table:table-cell table:number-columns-repeated="15"/>
          <table:table-cell table:formula="of:=IF([.A60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60]&lt;&gt;&quot;&quot;;&quot;'&quot;&amp;[.A60]&amp;&quot;'&quot;;&quot;null&quot;)&amp;&quot;,&quot;&amp;IF([.B60]&lt;&gt;&quot;&quot;;&quot;'&quot;&amp;[.B60]&amp;&quot;'&quot;;&quot;null&quot;)&amp;&quot;,&quot;&amp;IF([.C60]&lt;&gt;&quot;&quot;;&quot;'&quot;&amp;[.C60]&amp;&quot;'&quot;;&quot;null&quot;)&amp;&quot;,&quot;&amp;IF([.D60]&lt;&gt;&quot;&quot;;&quot;'&quot;&amp;[.D60]&amp;&quot;'&quot;;&quot;null&quot;)&amp;&quot;,&quot;&amp;IF([.E60]&lt;&gt;&quot;&quot;;&quot;'&quot;&amp;[.E60]&amp;&quot;'&quot;;&quot;null&quot;)&amp;&quot;,&quot;&amp;IF([.F60]&lt;&gt;&quot;&quot;;&quot;'&quot;&amp;[.F60]&amp;&quot;'&quot;;&quot;null&quot;)&amp;&quot;,&quot;&amp;IF([.G60]&lt;&gt;&quot;&quot;;&quot;'&quot;&amp;[.G60]&amp;&quot;'&quot;;&quot;null&quot;)&amp;&quot;,&quot;&amp;IF([.H60]&lt;&gt;&quot;&quot;;[.H60];&quot;null&quot;)&amp;&quot;,&quot;&amp;IF([.I60]&lt;&gt;&quot;&quot;;[.I60];&quot;null&quot;)&amp;&quot;,&quot;&amp;IF([.J60]&lt;&gt;&quot;&quot;;&quot;'&quot;&amp;[.J60]&amp;&quot;'&quot;;&quot;null&quot;)&amp;&quot;);&quot;; &quot;&quot;)">
            <text:p/>
          </table:table-cell>
        </table:table-row>
        <table:table-row table:style-name="ro2">
          <table:table-cell table:number-columns-repeated="15"/>
          <table:table-cell table:formula="of:=IF([.A61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61]&lt;&gt;&quot;&quot;;&quot;'&quot;&amp;[.A61]&amp;&quot;'&quot;;&quot;null&quot;)&amp;&quot;,&quot;&amp;IF([.B61]&lt;&gt;&quot;&quot;;&quot;'&quot;&amp;[.B61]&amp;&quot;'&quot;;&quot;null&quot;)&amp;&quot;,&quot;&amp;IF([.C61]&lt;&gt;&quot;&quot;;&quot;'&quot;&amp;[.C61]&amp;&quot;'&quot;;&quot;null&quot;)&amp;&quot;,&quot;&amp;IF([.D61]&lt;&gt;&quot;&quot;;&quot;'&quot;&amp;[.D61]&amp;&quot;'&quot;;&quot;null&quot;)&amp;&quot;,&quot;&amp;IF([.E61]&lt;&gt;&quot;&quot;;&quot;'&quot;&amp;[.E61]&amp;&quot;'&quot;;&quot;null&quot;)&amp;&quot;,&quot;&amp;IF([.F61]&lt;&gt;&quot;&quot;;&quot;'&quot;&amp;[.F61]&amp;&quot;'&quot;;&quot;null&quot;)&amp;&quot;,&quot;&amp;IF([.G61]&lt;&gt;&quot;&quot;;&quot;'&quot;&amp;[.G61]&amp;&quot;'&quot;;&quot;null&quot;)&amp;&quot;,&quot;&amp;IF([.H61]&lt;&gt;&quot;&quot;;[.H61];&quot;null&quot;)&amp;&quot;,&quot;&amp;IF([.I61]&lt;&gt;&quot;&quot;;[.I61];&quot;null&quot;)&amp;&quot;,&quot;&amp;IF([.J61]&lt;&gt;&quot;&quot;;&quot;'&quot;&amp;[.J61]&amp;&quot;'&quot;;&quot;null&quot;)&amp;&quot;);&quot;; &quot;&quot;)">
            <text:p/>
          </table:table-cell>
        </table:table-row>
        <table:table-row table:style-name="ro2">
          <table:table-cell table:number-columns-repeated="15"/>
          <table:table-cell table:formula="of:=IF([.A62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62]&lt;&gt;&quot;&quot;;&quot;'&quot;&amp;[.A62]&amp;&quot;'&quot;;&quot;null&quot;)&amp;&quot;,&quot;&amp;IF([.B62]&lt;&gt;&quot;&quot;;&quot;'&quot;&amp;[.B62]&amp;&quot;'&quot;;&quot;null&quot;)&amp;&quot;,&quot;&amp;IF([.C62]&lt;&gt;&quot;&quot;;&quot;'&quot;&amp;[.C62]&amp;&quot;'&quot;;&quot;null&quot;)&amp;&quot;,&quot;&amp;IF([.D62]&lt;&gt;&quot;&quot;;&quot;'&quot;&amp;[.D62]&amp;&quot;'&quot;;&quot;null&quot;)&amp;&quot;,&quot;&amp;IF([.E62]&lt;&gt;&quot;&quot;;&quot;'&quot;&amp;[.E62]&amp;&quot;'&quot;;&quot;null&quot;)&amp;&quot;,&quot;&amp;IF([.F62]&lt;&gt;&quot;&quot;;&quot;'&quot;&amp;[.F62]&amp;&quot;'&quot;;&quot;null&quot;)&amp;&quot;,&quot;&amp;IF([.G62]&lt;&gt;&quot;&quot;;&quot;'&quot;&amp;[.G62]&amp;&quot;'&quot;;&quot;null&quot;)&amp;&quot;,&quot;&amp;IF([.H62]&lt;&gt;&quot;&quot;;[.H62];&quot;null&quot;)&amp;&quot;,&quot;&amp;IF([.I62]&lt;&gt;&quot;&quot;;[.I62];&quot;null&quot;)&amp;&quot;,&quot;&amp;IF([.J62]&lt;&gt;&quot;&quot;;&quot;'&quot;&amp;[.J62]&amp;&quot;'&quot;;&quot;null&quot;)&amp;&quot;);&quot;; &quot;&quot;)">
            <text:p/>
          </table:table-cell>
        </table:table-row>
        <table:table-row table:style-name="ro2">
          <table:table-cell table:number-columns-repeated="15"/>
          <table:table-cell table:formula="of:=IF([.A63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63]&lt;&gt;&quot;&quot;;&quot;'&quot;&amp;[.A63]&amp;&quot;'&quot;;&quot;null&quot;)&amp;&quot;,&quot;&amp;IF([.B63]&lt;&gt;&quot;&quot;;&quot;'&quot;&amp;[.B63]&amp;&quot;'&quot;;&quot;null&quot;)&amp;&quot;,&quot;&amp;IF([.C63]&lt;&gt;&quot;&quot;;&quot;'&quot;&amp;[.C63]&amp;&quot;'&quot;;&quot;null&quot;)&amp;&quot;,&quot;&amp;IF([.D63]&lt;&gt;&quot;&quot;;&quot;'&quot;&amp;[.D63]&amp;&quot;'&quot;;&quot;null&quot;)&amp;&quot;,&quot;&amp;IF([.E63]&lt;&gt;&quot;&quot;;&quot;'&quot;&amp;[.E63]&amp;&quot;'&quot;;&quot;null&quot;)&amp;&quot;,&quot;&amp;IF([.F63]&lt;&gt;&quot;&quot;;&quot;'&quot;&amp;[.F63]&amp;&quot;'&quot;;&quot;null&quot;)&amp;&quot;,&quot;&amp;IF([.G63]&lt;&gt;&quot;&quot;;&quot;'&quot;&amp;[.G63]&amp;&quot;'&quot;;&quot;null&quot;)&amp;&quot;,&quot;&amp;IF([.H63]&lt;&gt;&quot;&quot;;[.H63];&quot;null&quot;)&amp;&quot;,&quot;&amp;IF([.I63]&lt;&gt;&quot;&quot;;[.I63];&quot;null&quot;)&amp;&quot;,&quot;&amp;IF([.J63]&lt;&gt;&quot;&quot;;&quot;'&quot;&amp;[.J63]&amp;&quot;'&quot;;&quot;null&quot;)&amp;&quot;);&quot;; &quot;&quot;)">
            <text:p/>
          </table:table-cell>
        </table:table-row>
        <table:table-row table:style-name="ro2">
          <table:table-cell table:number-columns-repeated="15"/>
          <table:table-cell table:formula="of:=IF([.A64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64]&lt;&gt;&quot;&quot;;&quot;'&quot;&amp;[.A64]&amp;&quot;'&quot;;&quot;null&quot;)&amp;&quot;,&quot;&amp;IF([.B64]&lt;&gt;&quot;&quot;;&quot;'&quot;&amp;[.B64]&amp;&quot;'&quot;;&quot;null&quot;)&amp;&quot;,&quot;&amp;IF([.C64]&lt;&gt;&quot;&quot;;&quot;'&quot;&amp;[.C64]&amp;&quot;'&quot;;&quot;null&quot;)&amp;&quot;,&quot;&amp;IF([.D64]&lt;&gt;&quot;&quot;;&quot;'&quot;&amp;[.D64]&amp;&quot;'&quot;;&quot;null&quot;)&amp;&quot;,&quot;&amp;IF([.E64]&lt;&gt;&quot;&quot;;&quot;'&quot;&amp;[.E64]&amp;&quot;'&quot;;&quot;null&quot;)&amp;&quot;,&quot;&amp;IF([.F64]&lt;&gt;&quot;&quot;;&quot;'&quot;&amp;[.F64]&amp;&quot;'&quot;;&quot;null&quot;)&amp;&quot;,&quot;&amp;IF([.G64]&lt;&gt;&quot;&quot;;&quot;'&quot;&amp;[.G64]&amp;&quot;'&quot;;&quot;null&quot;)&amp;&quot;,&quot;&amp;IF([.H64]&lt;&gt;&quot;&quot;;[.H64];&quot;null&quot;)&amp;&quot;,&quot;&amp;IF([.I64]&lt;&gt;&quot;&quot;;[.I64];&quot;null&quot;)&amp;&quot;,&quot;&amp;IF([.J64]&lt;&gt;&quot;&quot;;&quot;'&quot;&amp;[.J64]&amp;&quot;'&quot;;&quot;null&quot;)&amp;&quot;);&quot;; &quot;&quot;)">
            <text:p/>
          </table:table-cell>
        </table:table-row>
        <table:table-row table:style-name="ro2">
          <table:table-cell table:number-columns-repeated="15"/>
          <table:table-cell table:formula="of:=IF([.A65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65]&lt;&gt;&quot;&quot;;&quot;'&quot;&amp;[.A65]&amp;&quot;'&quot;;&quot;null&quot;)&amp;&quot;,&quot;&amp;IF([.B65]&lt;&gt;&quot;&quot;;&quot;'&quot;&amp;[.B65]&amp;&quot;'&quot;;&quot;null&quot;)&amp;&quot;,&quot;&amp;IF([.C65]&lt;&gt;&quot;&quot;;&quot;'&quot;&amp;[.C65]&amp;&quot;'&quot;;&quot;null&quot;)&amp;&quot;,&quot;&amp;IF([.D65]&lt;&gt;&quot;&quot;;&quot;'&quot;&amp;[.D65]&amp;&quot;'&quot;;&quot;null&quot;)&amp;&quot;,&quot;&amp;IF([.E65]&lt;&gt;&quot;&quot;;&quot;'&quot;&amp;[.E65]&amp;&quot;'&quot;;&quot;null&quot;)&amp;&quot;,&quot;&amp;IF([.F65]&lt;&gt;&quot;&quot;;&quot;'&quot;&amp;[.F65]&amp;&quot;'&quot;;&quot;null&quot;)&amp;&quot;,&quot;&amp;IF([.G65]&lt;&gt;&quot;&quot;;&quot;'&quot;&amp;[.G65]&amp;&quot;'&quot;;&quot;null&quot;)&amp;&quot;,&quot;&amp;IF([.H65]&lt;&gt;&quot;&quot;;[.H65];&quot;null&quot;)&amp;&quot;,&quot;&amp;IF([.I65]&lt;&gt;&quot;&quot;;[.I65];&quot;null&quot;)&amp;&quot;,&quot;&amp;IF([.J65]&lt;&gt;&quot;&quot;;&quot;'&quot;&amp;[.J65]&amp;&quot;'&quot;;&quot;null&quot;)&amp;&quot;);&quot;; &quot;&quot;)">
            <text:p/>
          </table:table-cell>
        </table:table-row>
        <table:table-row table:style-name="ro2">
          <table:table-cell table:number-columns-repeated="15"/>
          <table:table-cell table:formula="of:=IF([.A66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66]&lt;&gt;&quot;&quot;;&quot;'&quot;&amp;[.A66]&amp;&quot;'&quot;;&quot;null&quot;)&amp;&quot;,&quot;&amp;IF([.B66]&lt;&gt;&quot;&quot;;&quot;'&quot;&amp;[.B66]&amp;&quot;'&quot;;&quot;null&quot;)&amp;&quot;,&quot;&amp;IF([.C66]&lt;&gt;&quot;&quot;;&quot;'&quot;&amp;[.C66]&amp;&quot;'&quot;;&quot;null&quot;)&amp;&quot;,&quot;&amp;IF([.D66]&lt;&gt;&quot;&quot;;&quot;'&quot;&amp;[.D66]&amp;&quot;'&quot;;&quot;null&quot;)&amp;&quot;,&quot;&amp;IF([.E66]&lt;&gt;&quot;&quot;;&quot;'&quot;&amp;[.E66]&amp;&quot;'&quot;;&quot;null&quot;)&amp;&quot;,&quot;&amp;IF([.F66]&lt;&gt;&quot;&quot;;&quot;'&quot;&amp;[.F66]&amp;&quot;'&quot;;&quot;null&quot;)&amp;&quot;,&quot;&amp;IF([.G66]&lt;&gt;&quot;&quot;;&quot;'&quot;&amp;[.G66]&amp;&quot;'&quot;;&quot;null&quot;)&amp;&quot;,&quot;&amp;IF([.H66]&lt;&gt;&quot;&quot;;[.H66];&quot;null&quot;)&amp;&quot;,&quot;&amp;IF([.I66]&lt;&gt;&quot;&quot;;[.I66];&quot;null&quot;)&amp;&quot;,&quot;&amp;IF([.J66]&lt;&gt;&quot;&quot;;&quot;'&quot;&amp;[.J66]&amp;&quot;'&quot;;&quot;null&quot;)&amp;&quot;);&quot;; &quot;&quot;)">
            <text:p/>
          </table:table-cell>
        </table:table-row>
        <table:table-row table:style-name="ro2">
          <table:table-cell table:number-columns-repeated="15"/>
          <table:table-cell table:formula="of:=IF([.A67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67]&lt;&gt;&quot;&quot;;&quot;'&quot;&amp;[.A67]&amp;&quot;'&quot;;&quot;null&quot;)&amp;&quot;,&quot;&amp;IF([.B67]&lt;&gt;&quot;&quot;;&quot;'&quot;&amp;[.B67]&amp;&quot;'&quot;;&quot;null&quot;)&amp;&quot;,&quot;&amp;IF([.C67]&lt;&gt;&quot;&quot;;&quot;'&quot;&amp;[.C67]&amp;&quot;'&quot;;&quot;null&quot;)&amp;&quot;,&quot;&amp;IF([.D67]&lt;&gt;&quot;&quot;;&quot;'&quot;&amp;[.D67]&amp;&quot;'&quot;;&quot;null&quot;)&amp;&quot;,&quot;&amp;IF([.E67]&lt;&gt;&quot;&quot;;&quot;'&quot;&amp;[.E67]&amp;&quot;'&quot;;&quot;null&quot;)&amp;&quot;,&quot;&amp;IF([.F67]&lt;&gt;&quot;&quot;;&quot;'&quot;&amp;[.F67]&amp;&quot;'&quot;;&quot;null&quot;)&amp;&quot;,&quot;&amp;IF([.G67]&lt;&gt;&quot;&quot;;&quot;'&quot;&amp;[.G67]&amp;&quot;'&quot;;&quot;null&quot;)&amp;&quot;,&quot;&amp;IF([.H67]&lt;&gt;&quot;&quot;;[.H67];&quot;null&quot;)&amp;&quot;,&quot;&amp;IF([.I67]&lt;&gt;&quot;&quot;;[.I67];&quot;null&quot;)&amp;&quot;,&quot;&amp;IF([.J67]&lt;&gt;&quot;&quot;;&quot;'&quot;&amp;[.J67]&amp;&quot;'&quot;;&quot;null&quot;)&amp;&quot;);&quot;; &quot;&quot;)">
            <text:p/>
          </table:table-cell>
        </table:table-row>
        <table:table-row table:style-name="ro2">
          <table:table-cell table:number-columns-repeated="15"/>
          <table:table-cell table:formula="of:=IF([.A68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68]&lt;&gt;&quot;&quot;;&quot;'&quot;&amp;[.A68]&amp;&quot;'&quot;;&quot;null&quot;)&amp;&quot;,&quot;&amp;IF([.B68]&lt;&gt;&quot;&quot;;&quot;'&quot;&amp;[.B68]&amp;&quot;'&quot;;&quot;null&quot;)&amp;&quot;,&quot;&amp;IF([.C68]&lt;&gt;&quot;&quot;;&quot;'&quot;&amp;[.C68]&amp;&quot;'&quot;;&quot;null&quot;)&amp;&quot;,&quot;&amp;IF([.D68]&lt;&gt;&quot;&quot;;&quot;'&quot;&amp;[.D68]&amp;&quot;'&quot;;&quot;null&quot;)&amp;&quot;,&quot;&amp;IF([.E68]&lt;&gt;&quot;&quot;;&quot;'&quot;&amp;[.E68]&amp;&quot;'&quot;;&quot;null&quot;)&amp;&quot;,&quot;&amp;IF([.F68]&lt;&gt;&quot;&quot;;&quot;'&quot;&amp;[.F68]&amp;&quot;'&quot;;&quot;null&quot;)&amp;&quot;,&quot;&amp;IF([.G68]&lt;&gt;&quot;&quot;;&quot;'&quot;&amp;[.G68]&amp;&quot;'&quot;;&quot;null&quot;)&amp;&quot;,&quot;&amp;IF([.H68]&lt;&gt;&quot;&quot;;[.H68];&quot;null&quot;)&amp;&quot;,&quot;&amp;IF([.I68]&lt;&gt;&quot;&quot;;[.I68];&quot;null&quot;)&amp;&quot;,&quot;&amp;IF([.J68]&lt;&gt;&quot;&quot;;&quot;'&quot;&amp;[.J68]&amp;&quot;'&quot;;&quot;null&quot;)&amp;&quot;);&quot;; &quot;&quot;)">
            <text:p/>
          </table:table-cell>
        </table:table-row>
        <table:table-row table:style-name="ro2">
          <table:table-cell table:number-columns-repeated="15"/>
          <table:table-cell table:formula="of:=IF([.A69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69]&lt;&gt;&quot;&quot;;&quot;'&quot;&amp;[.A69]&amp;&quot;'&quot;;&quot;null&quot;)&amp;&quot;,&quot;&amp;IF([.B69]&lt;&gt;&quot;&quot;;&quot;'&quot;&amp;[.B69]&amp;&quot;'&quot;;&quot;null&quot;)&amp;&quot;,&quot;&amp;IF([.C69]&lt;&gt;&quot;&quot;;&quot;'&quot;&amp;[.C69]&amp;&quot;'&quot;;&quot;null&quot;)&amp;&quot;,&quot;&amp;IF([.D69]&lt;&gt;&quot;&quot;;&quot;'&quot;&amp;[.D69]&amp;&quot;'&quot;;&quot;null&quot;)&amp;&quot;,&quot;&amp;IF([.E69]&lt;&gt;&quot;&quot;;&quot;'&quot;&amp;[.E69]&amp;&quot;'&quot;;&quot;null&quot;)&amp;&quot;,&quot;&amp;IF([.F69]&lt;&gt;&quot;&quot;;&quot;'&quot;&amp;[.F69]&amp;&quot;'&quot;;&quot;null&quot;)&amp;&quot;,&quot;&amp;IF([.G69]&lt;&gt;&quot;&quot;;&quot;'&quot;&amp;[.G69]&amp;&quot;'&quot;;&quot;null&quot;)&amp;&quot;,&quot;&amp;IF([.H69]&lt;&gt;&quot;&quot;;[.H69];&quot;null&quot;)&amp;&quot;,&quot;&amp;IF([.I69]&lt;&gt;&quot;&quot;;[.I69];&quot;null&quot;)&amp;&quot;,&quot;&amp;IF([.J69]&lt;&gt;&quot;&quot;;&quot;'&quot;&amp;[.J69]&amp;&quot;'&quot;;&quot;null&quot;)&amp;&quot;);&quot;; &quot;&quot;)">
            <text:p/>
          </table:table-cell>
        </table:table-row>
        <table:table-row table:style-name="ro2">
          <table:table-cell table:number-columns-repeated="15"/>
          <table:table-cell table:formula="of:=IF([.A70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70]&lt;&gt;&quot;&quot;;&quot;'&quot;&amp;[.A70]&amp;&quot;'&quot;;&quot;null&quot;)&amp;&quot;,&quot;&amp;IF([.B70]&lt;&gt;&quot;&quot;;&quot;'&quot;&amp;[.B70]&amp;&quot;'&quot;;&quot;null&quot;)&amp;&quot;,&quot;&amp;IF([.C70]&lt;&gt;&quot;&quot;;&quot;'&quot;&amp;[.C70]&amp;&quot;'&quot;;&quot;null&quot;)&amp;&quot;,&quot;&amp;IF([.D70]&lt;&gt;&quot;&quot;;&quot;'&quot;&amp;[.D70]&amp;&quot;'&quot;;&quot;null&quot;)&amp;&quot;,&quot;&amp;IF([.E70]&lt;&gt;&quot;&quot;;&quot;'&quot;&amp;[.E70]&amp;&quot;'&quot;;&quot;null&quot;)&amp;&quot;,&quot;&amp;IF([.F70]&lt;&gt;&quot;&quot;;&quot;'&quot;&amp;[.F70]&amp;&quot;'&quot;;&quot;null&quot;)&amp;&quot;,&quot;&amp;IF([.G70]&lt;&gt;&quot;&quot;;&quot;'&quot;&amp;[.G70]&amp;&quot;'&quot;;&quot;null&quot;)&amp;&quot;,&quot;&amp;IF([.H70]&lt;&gt;&quot;&quot;;[.H70];&quot;null&quot;)&amp;&quot;,&quot;&amp;IF([.I70]&lt;&gt;&quot;&quot;;[.I70];&quot;null&quot;)&amp;&quot;,&quot;&amp;IF([.J70]&lt;&gt;&quot;&quot;;&quot;'&quot;&amp;[.J70]&amp;&quot;'&quot;;&quot;null&quot;)&amp;&quot;);&quot;; &quot;&quot;)">
            <text:p/>
          </table:table-cell>
        </table:table-row>
        <table:table-row table:style-name="ro2">
          <table:table-cell table:number-columns-repeated="15"/>
          <table:table-cell table:formula="of:=IF([.A71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71]&lt;&gt;&quot;&quot;;&quot;'&quot;&amp;[.A71]&amp;&quot;'&quot;;&quot;null&quot;)&amp;&quot;,&quot;&amp;IF([.B71]&lt;&gt;&quot;&quot;;&quot;'&quot;&amp;[.B71]&amp;&quot;'&quot;;&quot;null&quot;)&amp;&quot;,&quot;&amp;IF([.C71]&lt;&gt;&quot;&quot;;&quot;'&quot;&amp;[.C71]&amp;&quot;'&quot;;&quot;null&quot;)&amp;&quot;,&quot;&amp;IF([.D71]&lt;&gt;&quot;&quot;;&quot;'&quot;&amp;[.D71]&amp;&quot;'&quot;;&quot;null&quot;)&amp;&quot;,&quot;&amp;IF([.E71]&lt;&gt;&quot;&quot;;&quot;'&quot;&amp;[.E71]&amp;&quot;'&quot;;&quot;null&quot;)&amp;&quot;,&quot;&amp;IF([.F71]&lt;&gt;&quot;&quot;;&quot;'&quot;&amp;[.F71]&amp;&quot;'&quot;;&quot;null&quot;)&amp;&quot;,&quot;&amp;IF([.G71]&lt;&gt;&quot;&quot;;&quot;'&quot;&amp;[.G71]&amp;&quot;'&quot;;&quot;null&quot;)&amp;&quot;,&quot;&amp;IF([.H71]&lt;&gt;&quot;&quot;;[.H71];&quot;null&quot;)&amp;&quot;,&quot;&amp;IF([.I71]&lt;&gt;&quot;&quot;;[.I71];&quot;null&quot;)&amp;&quot;,&quot;&amp;IF([.J71]&lt;&gt;&quot;&quot;;&quot;'&quot;&amp;[.J71]&amp;&quot;'&quot;;&quot;null&quot;)&amp;&quot;);&quot;; &quot;&quot;)">
            <text:p/>
          </table:table-cell>
        </table:table-row>
        <table:table-row table:style-name="ro2">
          <table:table-cell table:number-columns-repeated="15"/>
          <table:table-cell table:formula="of:=IF([.A72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72]&lt;&gt;&quot;&quot;;&quot;'&quot;&amp;[.A72]&amp;&quot;'&quot;;&quot;null&quot;)&amp;&quot;,&quot;&amp;IF([.B72]&lt;&gt;&quot;&quot;;&quot;'&quot;&amp;[.B72]&amp;&quot;'&quot;;&quot;null&quot;)&amp;&quot;,&quot;&amp;IF([.C72]&lt;&gt;&quot;&quot;;&quot;'&quot;&amp;[.C72]&amp;&quot;'&quot;;&quot;null&quot;)&amp;&quot;,&quot;&amp;IF([.D72]&lt;&gt;&quot;&quot;;&quot;'&quot;&amp;[.D72]&amp;&quot;'&quot;;&quot;null&quot;)&amp;&quot;,&quot;&amp;IF([.E72]&lt;&gt;&quot;&quot;;&quot;'&quot;&amp;[.E72]&amp;&quot;'&quot;;&quot;null&quot;)&amp;&quot;,&quot;&amp;IF([.F72]&lt;&gt;&quot;&quot;;&quot;'&quot;&amp;[.F72]&amp;&quot;'&quot;;&quot;null&quot;)&amp;&quot;,&quot;&amp;IF([.G72]&lt;&gt;&quot;&quot;;&quot;'&quot;&amp;[.G72]&amp;&quot;'&quot;;&quot;null&quot;)&amp;&quot;,&quot;&amp;IF([.H72]&lt;&gt;&quot;&quot;;[.H72];&quot;null&quot;)&amp;&quot;,&quot;&amp;IF([.I72]&lt;&gt;&quot;&quot;;[.I72];&quot;null&quot;)&amp;&quot;,&quot;&amp;IF([.J72]&lt;&gt;&quot;&quot;;&quot;'&quot;&amp;[.J72]&amp;&quot;'&quot;;&quot;null&quot;)&amp;&quot;);&quot;; &quot;&quot;)">
            <text:p/>
          </table:table-cell>
        </table:table-row>
      </table:table>
      <table:table table:name="Stałe" table:style-name="ta4">
        <table:table-column table:style-name="co18" table:default-cell-style-name="Default"/>
        <table:table-column table:style-name="co24" table:default-cell-style-name="Default"/>
        <table:table-row table:style-name="ro2">
          <table:table-cell/>
          <table:table-cell office:value-type="string" calcext:value-type="string">
            <text:p>Role systemowe</text:p>
          </table:table-cell>
        </table:table-row>
        <table:table-row table:style-name="ro2">
          <table:table-cell/>
          <table:table-cell office:value-type="string" calcext:value-type="string">
            <text:p>ADMIN</text:p>
          </table:table-cell>
        </table:table-row>
        <table:table-row table:style-name="ro2">
          <table:table-cell/>
          <table:table-cell office:value-type="string" calcext:value-type="string">
            <text:p>USER</text:p>
          </table:table-cell>
        </table:table-row>
        <table:table-row table:style-name="ro2">
          <table:table-cell/>
          <table:table-cell office:value-type="string" calcext:value-type="string">
            <text:p>AUTHOR</text:p>
          </table:table-cell>
        </table:table-row>
        <table:table-row table:style-name="ro2">
          <table:table-cell/>
          <table:table-cell office:value-type="string" calcext:value-type="string">
            <text:p>ACCEPTOR</text:p>
          </table:table-cell>
        </table:table-row>
        <table:table-row table:style-name="ro2">
          <table:table-cell/>
          <table:table-cell office:value-type="string" calcext:value-type="string">
            <text:p>ARTICLE_MANAGER</text:p>
          </table:table-cell>
        </table:table-row>
        <table:table-row table:style-name="ro2">
          <table:table-cell/>
          <table:table-cell office:value-type="string" calcext:value-type="string">
            <text:p>PRINTER</text:p>
          </table:table-cell>
        </table:table-row>
      </table:table>
      <table:named-expressions/>
      <table:database-ranges>
        <table:database-range table:name="__Anonymous_Sheet_DB__0" table:target-range-address="Reguły.A2:Reguły.AMJ17" table:contains-header="false">
          <table:sort>
            <table:sort-by table:field-number="3" table:data-type="automatic"/>
            <table:sort-by table:field-number="1" table:data-type="automatic"/>
          </table:sort>
        </table:database-range>
        <table:database-range table:name="__Anonymous_Sheet_DB__1" table:target-range-address="konfiguracje.A2:konfiguracje.P10" table:contains-header="false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pl" fo:country="PL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number:number-style style:name="N110P0" style:volatile="true">
      <number:number number:decimal-places="0" loext:min-decimal-places="0" number:min-integer-digits="1" number:grouping="true"/>
    </number:number-style>
    <number:number-style style:name="N110">
      <number:text>-</number:text>
      <number:number number:decimal-places="0" loext:min-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loext:min-decimal-places="2" number:min-integer-digits="1" number:grouping="true"/>
    </number:number-style>
    <number:number-style style:name="N112">
      <number:text>-</number:text>
      <number:number number:decimal-places="2" loext:min-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>
      <style:table-cell-properties style:rotation-align="none"/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wiss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20mm" fo:margin-left="20mm" fo:margin-right="20mm" style:scale-to="100%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4">
      <style:page-layout-properties style:num-format="1" style:print-orientation="portrait" fo:margin-top="20mm" fo:margin-bottom="20mm" fo:margin-left="20mm" fo:margin-right="20mm" style:first-page-number="continue" style:scale-to="100%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9">00.00.0000</text:date>, <text:time style:data-style-name="N2" text:time-value="22:19:11.450000000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  <style:master-page style:name="PageStyle_5f_Arkusz1" style:display-name="PageStyle_Arkusz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Arkusz2" style:display-name="PageStyle_Arkusz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Arkusz3" style:display-name="PageStyle_Arkusz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2-29T21:31:52.145000000</dc:date>
    <meta:editing-duration>PT12H59M53S</meta:editing-duration>
    <meta:editing-cycles>41</meta:editing-cycles>
    <meta:generator>LibreOffice/5.1.0.3$Windows_x86 LibreOffice_project/5e3e00a007d9b3b6efb6797a8b8e57b51ab1f737</meta:generator>
    <meta:document-statistic meta:table-count="5" meta:cell-count="561" meta:object-count="0"/>
  </office:meta>
</office:document-meta>
</file>